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co1" style:family="table-column">
      <style:table-column-properties fo:break-before="auto" style:column-width="69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5.92mm"/>
    </style:style>
    <style:style style:name="co4" style:family="table-column">
      <style:table-column-properties fo:break-before="auto" style:column-width="84.31mm"/>
    </style:style>
    <style:style style:name="co5" style:family="table-column">
      <style:table-column-properties fo:break-before="auto" style:column-width="70.22mm"/>
    </style:style>
    <style:style style:name="co6" style:family="table-column">
      <style:table-column-properties fo:break-before="auto" style:column-width="105.04mm"/>
    </style:style>
    <style:style style:name="co7" style:family="table-column">
      <style:table-column-properties fo:break-before="auto" style:column-width="85.14mm"/>
    </style:style>
    <style:style style:name="co8" style:family="table-column">
      <style:table-column-properties fo:break-before="auto" style:column-width="93.72mm"/>
    </style:style>
    <style:style style:name="co9" style:family="table-column">
      <style:table-column-properties fo:break-before="auto" style:column-width="135.45mm"/>
    </style:style>
    <style:style style:name="co10" style:family="table-column">
      <style:table-column-properties fo:break-before="auto" style:column-width="103.38mm"/>
    </style:style>
    <style:style style:name="co11" style:family="table-column">
      <style:table-column-properties fo:break-before="auto" style:column-width="66.89mm"/>
    </style:style>
    <style:style style:name="co12" style:family="table-column">
      <style:table-column-properties fo:break-before="auto" style:column-width="87.35mm"/>
    </style:style>
    <style:style style:name="co13" style:family="table-column">
      <style:table-column-properties fo:break-before="auto" style:column-width="105.8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UKP5 Internal Time (seconds)</text:p>
          </table:table-cell>
          <table:table-cell office:value-type="string" calcext:value-type="string">
            <text:p>UKP5 External Time (seconds)</text:p>
          </table:table-cell>
          <table:table-cell office:value-type="string" calcext:value-type="string">
            <text:p>UKP5 Max Memory Use (Kb)</text:p>
          </table:table-cell>
          <table:table-cell office:value-type="string" calcext:value-type="string">
            <text:p>UKP5 opt</text:p>
          </table:table-cell>
          <table:table-cell office:value-type="string" calcext:value-type="string">
            <text:p>Pyasukp Internal Time (seconds)</text:p>
          </table:table-cell>
          <table:table-cell office:value-type="string" calcext:value-type="string">
            <text:p>Pyasukp External Time (seconds)</text:p>
          </table:table-cell>
          <table:table-cell office:value-type="string" calcext:value-type="string">
            <text:p>Pyasukp Max Memory Use (Kb)</text:p>
          </table:table-cell>
          <table:table-cell office:value-type="string" calcext:value-type="string">
            <text:p>PYAsUKP opt</text:p>
          </table:table-cell>
          <table:table-cell office:value-type="string" calcext:value-type="string">
            <text:p>OPT DIFF</text:p>
          </table:table-cell>
          <table:table-cell table:style-name="Default" office:value-type="string" calcext:value-type="string">
            <text:p>Pyasukp is faster</text:p>
          </table:table-cell>
          <table:table-cell table:style-name="Default" office:value-type="string" calcext:value-type="string">
            <text:p>Pyasukp &lt; 2*ukp</text:p>
          </table:table-cell>
        </table:table-row>
        <table:table-row table:style-name="ro1">
          <table:table-cell office:value-type="string" calcext:value-type="string">
            <text:p>sc_a-5n10000wmin10000-0-c6597874.ukp</text:p>
          </table:table-cell>
          <table:table-cell office:value-type="float" office:value="0.198956" calcext:value-type="float">
            <text:p>0.198956</text:p>
          </table:table-cell>
          <table:table-cell office:value-type="float" office:value="0.22" calcext:value-type="float">
            <text:p>0.22</text:p>
          </table:table-cell>
          <table:table-cell office:value-type="float" office:value="106960" calcext:value-type="float">
            <text:p>106960</text:p>
          </table:table-cell>
          <table:table-cell office:value-type="float" office:value="6596224" calcext:value-type="float">
            <text:p>659622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772" calcext:value-type="float">
            <text:p>7772</text:p>
          </table:table-cell>
          <table:table-cell office:value-type="float" office:value="6596224" calcext:value-type="float">
            <text:p>6596224</text:p>
          </table:table-cell>
          <table:table-cell table:formula="of:=[Sheet1.I2]-[Sheet1.E2]" office:value-type="float" office:value="0" calcext:value-type="float">
            <text:p>0</text:p>
          </table:table-cell>
          <table:table-cell table:formula="of:=[.F2]&lt;[.B2]" office:value-type="boolean" office:boolean-value="true" calcext:value-type="boolean">
            <text:p>TRUE</text:p>
          </table:table-cell>
          <table:table-cell table:formula="of:=[.F2]&lt;2*[.B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10000wmin10000-1-c5766266.ukp</text:p>
          </table:table-cell>
          <table:table-cell office:value-type="float" office:value="0.178326" calcext:value-type="float">
            <text:p>0.178326</text:p>
          </table:table-cell>
          <table:table-cell office:value-type="float" office:value="0.2" calcext:value-type="float">
            <text:p>0.2</text:p>
          </table:table-cell>
          <table:table-cell office:value-type="float" office:value="93732" calcext:value-type="float">
            <text:p>93732</text:p>
          </table:table-cell>
          <table:table-cell office:value-type="float" office:value="5764821" calcext:value-type="float">
            <text:p>5764821</text:p>
          </table:table-cell>
          <table:table-cell table:number-columns-repeated="2" office:value-type="float" office:value="29.35" calcext:value-type="float">
            <text:p>29.35</text:p>
          </table:table-cell>
          <table:table-cell office:value-type="float" office:value="17704" calcext:value-type="float">
            <text:p>17704</text:p>
          </table:table-cell>
          <table:table-cell office:value-type="float" office:value="5764821" calcext:value-type="float">
            <text:p>5764821</text:p>
          </table:table-cell>
          <table:table-cell table:formula="of:=[Sheet1.I3]-[Sheet1.E3]" office:value-type="float" office:value="0" calcext:value-type="float">
            <text:p>0</text:p>
          </table:table-cell>
          <table:table-cell table:formula="of:=[.F3]&lt;[.B3]" office:value-type="boolean" office:boolean-value="false" calcext:value-type="boolean">
            <text:p>FALSE</text:p>
          </table:table-cell>
          <table:table-cell table:formula="of:=[.F3]&lt;2*[.B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10-c9549211.ukp</text:p>
          </table:table-cell>
          <table:table-cell office:value-type="float" office:value="0.20199" calcext:value-type="float">
            <text:p>0.20199</text:p>
          </table:table-cell>
          <table:table-cell office:value-type="float" office:value="0.23" calcext:value-type="float">
            <text:p>0.23</text:p>
          </table:table-cell>
          <table:table-cell office:value-type="float" office:value="152864" calcext:value-type="float">
            <text:p>152864</text:p>
          </table:table-cell>
          <table:table-cell office:value-type="float" office:value="9546821" calcext:value-type="float">
            <text:p>9546821</text:p>
          </table:table-cell>
          <table:table-cell office:value-type="float" office:value="29.24333" calcext:value-type="float">
            <text:p>29.24333</text:p>
          </table:table-cell>
          <table:table-cell office:value-type="float" office:value="29.22" calcext:value-type="float">
            <text:p>29.22</text:p>
          </table:table-cell>
          <table:table-cell office:value-type="float" office:value="18296" calcext:value-type="float">
            <text:p>18296</text:p>
          </table:table-cell>
          <table:table-cell office:value-type="float" office:value="9546821" calcext:value-type="float">
            <text:p>9546821</text:p>
          </table:table-cell>
          <table:table-cell table:formula="of:=[Sheet1.I4]-[Sheet1.E4]" office:value-type="float" office:value="0" calcext:value-type="float">
            <text:p>0</text:p>
          </table:table-cell>
          <table:table-cell table:formula="of:=[.F4]&lt;[.B4]" office:value-type="boolean" office:boolean-value="false" calcext:value-type="boolean">
            <text:p>FALSE</text:p>
          </table:table-cell>
          <table:table-cell table:formula="of:=[.F4]&lt;2*[.B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11-c9371285.ukp</text:p>
          </table:table-cell>
          <table:table-cell office:value-type="float" office:value="0.187814" calcext:value-type="float">
            <text:p>0.187814</text:p>
          </table:table-cell>
          <table:table-cell office:value-type="float" office:value="0.21" calcext:value-type="float">
            <text:p>0.21</text:p>
          </table:table-cell>
          <table:table-cell office:value-type="float" office:value="150200" calcext:value-type="float">
            <text:p>150200</text:p>
          </table:table-cell>
          <table:table-cell office:value-type="float" office:value="9368940" calcext:value-type="float">
            <text:p>9368940</text:p>
          </table:table-cell>
          <table:table-cell office:value-type="float" office:value="12.49333" calcext:value-type="float">
            <text:p>12.49333</text:p>
          </table:table-cell>
          <table:table-cell office:value-type="float" office:value="12.49" calcext:value-type="float">
            <text:p>12.49</text:p>
          </table:table-cell>
          <table:table-cell office:value-type="float" office:value="16692" calcext:value-type="float">
            <text:p>16692</text:p>
          </table:table-cell>
          <table:table-cell office:value-type="float" office:value="9368940" calcext:value-type="float">
            <text:p>9368940</text:p>
          </table:table-cell>
          <table:table-cell table:formula="of:=[Sheet1.I5]-[Sheet1.E5]" office:value-type="float" office:value="0" calcext:value-type="float">
            <text:p>0</text:p>
          </table:table-cell>
          <table:table-cell table:formula="of:=[.F5]&lt;[.B5]" office:value-type="boolean" office:boolean-value="false" calcext:value-type="boolean">
            <text:p>FALSE</text:p>
          </table:table-cell>
          <table:table-cell table:formula="of:=[.F5]&lt;2*[.B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12-c4476851.ukp</text:p>
          </table:table-cell>
          <table:table-cell office:value-type="float" office:value="0.178581" calcext:value-type="float">
            <text:p>0.178581</text:p>
          </table:table-cell>
          <table:table-cell office:value-type="float" office:value="0.2" calcext:value-type="float">
            <text:p>0.2</text:p>
          </table:table-cell>
          <table:table-cell office:value-type="float" office:value="73644" calcext:value-type="float">
            <text:p>73644</text:p>
          </table:table-cell>
          <table:table-cell office:value-type="float" office:value="4475731" calcext:value-type="float">
            <text:p>4475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08" calcext:value-type="float">
            <text:p>8408</text:p>
          </table:table-cell>
          <table:table-cell office:value-type="float" office:value="4475731" calcext:value-type="float">
            <text:p>4475731</text:p>
          </table:table-cell>
          <table:table-cell table:formula="of:=[Sheet1.I6]-[Sheet1.E6]" office:value-type="float" office:value="0" calcext:value-type="float">
            <text:p>0</text:p>
          </table:table-cell>
          <table:table-cell table:formula="of:=[.F6]&lt;[.B6]" office:value-type="boolean" office:boolean-value="true" calcext:value-type="boolean">
            <text:p>TRUE</text:p>
          </table:table-cell>
          <table:table-cell table:formula="of:=[.F6]&lt;2*[.B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10000wmin10000-13-c2131079.ukp</text:p>
          </table:table-cell>
          <table:table-cell office:value-type="float" office:value="0.172699" calcext:value-type="float">
            <text:p>0.172699</text:p>
          </table:table-cell>
          <table:table-cell office:value-type="float" office:value="0.19" calcext:value-type="float">
            <text:p>0.19</text:p>
          </table:table-cell>
          <table:table-cell office:value-type="float" office:value="37024" calcext:value-type="float">
            <text:p>37024</text:p>
          </table:table-cell>
          <table:table-cell office:value-type="float" office:value="2130544" calcext:value-type="float">
            <text:p>2130544</text:p>
          </table:table-cell>
          <table:table-cell office:value-type="float" office:value="13.86" calcext:value-type="float">
            <text:p>13.86</text:p>
          </table:table-cell>
          <table:table-cell office:value-type="float" office:value="13.85" calcext:value-type="float">
            <text:p>13.85</text:p>
          </table:table-cell>
          <table:table-cell office:value-type="float" office:value="17028" calcext:value-type="float">
            <text:p>17028</text:p>
          </table:table-cell>
          <table:table-cell office:value-type="float" office:value="2130544" calcext:value-type="float">
            <text:p>2130544</text:p>
          </table:table-cell>
          <table:table-cell table:formula="of:=[Sheet1.I7]-[Sheet1.E7]" office:value-type="float" office:value="0" calcext:value-type="float">
            <text:p>0</text:p>
          </table:table-cell>
          <table:table-cell table:formula="of:=[.F7]&lt;[.B7]" office:value-type="boolean" office:boolean-value="false" calcext:value-type="boolean">
            <text:p>FALSE</text:p>
          </table:table-cell>
          <table:table-cell table:formula="of:=[.F7]&lt;2*[.B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14-c8631040.ukp</text:p>
          </table:table-cell>
          <table:table-cell office:value-type="float" office:value="0.206226" calcext:value-type="float">
            <text:p>0.206226</text:p>
          </table:table-cell>
          <table:table-cell office:value-type="float" office:value="0.23" calcext:value-type="float">
            <text:p>0.23</text:p>
          </table:table-cell>
          <table:table-cell office:value-type="float" office:value="138516" calcext:value-type="float">
            <text:p>138516</text:p>
          </table:table-cell>
          <table:table-cell office:value-type="float" office:value="8628880" calcext:value-type="float">
            <text:p>8628880</text:p>
          </table:table-cell>
          <table:table-cell office:value-type="float" office:value="12.48333" calcext:value-type="float">
            <text:p>12.48333</text:p>
          </table:table-cell>
          <table:table-cell office:value-type="float" office:value="12.48" calcext:value-type="float">
            <text:p>12.48</text:p>
          </table:table-cell>
          <table:table-cell office:value-type="float" office:value="16512" calcext:value-type="float">
            <text:p>16512</text:p>
          </table:table-cell>
          <table:table-cell office:value-type="float" office:value="8628880" calcext:value-type="float">
            <text:p>8628880</text:p>
          </table:table-cell>
          <table:table-cell table:formula="of:=[Sheet1.I8]-[Sheet1.E8]" office:value-type="float" office:value="0" calcext:value-type="float">
            <text:p>0</text:p>
          </table:table-cell>
          <table:table-cell table:formula="of:=[.F8]&lt;[.B8]" office:value-type="boolean" office:boolean-value="false" calcext:value-type="boolean">
            <text:p>FALSE</text:p>
          </table:table-cell>
          <table:table-cell table:formula="of:=[.F8]&lt;2*[.B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15-c6481667.ukp</text:p>
          </table:table-cell>
          <table:table-cell office:value-type="float" office:value="0.181391" calcext:value-type="float">
            <text:p>0.181391</text:p>
          </table:table-cell>
          <table:table-cell office:value-type="float" office:value="0.2" calcext:value-type="float">
            <text:p>0.2</text:p>
          </table:table-cell>
          <table:table-cell office:value-type="float" office:value="105004" calcext:value-type="float">
            <text:p>105004</text:p>
          </table:table-cell>
          <table:table-cell office:value-type="float" office:value="6480042" calcext:value-type="float">
            <text:p>6480042</text:p>
          </table:table-cell>
          <table:table-cell office:value-type="float" office:value="31.28333" calcext:value-type="float">
            <text:p>31.28333</text:p>
          </table:table-cell>
          <table:table-cell office:value-type="float" office:value="31.27" calcext:value-type="float">
            <text:p>31.27</text:p>
          </table:table-cell>
          <table:table-cell office:value-type="float" office:value="18272" calcext:value-type="float">
            <text:p>18272</text:p>
          </table:table-cell>
          <table:table-cell office:value-type="float" office:value="6480042" calcext:value-type="float">
            <text:p>6480042</text:p>
          </table:table-cell>
          <table:table-cell table:formula="of:=[Sheet1.I9]-[Sheet1.E9]" office:value-type="float" office:value="0" calcext:value-type="float">
            <text:p>0</text:p>
          </table:table-cell>
          <table:table-cell table:formula="of:=[.F9]&lt;[.B9]" office:value-type="boolean" office:boolean-value="false" calcext:value-type="boolean">
            <text:p>FALSE</text:p>
          </table:table-cell>
          <table:table-cell table:formula="of:=[.F9]&lt;2*[.B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16-c7075896.ukp</text:p>
          </table:table-cell>
          <table:table-cell office:value-type="float" office:value="0.180441" calcext:value-type="float">
            <text:p>0.180441</text:p>
          </table:table-cell>
          <table:table-cell office:value-type="float" office:value="0.2" calcext:value-type="float">
            <text:p>0.2</text:p>
          </table:table-cell>
          <table:table-cell office:value-type="float" office:value="114292" calcext:value-type="float">
            <text:p>114292</text:p>
          </table:table-cell>
          <table:table-cell office:value-type="float" office:value="7074126" calcext:value-type="float">
            <text:p>707412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6280" calcext:value-type="float">
            <text:p>6280</text:p>
          </table:table-cell>
          <table:table-cell office:value-type="float" office:value="7074126" calcext:value-type="float">
            <text:p>7074126</text:p>
          </table:table-cell>
          <table:table-cell table:formula="of:=[Sheet1.I10]-[Sheet1.E10]" office:value-type="float" office:value="0" calcext:value-type="float">
            <text:p>0</text:p>
          </table:table-cell>
          <table:table-cell table:formula="of:=[.F10]&lt;[.B10]" office:value-type="boolean" office:boolean-value="true" calcext:value-type="boolean">
            <text:p>TRUE</text:p>
          </table:table-cell>
          <table:table-cell table:formula="of:=[.F10]&lt;2*[.B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10000wmin10000-17-c3113635.ukp</text:p>
          </table:table-cell>
          <table:table-cell office:value-type="float" office:value="0.173149" calcext:value-type="float">
            <text:p>0.173149</text:p>
          </table:table-cell>
          <table:table-cell office:value-type="float" office:value="0.19" calcext:value-type="float">
            <text:p>0.19</text:p>
          </table:table-cell>
          <table:table-cell office:value-type="float" office:value="52476" calcext:value-type="float">
            <text:p>52476</text:p>
          </table:table-cell>
          <table:table-cell office:value-type="float" office:value="3112855" calcext:value-type="float">
            <text:p>3112855</text:p>
          </table:table-cell>
          <table:table-cell office:value-type="float" office:value="5.59333" calcext:value-type="float">
            <text:p>5.59333</text:p>
          </table:table-cell>
          <table:table-cell office:value-type="float" office:value="5.59" calcext:value-type="float">
            <text:p>5.59</text:p>
          </table:table-cell>
          <table:table-cell office:value-type="float" office:value="13652" calcext:value-type="float">
            <text:p>13652</text:p>
          </table:table-cell>
          <table:table-cell office:value-type="float" office:value="3112855" calcext:value-type="float">
            <text:p>3112855</text:p>
          </table:table-cell>
          <table:table-cell table:formula="of:=[Sheet1.I11]-[Sheet1.E11]" office:value-type="float" office:value="0" calcext:value-type="float">
            <text:p>0</text:p>
          </table:table-cell>
          <table:table-cell table:formula="of:=[.F11]&lt;[.B11]" office:value-type="boolean" office:boolean-value="false" calcext:value-type="boolean">
            <text:p>FALSE</text:p>
          </table:table-cell>
          <table:table-cell table:formula="of:=[.F11]&lt;2*[.B1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18-c7595045.ukp</text:p>
          </table:table-cell>
          <table:table-cell office:value-type="float" office:value="0.187245" calcext:value-type="float">
            <text:p>0.187245</text:p>
          </table:table-cell>
          <table:table-cell office:value-type="float" office:value="0.21" calcext:value-type="float">
            <text:p>0.21</text:p>
          </table:table-cell>
          <table:table-cell office:value-type="float" office:value="122436" calcext:value-type="float">
            <text:p>122436</text:p>
          </table:table-cell>
          <table:table-cell office:value-type="float" office:value="7593145" calcext:value-type="float">
            <text:p>7593145</text:p>
          </table:table-cell>
          <table:table-cell office:value-type="float" office:value="3.00667" calcext:value-type="float">
            <text:p>3.00667</text:p>
          </table:table-cell>
          <table:table-cell office:value-type="float" office:value="3.01" calcext:value-type="float">
            <text:p>3.01</text:p>
          </table:table-cell>
          <table:table-cell office:value-type="float" office:value="11140" calcext:value-type="float">
            <text:p>11140</text:p>
          </table:table-cell>
          <table:table-cell office:value-type="float" office:value="7593145" calcext:value-type="float">
            <text:p>7593145</text:p>
          </table:table-cell>
          <table:table-cell table:formula="of:=[Sheet1.I12]-[Sheet1.E12]" office:value-type="float" office:value="0" calcext:value-type="float">
            <text:p>0</text:p>
          </table:table-cell>
          <table:table-cell table:formula="of:=[.F12]&lt;[.B12]" office:value-type="boolean" office:boolean-value="false" calcext:value-type="boolean">
            <text:p>FALSE</text:p>
          </table:table-cell>
          <table:table-cell table:formula="of:=[.F12]&lt;2*[.B1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19-c7418686.ukp</text:p>
          </table:table-cell>
          <table:table-cell office:value-type="float" office:value="0.185762" calcext:value-type="float">
            <text:p>0.185762</text:p>
          </table:table-cell>
          <table:table-cell office:value-type="float" office:value="0.21" calcext:value-type="float">
            <text:p>0.21</text:p>
          </table:table-cell>
          <table:table-cell office:value-type="float" office:value="119572" calcext:value-type="float">
            <text:p>119572</text:p>
          </table:table-cell>
          <table:table-cell office:value-type="float" office:value="7416831" calcext:value-type="float">
            <text:p>7416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20" calcext:value-type="float">
            <text:p>7420</text:p>
          </table:table-cell>
          <table:table-cell office:value-type="float" office:value="7416831" calcext:value-type="float">
            <text:p>7416831</text:p>
          </table:table-cell>
          <table:table-cell table:formula="of:=[Sheet1.I13]-[Sheet1.E13]" office:value-type="float" office:value="0" calcext:value-type="float">
            <text:p>0</text:p>
          </table:table-cell>
          <table:table-cell table:formula="of:=[.F13]&lt;[.B13]" office:value-type="boolean" office:boolean-value="true" calcext:value-type="boolean">
            <text:p>TRUE</text:p>
          </table:table-cell>
          <table:table-cell table:formula="of:=[.F13]&lt;2*[.B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10000wmin10000-2-c6653274.ukp</text:p>
          </table:table-cell>
          <table:table-cell office:value-type="float" office:value="0.179962" calcext:value-type="float">
            <text:p>0.179962</text:p>
          </table:table-cell>
          <table:table-cell office:value-type="float" office:value="0.2" calcext:value-type="float">
            <text:p>0.2</text:p>
          </table:table-cell>
          <table:table-cell office:value-type="float" office:value="107652" calcext:value-type="float">
            <text:p>107652</text:p>
          </table:table-cell>
          <table:table-cell office:value-type="float" office:value="6651609" calcext:value-type="float">
            <text:p>6651609</text:p>
          </table:table-cell>
          <table:table-cell office:value-type="float" office:value="6.20667" calcext:value-type="float">
            <text:p>6.20667</text:p>
          </table:table-cell>
          <table:table-cell office:value-type="float" office:value="6.21" calcext:value-type="float">
            <text:p>6.21</text:p>
          </table:table-cell>
          <table:table-cell office:value-type="float" office:value="13840" calcext:value-type="float">
            <text:p>13840</text:p>
          </table:table-cell>
          <table:table-cell office:value-type="float" office:value="6651609" calcext:value-type="float">
            <text:p>6651609</text:p>
          </table:table-cell>
          <table:table-cell table:formula="of:=[Sheet1.I14]-[Sheet1.E14]" office:value-type="float" office:value="0" calcext:value-type="float">
            <text:p>0</text:p>
          </table:table-cell>
          <table:table-cell table:formula="of:=[.F14]&lt;[.B14]" office:value-type="boolean" office:boolean-value="false" calcext:value-type="boolean">
            <text:p>FALSE</text:p>
          </table:table-cell>
          <table:table-cell table:formula="of:=[.F14]&lt;2*[.B1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3-c9925829.ukp</text:p>
          </table:table-cell>
          <table:table-cell office:value-type="float" office:value="0.187894" calcext:value-type="float">
            <text:p>0.187894</text:p>
          </table:table-cell>
          <table:table-cell office:value-type="float" office:value="0.21" calcext:value-type="float">
            <text:p>0.21</text:p>
          </table:table-cell>
          <table:table-cell office:value-type="float" office:value="158696" calcext:value-type="float">
            <text:p>158696</text:p>
          </table:table-cell>
          <table:table-cell office:value-type="float" office:value="9923344" calcext:value-type="float">
            <text:p>9923344</text:p>
          </table:table-cell>
          <table:table-cell office:value-type="float" office:value="28.85666" calcext:value-type="float">
            <text:p>28.85666</text:p>
          </table:table-cell>
          <table:table-cell office:value-type="float" office:value="28.86" calcext:value-type="float">
            <text:p>28.86</text:p>
          </table:table-cell>
          <table:table-cell office:value-type="float" office:value="18356" calcext:value-type="float">
            <text:p>18356</text:p>
          </table:table-cell>
          <table:table-cell office:value-type="float" office:value="9923344" calcext:value-type="float">
            <text:p>9923344</text:p>
          </table:table-cell>
          <table:table-cell table:formula="of:=[Sheet1.I15]-[Sheet1.E15]" office:value-type="float" office:value="0" calcext:value-type="float">
            <text:p>0</text:p>
          </table:table-cell>
          <table:table-cell table:formula="of:=[.F15]&lt;[.B15]" office:value-type="boolean" office:boolean-value="false" calcext:value-type="boolean">
            <text:p>FALSE</text:p>
          </table:table-cell>
          <table:table-cell table:formula="of:=[.F15]&lt;2*[.B1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4-c4794802.ukp</text:p>
          </table:table-cell>
          <table:table-cell office:value-type="float" office:value="0.178235" calcext:value-type="float">
            <text:p>0.178235</text:p>
          </table:table-cell>
          <table:table-cell office:value-type="float" office:value="0.2" calcext:value-type="float">
            <text:p>0.2</text:p>
          </table:table-cell>
          <table:table-cell office:value-type="float" office:value="78712" calcext:value-type="float">
            <text:p>78712</text:p>
          </table:table-cell>
          <table:table-cell office:value-type="float" office:value="4793602" calcext:value-type="float">
            <text:p>4793602</text:p>
          </table:table-cell>
          <table:table-cell office:value-type="float" office:value="3.29" calcext:value-type="float">
            <text:p>3.29</text:p>
          </table:table-cell>
          <table:table-cell office:value-type="float" office:value="3.3" calcext:value-type="float">
            <text:p>3.3</text:p>
          </table:table-cell>
          <table:table-cell office:value-type="float" office:value="11576" calcext:value-type="float">
            <text:p>11576</text:p>
          </table:table-cell>
          <table:table-cell office:value-type="float" office:value="4793602" calcext:value-type="float">
            <text:p>4793602</text:p>
          </table:table-cell>
          <table:table-cell table:formula="of:=[Sheet1.I16]-[Sheet1.E16]" office:value-type="float" office:value="0" calcext:value-type="float">
            <text:p>0</text:p>
          </table:table-cell>
          <table:table-cell table:formula="of:=[.F16]&lt;[.B16]" office:value-type="boolean" office:boolean-value="false" calcext:value-type="boolean">
            <text:p>FALSE</text:p>
          </table:table-cell>
          <table:table-cell table:formula="of:=[.F16]&lt;2*[.B1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5-c2804983.ukp</text:p>
          </table:table-cell>
          <table:table-cell office:value-type="float" office:value="0.176737" calcext:value-type="float">
            <text:p>0.176737</text:p>
          </table:table-cell>
          <table:table-cell office:value-type="float" office:value="0.2" calcext:value-type="float">
            <text:p>0.2</text:p>
          </table:table-cell>
          <table:table-cell office:value-type="float" office:value="47464" calcext:value-type="float">
            <text:p>47464</text:p>
          </table:table-cell>
          <table:table-cell office:value-type="float" office:value="2804278" calcext:value-type="float">
            <text:p>2804278</text:p>
          </table:table-cell>
          <table:table-cell office:value-type="float" office:value="33.00333" calcext:value-type="float">
            <text:p>33.00333</text:p>
          </table:table-cell>
          <table:table-cell office:value-type="float" office:value="32.99" calcext:value-type="float">
            <text:p>32.99</text:p>
          </table:table-cell>
          <table:table-cell office:value-type="float" office:value="18512" calcext:value-type="float">
            <text:p>18512</text:p>
          </table:table-cell>
          <table:table-cell office:value-type="float" office:value="2804278" calcext:value-type="float">
            <text:p>2804278</text:p>
          </table:table-cell>
          <table:table-cell table:formula="of:=[Sheet1.I17]-[Sheet1.E17]" office:value-type="float" office:value="0" calcext:value-type="float">
            <text:p>0</text:p>
          </table:table-cell>
          <table:table-cell table:formula="of:=[.F17]&lt;[.B17]" office:value-type="boolean" office:boolean-value="false" calcext:value-type="boolean">
            <text:p>FALSE</text:p>
          </table:table-cell>
          <table:table-cell table:formula="of:=[.F17]&lt;2*[.B1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6-c6910087.ukp</text:p>
          </table:table-cell>
          <table:table-cell office:value-type="float" office:value="0.184202" calcext:value-type="float">
            <text:p>0.184202</text:p>
          </table:table-cell>
          <table:table-cell office:value-type="float" office:value="0.21" calcext:value-type="float">
            <text:p>0.21</text:p>
          </table:table-cell>
          <table:table-cell office:value-type="float" office:value="111768" calcext:value-type="float">
            <text:p>111768</text:p>
          </table:table-cell>
          <table:table-cell office:value-type="float" office:value="6908357" calcext:value-type="float">
            <text:p>6908357</text:p>
          </table:table-cell>
          <table:table-cell office:value-type="float" office:value="17.76666" calcext:value-type="float">
            <text:p>17.76666</text:p>
          </table:table-cell>
          <table:table-cell office:value-type="float" office:value="17.76" calcext:value-type="float">
            <text:p>17.76</text:p>
          </table:table-cell>
          <table:table-cell office:value-type="float" office:value="16740" calcext:value-type="float">
            <text:p>16740</text:p>
          </table:table-cell>
          <table:table-cell office:value-type="float" office:value="6908357" calcext:value-type="float">
            <text:p>6908357</text:p>
          </table:table-cell>
          <table:table-cell table:formula="of:=[Sheet1.I18]-[Sheet1.E18]" office:value-type="float" office:value="0" calcext:value-type="float">
            <text:p>0</text:p>
          </table:table-cell>
          <table:table-cell table:formula="of:=[.F18]&lt;[.B18]" office:value-type="boolean" office:boolean-value="false" calcext:value-type="boolean">
            <text:p>FALSE</text:p>
          </table:table-cell>
          <table:table-cell table:formula="of:=[.F18]&lt;2*[.B1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7-c9986840.ukp</text:p>
          </table:table-cell>
          <table:table-cell office:value-type="float" office:value="0.190315" calcext:value-type="float">
            <text:p>0.190315</text:p>
          </table:table-cell>
          <table:table-cell office:value-type="float" office:value="0.21" calcext:value-type="float">
            <text:p>0.21</text:p>
          </table:table-cell>
          <table:table-cell office:value-type="float" office:value="159600" calcext:value-type="float">
            <text:p>159600</text:p>
          </table:table-cell>
          <table:table-cell office:value-type="float" office:value="9984340" calcext:value-type="float">
            <text:p>9984340</text:p>
          </table:table-cell>
          <table:table-cell office:value-type="float" office:value="30.1" calcext:value-type="float">
            <text:p>30.1</text:p>
          </table:table-cell>
          <table:table-cell office:value-type="float" office:value="30.09" calcext:value-type="float">
            <text:p>30.09</text:p>
          </table:table-cell>
          <table:table-cell office:value-type="float" office:value="18312" calcext:value-type="float">
            <text:p>18312</text:p>
          </table:table-cell>
          <table:table-cell office:value-type="float" office:value="9984340" calcext:value-type="float">
            <text:p>9984340</text:p>
          </table:table-cell>
          <table:table-cell table:formula="of:=[Sheet1.I19]-[Sheet1.E19]" office:value-type="float" office:value="0" calcext:value-type="float">
            <text:p>0</text:p>
          </table:table-cell>
          <table:table-cell table:formula="of:=[.F19]&lt;[.B19]" office:value-type="boolean" office:boolean-value="false" calcext:value-type="boolean">
            <text:p>FALSE</text:p>
          </table:table-cell>
          <table:table-cell table:formula="of:=[.F19]&lt;2*[.B1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8-c7333555.ukp</text:p>
          </table:table-cell>
          <table:table-cell office:value-type="float" office:value="0.186029" calcext:value-type="float">
            <text:p>0.186029</text:p>
          </table:table-cell>
          <table:table-cell office:value-type="float" office:value="0.21" calcext:value-type="float">
            <text:p>0.21</text:p>
          </table:table-cell>
          <table:table-cell office:value-type="float" office:value="118416" calcext:value-type="float">
            <text:p>118416</text:p>
          </table:table-cell>
          <table:table-cell office:value-type="float" office:value="7331720" calcext:value-type="float">
            <text:p>7331720</text:p>
          </table:table-cell>
          <table:table-cell office:value-type="float" office:value="6.10667" calcext:value-type="float">
            <text:p>6.10667</text:p>
          </table:table-cell>
          <table:table-cell office:value-type="float" office:value="6.11" calcext:value-type="float">
            <text:p>6.11</text:p>
          </table:table-cell>
          <table:table-cell office:value-type="float" office:value="13720" calcext:value-type="float">
            <text:p>13720</text:p>
          </table:table-cell>
          <table:table-cell office:value-type="float" office:value="7331720" calcext:value-type="float">
            <text:p>7331720</text:p>
          </table:table-cell>
          <table:table-cell table:formula="of:=[Sheet1.I20]-[Sheet1.E20]" office:value-type="float" office:value="0" calcext:value-type="float">
            <text:p>0</text:p>
          </table:table-cell>
          <table:table-cell table:formula="of:=[.F20]&lt;[.B20]" office:value-type="boolean" office:boolean-value="false" calcext:value-type="boolean">
            <text:p>FALSE</text:p>
          </table:table-cell>
          <table:table-cell table:formula="of:=[.F20]&lt;2*[.B2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9-c8296605.ukp</text:p>
          </table:table-cell>
          <table:table-cell office:value-type="float" office:value="0.187381" calcext:value-type="float">
            <text:p>0.187381</text:p>
          </table:table-cell>
          <table:table-cell office:value-type="float" office:value="0.21" calcext:value-type="float">
            <text:p>0.21</text:p>
          </table:table-cell>
          <table:table-cell office:value-type="float" office:value="133396" calcext:value-type="float">
            <text:p>133396</text:p>
          </table:table-cell>
          <table:table-cell office:value-type="float" office:value="8294530" calcext:value-type="float">
            <text:p>829453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64" calcext:value-type="float">
            <text:p>7964</text:p>
          </table:table-cell>
          <table:table-cell office:value-type="float" office:value="8294530" calcext:value-type="float">
            <text:p>8294530</text:p>
          </table:table-cell>
          <table:table-cell table:formula="of:=[Sheet1.I21]-[Sheet1.E21]" office:value-type="float" office:value="0" calcext:value-type="float">
            <text:p>0</text:p>
          </table:table-cell>
          <table:table-cell table:formula="of:=[.F21]&lt;[.B21]" office:value-type="boolean" office:boolean-value="true" calcext:value-type="boolean">
            <text:p>TRUE</text:p>
          </table:table-cell>
          <table:table-cell table:formula="of:=[.F21]&lt;2*[.B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10000wmin110000-0-c3949309.ukp</text:p>
          </table:table-cell>
          <table:table-cell office:value-type="float" office:value="1.06634" calcext:value-type="float">
            <text:p>1.06634</text:p>
          </table:table-cell>
          <table:table-cell office:value-type="float" office:value="1.09" calcext:value-type="float">
            <text:p>1.09</text:p>
          </table:table-cell>
          <table:table-cell office:value-type="float" office:value="65320" calcext:value-type="float">
            <text:p>65320</text:p>
          </table:table-cell>
          <table:table-cell office:value-type="float" office:value="3949144" calcext:value-type="float">
            <text:p>3949144</text:p>
          </table:table-cell>
          <table:table-cell office:value-type="float" office:value="16.36667" calcext:value-type="float">
            <text:p>16.36667</text:p>
          </table:table-cell>
          <table:table-cell office:value-type="float" office:value="16.38" calcext:value-type="float">
            <text:p>16.38</text:p>
          </table:table-cell>
          <table:table-cell office:value-type="float" office:value="18076" calcext:value-type="float">
            <text:p>18076</text:p>
          </table:table-cell>
          <table:table-cell office:value-type="float" office:value="3949144" calcext:value-type="float">
            <text:p>3949144</text:p>
          </table:table-cell>
          <table:table-cell table:formula="of:=[Sheet1.I22]-[Sheet1.E22]" office:value-type="float" office:value="0" calcext:value-type="float">
            <text:p>0</text:p>
          </table:table-cell>
          <table:table-cell table:formula="of:=[.F22]&lt;[.B22]" office:value-type="boolean" office:boolean-value="false" calcext:value-type="boolean">
            <text:p>FALSE</text:p>
          </table:table-cell>
          <table:table-cell table:formula="of:=[.F22]&lt;2*[.B2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1-c4997908.ukp</text:p>
          </table:table-cell>
          <table:table-cell office:value-type="float" office:value="1.13176" calcext:value-type="float">
            <text:p>1.13176</text:p>
          </table:table-cell>
          <table:table-cell office:value-type="float" office:value="1.15" calcext:value-type="float">
            <text:p>1.15</text:p>
          </table:table-cell>
          <table:table-cell office:value-type="float" office:value="81868" calcext:value-type="float">
            <text:p>81868</text:p>
          </table:table-cell>
          <table:table-cell office:value-type="float" office:value="4997698" calcext:value-type="float">
            <text:p>4997698</text:p>
          </table:table-cell>
          <table:table-cell office:value-type="float" office:value="170.43332" calcext:value-type="float">
            <text:p>170.43332</text:p>
          </table:table-cell>
          <table:table-cell office:value-type="float" office:value="170.35" calcext:value-type="float">
            <text:p>170.35</text:p>
          </table:table-cell>
          <table:table-cell office:value-type="float" office:value="43168" calcext:value-type="float">
            <text:p>43168</text:p>
          </table:table-cell>
          <table:table-cell office:value-type="float" office:value="4997698" calcext:value-type="float">
            <text:p>4997698</text:p>
          </table:table-cell>
          <table:table-cell table:formula="of:=[Sheet1.I23]-[Sheet1.E23]" office:value-type="float" office:value="0" calcext:value-type="float">
            <text:p>0</text:p>
          </table:table-cell>
          <table:table-cell table:formula="of:=[.F23]&lt;[.B23]" office:value-type="boolean" office:boolean-value="false" calcext:value-type="boolean">
            <text:p>FALSE</text:p>
          </table:table-cell>
          <table:table-cell table:formula="of:=[.F23]&lt;2*[.B2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10-c3224830.ukp</text:p>
          </table:table-cell>
          <table:table-cell office:value-type="float" office:value="1.06759" calcext:value-type="float">
            <text:p>1.06759</text:p>
          </table:table-cell>
          <table:table-cell office:value-type="float" office:value="1.09" calcext:value-type="float">
            <text:p>1.09</text:p>
          </table:table-cell>
          <table:table-cell office:value-type="float" office:value="54236" calcext:value-type="float">
            <text:p>54236</text:p>
          </table:table-cell>
          <table:table-cell office:value-type="float" office:value="3224695" calcext:value-type="float">
            <text:p>3224695</text:p>
          </table:table-cell>
          <table:table-cell office:value-type="float" office:value="22.81333" calcext:value-type="float">
            <text:p>22.81333</text:p>
          </table:table-cell>
          <table:table-cell office:value-type="float" office:value="22.81" calcext:value-type="float">
            <text:p>22.81</text:p>
          </table:table-cell>
          <table:table-cell office:value-type="float" office:value="18400" calcext:value-type="float">
            <text:p>18400</text:p>
          </table:table-cell>
          <table:table-cell office:value-type="float" office:value="3224695" calcext:value-type="float">
            <text:p>3224695</text:p>
          </table:table-cell>
          <table:table-cell table:formula="of:=[Sheet1.I24]-[Sheet1.E24]" office:value-type="float" office:value="0" calcext:value-type="float">
            <text:p>0</text:p>
          </table:table-cell>
          <table:table-cell table:formula="of:=[.F24]&lt;[.B24]" office:value-type="boolean" office:boolean-value="false" calcext:value-type="boolean">
            <text:p>FALSE</text:p>
          </table:table-cell>
          <table:table-cell table:formula="of:=[.F24]&lt;2*[.B2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11-c4365927.ukp</text:p>
          </table:table-cell>
          <table:table-cell office:value-type="float" office:value="1.0719" calcext:value-type="float">
            <text:p>1.0719</text:p>
          </table:table-cell>
          <table:table-cell office:value-type="float" office:value="1.09" calcext:value-type="float">
            <text:p>1.09</text:p>
          </table:table-cell>
          <table:table-cell office:value-type="float" office:value="72080" calcext:value-type="float">
            <text:p>72080</text:p>
          </table:table-cell>
          <table:table-cell office:value-type="float" office:value="4365742" calcext:value-type="float">
            <text:p>4365742</text:p>
          </table:table-cell>
          <table:table-cell office:value-type="float" office:value="373.84663" calcext:value-type="float">
            <text:p>373.84663</text:p>
          </table:table-cell>
          <table:table-cell office:value-type="float" office:value="373.63" calcext:value-type="float">
            <text:p>373.63</text:p>
          </table:table-cell>
          <table:table-cell office:value-type="float" office:value="66780" calcext:value-type="float">
            <text:p>66780</text:p>
          </table:table-cell>
          <table:table-cell office:value-type="float" office:value="4365742" calcext:value-type="float">
            <text:p>4365742</text:p>
          </table:table-cell>
          <table:table-cell table:formula="of:=[Sheet1.I25]-[Sheet1.E25]" office:value-type="float" office:value="0" calcext:value-type="float">
            <text:p>0</text:p>
          </table:table-cell>
          <table:table-cell table:formula="of:=[.F25]&lt;[.B25]" office:value-type="boolean" office:boolean-value="false" calcext:value-type="boolean">
            <text:p>FALSE</text:p>
          </table:table-cell>
          <table:table-cell table:formula="of:=[.F25]&lt;2*[.B2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12-c5494909.ukp</text:p>
          </table:table-cell>
          <table:table-cell office:value-type="float" office:value="1.07938" calcext:value-type="float">
            <text:p>1.07938</text:p>
          </table:table-cell>
          <table:table-cell office:value-type="float" office:value="1.1" calcext:value-type="float">
            <text:p>1.1</text:p>
          </table:table-cell>
          <table:table-cell office:value-type="float" office:value="89632" calcext:value-type="float">
            <text:p>89632</text:p>
          </table:table-cell>
          <table:table-cell office:value-type="float" office:value="5494679" calcext:value-type="float">
            <text:p>5494679</text:p>
          </table:table-cell>
          <table:table-cell office:value-type="float" office:value="73.25666" calcext:value-type="float">
            <text:p>73.25666</text:p>
          </table:table-cell>
          <table:table-cell office:value-type="float" office:value="73.22" calcext:value-type="float">
            <text:p>73.22</text:p>
          </table:table-cell>
          <table:table-cell office:value-type="float" office:value="27972" calcext:value-type="float">
            <text:p>27972</text:p>
          </table:table-cell>
          <table:table-cell office:value-type="float" office:value="5494679" calcext:value-type="float">
            <text:p>5494679</text:p>
          </table:table-cell>
          <table:table-cell table:formula="of:=[Sheet1.I26]-[Sheet1.E26]" office:value-type="float" office:value="0" calcext:value-type="float">
            <text:p>0</text:p>
          </table:table-cell>
          <table:table-cell table:formula="of:=[.F26]&lt;[.B26]" office:value-type="boolean" office:boolean-value="false" calcext:value-type="boolean">
            <text:p>FALSE</text:p>
          </table:table-cell>
          <table:table-cell table:formula="of:=[.F26]&lt;2*[.B2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13-c8463156.ukp</text:p>
          </table:table-cell>
          <table:table-cell office:value-type="float" office:value="1.0868" calcext:value-type="float">
            <text:p>1.0868</text:p>
          </table:table-cell>
          <table:table-cell office:value-type="float" office:value="1.11" calcext:value-type="float">
            <text:p>1.11</text:p>
          </table:table-cell>
          <table:table-cell office:value-type="float" office:value="136020" calcext:value-type="float">
            <text:p>136020</text:p>
          </table:table-cell>
          <table:table-cell office:value-type="float" office:value="8462801" calcext:value-type="float">
            <text:p>8462801</text:p>
          </table:table-cell>
          <table:table-cell office:value-type="float" office:value="217.45665" calcext:value-type="float">
            <text:p>217.45665</text:p>
          </table:table-cell>
          <table:table-cell office:value-type="float" office:value="217.32" calcext:value-type="float">
            <text:p>217.32</text:p>
          </table:table-cell>
          <table:table-cell office:value-type="float" office:value="49988" calcext:value-type="float">
            <text:p>49988</text:p>
          </table:table-cell>
          <table:table-cell office:value-type="float" office:value="8462801" calcext:value-type="float">
            <text:p>8462801</text:p>
          </table:table-cell>
          <table:table-cell table:formula="of:=[Sheet1.I27]-[Sheet1.E27]" office:value-type="float" office:value="0" calcext:value-type="float">
            <text:p>0</text:p>
          </table:table-cell>
          <table:table-cell table:formula="of:=[.F27]&lt;[.B27]" office:value-type="boolean" office:boolean-value="false" calcext:value-type="boolean">
            <text:p>FALSE</text:p>
          </table:table-cell>
          <table:table-cell table:formula="of:=[.F27]&lt;2*[.B2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14-c6215034.ukp</text:p>
          </table:table-cell>
          <table:table-cell office:value-type="float" office:value="1.07464" calcext:value-type="float">
            <text:p>1.07464</text:p>
          </table:table-cell>
          <table:table-cell office:value-type="float" office:value="1.1" calcext:value-type="float">
            <text:p>1.1</text:p>
          </table:table-cell>
          <table:table-cell office:value-type="float" office:value="100888" calcext:value-type="float">
            <text:p>100888</text:p>
          </table:table-cell>
          <table:table-cell office:value-type="float" office:value="6214774" calcext:value-type="float">
            <text:p>6214774</text:p>
          </table:table-cell>
          <table:table-cell office:value-type="float" office:value="66.05333" calcext:value-type="float">
            <text:p>66.05333</text:p>
          </table:table-cell>
          <table:table-cell office:value-type="float" office:value="66.03" calcext:value-type="float">
            <text:p>66.03</text:p>
          </table:table-cell>
          <table:table-cell office:value-type="float" office:value="31300" calcext:value-type="float">
            <text:p>31300</text:p>
          </table:table-cell>
          <table:table-cell office:value-type="float" office:value="6214774" calcext:value-type="float">
            <text:p>6214774</text:p>
          </table:table-cell>
          <table:table-cell table:formula="of:=[Sheet1.I28]-[Sheet1.E28]" office:value-type="float" office:value="0" calcext:value-type="float">
            <text:p>0</text:p>
          </table:table-cell>
          <table:table-cell table:formula="of:=[.F28]&lt;[.B28]" office:value-type="boolean" office:boolean-value="false" calcext:value-type="boolean">
            <text:p>FALSE</text:p>
          </table:table-cell>
          <table:table-cell table:formula="of:=[.F28]&lt;2*[.B2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15-c6113396.ukp</text:p>
          </table:table-cell>
          <table:table-cell office:value-type="float" office:value="1.09233" calcext:value-type="float">
            <text:p>1.09233</text:p>
          </table:table-cell>
          <table:table-cell office:value-type="float" office:value="1.12" calcext:value-type="float">
            <text:p>1.12</text:p>
          </table:table-cell>
          <table:table-cell office:value-type="float" office:value="99064" calcext:value-type="float">
            <text:p>99064</text:p>
          </table:table-cell>
          <table:table-cell office:value-type="float" office:value="6113141" calcext:value-type="float">
            <text:p>6113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6" calcext:value-type="float">
            <text:p>7936</text:p>
          </table:table-cell>
          <table:table-cell office:value-type="float" office:value="6113141" calcext:value-type="float">
            <text:p>6113141</text:p>
          </table:table-cell>
          <table:table-cell table:formula="of:=[Sheet1.I29]-[Sheet1.E29]" office:value-type="float" office:value="0" calcext:value-type="float">
            <text:p>0</text:p>
          </table:table-cell>
          <table:table-cell table:formula="of:=[.F29]&lt;[.B29]" office:value-type="boolean" office:boolean-value="true" calcext:value-type="boolean">
            <text:p>TRUE</text:p>
          </table:table-cell>
          <table:table-cell table:formula="of:=[.F29]&lt;2*[.B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10000wmin110000-16-c6388587.ukp</text:p>
          </table:table-cell>
          <table:table-cell office:value-type="float" office:value="1.08287" calcext:value-type="float">
            <text:p>1.08287</text:p>
          </table:table-cell>
          <table:table-cell office:value-type="float" office:value="1.11" calcext:value-type="float">
            <text:p>1.11</text:p>
          </table:table-cell>
          <table:table-cell office:value-type="float" office:value="103636" calcext:value-type="float">
            <text:p>103636</text:p>
          </table:table-cell>
          <table:table-cell office:value-type="float" office:value="6388317" calcext:value-type="float">
            <text:p>6388317</text:p>
          </table:table-cell>
          <table:table-cell office:value-type="float" office:value="562.50661" calcext:value-type="float">
            <text:p>562.50661</text:p>
          </table:table-cell>
          <table:table-cell office:value-type="float" office:value="562.14" calcext:value-type="float">
            <text:p>562.14</text:p>
          </table:table-cell>
          <table:table-cell office:value-type="float" office:value="74800" calcext:value-type="float">
            <text:p>74800</text:p>
          </table:table-cell>
          <table:table-cell office:value-type="float" office:value="6388317" calcext:value-type="float">
            <text:p>6388317</text:p>
          </table:table-cell>
          <table:table-cell table:formula="of:=[Sheet1.I30]-[Sheet1.E30]" office:value-type="float" office:value="0" calcext:value-type="float">
            <text:p>0</text:p>
          </table:table-cell>
          <table:table-cell table:formula="of:=[.F30]&lt;[.B30]" office:value-type="boolean" office:boolean-value="false" calcext:value-type="boolean">
            <text:p>FALSE</text:p>
          </table:table-cell>
          <table:table-cell table:formula="of:=[.F30]&lt;2*[.B3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17-c9492344.ukp</text:p>
          </table:table-cell>
          <table:table-cell office:value-type="float" office:value="1.08498" calcext:value-type="float">
            <text:p>1.08498</text:p>
          </table:table-cell>
          <table:table-cell office:value-type="float" office:value="1.11" calcext:value-type="float">
            <text:p>1.11</text:p>
          </table:table-cell>
          <table:table-cell office:value-type="float" office:value="151944" calcext:value-type="float">
            <text:p>151944</text:p>
          </table:table-cell>
          <table:table-cell office:value-type="float" office:value="9491944" calcext:value-type="float">
            <text:p>9491944</text:p>
          </table:table-cell>
          <table:table-cell office:value-type="float" office:value="622.26994" calcext:value-type="float">
            <text:p>622.26994</text:p>
          </table:table-cell>
          <table:table-cell office:value-type="float" office:value="621.83" calcext:value-type="float">
            <text:p>621.83</text:p>
          </table:table-cell>
          <table:table-cell office:value-type="float" office:value="83668" calcext:value-type="float">
            <text:p>83668</text:p>
          </table:table-cell>
          <table:table-cell office:value-type="float" office:value="9491944" calcext:value-type="float">
            <text:p>9491944</text:p>
          </table:table-cell>
          <table:table-cell table:formula="of:=[Sheet1.I31]-[Sheet1.E31]" office:value-type="float" office:value="0" calcext:value-type="float">
            <text:p>0</text:p>
          </table:table-cell>
          <table:table-cell table:formula="of:=[.F31]&lt;[.B31]" office:value-type="boolean" office:boolean-value="false" calcext:value-type="boolean">
            <text:p>FALSE</text:p>
          </table:table-cell>
          <table:table-cell table:formula="of:=[.F31]&lt;2*[.B3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18-c7410315.ukp</text:p>
          </table:table-cell>
          <table:table-cell office:value-type="float" office:value="1.0771" calcext:value-type="float">
            <text:p>1.0771</text:p>
          </table:table-cell>
          <table:table-cell office:value-type="float" office:value="1.1" calcext:value-type="float">
            <text:p>1.1</text:p>
          </table:table-cell>
          <table:table-cell office:value-type="float" office:value="119504" calcext:value-type="float">
            <text:p>119504</text:p>
          </table:table-cell>
          <table:table-cell office:value-type="float" office:value="7410005" calcext:value-type="float">
            <text:p>7410005</text:p>
          </table:table-cell>
          <table:table-cell office:value-type="float" office:value="68.49666" calcext:value-type="float">
            <text:p>68.49666</text:p>
          </table:table-cell>
          <table:table-cell office:value-type="float" office:value="68.46" calcext:value-type="float">
            <text:p>68.46</text:p>
          </table:table-cell>
          <table:table-cell office:value-type="float" office:value="28472" calcext:value-type="float">
            <text:p>28472</text:p>
          </table:table-cell>
          <table:table-cell office:value-type="float" office:value="7410005" calcext:value-type="float">
            <text:p>7410005</text:p>
          </table:table-cell>
          <table:table-cell table:formula="of:=[Sheet1.I32]-[Sheet1.E32]" office:value-type="float" office:value="0" calcext:value-type="float">
            <text:p>0</text:p>
          </table:table-cell>
          <table:table-cell table:formula="of:=[.F32]&lt;[.B32]" office:value-type="boolean" office:boolean-value="false" calcext:value-type="boolean">
            <text:p>FALSE</text:p>
          </table:table-cell>
          <table:table-cell table:formula="of:=[.F32]&lt;2*[.B3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19-c4187759.ukp</text:p>
          </table:table-cell>
          <table:table-cell office:value-type="float" office:value="1.0689" calcext:value-type="float">
            <text:p>1.0689</text:p>
          </table:table-cell>
          <table:table-cell office:value-type="float" office:value="1.39" calcext:value-type="float">
            <text:p>1.39</text:p>
          </table:table-cell>
          <table:table-cell office:value-type="float" office:value="69108" calcext:value-type="float">
            <text:p>69108</text:p>
          </table:table-cell>
          <table:table-cell office:value-type="float" office:value="4187584" calcext:value-type="float">
            <text:p>4187584</text:p>
          </table:table-cell>
          <table:table-cell office:value-type="float" office:value="19.60666" calcext:value-type="float">
            <text:p>19.60666</text:p>
          </table:table-cell>
          <table:table-cell office:value-type="float" office:value="19.6" calcext:value-type="float">
            <text:p>19.6</text:p>
          </table:table-cell>
          <table:table-cell office:value-type="float" office:value="18056" calcext:value-type="float">
            <text:p>18056</text:p>
          </table:table-cell>
          <table:table-cell office:value-type="float" office:value="4187584" calcext:value-type="float">
            <text:p>4187584</text:p>
          </table:table-cell>
          <table:table-cell table:formula="of:=[Sheet1.I33]-[Sheet1.E33]" office:value-type="float" office:value="0" calcext:value-type="float">
            <text:p>0</text:p>
          </table:table-cell>
          <table:table-cell table:formula="of:=[.F33]&lt;[.B33]" office:value-type="boolean" office:boolean-value="false" calcext:value-type="boolean">
            <text:p>FALSE</text:p>
          </table:table-cell>
          <table:table-cell table:formula="of:=[.F33]&lt;2*[.B3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2-c6684804.ukp</text:p>
          </table:table-cell>
          <table:table-cell office:value-type="float" office:value="1.08243" calcext:value-type="float">
            <text:p>1.08243</text:p>
          </table:table-cell>
          <table:table-cell office:value-type="float" office:value="1.11" calcext:value-type="float">
            <text:p>1.11</text:p>
          </table:table-cell>
          <table:table-cell office:value-type="float" office:value="108008" calcext:value-type="float">
            <text:p>108008</text:p>
          </table:table-cell>
          <table:table-cell office:value-type="float" office:value="6684524" calcext:value-type="float">
            <text:p>6684524</text:p>
          </table:table-cell>
          <table:table-cell office:value-type="float" office:value="117.53665" calcext:value-type="float">
            <text:p>117.53665</text:p>
          </table:table-cell>
          <table:table-cell office:value-type="float" office:value="117.57" calcext:value-type="float">
            <text:p>117.57</text:p>
          </table:table-cell>
          <table:table-cell office:value-type="float" office:value="31168" calcext:value-type="float">
            <text:p>31168</text:p>
          </table:table-cell>
          <table:table-cell office:value-type="float" office:value="6684524" calcext:value-type="float">
            <text:p>6684524</text:p>
          </table:table-cell>
          <table:table-cell table:formula="of:=[Sheet1.I34]-[Sheet1.E34]" office:value-type="float" office:value="0" calcext:value-type="float">
            <text:p>0</text:p>
          </table:table-cell>
          <table:table-cell table:formula="of:=[.F34]&lt;[.B34]" office:value-type="boolean" office:boolean-value="false" calcext:value-type="boolean">
            <text:p>FALSE</text:p>
          </table:table-cell>
          <table:table-cell table:formula="of:=[.F34]&lt;2*[.B3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3-c6793685.ukp</text:p>
          </table:table-cell>
          <table:table-cell office:value-type="float" office:value="1.11604" calcext:value-type="float">
            <text:p>1.11604</text:p>
          </table:table-cell>
          <table:table-cell office:value-type="float" office:value="1.14" calcext:value-type="float">
            <text:p>1.14</text:p>
          </table:table-cell>
          <table:table-cell office:value-type="float" office:value="109928" calcext:value-type="float">
            <text:p>109928</text:p>
          </table:table-cell>
          <table:table-cell office:value-type="float" office:value="6793400" calcext:value-type="float">
            <text:p>6793400</text:p>
          </table:table-cell>
          <table:table-cell office:value-type="float" office:value="166.77332" calcext:value-type="float">
            <text:p>166.77332</text:p>
          </table:table-cell>
          <table:table-cell office:value-type="float" office:value="166.69" calcext:value-type="float">
            <text:p>166.69</text:p>
          </table:table-cell>
          <table:table-cell office:value-type="float" office:value="43552" calcext:value-type="float">
            <text:p>43552</text:p>
          </table:table-cell>
          <table:table-cell office:value-type="float" office:value="6793400" calcext:value-type="float">
            <text:p>6793400</text:p>
          </table:table-cell>
          <table:table-cell table:formula="of:=[Sheet1.I35]-[Sheet1.E35]" office:value-type="float" office:value="0" calcext:value-type="float">
            <text:p>0</text:p>
          </table:table-cell>
          <table:table-cell table:formula="of:=[.F35]&lt;[.B35]" office:value-type="boolean" office:boolean-value="false" calcext:value-type="boolean">
            <text:p>FALSE</text:p>
          </table:table-cell>
          <table:table-cell table:formula="of:=[.F35]&lt;2*[.B3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4-c2294764.ukp</text:p>
          </table:table-cell>
          <table:table-cell office:value-type="float" office:value="1.11758" calcext:value-type="float">
            <text:p>1.11758</text:p>
          </table:table-cell>
          <table:table-cell office:value-type="float" office:value="1.14" calcext:value-type="float">
            <text:p>1.14</text:p>
          </table:table-cell>
          <table:table-cell office:value-type="float" office:value="39732" calcext:value-type="float">
            <text:p>39732</text:p>
          </table:table-cell>
          <table:table-cell office:value-type="float" office:value="2294664" calcext:value-type="float">
            <text:p>2294664</text:p>
          </table:table-cell>
          <table:table-cell office:value-type="float" office:value="575.68994" calcext:value-type="float">
            <text:p>575.68994</text:p>
          </table:table-cell>
          <table:table-cell office:value-type="float" office:value="575.3" calcext:value-type="float">
            <text:p>575.3</text:p>
          </table:table-cell>
          <table:table-cell office:value-type="float" office:value="87356" calcext:value-type="float">
            <text:p>87356</text:p>
          </table:table-cell>
          <table:table-cell office:value-type="float" office:value="2294664" calcext:value-type="float">
            <text:p>2294664</text:p>
          </table:table-cell>
          <table:table-cell table:formula="of:=[Sheet1.I36]-[Sheet1.E36]" office:value-type="float" office:value="0" calcext:value-type="float">
            <text:p>0</text:p>
          </table:table-cell>
          <table:table-cell table:formula="of:=[.F36]&lt;[.B36]" office:value-type="boolean" office:boolean-value="false" calcext:value-type="boolean">
            <text:p>FALSE</text:p>
          </table:table-cell>
          <table:table-cell table:formula="of:=[.F36]&lt;2*[.B3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5-c3507099.ukp</text:p>
          </table:table-cell>
          <table:table-cell office:value-type="float" office:value="1.06638" calcext:value-type="float">
            <text:p>1.06638</text:p>
          </table:table-cell>
          <table:table-cell office:value-type="float" office:value="1.09" calcext:value-type="float">
            <text:p>1.09</text:p>
          </table:table-cell>
          <table:table-cell office:value-type="float" office:value="58684" calcext:value-type="float">
            <text:p>58684</text:p>
          </table:table-cell>
          <table:table-cell office:value-type="float" office:value="3506949" calcext:value-type="float">
            <text:p>3506949</text:p>
          </table:table-cell>
          <table:table-cell office:value-type="float" office:value="517.59662" calcext:value-type="float">
            <text:p>517.59662</text:p>
          </table:table-cell>
          <table:table-cell office:value-type="float" office:value="517.25" calcext:value-type="float">
            <text:p>517.25</text:p>
          </table:table-cell>
          <table:table-cell office:value-type="float" office:value="83356" calcext:value-type="float">
            <text:p>83356</text:p>
          </table:table-cell>
          <table:table-cell office:value-type="float" office:value="3506949" calcext:value-type="float">
            <text:p>3506949</text:p>
          </table:table-cell>
          <table:table-cell table:formula="of:=[Sheet1.I37]-[Sheet1.E37]" office:value-type="float" office:value="0" calcext:value-type="float">
            <text:p>0</text:p>
          </table:table-cell>
          <table:table-cell table:formula="of:=[.F37]&lt;[.B37]" office:value-type="boolean" office:boolean-value="false" calcext:value-type="boolean">
            <text:p>FALSE</text:p>
          </table:table-cell>
          <table:table-cell table:formula="of:=[.F37]&lt;2*[.B3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6-c9426227.ukp</text:p>
          </table:table-cell>
          <table:table-cell office:value-type="float" office:value="1.08122" calcext:value-type="float">
            <text:p>1.08122</text:p>
          </table:table-cell>
          <table:table-cell office:value-type="float" office:value="1.1" calcext:value-type="float">
            <text:p>1.1</text:p>
          </table:table-cell>
          <table:table-cell office:value-type="float" office:value="150900" calcext:value-type="float">
            <text:p>150900</text:p>
          </table:table-cell>
          <table:table-cell office:value-type="float" office:value="9425832" calcext:value-type="float">
            <text:p>9425832</text:p>
          </table:table-cell>
          <table:table-cell office:value-type="float" office:value="202.73665" calcext:value-type="float">
            <text:p>202.73665</text:p>
          </table:table-cell>
          <table:table-cell office:value-type="float" office:value="202.67" calcext:value-type="float">
            <text:p>202.67</text:p>
          </table:table-cell>
          <table:table-cell office:value-type="float" office:value="44448" calcext:value-type="float">
            <text:p>44448</text:p>
          </table:table-cell>
          <table:table-cell office:value-type="float" office:value="9425832" calcext:value-type="float">
            <text:p>9425832</text:p>
          </table:table-cell>
          <table:table-cell table:formula="of:=[Sheet1.I38]-[Sheet1.E38]" office:value-type="float" office:value="0" calcext:value-type="float">
            <text:p>0</text:p>
          </table:table-cell>
          <table:table-cell table:formula="of:=[.F38]&lt;[.B38]" office:value-type="boolean" office:boolean-value="false" calcext:value-type="boolean">
            <text:p>FALSE</text:p>
          </table:table-cell>
          <table:table-cell table:formula="of:=[.F38]&lt;2*[.B3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7-c3733781.ukp</text:p>
          </table:table-cell>
          <table:table-cell office:value-type="float" office:value="1.07193" calcext:value-type="float">
            <text:p>1.07193</text:p>
          </table:table-cell>
          <table:table-cell office:value-type="float" office:value="1.09" calcext:value-type="float">
            <text:p>1.09</text:p>
          </table:table-cell>
          <table:table-cell office:value-type="float" office:value="62088" calcext:value-type="float">
            <text:p>62088</text:p>
          </table:table-cell>
          <table:table-cell office:value-type="float" office:value="3733621" calcext:value-type="float">
            <text:p>3733621</text:p>
          </table:table-cell>
          <table:table-cell office:value-type="float" office:value="608.56661" calcext:value-type="float">
            <text:p>608.56661</text:p>
          </table:table-cell>
          <table:table-cell office:value-type="float" office:value="608.14" calcext:value-type="float">
            <text:p>608.14</text:p>
          </table:table-cell>
          <table:table-cell office:value-type="float" office:value="96320" calcext:value-type="float">
            <text:p>96320</text:p>
          </table:table-cell>
          <table:table-cell office:value-type="float" office:value="3733621" calcext:value-type="float">
            <text:p>3733621</text:p>
          </table:table-cell>
          <table:table-cell table:formula="of:=[Sheet1.I39]-[Sheet1.E39]" office:value-type="float" office:value="0" calcext:value-type="float">
            <text:p>0</text:p>
          </table:table-cell>
          <table:table-cell table:formula="of:=[.F39]&lt;[.B39]" office:value-type="boolean" office:boolean-value="false" calcext:value-type="boolean">
            <text:p>FALSE</text:p>
          </table:table-cell>
          <table:table-cell table:formula="of:=[.F39]&lt;2*[.B3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8-c7888688.ukp</text:p>
          </table:table-cell>
          <table:table-cell office:value-type="float" office:value="1.07412" calcext:value-type="float">
            <text:p>1.07412</text:p>
          </table:table-cell>
          <table:table-cell office:value-type="float" office:value="1.1" calcext:value-type="float">
            <text:p>1.1</text:p>
          </table:table-cell>
          <table:table-cell office:value-type="float" office:value="127052" calcext:value-type="float">
            <text:p>127052</text:p>
          </table:table-cell>
          <table:table-cell office:value-type="float" office:value="7888358" calcext:value-type="float">
            <text:p>7888358</text:p>
          </table:table-cell>
          <table:table-cell office:value-type="float" office:value="108.38999" calcext:value-type="float">
            <text:p>108.38999</text:p>
          </table:table-cell>
          <table:table-cell office:value-type="float" office:value="108.32" calcext:value-type="float">
            <text:p>108.32</text:p>
          </table:table-cell>
          <table:table-cell office:value-type="float" office:value="30788" calcext:value-type="float">
            <text:p>30788</text:p>
          </table:table-cell>
          <table:table-cell office:value-type="float" office:value="7888358" calcext:value-type="float">
            <text:p>7888358</text:p>
          </table:table-cell>
          <table:table-cell table:formula="of:=[Sheet1.I40]-[Sheet1.E40]" office:value-type="float" office:value="0" calcext:value-type="float">
            <text:p>0</text:p>
          </table:table-cell>
          <table:table-cell table:formula="of:=[.F40]&lt;[.B40]" office:value-type="boolean" office:boolean-value="false" calcext:value-type="boolean">
            <text:p>FALSE</text:p>
          </table:table-cell>
          <table:table-cell table:formula="of:=[.F40]&lt;2*[.B4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9-c9008057.ukp</text:p>
          </table:table-cell>
          <table:table-cell office:value-type="float" office:value="1.08005" calcext:value-type="float">
            <text:p>1.08005</text:p>
          </table:table-cell>
          <table:table-cell office:value-type="float" office:value="1.1" calcext:value-type="float">
            <text:p>1.1</text:p>
          </table:table-cell>
          <table:table-cell office:value-type="float" office:value="144308" calcext:value-type="float">
            <text:p>144308</text:p>
          </table:table-cell>
          <table:table-cell office:value-type="float" office:value="9007677" calcext:value-type="float">
            <text:p>9007677</text:p>
          </table:table-cell>
          <table:table-cell office:value-type="float" office:value="721.88659" calcext:value-type="float">
            <text:p>721.88659</text:p>
          </table:table-cell>
          <table:table-cell office:value-type="float" office:value="721.39" calcext:value-type="float">
            <text:p>721.39</text:p>
          </table:table-cell>
          <table:table-cell office:value-type="float" office:value="98776" calcext:value-type="float">
            <text:p>98776</text:p>
          </table:table-cell>
          <table:table-cell office:value-type="float" office:value="9007677" calcext:value-type="float">
            <text:p>9007677</text:p>
          </table:table-cell>
          <table:table-cell table:formula="of:=[Sheet1.I41]-[Sheet1.E41]" office:value-type="float" office:value="0" calcext:value-type="float">
            <text:p>0</text:p>
          </table:table-cell>
          <table:table-cell table:formula="of:=[.F41]&lt;[.B41]" office:value-type="boolean" office:boolean-value="false" calcext:value-type="boolean">
            <text:p>FALSE</text:p>
          </table:table-cell>
          <table:table-cell table:formula="of:=[.F41]&lt;2*[.B4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0-c9996682.ukp</text:p>
          </table:table-cell>
          <table:table-cell office:value-type="float" office:value="0.545634" calcext:value-type="float">
            <text:p>0.545634</text:p>
          </table:table-cell>
          <table:table-cell office:value-type="float" office:value="0.57" calcext:value-type="float">
            <text:p>0.57</text:p>
          </table:table-cell>
          <table:table-cell office:value-type="float" office:value="160052" calcext:value-type="float">
            <text:p>160052</text:p>
          </table:table-cell>
          <table:table-cell office:value-type="float" office:value="9995847" calcext:value-type="float">
            <text:p>9995847</text:p>
          </table:table-cell>
          <table:table-cell office:value-type="float" office:value="65.36999" calcext:value-type="float">
            <text:p>65.36999</text:p>
          </table:table-cell>
          <table:table-cell office:value-type="float" office:value="65.37" calcext:value-type="float">
            <text:p>65.37</text:p>
          </table:table-cell>
          <table:table-cell office:value-type="float" office:value="25424" calcext:value-type="float">
            <text:p>25424</text:p>
          </table:table-cell>
          <table:table-cell office:value-type="float" office:value="9995847" calcext:value-type="float">
            <text:p>9995847</text:p>
          </table:table-cell>
          <table:table-cell table:formula="of:=[Sheet1.I42]-[Sheet1.E42]" office:value-type="float" office:value="0" calcext:value-type="float">
            <text:p>0</text:p>
          </table:table-cell>
          <table:table-cell table:formula="of:=[.F42]&lt;[.B42]" office:value-type="boolean" office:boolean-value="false" calcext:value-type="boolean">
            <text:p>FALSE</text:p>
          </table:table-cell>
          <table:table-cell table:formula="of:=[.F42]&lt;2*[.B4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1-c6479362.ukp</text:p>
          </table:table-cell>
          <table:table-cell office:value-type="float" office:value="0.54063" calcext:value-type="float">
            <text:p>0.54063</text:p>
          </table:table-cell>
          <table:table-cell office:value-type="float" office:value="0.56" calcext:value-type="float">
            <text:p>0.56</text:p>
          </table:table-cell>
          <table:table-cell office:value-type="float" office:value="105024" calcext:value-type="float">
            <text:p>105024</text:p>
          </table:table-cell>
          <table:table-cell office:value-type="float" office:value="6478822" calcext:value-type="float">
            <text:p>6478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28" calcext:value-type="float">
            <text:p>7428</text:p>
          </table:table-cell>
          <table:table-cell office:value-type="float" office:value="6478822" calcext:value-type="float">
            <text:p>6478822</text:p>
          </table:table-cell>
          <table:table-cell table:formula="of:=[Sheet1.I43]-[Sheet1.E43]" office:value-type="float" office:value="0" calcext:value-type="float">
            <text:p>0</text:p>
          </table:table-cell>
          <table:table-cell table:formula="of:=[.F43]&lt;[.B43]" office:value-type="boolean" office:boolean-value="true" calcext:value-type="boolean">
            <text:p>TRUE</text:p>
          </table:table-cell>
          <table:table-cell table:formula="of:=[.F43]&lt;2*[.B4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10000wmin50000-10-c9840568.ukp</text:p>
          </table:table-cell>
          <table:table-cell office:value-type="float" office:value="0.53386" calcext:value-type="float">
            <text:p>0.53386</text:p>
          </table:table-cell>
          <table:table-cell office:value-type="float" office:value="0.56" calcext:value-type="float">
            <text:p>0.56</text:p>
          </table:table-cell>
          <table:table-cell office:value-type="float" office:value="157424" calcext:value-type="float">
            <text:p>157424</text:p>
          </table:table-cell>
          <table:table-cell office:value-type="float" office:value="9839743" calcext:value-type="float">
            <text:p>9839743</text:p>
          </table:table-cell>
          <table:table-cell office:value-type="float" office:value="170.07665" calcext:value-type="float">
            <text:p>170.07665</text:p>
          </table:table-cell>
          <table:table-cell office:value-type="float" office:value="169.98" calcext:value-type="float">
            <text:p>169.98</text:p>
          </table:table-cell>
          <table:table-cell office:value-type="float" office:value="44160" calcext:value-type="float">
            <text:p>44160</text:p>
          </table:table-cell>
          <table:table-cell office:value-type="float" office:value="9839743" calcext:value-type="float">
            <text:p>9839743</text:p>
          </table:table-cell>
          <table:table-cell table:formula="of:=[Sheet1.I44]-[Sheet1.E44]" office:value-type="float" office:value="0" calcext:value-type="float">
            <text:p>0</text:p>
          </table:table-cell>
          <table:table-cell table:formula="of:=[.F44]&lt;[.B44]" office:value-type="boolean" office:boolean-value="false" calcext:value-type="boolean">
            <text:p>FALSE</text:p>
          </table:table-cell>
          <table:table-cell table:formula="of:=[.F44]&lt;2*[.B4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11-c8441994.ukp</text:p>
          </table:table-cell>
          <table:table-cell office:value-type="float" office:value="0.527542" calcext:value-type="float">
            <text:p>0.527542</text:p>
          </table:table-cell>
          <table:table-cell office:value-type="float" office:value="0.55" calcext:value-type="float">
            <text:p>0.55</text:p>
          </table:table-cell>
          <table:table-cell office:value-type="float" office:value="135664" calcext:value-type="float">
            <text:p>135664</text:p>
          </table:table-cell>
          <table:table-cell office:value-type="float" office:value="8441289" calcext:value-type="float">
            <text:p>8441289</text:p>
          </table:table-cell>
          <table:table-cell office:value-type="float" office:value="32.83666" calcext:value-type="float">
            <text:p>32.83666</text:p>
          </table:table-cell>
          <table:table-cell office:value-type="float" office:value="32.82" calcext:value-type="float">
            <text:p>32.82</text:p>
          </table:table-cell>
          <table:table-cell office:value-type="float" office:value="19480" calcext:value-type="float">
            <text:p>19480</text:p>
          </table:table-cell>
          <table:table-cell office:value-type="float" office:value="8441289" calcext:value-type="float">
            <text:p>8441289</text:p>
          </table:table-cell>
          <table:table-cell table:formula="of:=[Sheet1.I45]-[Sheet1.E45]" office:value-type="float" office:value="0" calcext:value-type="float">
            <text:p>0</text:p>
          </table:table-cell>
          <table:table-cell table:formula="of:=[.F45]&lt;[.B45]" office:value-type="boolean" office:boolean-value="false" calcext:value-type="boolean">
            <text:p>FALSE</text:p>
          </table:table-cell>
          <table:table-cell table:formula="of:=[.F45]&lt;2*[.B4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12-c7469477.ukp</text:p>
          </table:table-cell>
          <table:table-cell office:value-type="float" office:value="0.535422" calcext:value-type="float">
            <text:p>0.535422</text:p>
          </table:table-cell>
          <table:table-cell office:value-type="float" office:value="0.56" calcext:value-type="float">
            <text:p>0.56</text:p>
          </table:table-cell>
          <table:table-cell office:value-type="float" office:value="120316" calcext:value-type="float">
            <text:p>120316</text:p>
          </table:table-cell>
          <table:table-cell office:value-type="float" office:value="7468852" calcext:value-type="float">
            <text:p>7468852</text:p>
          </table:table-cell>
          <table:table-cell office:value-type="float" office:value="89.31332" calcext:value-type="float">
            <text:p>89.31332</text:p>
          </table:table-cell>
          <table:table-cell office:value-type="float" office:value="89.26" calcext:value-type="float">
            <text:p>89.26</text:p>
          </table:table-cell>
          <table:table-cell office:value-type="float" office:value="31684" calcext:value-type="float">
            <text:p>31684</text:p>
          </table:table-cell>
          <table:table-cell office:value-type="float" office:value="7468852" calcext:value-type="float">
            <text:p>7468852</text:p>
          </table:table-cell>
          <table:table-cell table:formula="of:=[Sheet1.I46]-[Sheet1.E46]" office:value-type="float" office:value="0" calcext:value-type="float">
            <text:p>0</text:p>
          </table:table-cell>
          <table:table-cell table:formula="of:=[.F46]&lt;[.B46]" office:value-type="boolean" office:boolean-value="false" calcext:value-type="boolean">
            <text:p>FALSE</text:p>
          </table:table-cell>
          <table:table-cell table:formula="of:=[.F46]&lt;2*[.B4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13-c8304533.ukp</text:p>
          </table:table-cell>
          <table:table-cell office:value-type="float" office:value="0.575323" calcext:value-type="float">
            <text:p>0.575323</text:p>
          </table:table-cell>
          <table:table-cell office:value-type="float" office:value="0.6" calcext:value-type="float">
            <text:p>0.6</text:p>
          </table:table-cell>
          <table:table-cell office:value-type="float" office:value="133408" calcext:value-type="float">
            <text:p>133408</text:p>
          </table:table-cell>
          <table:table-cell office:value-type="float" office:value="8303838" calcext:value-type="float">
            <text:p>8303838</text:p>
          </table:table-cell>
          <table:table-cell office:value-type="float" office:value="101.25999" calcext:value-type="float">
            <text:p>101.25999</text:p>
          </table:table-cell>
          <table:table-cell office:value-type="float" office:value="101.22" calcext:value-type="float">
            <text:p>101.22</text:p>
          </table:table-cell>
          <table:table-cell office:value-type="float" office:value="31316" calcext:value-type="float">
            <text:p>31316</text:p>
          </table:table-cell>
          <table:table-cell office:value-type="float" office:value="8303838" calcext:value-type="float">
            <text:p>8303838</text:p>
          </table:table-cell>
          <table:table-cell table:formula="of:=[Sheet1.I47]-[Sheet1.E47]" office:value-type="float" office:value="0" calcext:value-type="float">
            <text:p>0</text:p>
          </table:table-cell>
          <table:table-cell table:formula="of:=[.F47]&lt;[.B47]" office:value-type="boolean" office:boolean-value="false" calcext:value-type="boolean">
            <text:p>FALSE</text:p>
          </table:table-cell>
          <table:table-cell table:formula="of:=[.F47]&lt;2*[.B4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14-c9212648.ukp</text:p>
          </table:table-cell>
          <table:table-cell office:value-type="float" office:value="0.55831" calcext:value-type="float">
            <text:p>0.55831</text:p>
          </table:table-cell>
          <table:table-cell office:value-type="float" office:value="0.58" calcext:value-type="float">
            <text:p>0.58</text:p>
          </table:table-cell>
          <table:table-cell office:value-type="float" office:value="147780" calcext:value-type="float">
            <text:p>147780</text:p>
          </table:table-cell>
          <table:table-cell office:value-type="float" office:value="9211878" calcext:value-type="float">
            <text:p>9211878</text:p>
          </table:table-cell>
          <table:table-cell office:value-type="float" office:value="69.41666" calcext:value-type="float">
            <text:p>69.41666</text:p>
          </table:table-cell>
          <table:table-cell office:value-type="float" office:value="69.38" calcext:value-type="float">
            <text:p>69.38</text:p>
          </table:table-cell>
          <table:table-cell office:value-type="float" office:value="23088" calcext:value-type="float">
            <text:p>23088</text:p>
          </table:table-cell>
          <table:table-cell office:value-type="float" office:value="9211878" calcext:value-type="float">
            <text:p>9211878</text:p>
          </table:table-cell>
          <table:table-cell table:formula="of:=[Sheet1.I48]-[Sheet1.E48]" office:value-type="float" office:value="0" calcext:value-type="float">
            <text:p>0</text:p>
          </table:table-cell>
          <table:table-cell table:formula="of:=[.F48]&lt;[.B48]" office:value-type="boolean" office:boolean-value="false" calcext:value-type="boolean">
            <text:p>FALSE</text:p>
          </table:table-cell>
          <table:table-cell table:formula="of:=[.F48]&lt;2*[.B4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15-c9789593.ukp</text:p>
          </table:table-cell>
          <table:table-cell office:value-type="float" office:value="0.541051" calcext:value-type="float">
            <text:p>0.541051</text:p>
          </table:table-cell>
          <table:table-cell office:value-type="float" office:value="0.56" calcext:value-type="float">
            <text:p>0.56</text:p>
          </table:table-cell>
          <table:table-cell office:value-type="float" office:value="156680" calcext:value-type="float">
            <text:p>156680</text:p>
          </table:table-cell>
          <table:table-cell office:value-type="float" office:value="9788773" calcext:value-type="float">
            <text:p>9788773</text:p>
          </table:table-cell>
          <table:table-cell office:value-type="float" office:value="200.08998" calcext:value-type="float">
            <text:p>200.08998</text:p>
          </table:table-cell>
          <table:table-cell office:value-type="float" office:value="199.97" calcext:value-type="float">
            <text:p>199.97</text:p>
          </table:table-cell>
          <table:table-cell office:value-type="float" office:value="44284" calcext:value-type="float">
            <text:p>44284</text:p>
          </table:table-cell>
          <table:table-cell office:value-type="float" office:value="9788773" calcext:value-type="float">
            <text:p>9788773</text:p>
          </table:table-cell>
          <table:table-cell table:formula="of:=[Sheet1.I49]-[Sheet1.E49]" office:value-type="float" office:value="0" calcext:value-type="float">
            <text:p>0</text:p>
          </table:table-cell>
          <table:table-cell table:formula="of:=[.F49]&lt;[.B49]" office:value-type="boolean" office:boolean-value="false" calcext:value-type="boolean">
            <text:p>FALSE</text:p>
          </table:table-cell>
          <table:table-cell table:formula="of:=[.F49]&lt;2*[.B4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16-c9359281.ukp</text:p>
          </table:table-cell>
          <table:table-cell office:value-type="float" office:value="0.553577" calcext:value-type="float">
            <text:p>0.553577</text:p>
          </table:table-cell>
          <table:table-cell office:value-type="float" office:value="0.58" calcext:value-type="float">
            <text:p>0.58</text:p>
          </table:table-cell>
          <table:table-cell office:value-type="float" office:value="150136" calcext:value-type="float">
            <text:p>150136</text:p>
          </table:table-cell>
          <table:table-cell office:value-type="float" office:value="9358501" calcext:value-type="float">
            <text:p>935850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8012" calcext:value-type="float">
            <text:p>8012</text:p>
          </table:table-cell>
          <table:table-cell office:value-type="float" office:value="9358501" calcext:value-type="float">
            <text:p>9358501</text:p>
          </table:table-cell>
          <table:table-cell table:formula="of:=[Sheet1.I50]-[Sheet1.E50]" office:value-type="float" office:value="0" calcext:value-type="float">
            <text:p>0</text:p>
          </table:table-cell>
          <table:table-cell table:formula="of:=[.F50]&lt;[.B50]" office:value-type="boolean" office:boolean-value="true" calcext:value-type="boolean">
            <text:p>TRUE</text:p>
          </table:table-cell>
          <table:table-cell table:formula="of:=[.F50]&lt;2*[.B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10000wmin50000-17-c6880209.ukp</text:p>
          </table:table-cell>
          <table:table-cell office:value-type="float" office:value="0.53996" calcext:value-type="float">
            <text:p>0.53996</text:p>
          </table:table-cell>
          <table:table-cell office:value-type="float" office:value="0.56" calcext:value-type="float">
            <text:p>0.56</text:p>
          </table:table-cell>
          <table:table-cell office:value-type="float" office:value="111248" calcext:value-type="float">
            <text:p>111248</text:p>
          </table:table-cell>
          <table:table-cell office:value-type="float" office:value="6879634" calcext:value-type="float">
            <text:p>6879634</text:p>
          </table:table-cell>
          <table:table-cell office:value-type="float" office:value="40.68" calcext:value-type="float">
            <text:p>40.68</text:p>
          </table:table-cell>
          <table:table-cell office:value-type="float" office:value="40.69" calcext:value-type="float">
            <text:p>40.69</text:p>
          </table:table-cell>
          <table:table-cell office:value-type="float" office:value="19836" calcext:value-type="float">
            <text:p>19836</text:p>
          </table:table-cell>
          <table:table-cell office:value-type="float" office:value="6879634" calcext:value-type="float">
            <text:p>6879634</text:p>
          </table:table-cell>
          <table:table-cell table:formula="of:=[Sheet1.I51]-[Sheet1.E51]" office:value-type="float" office:value="0" calcext:value-type="float">
            <text:p>0</text:p>
          </table:table-cell>
          <table:table-cell table:formula="of:=[.F51]&lt;[.B51]" office:value-type="boolean" office:boolean-value="false" calcext:value-type="boolean">
            <text:p>FALSE</text:p>
          </table:table-cell>
          <table:table-cell table:formula="of:=[.F51]&lt;2*[.B5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18-c4318961.ukp</text:p>
          </table:table-cell>
          <table:table-cell office:value-type="float" office:value="0.534747" calcext:value-type="float">
            <text:p>0.534747</text:p>
          </table:table-cell>
          <table:table-cell office:value-type="float" office:value="0.56" calcext:value-type="float">
            <text:p>0.56</text:p>
          </table:table-cell>
          <table:table-cell office:value-type="float" office:value="71244" calcext:value-type="float">
            <text:p>71244</text:p>
          </table:table-cell>
          <table:table-cell office:value-type="float" office:value="4318601" calcext:value-type="float">
            <text:p>431860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48" calcext:value-type="float">
            <text:p>7948</text:p>
          </table:table-cell>
          <table:table-cell office:value-type="float" office:value="4318601" calcext:value-type="float">
            <text:p>4318601</text:p>
          </table:table-cell>
          <table:table-cell table:formula="of:=[Sheet1.I52]-[Sheet1.E52]" office:value-type="float" office:value="0" calcext:value-type="float">
            <text:p>0</text:p>
          </table:table-cell>
          <table:table-cell table:formula="of:=[.F52]&lt;[.B52]" office:value-type="boolean" office:boolean-value="true" calcext:value-type="boolean">
            <text:p>TRUE</text:p>
          </table:table-cell>
          <table:table-cell table:formula="of:=[.F52]&lt;2*[.B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10000wmin50000-19-c4193065.ukp</text:p>
          </table:table-cell>
          <table:table-cell office:value-type="float" office:value="0.530952" calcext:value-type="float">
            <text:p>0.530952</text:p>
          </table:table-cell>
          <table:table-cell office:value-type="float" office:value="0.55" calcext:value-type="float">
            <text:p>0.55</text:p>
          </table:table-cell>
          <table:table-cell office:value-type="float" office:value="69156" calcext:value-type="float">
            <text:p>69156</text:p>
          </table:table-cell>
          <table:table-cell office:value-type="float" office:value="4192715" calcext:value-type="float">
            <text:p>4192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48" calcext:value-type="float">
            <text:p>6348</text:p>
          </table:table-cell>
          <table:table-cell office:value-type="float" office:value="4192715" calcext:value-type="float">
            <text:p>4192715</text:p>
          </table:table-cell>
          <table:table-cell table:formula="of:=[Sheet1.I53]-[Sheet1.E53]" office:value-type="float" office:value="0" calcext:value-type="float">
            <text:p>0</text:p>
          </table:table-cell>
          <table:table-cell table:formula="of:=[.F53]&lt;[.B53]" office:value-type="boolean" office:boolean-value="true" calcext:value-type="boolean">
            <text:p>TRUE</text:p>
          </table:table-cell>
          <table:table-cell table:formula="of:=[.F53]&lt;2*[.B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10000wmin50000-2-c7442103.ukp</text:p>
          </table:table-cell>
          <table:table-cell office:value-type="float" office:value="0.540582" calcext:value-type="float">
            <text:p>0.540582</text:p>
          </table:table-cell>
          <table:table-cell office:value-type="float" office:value="0.56" calcext:value-type="float">
            <text:p>0.56</text:p>
          </table:table-cell>
          <table:table-cell office:value-type="float" office:value="120196" calcext:value-type="float">
            <text:p>120196</text:p>
          </table:table-cell>
          <table:table-cell office:value-type="float" office:value="7441478" calcext:value-type="float">
            <text:p>7441478</text:p>
          </table:table-cell>
          <table:table-cell office:value-type="float" office:value="199.94665" calcext:value-type="float">
            <text:p>199.94665</text:p>
          </table:table-cell>
          <table:table-cell office:value-type="float" office:value="199.85" calcext:value-type="float">
            <text:p>199.85</text:p>
          </table:table-cell>
          <table:table-cell office:value-type="float" office:value="45192" calcext:value-type="float">
            <text:p>45192</text:p>
          </table:table-cell>
          <table:table-cell office:value-type="float" office:value="7441478" calcext:value-type="float">
            <text:p>7441478</text:p>
          </table:table-cell>
          <table:table-cell table:formula="of:=[Sheet1.I54]-[Sheet1.E54]" office:value-type="float" office:value="0" calcext:value-type="float">
            <text:p>0</text:p>
          </table:table-cell>
          <table:table-cell table:formula="of:=[.F54]&lt;[.B54]" office:value-type="boolean" office:boolean-value="false" calcext:value-type="boolean">
            <text:p>FALSE</text:p>
          </table:table-cell>
          <table:table-cell table:formula="of:=[.F54]&lt;2*[.B5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3-c2088141.ukp</text:p>
          </table:table-cell>
          <table:table-cell office:value-type="float" office:value="0.529586" calcext:value-type="float">
            <text:p>0.529586</text:p>
          </table:table-cell>
          <table:table-cell office:value-type="float" office:value="0.55" calcext:value-type="float">
            <text:p>0.55</text:p>
          </table:table-cell>
          <table:table-cell office:value-type="float" office:value="36232" calcext:value-type="float">
            <text:p>36232</text:p>
          </table:table-cell>
          <table:table-cell office:value-type="float" office:value="2087966" calcext:value-type="float">
            <text:p>2087966</text:p>
          </table:table-cell>
          <table:table-cell table:number-columns-repeated="2" office:value-type="float" office:value="17.75" calcext:value-type="float">
            <text:p>17.75</text:p>
          </table:table-cell>
          <table:table-cell office:value-type="float" office:value="18052" calcext:value-type="float">
            <text:p>18052</text:p>
          </table:table-cell>
          <table:table-cell office:value-type="float" office:value="2087966" calcext:value-type="float">
            <text:p>2087966</text:p>
          </table:table-cell>
          <table:table-cell table:formula="of:=[Sheet1.I55]-[Sheet1.E55]" office:value-type="float" office:value="0" calcext:value-type="float">
            <text:p>0</text:p>
          </table:table-cell>
          <table:table-cell table:formula="of:=[.F55]&lt;[.B55]" office:value-type="boolean" office:boolean-value="false" calcext:value-type="boolean">
            <text:p>FALSE</text:p>
          </table:table-cell>
          <table:table-cell table:formula="of:=[.F55]&lt;2*[.B5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4-c4929152.ukp</text:p>
          </table:table-cell>
          <table:table-cell office:value-type="float" office:value="0.546262" calcext:value-type="float">
            <text:p>0.546262</text:p>
          </table:table-cell>
          <table:table-cell office:value-type="float" office:value="0.57" calcext:value-type="float">
            <text:p>0.57</text:p>
          </table:table-cell>
          <table:table-cell office:value-type="float" office:value="80612" calcext:value-type="float">
            <text:p>80612</text:p>
          </table:table-cell>
          <table:table-cell office:value-type="float" office:value="4928737" calcext:value-type="float">
            <text:p>4928737</text:p>
          </table:table-cell>
          <table:table-cell office:value-type="float" office:value="206.73998" calcext:value-type="float">
            <text:p>206.73998</text:p>
          </table:table-cell>
          <table:table-cell office:value-type="float" office:value="206.63" calcext:value-type="float">
            <text:p>206.63</text:p>
          </table:table-cell>
          <table:table-cell office:value-type="float" office:value="44616" calcext:value-type="float">
            <text:p>44616</text:p>
          </table:table-cell>
          <table:table-cell office:value-type="float" office:value="4928737" calcext:value-type="float">
            <text:p>4928737</text:p>
          </table:table-cell>
          <table:table-cell table:formula="of:=[Sheet1.I56]-[Sheet1.E56]" office:value-type="float" office:value="0" calcext:value-type="float">
            <text:p>0</text:p>
          </table:table-cell>
          <table:table-cell table:formula="of:=[.F56]&lt;[.B56]" office:value-type="boolean" office:boolean-value="false" calcext:value-type="boolean">
            <text:p>FALSE</text:p>
          </table:table-cell>
          <table:table-cell table:formula="of:=[.F56]&lt;2*[.B5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5-c2181348.ukp</text:p>
          </table:table-cell>
          <table:table-cell office:value-type="float" office:value="0.530822" calcext:value-type="float">
            <text:p>0.530822</text:p>
          </table:table-cell>
          <table:table-cell office:value-type="float" office:value="0.55" calcext:value-type="float">
            <text:p>0.55</text:p>
          </table:table-cell>
          <table:table-cell office:value-type="float" office:value="37852" calcext:value-type="float">
            <text:p>37852</text:p>
          </table:table-cell>
          <table:table-cell office:value-type="float" office:value="2181163" calcext:value-type="float">
            <text:p>2181163</text:p>
          </table:table-cell>
          <table:table-cell office:value-type="float" office:value="106.95999" calcext:value-type="float">
            <text:p>106.95999</text:p>
          </table:table-cell>
          <table:table-cell office:value-type="float" office:value="106.93" calcext:value-type="float">
            <text:p>106.93</text:p>
          </table:table-cell>
          <table:table-cell office:value-type="float" office:value="30824" calcext:value-type="float">
            <text:p>30824</text:p>
          </table:table-cell>
          <table:table-cell office:value-type="float" office:value="2181163" calcext:value-type="float">
            <text:p>2181163</text:p>
          </table:table-cell>
          <table:table-cell table:formula="of:=[Sheet1.I57]-[Sheet1.E57]" office:value-type="float" office:value="0" calcext:value-type="float">
            <text:p>0</text:p>
          </table:table-cell>
          <table:table-cell table:formula="of:=[.F57]&lt;[.B57]" office:value-type="boolean" office:boolean-value="false" calcext:value-type="boolean">
            <text:p>FALSE</text:p>
          </table:table-cell>
          <table:table-cell table:formula="of:=[.F57]&lt;2*[.B5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6-c7181498.ukp</text:p>
          </table:table-cell>
          <table:table-cell office:value-type="float" office:value="0.540457" calcext:value-type="float">
            <text:p>0.540457</text:p>
          </table:table-cell>
          <table:table-cell office:value-type="float" office:value="0.56" calcext:value-type="float">
            <text:p>0.56</text:p>
          </table:table-cell>
          <table:table-cell office:value-type="float" office:value="116108" calcext:value-type="float">
            <text:p>116108</text:p>
          </table:table-cell>
          <table:table-cell office:value-type="float" office:value="7180898" calcext:value-type="float">
            <text:p>7180898</text:p>
          </table:table-cell>
          <table:table-cell office:value-type="float" office:value="33.57" calcext:value-type="float">
            <text:p>33.57</text:p>
          </table:table-cell>
          <table:table-cell office:value-type="float" office:value="33.56" calcext:value-type="float">
            <text:p>33.56</text:p>
          </table:table-cell>
          <table:table-cell office:value-type="float" office:value="19876" calcext:value-type="float">
            <text:p>19876</text:p>
          </table:table-cell>
          <table:table-cell office:value-type="float" office:value="7180898" calcext:value-type="float">
            <text:p>7180898</text:p>
          </table:table-cell>
          <table:table-cell table:formula="of:=[Sheet1.I58]-[Sheet1.E58]" office:value-type="float" office:value="0" calcext:value-type="float">
            <text:p>0</text:p>
          </table:table-cell>
          <table:table-cell table:formula="of:=[.F58]&lt;[.B58]" office:value-type="boolean" office:boolean-value="false" calcext:value-type="boolean">
            <text:p>FALSE</text:p>
          </table:table-cell>
          <table:table-cell table:formula="of:=[.F58]&lt;2*[.B5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7-c8373550.ukp</text:p>
          </table:table-cell>
          <table:table-cell office:value-type="float" office:value="0.588623" calcext:value-type="float">
            <text:p>0.588623</text:p>
          </table:table-cell>
          <table:table-cell office:value-type="float" office:value="0.62" calcext:value-type="float">
            <text:p>0.62</text:p>
          </table:table-cell>
          <table:table-cell office:value-type="float" office:value="134740" calcext:value-type="float">
            <text:p>134740</text:p>
          </table:table-cell>
          <table:table-cell office:value-type="float" office:value="8372850" calcext:value-type="float">
            <text:p>8372850</text:p>
          </table:table-cell>
          <table:table-cell office:value-type="float" office:value="60.27999" calcext:value-type="float">
            <text:p>60.27999</text:p>
          </table:table-cell>
          <table:table-cell office:value-type="float" office:value="60.26" calcext:value-type="float">
            <text:p>60.26</text:p>
          </table:table-cell>
          <table:table-cell office:value-type="float" office:value="28012" calcext:value-type="float">
            <text:p>28012</text:p>
          </table:table-cell>
          <table:table-cell office:value-type="float" office:value="8372850" calcext:value-type="float">
            <text:p>8372850</text:p>
          </table:table-cell>
          <table:table-cell table:formula="of:=[Sheet1.I59]-[Sheet1.E59]" office:value-type="float" office:value="0" calcext:value-type="float">
            <text:p>0</text:p>
          </table:table-cell>
          <table:table-cell table:formula="of:=[.F59]&lt;[.B59]" office:value-type="boolean" office:boolean-value="false" calcext:value-type="boolean">
            <text:p>FALSE</text:p>
          </table:table-cell>
          <table:table-cell table:formula="of:=[.F59]&lt;2*[.B5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8-c6499241.ukp</text:p>
          </table:table-cell>
          <table:table-cell office:value-type="float" office:value="0.522184" calcext:value-type="float">
            <text:p>0.522184</text:p>
          </table:table-cell>
          <table:table-cell office:value-type="float" office:value="0.54" calcext:value-type="float">
            <text:p>0.54</text:p>
          </table:table-cell>
          <table:table-cell office:value-type="float" office:value="105396" calcext:value-type="float">
            <text:p>105396</text:p>
          </table:table-cell>
          <table:table-cell office:value-type="float" office:value="6498696" calcext:value-type="float">
            <text:p>6498696</text:p>
          </table:table-cell>
          <table:table-cell office:value-type="float" office:value="114.40666" calcext:value-type="float">
            <text:p>114.40666</text:p>
          </table:table-cell>
          <table:table-cell office:value-type="float" office:value="114.38" calcext:value-type="float">
            <text:p>114.38</text:p>
          </table:table-cell>
          <table:table-cell office:value-type="float" office:value="39424" calcext:value-type="float">
            <text:p>39424</text:p>
          </table:table-cell>
          <table:table-cell office:value-type="float" office:value="6498696" calcext:value-type="float">
            <text:p>6498696</text:p>
          </table:table-cell>
          <table:table-cell table:formula="of:=[Sheet1.I60]-[Sheet1.E60]" office:value-type="float" office:value="0" calcext:value-type="float">
            <text:p>0</text:p>
          </table:table-cell>
          <table:table-cell table:formula="of:=[.F60]&lt;[.B60]" office:value-type="boolean" office:boolean-value="false" calcext:value-type="boolean">
            <text:p>FALSE</text:p>
          </table:table-cell>
          <table:table-cell table:formula="of:=[.F60]&lt;2*[.B6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9-c9968330.ukp</text:p>
          </table:table-cell>
          <table:table-cell office:value-type="float" office:value="0.530763" calcext:value-type="float">
            <text:p>0.530763</text:p>
          </table:table-cell>
          <table:table-cell office:value-type="float" office:value="0.55" calcext:value-type="float">
            <text:p>0.55</text:p>
          </table:table-cell>
          <table:table-cell office:value-type="float" office:value="159404" calcext:value-type="float">
            <text:p>159404</text:p>
          </table:table-cell>
          <table:table-cell office:value-type="float" office:value="9967495" calcext:value-type="float">
            <text:p>9967495</text:p>
          </table:table-cell>
          <table:table-cell office:value-type="float" office:value="150.68665" calcext:value-type="float">
            <text:p>150.68665</text:p>
          </table:table-cell>
          <table:table-cell office:value-type="float" office:value="150.59" calcext:value-type="float">
            <text:p>150.59</text:p>
          </table:table-cell>
          <table:table-cell office:value-type="float" office:value="44352" calcext:value-type="float">
            <text:p>44352</text:p>
          </table:table-cell>
          <table:table-cell office:value-type="float" office:value="9967495" calcext:value-type="float">
            <text:p>9967495</text:p>
          </table:table-cell>
          <table:table-cell table:formula="of:=[Sheet1.I61]-[Sheet1.E61]" office:value-type="float" office:value="0" calcext:value-type="float">
            <text:p>0</text:p>
          </table:table-cell>
          <table:table-cell table:formula="of:=[.F61]&lt;[.B61]" office:value-type="boolean" office:boolean-value="false" calcext:value-type="boolean">
            <text:p>FALSE</text:p>
          </table:table-cell>
          <table:table-cell table:formula="of:=[.F61]&lt;2*[.B6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0-c530995.ukp</text:p>
          </table:table-cell>
          <table:table-cell office:value-type="float" office:value="0.0632174" calcext:value-type="float">
            <text:p>0.0632174</text:p>
          </table:table-cell>
          <table:table-cell office:value-type="float" office:value="0.07" calcext:value-type="float">
            <text:p>0.07</text:p>
          </table:table-cell>
          <table:table-cell office:value-type="float" office:value="11928" calcext:value-type="float">
            <text:p>11928</text:p>
          </table:table-cell>
          <table:table-cell office:value-type="float" office:value="530815" calcext:value-type="float">
            <text:p>530815</text:p>
          </table:table-cell>
          <table:table-cell table:number-columns-repeated="2" office:value-type="float" office:value="6.27" calcext:value-type="float">
            <text:p>6.27</text:p>
          </table:table-cell>
          <table:table-cell office:value-type="float" office:value="13712" calcext:value-type="float">
            <text:p>13712</text:p>
          </table:table-cell>
          <table:table-cell office:value-type="float" office:value="530815" calcext:value-type="float">
            <text:p>530815</text:p>
          </table:table-cell>
          <table:table-cell table:formula="of:=[Sheet1.I62]-[Sheet1.E62]" office:value-type="float" office:value="0" calcext:value-type="float">
            <text:p>0</text:p>
          </table:table-cell>
          <table:table-cell table:formula="of:=[.F62]&lt;[.B62]" office:value-type="boolean" office:boolean-value="false" calcext:value-type="boolean">
            <text:p>FALSE</text:p>
          </table:table-cell>
          <table:table-cell table:formula="of:=[.F62]&lt;2*[.B6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1-c604335.ukp</text:p>
          </table:table-cell>
          <table:table-cell office:value-type="float" office:value="0.0625617" calcext:value-type="float">
            <text:p>0.0625617</text:p>
          </table:table-cell>
          <table:table-cell office:value-type="float" office:value="0.07" calcext:value-type="float">
            <text:p>0.07</text:p>
          </table:table-cell>
          <table:table-cell office:value-type="float" office:value="13160" calcext:value-type="float">
            <text:p>13160</text:p>
          </table:table-cell>
          <table:table-cell office:value-type="float" office:value="604130" calcext:value-type="float">
            <text:p>604130</text:p>
          </table:table-cell>
          <table:table-cell table:number-columns-repeated="2" office:value-type="float" office:value="9.99" calcext:value-type="float">
            <text:p>9.99</text:p>
          </table:table-cell>
          <table:table-cell office:value-type="float" office:value="16164" calcext:value-type="float">
            <text:p>16164</text:p>
          </table:table-cell>
          <table:table-cell office:value-type="float" office:value="604130" calcext:value-type="float">
            <text:p>604130</text:p>
          </table:table-cell>
          <table:table-cell table:formula="of:=[Sheet1.I63]-[Sheet1.E63]" office:value-type="float" office:value="0" calcext:value-type="float">
            <text:p>0</text:p>
          </table:table-cell>
          <table:table-cell table:formula="of:=[.F63]&lt;[.B63]" office:value-type="boolean" office:boolean-value="false" calcext:value-type="boolean">
            <text:p>FALSE</text:p>
          </table:table-cell>
          <table:table-cell table:formula="of:=[.F63]&lt;2*[.B6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10-c386465.ukp</text:p>
          </table:table-cell>
          <table:table-cell office:value-type="float" office:value="0.060257" calcext:value-type="float">
            <text:p>0.060257</text:p>
          </table:table-cell>
          <table:table-cell office:value-type="float" office:value="0.07" calcext:value-type="float">
            <text:p>0.07</text:p>
          </table:table-cell>
          <table:table-cell office:value-type="float" office:value="9700" calcext:value-type="float">
            <text:p>9700</text:p>
          </table:table-cell>
          <table:table-cell office:value-type="float" office:value="386335" calcext:value-type="float">
            <text:p>386335</text:p>
          </table:table-cell>
          <table:table-cell office:value-type="float" office:value="1.27667" calcext:value-type="float">
            <text:p>1.27667</text:p>
          </table:table-cell>
          <table:table-cell office:value-type="float" office:value="1.27" calcext:value-type="float">
            <text:p>1.27</text:p>
          </table:table-cell>
          <table:table-cell office:value-type="float" office:value="9776" calcext:value-type="float">
            <text:p>9776</text:p>
          </table:table-cell>
          <table:table-cell office:value-type="float" office:value="386335" calcext:value-type="float">
            <text:p>386335</text:p>
          </table:table-cell>
          <table:table-cell table:formula="of:=[Sheet1.I64]-[Sheet1.E64]" office:value-type="float" office:value="0" calcext:value-type="float">
            <text:p>0</text:p>
          </table:table-cell>
          <table:table-cell table:formula="of:=[.F64]&lt;[.B64]" office:value-type="boolean" office:boolean-value="false" calcext:value-type="boolean">
            <text:p>FALSE</text:p>
          </table:table-cell>
          <table:table-cell table:formula="of:=[.F64]&lt;2*[.B6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11-c848128.ukp</text:p>
          </table:table-cell>
          <table:table-cell office:value-type="float" office:value="0.0611481" calcext:value-type="float">
            <text:p>0.0611481</text:p>
          </table:table-cell>
          <table:table-cell office:value-type="float" office:value="0.07" calcext:value-type="float">
            <text:p>0.07</text:p>
          </table:table-cell>
          <table:table-cell office:value-type="float" office:value="16912" calcext:value-type="float">
            <text:p>16912</text:p>
          </table:table-cell>
          <table:table-cell office:value-type="float" office:value="847843" calcext:value-type="float">
            <text:p>847843</text:p>
          </table:table-cell>
          <table:table-cell table:number-columns-repeated="2" office:value-type="float" office:value="5.85" calcext:value-type="float">
            <text:p>5.85</text:p>
          </table:table-cell>
          <table:table-cell office:value-type="float" office:value="14720" calcext:value-type="float">
            <text:p>14720</text:p>
          </table:table-cell>
          <table:table-cell office:value-type="float" office:value="847843" calcext:value-type="float">
            <text:p>847843</text:p>
          </table:table-cell>
          <table:table-cell table:formula="of:=[Sheet1.I65]-[Sheet1.E65]" office:value-type="float" office:value="0" calcext:value-type="float">
            <text:p>0</text:p>
          </table:table-cell>
          <table:table-cell table:formula="of:=[.F65]&lt;[.B65]" office:value-type="boolean" office:boolean-value="false" calcext:value-type="boolean">
            <text:p>FALSE</text:p>
          </table:table-cell>
          <table:table-cell table:formula="of:=[.F65]&lt;2*[.B6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12-c898019.ukp</text:p>
          </table:table-cell>
          <table:table-cell office:value-type="float" office:value="0.0644089" calcext:value-type="float">
            <text:p>0.0644089</text:p>
          </table:table-cell>
          <table:table-cell office:value-type="float" office:value="0.07" calcext:value-type="float">
            <text:p>0.07</text:p>
          </table:table-cell>
          <table:table-cell office:value-type="float" office:value="17744" calcext:value-type="float">
            <text:p>17744</text:p>
          </table:table-cell>
          <table:table-cell office:value-type="float" office:value="897719" calcext:value-type="float">
            <text:p>89771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84" calcext:value-type="float">
            <text:p>5884</text:p>
          </table:table-cell>
          <table:table-cell office:value-type="float" office:value="897719" calcext:value-type="float">
            <text:p>897719</text:p>
          </table:table-cell>
          <table:table-cell table:formula="of:=[Sheet1.I66]-[Sheet1.E66]" office:value-type="float" office:value="0" calcext:value-type="float">
            <text:p>0</text:p>
          </table:table-cell>
          <table:table-cell table:formula="of:=[.F66]&lt;[.B66]" office:value-type="boolean" office:boolean-value="true" calcext:value-type="boolean">
            <text:p>TRUE</text:p>
          </table:table-cell>
          <table:table-cell table:formula="of:=[.F66]&lt;2*[.B6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5000wmin10000-13-c212325.ukp</text:p>
          </table:table-cell>
          <table:table-cell office:value-type="float" office:value="0.06184" calcext:value-type="float">
            <text:p>0.06184</text:p>
          </table:table-cell>
          <table:table-cell office:value-type="float" office:value="0.07" calcext:value-type="float">
            <text:p>0.07</text:p>
          </table:table-cell>
          <table:table-cell office:value-type="float" office:value="7052" calcext:value-type="float">
            <text:p>7052</text:p>
          </table:table-cell>
          <table:table-cell office:value-type="float" office:value="212250" calcext:value-type="float">
            <text:p>212250</text:p>
          </table:table-cell>
          <table:table-cell table:number-columns-repeated="2" office:value-type="float" office:value="9.52" calcext:value-type="float">
            <text:p>9.52</text:p>
          </table:table-cell>
          <table:table-cell office:value-type="float" office:value="16032" calcext:value-type="float">
            <text:p>16032</text:p>
          </table:table-cell>
          <table:table-cell office:value-type="float" office:value="212250" calcext:value-type="float">
            <text:p>212250</text:p>
          </table:table-cell>
          <table:table-cell table:formula="of:=[Sheet1.I67]-[Sheet1.E67]" office:value-type="float" office:value="0" calcext:value-type="float">
            <text:p>0</text:p>
          </table:table-cell>
          <table:table-cell table:formula="of:=[.F67]&lt;[.B67]" office:value-type="boolean" office:boolean-value="false" calcext:value-type="boolean">
            <text:p>FALSE</text:p>
          </table:table-cell>
          <table:table-cell table:formula="of:=[.F67]&lt;2*[.B6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14-c863370.ukp</text:p>
          </table:table-cell>
          <table:table-cell office:value-type="float" office:value="0.0663796" calcext:value-type="float">
            <text:p>0.0663796</text:p>
          </table:table-cell>
          <table:table-cell office:value-type="float" office:value="0.08" calcext:value-type="float">
            <text:p>0.08</text:p>
          </table:table-cell>
          <table:table-cell office:value-type="float" office:value="17236" calcext:value-type="float">
            <text:p>17236</text:p>
          </table:table-cell>
          <table:table-cell office:value-type="float" office:value="863080" calcext:value-type="float">
            <text:p>863080</text:p>
          </table:table-cell>
          <table:table-cell office:value-type="float" office:value="7.35333" calcext:value-type="float">
            <text:p>7.35333</text:p>
          </table:table-cell>
          <table:table-cell office:value-type="float" office:value="7.35" calcext:value-type="float">
            <text:p>7.35</text:p>
          </table:table-cell>
          <table:table-cell office:value-type="float" office:value="14720" calcext:value-type="float">
            <text:p>14720</text:p>
          </table:table-cell>
          <table:table-cell office:value-type="float" office:value="863080" calcext:value-type="float">
            <text:p>863080</text:p>
          </table:table-cell>
          <table:table-cell table:formula="of:=[Sheet1.I68]-[Sheet1.E68]" office:value-type="float" office:value="0" calcext:value-type="float">
            <text:p>0</text:p>
          </table:table-cell>
          <table:table-cell table:formula="of:=[.F68]&lt;[.B68]" office:value-type="boolean" office:boolean-value="false" calcext:value-type="boolean">
            <text:p>FALSE</text:p>
          </table:table-cell>
          <table:table-cell table:formula="of:=[.F68]&lt;2*[.B6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15-c526251.ukp</text:p>
          </table:table-cell>
          <table:table-cell office:value-type="float" office:value="0.0654782" calcext:value-type="float">
            <text:p>0.0654782</text:p>
          </table:table-cell>
          <table:table-cell office:value-type="float" office:value="0.08" calcext:value-type="float">
            <text:p>0.08</text:p>
          </table:table-cell>
          <table:table-cell office:value-type="float" office:value="11792" calcext:value-type="float">
            <text:p>11792</text:p>
          </table:table-cell>
          <table:table-cell office:value-type="float" office:value="526071" calcext:value-type="float">
            <text:p>526071</text:p>
          </table:table-cell>
          <table:table-cell office:value-type="float" office:value="11.99333" calcext:value-type="float">
            <text:p>11.99333</text:p>
          </table:table-cell>
          <table:table-cell office:value-type="float" office:value="12" calcext:value-type="float">
            <text:p>12</text:p>
          </table:table-cell>
          <table:table-cell office:value-type="float" office:value="16228" calcext:value-type="float">
            <text:p>16228</text:p>
          </table:table-cell>
          <table:table-cell office:value-type="float" office:value="526071" calcext:value-type="float">
            <text:p>526071</text:p>
          </table:table-cell>
          <table:table-cell table:formula="of:=[Sheet1.I69]-[Sheet1.E69]" office:value-type="float" office:value="0" calcext:value-type="float">
            <text:p>0</text:p>
          </table:table-cell>
          <table:table-cell table:formula="of:=[.F69]&lt;[.B69]" office:value-type="boolean" office:boolean-value="false" calcext:value-type="boolean">
            <text:p>FALSE</text:p>
          </table:table-cell>
          <table:table-cell table:formula="of:=[.F69]&lt;2*[.B6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16-c969942.ukp</text:p>
          </table:table-cell>
          <table:table-cell office:value-type="float" office:value="0.0671453" calcext:value-type="float">
            <text:p>0.0671453</text:p>
          </table:table-cell>
          <table:table-cell office:value-type="float" office:value="0.08" calcext:value-type="float">
            <text:p>0.08</text:p>
          </table:table-cell>
          <table:table-cell office:value-type="float" office:value="18896" calcext:value-type="float">
            <text:p>18896</text:p>
          </table:table-cell>
          <table:table-cell office:value-type="float" office:value="969617" calcext:value-type="float">
            <text:p>969617</text:p>
          </table:table-cell>
          <table:table-cell office:value-type="float" office:value="3.30333" calcext:value-type="float">
            <text:p>3.30333</text:p>
          </table:table-cell>
          <table:table-cell office:value-type="float" office:value="3.3" calcext:value-type="float">
            <text:p>3.3</text:p>
          </table:table-cell>
          <table:table-cell office:value-type="float" office:value="11284" calcext:value-type="float">
            <text:p>11284</text:p>
          </table:table-cell>
          <table:table-cell office:value-type="float" office:value="969617" calcext:value-type="float">
            <text:p>969617</text:p>
          </table:table-cell>
          <table:table-cell table:formula="of:=[Sheet1.I70]-[Sheet1.E70]" office:value-type="float" office:value="0" calcext:value-type="float">
            <text:p>0</text:p>
          </table:table-cell>
          <table:table-cell table:formula="of:=[.F70]&lt;[.B70]" office:value-type="boolean" office:boolean-value="false" calcext:value-type="boolean">
            <text:p>FALSE</text:p>
          </table:table-cell>
          <table:table-cell table:formula="of:=[.F70]&lt;2*[.B7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17-c893330.ukp</text:p>
          </table:table-cell>
          <table:table-cell office:value-type="float" office:value="0.0652404" calcext:value-type="float">
            <text:p>0.0652404</text:p>
          </table:table-cell>
          <table:table-cell office:value-type="float" office:value="0.08" calcext:value-type="float">
            <text:p>0.08</text:p>
          </table:table-cell>
          <table:table-cell office:value-type="float" office:value="17584" calcext:value-type="float">
            <text:p>17584</text:p>
          </table:table-cell>
          <table:table-cell office:value-type="float" office:value="893030" calcext:value-type="float">
            <text:p>893030</text:p>
          </table:table-cell>
          <table:table-cell office:value-type="float" office:value="7.17333" calcext:value-type="float">
            <text:p>7.17333</text:p>
          </table:table-cell>
          <table:table-cell office:value-type="float" office:value="7.17" calcext:value-type="float">
            <text:p>7.17</text:p>
          </table:table-cell>
          <table:table-cell office:value-type="float" office:value="13680" calcext:value-type="float">
            <text:p>13680</text:p>
          </table:table-cell>
          <table:table-cell office:value-type="float" office:value="893030" calcext:value-type="float">
            <text:p>893030</text:p>
          </table:table-cell>
          <table:table-cell table:formula="of:=[Sheet1.I71]-[Sheet1.E71]" office:value-type="float" office:value="0" calcext:value-type="float">
            <text:p>0</text:p>
          </table:table-cell>
          <table:table-cell table:formula="of:=[.F71]&lt;[.B71]" office:value-type="boolean" office:boolean-value="false" calcext:value-type="boolean">
            <text:p>FALSE</text:p>
          </table:table-cell>
          <table:table-cell table:formula="of:=[.F71]&lt;2*[.B7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18-c416705.ukp</text:p>
          </table:table-cell>
          <table:table-cell office:value-type="float" office:value="0.0647264" calcext:value-type="float">
            <text:p>0.0647264</text:p>
          </table:table-cell>
          <table:table-cell office:value-type="float" office:value="0.08" calcext:value-type="float">
            <text:p>0.08</text:p>
          </table:table-cell>
          <table:table-cell office:value-type="float" office:value="10172" calcext:value-type="float">
            <text:p>10172</text:p>
          </table:table-cell>
          <table:table-cell office:value-type="float" office:value="416565" calcext:value-type="float">
            <text:p>416565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9608" calcext:value-type="float">
            <text:p>9608</text:p>
          </table:table-cell>
          <table:table-cell office:value-type="float" office:value="416565" calcext:value-type="float">
            <text:p>416565</text:p>
          </table:table-cell>
          <table:table-cell table:formula="of:=[Sheet1.I72]-[Sheet1.E72]" office:value-type="float" office:value="0" calcext:value-type="float">
            <text:p>0</text:p>
          </table:table-cell>
          <table:table-cell table:formula="of:=[.F72]&lt;[.B72]" office:value-type="boolean" office:boolean-value="false" calcext:value-type="boolean">
            <text:p>FALSE</text:p>
          </table:table-cell>
          <table:table-cell table:formula="of:=[.F72]&lt;2*[.B7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19-c650293.ukp</text:p>
          </table:table-cell>
          <table:table-cell office:value-type="float" office:value="0.0658413" calcext:value-type="float">
            <text:p>0.0658413</text:p>
          </table:table-cell>
          <table:table-cell office:value-type="float" office:value="0.08" calcext:value-type="float">
            <text:p>0.08</text:p>
          </table:table-cell>
          <table:table-cell office:value-type="float" office:value="13836" calcext:value-type="float">
            <text:p>13836</text:p>
          </table:table-cell>
          <table:table-cell office:value-type="float" office:value="650073" calcext:value-type="float">
            <text:p>650073</text:p>
          </table:table-cell>
          <table:table-cell table:number-columns-repeated="2" office:value-type="float" office:value="7.05" calcext:value-type="float">
            <text:p>7.05</text:p>
          </table:table-cell>
          <table:table-cell office:value-type="float" office:value="13684" calcext:value-type="float">
            <text:p>13684</text:p>
          </table:table-cell>
          <table:table-cell office:value-type="float" office:value="650073" calcext:value-type="float">
            <text:p>650073</text:p>
          </table:table-cell>
          <table:table-cell table:formula="of:=[Sheet1.I73]-[Sheet1.E73]" office:value-type="float" office:value="0" calcext:value-type="float">
            <text:p>0</text:p>
          </table:table-cell>
          <table:table-cell table:formula="of:=[.F73]&lt;[.B73]" office:value-type="boolean" office:boolean-value="false" calcext:value-type="boolean">
            <text:p>FALSE</text:p>
          </table:table-cell>
          <table:table-cell table:formula="of:=[.F73]&lt;2*[.B7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2-c438699.ukp</text:p>
          </table:table-cell>
          <table:table-cell office:value-type="float" office:value="0.0626048" calcext:value-type="float">
            <text:p>0.0626048</text:p>
          </table:table-cell>
          <table:table-cell office:value-type="float" office:value="0.07" calcext:value-type="float">
            <text:p>0.07</text:p>
          </table:table-cell>
          <table:table-cell office:value-type="float" office:value="10356" calcext:value-type="float">
            <text:p>10356</text:p>
          </table:table-cell>
          <table:table-cell office:value-type="float" office:value="438549" calcext:value-type="float">
            <text:p>438549</text:p>
          </table:table-cell>
          <table:table-cell office:value-type="float" office:value="9.89333" calcext:value-type="float">
            <text:p>9.89333</text:p>
          </table:table-cell>
          <table:table-cell office:value-type="float" office:value="9.89" calcext:value-type="float">
            <text:p>9.89</text:p>
          </table:table-cell>
          <table:table-cell office:value-type="float" office:value="16100" calcext:value-type="float">
            <text:p>16100</text:p>
          </table:table-cell>
          <table:table-cell office:value-type="float" office:value="438549" calcext:value-type="float">
            <text:p>438549</text:p>
          </table:table-cell>
          <table:table-cell table:formula="of:=[Sheet1.I74]-[Sheet1.E74]" office:value-type="float" office:value="0" calcext:value-type="float">
            <text:p>0</text:p>
          </table:table-cell>
          <table:table-cell table:formula="of:=[.F74]&lt;[.B74]" office:value-type="boolean" office:boolean-value="false" calcext:value-type="boolean">
            <text:p>FALSE</text:p>
          </table:table-cell>
          <table:table-cell table:formula="of:=[.F74]&lt;2*[.B7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3-c257637.ukp</text:p>
          </table:table-cell>
          <table:table-cell office:value-type="float" office:value="0.0619796" calcext:value-type="float">
            <text:p>0.0619796</text:p>
          </table:table-cell>
          <table:table-cell office:value-type="float" office:value="0.07" calcext:value-type="float">
            <text:p>0.07</text:p>
          </table:table-cell>
          <table:table-cell office:value-type="float" office:value="7588" calcext:value-type="float">
            <text:p>7588</text:p>
          </table:table-cell>
          <table:table-cell office:value-type="float" office:value="257547" calcext:value-type="float">
            <text:p>257547</text:p>
          </table:table-cell>
          <table:table-cell office:value-type="float" office:value="10.14333" calcext:value-type="float">
            <text:p>10.14333</text:p>
          </table:table-cell>
          <table:table-cell office:value-type="float" office:value="10.15" calcext:value-type="float">
            <text:p>10.15</text:p>
          </table:table-cell>
          <table:table-cell office:value-type="float" office:value="16096" calcext:value-type="float">
            <text:p>16096</text:p>
          </table:table-cell>
          <table:table-cell office:value-type="float" office:value="257547" calcext:value-type="float">
            <text:p>257547</text:p>
          </table:table-cell>
          <table:table-cell table:formula="of:=[Sheet1.I75]-[Sheet1.E75]" office:value-type="float" office:value="0" calcext:value-type="float">
            <text:p>0</text:p>
          </table:table-cell>
          <table:table-cell table:formula="of:=[.F75]&lt;[.B75]" office:value-type="boolean" office:boolean-value="false" calcext:value-type="boolean">
            <text:p>FALSE</text:p>
          </table:table-cell>
          <table:table-cell table:formula="of:=[.F75]&lt;2*[.B7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4-c991316.ukp</text:p>
          </table:table-cell>
          <table:table-cell office:value-type="float" office:value="0.0634961" calcext:value-type="float">
            <text:p>0.0634961</text:p>
          </table:table-cell>
          <table:table-cell office:value-type="float" office:value="0.07" calcext:value-type="float">
            <text:p>0.07</text:p>
          </table:table-cell>
          <table:table-cell office:value-type="float" office:value="18988" calcext:value-type="float">
            <text:p>18988</text:p>
          </table:table-cell>
          <table:table-cell office:value-type="float" office:value="990981" calcext:value-type="float">
            <text:p>990981</text:p>
          </table:table-cell>
          <table:table-cell office:value-type="float" office:value="10.27333" calcext:value-type="float">
            <text:p>10.27333</text:p>
          </table:table-cell>
          <table:table-cell office:value-type="float" office:value="10.27" calcext:value-type="float">
            <text:p>10.27</text:p>
          </table:table-cell>
          <table:table-cell office:value-type="float" office:value="16208" calcext:value-type="float">
            <text:p>16208</text:p>
          </table:table-cell>
          <table:table-cell office:value-type="float" office:value="990981" calcext:value-type="float">
            <text:p>990981</text:p>
          </table:table-cell>
          <table:table-cell table:formula="of:=[Sheet1.I76]-[Sheet1.E76]" office:value-type="float" office:value="0" calcext:value-type="float">
            <text:p>0</text:p>
          </table:table-cell>
          <table:table-cell table:formula="of:=[.F76]&lt;[.B76]" office:value-type="boolean" office:boolean-value="false" calcext:value-type="boolean">
            <text:p>FALSE</text:p>
          </table:table-cell>
          <table:table-cell table:formula="of:=[.F76]&lt;2*[.B7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5-c717770.ukp</text:p>
          </table:table-cell>
          <table:table-cell office:value-type="float" office:value="0.0628826" calcext:value-type="float">
            <text:p>0.0628826</text:p>
          </table:table-cell>
          <table:table-cell office:value-type="float" office:value="0.07" calcext:value-type="float">
            <text:p>0.07</text:p>
          </table:table-cell>
          <table:table-cell office:value-type="float" office:value="14780" calcext:value-type="float">
            <text:p>14780</text:p>
          </table:table-cell>
          <table:table-cell office:value-type="float" office:value="717530" calcext:value-type="float">
            <text:p>71753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52" calcext:value-type="float">
            <text:p>5852</text:p>
          </table:table-cell>
          <table:table-cell office:value-type="float" office:value="717530" calcext:value-type="float">
            <text:p>717530</text:p>
          </table:table-cell>
          <table:table-cell table:formula="of:=[Sheet1.I77]-[Sheet1.E77]" office:value-type="float" office:value="0" calcext:value-type="float">
            <text:p>0</text:p>
          </table:table-cell>
          <table:table-cell table:formula="of:=[.F77]&lt;[.B77]" office:value-type="boolean" office:boolean-value="true" calcext:value-type="boolean">
            <text:p>TRUE</text:p>
          </table:table-cell>
          <table:table-cell table:formula="of:=[.F77]&lt;2*[.B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5000wmin10000-6-c402718.ukp</text:p>
          </table:table-cell>
          <table:table-cell office:value-type="float" office:value="0.0629734" calcext:value-type="float">
            <text:p>0.0629734</text:p>
          </table:table-cell>
          <table:table-cell office:value-type="float" office:value="0.07" calcext:value-type="float">
            <text:p>0.07</text:p>
          </table:table-cell>
          <table:table-cell office:value-type="float" office:value="9984" calcext:value-type="float">
            <text:p>9984</text:p>
          </table:table-cell>
          <table:table-cell office:value-type="float" office:value="402583" calcext:value-type="float">
            <text:p>40258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76" calcext:value-type="float">
            <text:p>5876</text:p>
          </table:table-cell>
          <table:table-cell office:value-type="float" office:value="402583" calcext:value-type="float">
            <text:p>402583</text:p>
          </table:table-cell>
          <table:table-cell table:formula="of:=[Sheet1.I78]-[Sheet1.E78]" office:value-type="float" office:value="0" calcext:value-type="float">
            <text:p>0</text:p>
          </table:table-cell>
          <table:table-cell table:formula="of:=[.F78]&lt;[.B78]" office:value-type="boolean" office:boolean-value="true" calcext:value-type="boolean">
            <text:p>TRUE</text:p>
          </table:table-cell>
          <table:table-cell table:formula="of:=[.F78]&lt;2*[.B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5000wmin10000-7-c963032.ukp</text:p>
          </table:table-cell>
          <table:table-cell office:value-type="float" office:value="0.0620038" calcext:value-type="float">
            <text:p>0.0620038</text:p>
          </table:table-cell>
          <table:table-cell office:value-type="float" office:value="0.07" calcext:value-type="float">
            <text:p>0.07</text:p>
          </table:table-cell>
          <table:table-cell office:value-type="float" office:value="18568" calcext:value-type="float">
            <text:p>18568</text:p>
          </table:table-cell>
          <table:table-cell office:value-type="float" office:value="962707" calcext:value-type="float">
            <text:p>962707</text:p>
          </table:table-cell>
          <table:table-cell office:value-type="float" office:value="9.58666" calcext:value-type="float">
            <text:p>9.58666</text:p>
          </table:table-cell>
          <table:table-cell office:value-type="float" office:value="9.58" calcext:value-type="float">
            <text:p>9.58</text:p>
          </table:table-cell>
          <table:table-cell office:value-type="float" office:value="15916" calcext:value-type="float">
            <text:p>15916</text:p>
          </table:table-cell>
          <table:table-cell office:value-type="float" office:value="962707" calcext:value-type="float">
            <text:p>962707</text:p>
          </table:table-cell>
          <table:table-cell table:formula="of:=[Sheet1.I79]-[Sheet1.E79]" office:value-type="float" office:value="0" calcext:value-type="float">
            <text:p>0</text:p>
          </table:table-cell>
          <table:table-cell table:formula="of:=[.F79]&lt;[.B79]" office:value-type="boolean" office:boolean-value="false" calcext:value-type="boolean">
            <text:p>FALSE</text:p>
          </table:table-cell>
          <table:table-cell table:formula="of:=[.F79]&lt;2*[.B7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8-c275536.ukp</text:p>
          </table:table-cell>
          <table:table-cell office:value-type="float" office:value="0.0618415" calcext:value-type="float">
            <text:p>0.0618415</text:p>
          </table:table-cell>
          <table:table-cell office:value-type="float" office:value="0.07" calcext:value-type="float">
            <text:p>0.07</text:p>
          </table:table-cell>
          <table:table-cell office:value-type="float" office:value="7984" calcext:value-type="float">
            <text:p>7984</text:p>
          </table:table-cell>
          <table:table-cell office:value-type="float" office:value="275441" calcext:value-type="float">
            <text:p>275441</text:p>
          </table:table-cell>
          <table:table-cell office:value-type="float" office:value="6.43333" calcext:value-type="float">
            <text:p>6.43333</text:p>
          </table:table-cell>
          <table:table-cell office:value-type="float" office:value="6.44" calcext:value-type="float">
            <text:p>6.44</text:p>
          </table:table-cell>
          <table:table-cell office:value-type="float" office:value="13632" calcext:value-type="float">
            <text:p>13632</text:p>
          </table:table-cell>
          <table:table-cell office:value-type="float" office:value="275441" calcext:value-type="float">
            <text:p>275441</text:p>
          </table:table-cell>
          <table:table-cell table:formula="of:=[Sheet1.I80]-[Sheet1.E80]" office:value-type="float" office:value="0" calcext:value-type="float">
            <text:p>0</text:p>
          </table:table-cell>
          <table:table-cell table:formula="of:=[.F80]&lt;[.B80]" office:value-type="boolean" office:boolean-value="false" calcext:value-type="boolean">
            <text:p>FALSE</text:p>
          </table:table-cell>
          <table:table-cell table:formula="of:=[.F80]&lt;2*[.B8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9-c205651.ukp</text:p>
          </table:table-cell>
          <table:table-cell office:value-type="float" office:value="0.0607803" calcext:value-type="float">
            <text:p>0.0607803</text:p>
          </table:table-cell>
          <table:table-cell office:value-type="float" office:value="0.07" calcext:value-type="float">
            <text:p>0.07</text:p>
          </table:table-cell>
          <table:table-cell office:value-type="float" office:value="6880" calcext:value-type="float">
            <text:p>6880</text:p>
          </table:table-cell>
          <table:table-cell office:value-type="float" office:value="205581" calcext:value-type="float">
            <text:p>205581</text:p>
          </table:table-cell>
          <table:table-cell office:value-type="float" office:value="2.12333" calcext:value-type="float">
            <text:p>2.12333</text:p>
          </table:table-cell>
          <table:table-cell office:value-type="float" office:value="2.12" calcext:value-type="float">
            <text:p>2.12</text:p>
          </table:table-cell>
          <table:table-cell office:value-type="float" office:value="10996" calcext:value-type="float">
            <text:p>10996</text:p>
          </table:table-cell>
          <table:table-cell office:value-type="float" office:value="205581" calcext:value-type="float">
            <text:p>205581</text:p>
          </table:table-cell>
          <table:table-cell table:formula="of:=[Sheet1.I81]-[Sheet1.E81]" office:value-type="float" office:value="0" calcext:value-type="float">
            <text:p>0</text:p>
          </table:table-cell>
          <table:table-cell table:formula="of:=[.F81]&lt;[.B81]" office:value-type="boolean" office:boolean-value="false" calcext:value-type="boolean">
            <text:p>FALSE</text:p>
          </table:table-cell>
          <table:table-cell table:formula="of:=[.F81]&lt;2*[.B8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0-c922756.ukp</text:p>
          </table:table-cell>
          <table:table-cell office:value-type="float" office:value="0.0856304" calcext:value-type="float">
            <text:p>0.0856304</text:p>
          </table:table-cell>
          <table:table-cell office:value-type="float" office:value="0.09" calcext:value-type="float">
            <text:p>0.09</text:p>
          </table:table-cell>
          <table:table-cell office:value-type="float" office:value="18032" calcext:value-type="float">
            <text:p>18032</text:p>
          </table:table-cell>
          <table:table-cell office:value-type="float" office:value="922521" calcext:value-type="float">
            <text:p>922521</text:p>
          </table:table-cell>
          <table:table-cell office:value-type="float" office:value="18.65" calcext:value-type="float">
            <text:p>18.65</text:p>
          </table:table-cell>
          <table:table-cell office:value-type="float" office:value="18.64" calcext:value-type="float">
            <text:p>18.64</text:p>
          </table:table-cell>
          <table:table-cell office:value-type="float" office:value="17924" calcext:value-type="float">
            <text:p>17924</text:p>
          </table:table-cell>
          <table:table-cell office:value-type="float" office:value="922521" calcext:value-type="float">
            <text:p>922521</text:p>
          </table:table-cell>
          <table:table-cell table:formula="of:=[Sheet1.I82]-[Sheet1.E82]" office:value-type="float" office:value="0" calcext:value-type="float">
            <text:p>0</text:p>
          </table:table-cell>
          <table:table-cell table:formula="of:=[.F82]&lt;[.B82]" office:value-type="boolean" office:boolean-value="false" calcext:value-type="boolean">
            <text:p>FALSE</text:p>
          </table:table-cell>
          <table:table-cell table:formula="of:=[.F82]&lt;2*[.B8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1-c322555.ukp</text:p>
          </table:table-cell>
          <table:table-cell office:value-type="float" office:value="0.083235" calcext:value-type="float">
            <text:p>0.083235</text:p>
          </table:table-cell>
          <table:table-cell office:value-type="float" office:value="0.09" calcext:value-type="float">
            <text:p>0.09</text:p>
          </table:table-cell>
          <table:table-cell office:value-type="float" office:value="8564" calcext:value-type="float">
            <text:p>8564</text:p>
          </table:table-cell>
          <table:table-cell office:value-type="float" office:value="322470" calcext:value-type="float">
            <text:p>322470</text:p>
          </table:table-cell>
          <table:table-cell table:number-columns-repeated="2" office:value-type="float" office:value="17.65" calcext:value-type="float">
            <text:p>17.65</text:p>
          </table:table-cell>
          <table:table-cell office:value-type="float" office:value="17604" calcext:value-type="float">
            <text:p>17604</text:p>
          </table:table-cell>
          <table:table-cell office:value-type="float" office:value="322470" calcext:value-type="float">
            <text:p>322470</text:p>
          </table:table-cell>
          <table:table-cell table:formula="of:=[Sheet1.I83]-[Sheet1.E83]" office:value-type="float" office:value="0" calcext:value-type="float">
            <text:p>0</text:p>
          </table:table-cell>
          <table:table-cell table:formula="of:=[.F83]&lt;[.B83]" office:value-type="boolean" office:boolean-value="false" calcext:value-type="boolean">
            <text:p>FALSE</text:p>
          </table:table-cell>
          <table:table-cell table:formula="of:=[.F83]&lt;2*[.B8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10-c745777.ukp</text:p>
          </table:table-cell>
          <table:table-cell office:value-type="float" office:value="0.0818123" calcext:value-type="float">
            <text:p>0.0818123</text:p>
          </table:table-cell>
          <table:table-cell office:value-type="float" office:value="0.09" calcext:value-type="float">
            <text:p>0.09</text:p>
          </table:table-cell>
          <table:table-cell office:value-type="float" office:value="15268" calcext:value-type="float">
            <text:p>15268</text:p>
          </table:table-cell>
          <table:table-cell office:value-type="float" office:value="745587" calcext:value-type="float">
            <text:p>745587</text:p>
          </table:table-cell>
          <table:table-cell office:value-type="float" office:value="11.68333" calcext:value-type="float">
            <text:p>11.68333</text:p>
          </table:table-cell>
          <table:table-cell office:value-type="float" office:value="11.68" calcext:value-type="float">
            <text:p>11.68</text:p>
          </table:table-cell>
          <table:table-cell office:value-type="float" office:value="15936" calcext:value-type="float">
            <text:p>15936</text:p>
          </table:table-cell>
          <table:table-cell office:value-type="float" office:value="745587" calcext:value-type="float">
            <text:p>745587</text:p>
          </table:table-cell>
          <table:table-cell table:formula="of:=[Sheet1.I84]-[Sheet1.E84]" office:value-type="float" office:value="0" calcext:value-type="float">
            <text:p>0</text:p>
          </table:table-cell>
          <table:table-cell table:formula="of:=[.F84]&lt;[.B84]" office:value-type="boolean" office:boolean-value="false" calcext:value-type="boolean">
            <text:p>FALSE</text:p>
          </table:table-cell>
          <table:table-cell table:formula="of:=[.F84]&lt;2*[.B8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11-c768341.ukp</text:p>
          </table:table-cell>
          <table:table-cell office:value-type="float" office:value="0.0836095" calcext:value-type="float">
            <text:p>0.0836095</text:p>
          </table:table-cell>
          <table:table-cell office:value-type="float" office:value="0.09" calcext:value-type="float">
            <text:p>0.09</text:p>
          </table:table-cell>
          <table:table-cell office:value-type="float" office:value="15640" calcext:value-type="float">
            <text:p>15640</text:p>
          </table:table-cell>
          <table:table-cell office:value-type="float" office:value="768146" calcext:value-type="float">
            <text:p>768146</text:p>
          </table:table-cell>
          <table:table-cell office:value-type="float" office:value="11.72333" calcext:value-type="float">
            <text:p>11.72333</text:p>
          </table:table-cell>
          <table:table-cell office:value-type="float" office:value="11.72" calcext:value-type="float">
            <text:p>11.72</text:p>
          </table:table-cell>
          <table:table-cell office:value-type="float" office:value="16132" calcext:value-type="float">
            <text:p>16132</text:p>
          </table:table-cell>
          <table:table-cell office:value-type="float" office:value="768146" calcext:value-type="float">
            <text:p>768146</text:p>
          </table:table-cell>
          <table:table-cell table:formula="of:=[Sheet1.I85]-[Sheet1.E85]" office:value-type="float" office:value="0" calcext:value-type="float">
            <text:p>0</text:p>
          </table:table-cell>
          <table:table-cell table:formula="of:=[.F85]&lt;[.B85]" office:value-type="boolean" office:boolean-value="false" calcext:value-type="boolean">
            <text:p>FALSE</text:p>
          </table:table-cell>
          <table:table-cell table:formula="of:=[.F85]&lt;2*[.B8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12-c509929.ukp</text:p>
          </table:table-cell>
          <table:table-cell office:value-type="float" office:value="0.0869715" calcext:value-type="float">
            <text:p>0.0869715</text:p>
          </table:table-cell>
          <table:table-cell office:value-type="float" office:value="0.1" calcext:value-type="float">
            <text:p>0.1</text:p>
          </table:table-cell>
          <table:table-cell office:value-type="float" office:value="11492" calcext:value-type="float">
            <text:p>11492</text:p>
          </table:table-cell>
          <table:table-cell office:value-type="float" office:value="509799" calcext:value-type="float">
            <text:p>509799</text:p>
          </table:table-cell>
          <table:table-cell table:number-columns-repeated="2" office:value-type="float" office:value="11.43" calcext:value-type="float">
            <text:p>11.43</text:p>
          </table:table-cell>
          <table:table-cell office:value-type="float" office:value="16092" calcext:value-type="float">
            <text:p>16092</text:p>
          </table:table-cell>
          <table:table-cell office:value-type="float" office:value="509799" calcext:value-type="float">
            <text:p>509799</text:p>
          </table:table-cell>
          <table:table-cell table:formula="of:=[Sheet1.I86]-[Sheet1.E86]" office:value-type="float" office:value="0" calcext:value-type="float">
            <text:p>0</text:p>
          </table:table-cell>
          <table:table-cell table:formula="of:=[.F86]&lt;[.B86]" office:value-type="boolean" office:boolean-value="false" calcext:value-type="boolean">
            <text:p>FALSE</text:p>
          </table:table-cell>
          <table:table-cell table:formula="of:=[.F86]&lt;2*[.B8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13-c997532.ukp</text:p>
          </table:table-cell>
          <table:table-cell office:value-type="float" office:value="0.100407" calcext:value-type="float">
            <text:p>0.100407</text:p>
          </table:table-cell>
          <table:table-cell office:value-type="float" office:value="0.11" calcext:value-type="float">
            <text:p>0.11</text:p>
          </table:table-cell>
          <table:table-cell office:value-type="float" office:value="19296" calcext:value-type="float">
            <text:p>19296</text:p>
          </table:table-cell>
          <table:table-cell office:value-type="float" office:value="997282" calcext:value-type="float">
            <text:p>99728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36" calcext:value-type="float">
            <text:p>7936</text:p>
          </table:table-cell>
          <table:table-cell office:value-type="float" office:value="997282" calcext:value-type="float">
            <text:p>997282</text:p>
          </table:table-cell>
          <table:table-cell table:formula="of:=[Sheet1.I87]-[Sheet1.E87]" office:value-type="float" office:value="0" calcext:value-type="float">
            <text:p>0</text:p>
          </table:table-cell>
          <table:table-cell table:formula="of:=[.F87]&lt;[.B87]" office:value-type="boolean" office:boolean-value="true" calcext:value-type="boolean">
            <text:p>TRUE</text:p>
          </table:table-cell>
          <table:table-cell table:formula="of:=[.F87]&lt;2*[.B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5000wmin15000-14-c936739.ukp</text:p>
          </table:table-cell>
          <table:table-cell office:value-type="float" office:value="0.0880623" calcext:value-type="float">
            <text:p>0.0880623</text:p>
          </table:table-cell>
          <table:table-cell office:value-type="float" office:value="0.1" calcext:value-type="float">
            <text:p>0.1</text:p>
          </table:table-cell>
          <table:table-cell office:value-type="float" office:value="18300" calcext:value-type="float">
            <text:p>18300</text:p>
          </table:table-cell>
          <table:table-cell office:value-type="float" office:value="936504" calcext:value-type="float">
            <text:p>93650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48" calcext:value-type="float">
            <text:p>5848</text:p>
          </table:table-cell>
          <table:table-cell office:value-type="float" office:value="936504" calcext:value-type="float">
            <text:p>936504</text:p>
          </table:table-cell>
          <table:table-cell table:formula="of:=[Sheet1.I88]-[Sheet1.E88]" office:value-type="float" office:value="0" calcext:value-type="float">
            <text:p>0</text:p>
          </table:table-cell>
          <table:table-cell table:formula="of:=[.F88]&lt;[.B88]" office:value-type="boolean" office:boolean-value="true" calcext:value-type="boolean">
            <text:p>TRUE</text:p>
          </table:table-cell>
          <table:table-cell table:formula="of:=[.F88]&lt;2*[.B8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5000wmin15000-15-c803240.ukp</text:p>
          </table:table-cell>
          <table:table-cell office:value-type="float" office:value="0.0884477" calcext:value-type="float">
            <text:p>0.0884477</text:p>
          </table:table-cell>
          <table:table-cell office:value-type="float" office:value="0.1" calcext:value-type="float">
            <text:p>0.1</text:p>
          </table:table-cell>
          <table:table-cell office:value-type="float" office:value="16244" calcext:value-type="float">
            <text:p>16244</text:p>
          </table:table-cell>
          <table:table-cell office:value-type="float" office:value="803035" calcext:value-type="float">
            <text:p>803035</text:p>
          </table:table-cell>
          <table:table-cell office:value-type="float" office:value="20.62333" calcext:value-type="float">
            <text:p>20.62333</text:p>
          </table:table-cell>
          <table:table-cell office:value-type="float" office:value="20.62" calcext:value-type="float">
            <text:p>20.62</text:p>
          </table:table-cell>
          <table:table-cell office:value-type="float" office:value="17760" calcext:value-type="float">
            <text:p>17760</text:p>
          </table:table-cell>
          <table:table-cell office:value-type="float" office:value="803035" calcext:value-type="float">
            <text:p>803035</text:p>
          </table:table-cell>
          <table:table-cell table:formula="of:=[Sheet1.I89]-[Sheet1.E89]" office:value-type="float" office:value="0" calcext:value-type="float">
            <text:p>0</text:p>
          </table:table-cell>
          <table:table-cell table:formula="of:=[.F89]&lt;[.B89]" office:value-type="boolean" office:boolean-value="false" calcext:value-type="boolean">
            <text:p>FALSE</text:p>
          </table:table-cell>
          <table:table-cell table:formula="of:=[.F89]&lt;2*[.B8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16-c348229.ukp</text:p>
          </table:table-cell>
          <table:table-cell office:value-type="float" office:value="0.0856843" calcext:value-type="float">
            <text:p>0.0856843</text:p>
          </table:table-cell>
          <table:table-cell office:value-type="float" office:value="0.1" calcext:value-type="float">
            <text:p>0.1</text:p>
          </table:table-cell>
          <table:table-cell office:value-type="float" office:value="8940" calcext:value-type="float">
            <text:p>8940</text:p>
          </table:table-cell>
          <table:table-cell office:value-type="float" office:value="348139" calcext:value-type="float">
            <text:p>348139</text:p>
          </table:table-cell>
          <table:table-cell office:value-type="float" office:value="13.28" calcext:value-type="float">
            <text:p>13.28</text:p>
          </table:table-cell>
          <table:table-cell office:value-type="float" office:value="13.29" calcext:value-type="float">
            <text:p>13.29</text:p>
          </table:table-cell>
          <table:table-cell office:value-type="float" office:value="16132" calcext:value-type="float">
            <text:p>16132</text:p>
          </table:table-cell>
          <table:table-cell office:value-type="float" office:value="348139" calcext:value-type="float">
            <text:p>348139</text:p>
          </table:table-cell>
          <table:table-cell table:formula="of:=[Sheet1.I90]-[Sheet1.E90]" office:value-type="float" office:value="0" calcext:value-type="float">
            <text:p>0</text:p>
          </table:table-cell>
          <table:table-cell table:formula="of:=[.F90]&lt;[.B90]" office:value-type="boolean" office:boolean-value="false" calcext:value-type="boolean">
            <text:p>FALSE</text:p>
          </table:table-cell>
          <table:table-cell table:formula="of:=[.F90]&lt;2*[.B9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17-c451999.ukp</text:p>
          </table:table-cell>
          <table:table-cell office:value-type="float" office:value="0.0859692" calcext:value-type="float">
            <text:p>0.0859692</text:p>
          </table:table-cell>
          <table:table-cell office:value-type="float" office:value="0.1" calcext:value-type="float">
            <text:p>0.1</text:p>
          </table:table-cell>
          <table:table-cell office:value-type="float" office:value="10804" calcext:value-type="float">
            <text:p>10804</text:p>
          </table:table-cell>
          <table:table-cell office:value-type="float" office:value="451884" calcext:value-type="float">
            <text:p>451884</text:p>
          </table:table-cell>
          <table:table-cell office:value-type="float" office:value="7.03333" calcext:value-type="float">
            <text:p>7.03333</text:p>
          </table:table-cell>
          <table:table-cell office:value-type="float" office:value="7.04" calcext:value-type="float">
            <text:p>7.04</text:p>
          </table:table-cell>
          <table:table-cell office:value-type="float" office:value="13664" calcext:value-type="float">
            <text:p>13664</text:p>
          </table:table-cell>
          <table:table-cell office:value-type="float" office:value="451884" calcext:value-type="float">
            <text:p>451884</text:p>
          </table:table-cell>
          <table:table-cell table:formula="of:=[Sheet1.I91]-[Sheet1.E91]" office:value-type="float" office:value="0" calcext:value-type="float">
            <text:p>0</text:p>
          </table:table-cell>
          <table:table-cell table:formula="of:=[.F91]&lt;[.B91]" office:value-type="boolean" office:boolean-value="false" calcext:value-type="boolean">
            <text:p>FALSE</text:p>
          </table:table-cell>
          <table:table-cell table:formula="of:=[.F91]&lt;2*[.B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18-c640917.ukp</text:p>
          </table:table-cell>
          <table:table-cell office:value-type="float" office:value="0.0861781" calcext:value-type="float">
            <text:p>0.0861781</text:p>
          </table:table-cell>
          <table:table-cell office:value-type="float" office:value="0.1" calcext:value-type="float">
            <text:p>0.1</text:p>
          </table:table-cell>
          <table:table-cell office:value-type="float" office:value="13732" calcext:value-type="float">
            <text:p>13732</text:p>
          </table:table-cell>
          <table:table-cell office:value-type="float" office:value="640752" calcext:value-type="float">
            <text:p>640752</text:p>
          </table:table-cell>
          <table:table-cell office:value-type="float" office:value="21.00333" calcext:value-type="float">
            <text:p>21.00333</text:p>
          </table:table-cell>
          <table:table-cell office:value-type="float" office:value="21" calcext:value-type="float">
            <text:p>21</text:p>
          </table:table-cell>
          <table:table-cell office:value-type="float" office:value="17688" calcext:value-type="float">
            <text:p>17688</text:p>
          </table:table-cell>
          <table:table-cell office:value-type="float" office:value="640752" calcext:value-type="float">
            <text:p>640752</text:p>
          </table:table-cell>
          <table:table-cell table:formula="of:=[Sheet1.I92]-[Sheet1.E92]" office:value-type="float" office:value="0" calcext:value-type="float">
            <text:p>0</text:p>
          </table:table-cell>
          <table:table-cell table:formula="of:=[.F92]&lt;[.B92]" office:value-type="boolean" office:boolean-value="false" calcext:value-type="boolean">
            <text:p>FALSE</text:p>
          </table:table-cell>
          <table:table-cell table:formula="of:=[.F92]&lt;2*[.B9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19-c691037.ukp</text:p>
          </table:table-cell>
          <table:table-cell office:value-type="float" office:value="0.0874317" calcext:value-type="float">
            <text:p>0.0874317</text:p>
          </table:table-cell>
          <table:table-cell office:value-type="float" office:value="0.1" calcext:value-type="float">
            <text:p>0.1</text:p>
          </table:table-cell>
          <table:table-cell office:value-type="float" office:value="14420" calcext:value-type="float">
            <text:p>14420</text:p>
          </table:table-cell>
          <table:table-cell office:value-type="float" office:value="690862" calcext:value-type="float">
            <text:p>690862</text:p>
          </table:table-cell>
          <table:table-cell office:value-type="float" office:value="7.56667" calcext:value-type="float">
            <text:p>7.56667</text:p>
          </table:table-cell>
          <table:table-cell office:value-type="float" office:value="7.56" calcext:value-type="float">
            <text:p>7.56</text:p>
          </table:table-cell>
          <table:table-cell office:value-type="float" office:value="13656" calcext:value-type="float">
            <text:p>13656</text:p>
          </table:table-cell>
          <table:table-cell office:value-type="float" office:value="690862" calcext:value-type="float">
            <text:p>690862</text:p>
          </table:table-cell>
          <table:table-cell table:formula="of:=[Sheet1.I93]-[Sheet1.E93]" office:value-type="float" office:value="0" calcext:value-type="float">
            <text:p>0</text:p>
          </table:table-cell>
          <table:table-cell table:formula="of:=[.F93]&lt;[.B93]" office:value-type="boolean" office:boolean-value="false" calcext:value-type="boolean">
            <text:p>FALSE</text:p>
          </table:table-cell>
          <table:table-cell table:formula="of:=[.F93]&lt;2*[.B9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2-c417140.ukp</text:p>
          </table:table-cell>
          <table:table-cell office:value-type="float" office:value="0.0844132" calcext:value-type="float">
            <text:p>0.0844132</text:p>
          </table:table-cell>
          <table:table-cell office:value-type="float" office:value="0.09" calcext:value-type="float">
            <text:p>0.09</text:p>
          </table:table-cell>
          <table:table-cell office:value-type="float" office:value="10148" calcext:value-type="float">
            <text:p>10148</text:p>
          </table:table-cell>
          <table:table-cell office:value-type="float" office:value="417035" calcext:value-type="float">
            <text:p>41703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80" calcext:value-type="float">
            <text:p>5880</text:p>
          </table:table-cell>
          <table:table-cell office:value-type="float" office:value="417035" calcext:value-type="float">
            <text:p>417035</text:p>
          </table:table-cell>
          <table:table-cell table:formula="of:=[Sheet1.I94]-[Sheet1.E94]" office:value-type="float" office:value="0" calcext:value-type="float">
            <text:p>0</text:p>
          </table:table-cell>
          <table:table-cell table:formula="of:=[.F94]&lt;[.B94]" office:value-type="boolean" office:boolean-value="true" calcext:value-type="boolean">
            <text:p>TRUE</text:p>
          </table:table-cell>
          <table:table-cell table:formula="of:=[.F94]&lt;2*[.B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5000wmin15000-3-c422281.ukp</text:p>
          </table:table-cell>
          <table:table-cell office:value-type="float" office:value="0.0837254" calcext:value-type="float">
            <text:p>0.0837254</text:p>
          </table:table-cell>
          <table:table-cell office:value-type="float" office:value="0.09" calcext:value-type="float">
            <text:p>0.09</text:p>
          </table:table-cell>
          <table:table-cell office:value-type="float" office:value="10300" calcext:value-type="float">
            <text:p>10300</text:p>
          </table:table-cell>
          <table:table-cell office:value-type="float" office:value="422171" calcext:value-type="float">
            <text:p>422171</text:p>
          </table:table-cell>
          <table:table-cell office:value-type="float" office:value="17.71666" calcext:value-type="float">
            <text:p>17.71666</text:p>
          </table:table-cell>
          <table:table-cell office:value-type="float" office:value="17.72" calcext:value-type="float">
            <text:p>17.72</text:p>
          </table:table-cell>
          <table:table-cell office:value-type="float" office:value="17540" calcext:value-type="float">
            <text:p>17540</text:p>
          </table:table-cell>
          <table:table-cell office:value-type="float" office:value="422171" calcext:value-type="float">
            <text:p>422171</text:p>
          </table:table-cell>
          <table:table-cell table:formula="of:=[Sheet1.I95]-[Sheet1.E95]" office:value-type="float" office:value="0" calcext:value-type="float">
            <text:p>0</text:p>
          </table:table-cell>
          <table:table-cell table:formula="of:=[.F95]&lt;[.B95]" office:value-type="boolean" office:boolean-value="false" calcext:value-type="boolean">
            <text:p>FALSE</text:p>
          </table:table-cell>
          <table:table-cell table:formula="of:=[.F95]&lt;2*[.B9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4-c754673.ukp</text:p>
          </table:table-cell>
          <table:table-cell office:value-type="float" office:value="0.083983" calcext:value-type="float">
            <text:p>0.083983</text:p>
          </table:table-cell>
          <table:table-cell office:value-type="float" office:value="0.09" calcext:value-type="float">
            <text:p>0.09</text:p>
          </table:table-cell>
          <table:table-cell office:value-type="float" office:value="15356" calcext:value-type="float">
            <text:p>15356</text:p>
          </table:table-cell>
          <table:table-cell office:value-type="float" office:value="754483" calcext:value-type="float">
            <text:p>754483</text:p>
          </table:table-cell>
          <table:table-cell table:number-columns-repeated="2" office:value-type="float" office:value="6.39" calcext:value-type="float">
            <text:p>6.39</text:p>
          </table:table-cell>
          <table:table-cell office:value-type="float" office:value="13704" calcext:value-type="float">
            <text:p>13704</text:p>
          </table:table-cell>
          <table:table-cell office:value-type="float" office:value="754483" calcext:value-type="float">
            <text:p>754483</text:p>
          </table:table-cell>
          <table:table-cell table:formula="of:=[Sheet1.I96]-[Sheet1.E96]" office:value-type="float" office:value="0" calcext:value-type="float">
            <text:p>0</text:p>
          </table:table-cell>
          <table:table-cell table:formula="of:=[.F96]&lt;[.B96]" office:value-type="boolean" office:boolean-value="false" calcext:value-type="boolean">
            <text:p>FALSE</text:p>
          </table:table-cell>
          <table:table-cell table:formula="of:=[.F96]&lt;2*[.B9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5-c789511.ukp</text:p>
          </table:table-cell>
          <table:table-cell office:value-type="float" office:value="0.0850854" calcext:value-type="float">
            <text:p>0.0850854</text:p>
          </table:table-cell>
          <table:table-cell office:value-type="float" office:value="0.09" calcext:value-type="float">
            <text:p>0.09</text:p>
          </table:table-cell>
          <table:table-cell office:value-type="float" office:value="15904" calcext:value-type="float">
            <text:p>15904</text:p>
          </table:table-cell>
          <table:table-cell office:value-type="float" office:value="789311" calcext:value-type="float">
            <text:p>789311</text:p>
          </table:table-cell>
          <table:table-cell office:value-type="float" office:value="11.88333" calcext:value-type="float">
            <text:p>11.88333</text:p>
          </table:table-cell>
          <table:table-cell office:value-type="float" office:value="11.88" calcext:value-type="float">
            <text:p>11.88</text:p>
          </table:table-cell>
          <table:table-cell office:value-type="float" office:value="16340" calcext:value-type="float">
            <text:p>16340</text:p>
          </table:table-cell>
          <table:table-cell office:value-type="float" office:value="789311" calcext:value-type="float">
            <text:p>789311</text:p>
          </table:table-cell>
          <table:table-cell table:formula="of:=[Sheet1.I97]-[Sheet1.E97]" office:value-type="float" office:value="0" calcext:value-type="float">
            <text:p>0</text:p>
          </table:table-cell>
          <table:table-cell table:formula="of:=[.F97]&lt;[.B97]" office:value-type="boolean" office:boolean-value="false" calcext:value-type="boolean">
            <text:p>FALSE</text:p>
          </table:table-cell>
          <table:table-cell table:formula="of:=[.F97]&lt;2*[.B9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6-c488919.ukp</text:p>
          </table:table-cell>
          <table:table-cell office:value-type="float" office:value="0.0836271" calcext:value-type="float">
            <text:p>0.0836271</text:p>
          </table:table-cell>
          <table:table-cell office:value-type="float" office:value="0.09" calcext:value-type="float">
            <text:p>0.09</text:p>
          </table:table-cell>
          <table:table-cell office:value-type="float" office:value="11248" calcext:value-type="float">
            <text:p>11248</text:p>
          </table:table-cell>
          <table:table-cell office:value-type="float" office:value="488794" calcext:value-type="float">
            <text:p>488794</text:p>
          </table:table-cell>
          <table:table-cell office:value-type="float" office:value="11.85666" calcext:value-type="float">
            <text:p>11.85666</text:p>
          </table:table-cell>
          <table:table-cell office:value-type="float" office:value="11.86" calcext:value-type="float">
            <text:p>11.86</text:p>
          </table:table-cell>
          <table:table-cell office:value-type="float" office:value="16096" calcext:value-type="float">
            <text:p>16096</text:p>
          </table:table-cell>
          <table:table-cell office:value-type="float" office:value="488794" calcext:value-type="float">
            <text:p>488794</text:p>
          </table:table-cell>
          <table:table-cell table:formula="of:=[Sheet1.I98]-[Sheet1.E98]" office:value-type="float" office:value="0" calcext:value-type="float">
            <text:p>0</text:p>
          </table:table-cell>
          <table:table-cell table:formula="of:=[.F98]&lt;[.B98]" office:value-type="boolean" office:boolean-value="false" calcext:value-type="boolean">
            <text:p>FALSE</text:p>
          </table:table-cell>
          <table:table-cell table:formula="of:=[.F98]&lt;2*[.B9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7-c995635.ukp</text:p>
          </table:table-cell>
          <table:table-cell office:value-type="float" office:value="0.08292" calcext:value-type="float">
            <text:p>0.08292</text:p>
          </table:table-cell>
          <table:table-cell office:value-type="float" office:value="0.09" calcext:value-type="float">
            <text:p>0.09</text:p>
          </table:table-cell>
          <table:table-cell office:value-type="float" office:value="19260" calcext:value-type="float">
            <text:p>19260</text:p>
          </table:table-cell>
          <table:table-cell office:value-type="float" office:value="995385" calcext:value-type="float">
            <text:p>995385</text:p>
          </table:table-cell>
          <table:table-cell table:number-columns-repeated="2" office:value-type="float" office:value="1.98" calcext:value-type="float">
            <text:p>1.98</text:p>
          </table:table-cell>
          <table:table-cell office:value-type="float" office:value="11016" calcext:value-type="float">
            <text:p>11016</text:p>
          </table:table-cell>
          <table:table-cell office:value-type="float" office:value="995385" calcext:value-type="float">
            <text:p>995385</text:p>
          </table:table-cell>
          <table:table-cell table:formula="of:=[Sheet1.I99]-[Sheet1.E99]" office:value-type="float" office:value="0" calcext:value-type="float">
            <text:p>0</text:p>
          </table:table-cell>
          <table:table-cell table:formula="of:=[.F99]&lt;[.B99]" office:value-type="boolean" office:boolean-value="false" calcext:value-type="boolean">
            <text:p>FALSE</text:p>
          </table:table-cell>
          <table:table-cell table:formula="of:=[.F99]&lt;2*[.B9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8-c505856.ukp</text:p>
          </table:table-cell>
          <table:table-cell office:value-type="float" office:value="0.0821558" calcext:value-type="float">
            <text:p>0.0821558</text:p>
          </table:table-cell>
          <table:table-cell office:value-type="float" office:value="0.09" calcext:value-type="float">
            <text:p>0.09</text:p>
          </table:table-cell>
          <table:table-cell office:value-type="float" office:value="11592" calcext:value-type="float">
            <text:p>11592</text:p>
          </table:table-cell>
          <table:table-cell office:value-type="float" office:value="505726" calcext:value-type="float">
            <text:p>505726</text:p>
          </table:table-cell>
          <table:table-cell table:number-columns-repeated="2" office:value-type="float" office:value="11.22" calcext:value-type="float">
            <text:p>11.22</text:p>
          </table:table-cell>
          <table:table-cell office:value-type="float" office:value="16004" calcext:value-type="float">
            <text:p>16004</text:p>
          </table:table-cell>
          <table:table-cell office:value-type="float" office:value="505726" calcext:value-type="float">
            <text:p>505726</text:p>
          </table:table-cell>
          <table:table-cell table:formula="of:=[Sheet1.I100]-[Sheet1.E100]" office:value-type="float" office:value="0" calcext:value-type="float">
            <text:p>0</text:p>
          </table:table-cell>
          <table:table-cell table:formula="of:=[.F100]&lt;[.B100]" office:value-type="boolean" office:boolean-value="false" calcext:value-type="boolean">
            <text:p>FALSE</text:p>
          </table:table-cell>
          <table:table-cell table:formula="of:=[.F100]&lt;2*[.B10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9-c511878.ukp</text:p>
          </table:table-cell>
          <table:table-cell office:value-type="float" office:value="0.0809349" calcext:value-type="float">
            <text:p>0.0809349</text:p>
          </table:table-cell>
          <table:table-cell office:value-type="float" office:value="0.09" calcext:value-type="float">
            <text:p>0.09</text:p>
          </table:table-cell>
          <table:table-cell office:value-type="float" office:value="11688" calcext:value-type="float">
            <text:p>11688</text:p>
          </table:table-cell>
          <table:table-cell office:value-type="float" office:value="511748" calcext:value-type="float">
            <text:p>511748</text:p>
          </table:table-cell>
          <table:table-cell office:value-type="float" office:value="5.68667" calcext:value-type="float">
            <text:p>5.68667</text:p>
          </table:table-cell>
          <table:table-cell office:value-type="float" office:value="5.68" calcext:value-type="float">
            <text:p>5.68</text:p>
          </table:table-cell>
          <table:table-cell office:value-type="float" office:value="13680" calcext:value-type="float">
            <text:p>13680</text:p>
          </table:table-cell>
          <table:table-cell office:value-type="float" office:value="511748" calcext:value-type="float">
            <text:p>511748</text:p>
          </table:table-cell>
          <table:table-cell table:formula="of:=[Sheet1.I101]-[Sheet1.E101]" office:value-type="float" office:value="0" calcext:value-type="float">
            <text:p>0</text:p>
          </table:table-cell>
          <table:table-cell table:formula="of:=[.F101]&lt;[.B101]" office:value-type="boolean" office:boolean-value="false" calcext:value-type="boolean">
            <text:p>FALSE</text:p>
          </table:table-cell>
          <table:table-cell table:formula="of:=[.F101]&lt;2*[.B10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0-c949215.ukp</text:p>
          </table:table-cell>
          <table:table-cell office:value-type="float" office:value="0.235553" calcext:value-type="float">
            <text:p>0.235553</text:p>
          </table:table-cell>
          <table:table-cell office:value-type="float" office:value="0.25" calcext:value-type="float">
            <text:p>0.25</text:p>
          </table:table-cell>
          <table:table-cell office:value-type="float" office:value="18352" calcext:value-type="float">
            <text:p>18352</text:p>
          </table:table-cell>
          <table:table-cell office:value-type="float" office:value="949125" calcext:value-type="float">
            <text:p>949125</text:p>
          </table:table-cell>
          <table:table-cell office:value-type="float" office:value="88.69999" calcext:value-type="float">
            <text:p>88.69999</text:p>
          </table:table-cell>
          <table:table-cell office:value-type="float" office:value="88.66" calcext:value-type="float">
            <text:p>88.66</text:p>
          </table:table-cell>
          <table:table-cell office:value-type="float" office:value="37300" calcext:value-type="float">
            <text:p>37300</text:p>
          </table:table-cell>
          <table:table-cell office:value-type="float" office:value="949125" calcext:value-type="float">
            <text:p>949125</text:p>
          </table:table-cell>
          <table:table-cell table:formula="of:=[Sheet1.I102]-[Sheet1.E102]" office:value-type="float" office:value="0" calcext:value-type="float">
            <text:p>0</text:p>
          </table:table-cell>
          <table:table-cell table:formula="of:=[.F102]&lt;[.B102]" office:value-type="boolean" office:boolean-value="false" calcext:value-type="boolean">
            <text:p>FALSE</text:p>
          </table:table-cell>
          <table:table-cell table:formula="of:=[.F102]&lt;2*[.B10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1-c900576.ukp</text:p>
          </table:table-cell>
          <table:table-cell office:value-type="float" office:value="0.233421" calcext:value-type="float">
            <text:p>0.233421</text:p>
          </table:table-cell>
          <table:table-cell office:value-type="float" office:value="0.24" calcext:value-type="float">
            <text:p>0.24</text:p>
          </table:table-cell>
          <table:table-cell office:value-type="float" office:value="17640" calcext:value-type="float">
            <text:p>17640</text:p>
          </table:table-cell>
          <table:table-cell office:value-type="float" office:value="900491" calcext:value-type="float">
            <text:p>900491</text:p>
          </table:table-cell>
          <table:table-cell office:value-type="float" office:value="56.08333" calcext:value-type="float">
            <text:p>56.08333</text:p>
          </table:table-cell>
          <table:table-cell office:value-type="float" office:value="56.06" calcext:value-type="float">
            <text:p>56.06</text:p>
          </table:table-cell>
          <table:table-cell office:value-type="float" office:value="28568" calcext:value-type="float">
            <text:p>28568</text:p>
          </table:table-cell>
          <table:table-cell office:value-type="float" office:value="900491" calcext:value-type="float">
            <text:p>900491</text:p>
          </table:table-cell>
          <table:table-cell table:formula="of:=[Sheet1.I103]-[Sheet1.E103]" office:value-type="float" office:value="0" calcext:value-type="float">
            <text:p>0</text:p>
          </table:table-cell>
          <table:table-cell table:formula="of:=[.F103]&lt;[.B103]" office:value-type="boolean" office:boolean-value="false" calcext:value-type="boolean">
            <text:p>FALSE</text:p>
          </table:table-cell>
          <table:table-cell table:formula="of:=[.F103]&lt;2*[.B10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10-c578741.ukp</text:p>
          </table:table-cell>
          <table:table-cell office:value-type="float" office:value="0.205917" calcext:value-type="float">
            <text:p>0.205917</text:p>
          </table:table-cell>
          <table:table-cell office:value-type="float" office:value="0.22" calcext:value-type="float">
            <text:p>0.22</text:p>
          </table:table-cell>
          <table:table-cell office:value-type="float" office:value="12684" calcext:value-type="float">
            <text:p>12684</text:p>
          </table:table-cell>
          <table:table-cell office:value-type="float" office:value="578686" calcext:value-type="float">
            <text:p>578686</text:p>
          </table:table-cell>
          <table:table-cell office:value-type="float" office:value="31.91666" calcext:value-type="float">
            <text:p>31.91666</text:p>
          </table:table-cell>
          <table:table-cell office:value-type="float" office:value="31.91" calcext:value-type="float">
            <text:p>31.91</text:p>
          </table:table-cell>
          <table:table-cell office:value-type="float" office:value="23608" calcext:value-type="float">
            <text:p>23608</text:p>
          </table:table-cell>
          <table:table-cell office:value-type="float" office:value="578686" calcext:value-type="float">
            <text:p>578686</text:p>
          </table:table-cell>
          <table:table-cell table:formula="of:=[Sheet1.I104]-[Sheet1.E104]" office:value-type="float" office:value="0" calcext:value-type="float">
            <text:p>0</text:p>
          </table:table-cell>
          <table:table-cell table:formula="of:=[.F104]&lt;[.B104]" office:value-type="boolean" office:boolean-value="false" calcext:value-type="boolean">
            <text:p>FALSE</text:p>
          </table:table-cell>
          <table:table-cell table:formula="of:=[.F104]&lt;2*[.B10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11-c603967.ukp</text:p>
          </table:table-cell>
          <table:table-cell office:value-type="float" office:value="0.223119" calcext:value-type="float">
            <text:p>0.223119</text:p>
          </table:table-cell>
          <table:table-cell office:value-type="float" office:value="0.23" calcext:value-type="float">
            <text:p>0.23</text:p>
          </table:table-cell>
          <table:table-cell office:value-type="float" office:value="13172" calcext:value-type="float">
            <text:p>13172</text:p>
          </table:table-cell>
          <table:table-cell office:value-type="float" office:value="603912" calcext:value-type="float">
            <text:p>60391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52" calcext:value-type="float">
            <text:p>5952</text:p>
          </table:table-cell>
          <table:table-cell office:value-type="float" office:value="603912" calcext:value-type="float">
            <text:p>603912</text:p>
          </table:table-cell>
          <table:table-cell table:formula="of:=[Sheet1.I105]-[Sheet1.E105]" office:value-type="float" office:value="0" calcext:value-type="float">
            <text:p>0</text:p>
          </table:table-cell>
          <table:table-cell table:formula="of:=[.F105]&lt;[.B105]" office:value-type="boolean" office:boolean-value="true" calcext:value-type="boolean">
            <text:p>TRUE</text:p>
          </table:table-cell>
          <table:table-cell table:formula="of:=[.F105]&lt;2*[.B10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5000wmin50000-12-c356906.ukp</text:p>
          </table:table-cell>
          <table:table-cell office:value-type="float" office:value="0.123665" calcext:value-type="float">
            <text:p>0.123665</text:p>
          </table:table-cell>
          <table:table-cell office:value-type="float" office:value="0.13" calcext:value-type="float">
            <text:p>0.13</text:p>
          </table:table-cell>
          <table:table-cell office:value-type="float" office:value="9264" calcext:value-type="float">
            <text:p>9264</text:p>
          </table:table-cell>
          <table:table-cell office:value-type="float" office:value="356871" calcext:value-type="float">
            <text:p>356871</text:p>
          </table:table-cell>
          <table:table-cell office:value-type="float" office:value="15.37333" calcext:value-type="float">
            <text:p>15.37333</text:p>
          </table:table-cell>
          <table:table-cell office:value-type="float" office:value="15.37" calcext:value-type="float">
            <text:p>15.37</text:p>
          </table:table-cell>
          <table:table-cell office:value-type="float" office:value="19200" calcext:value-type="float">
            <text:p>19200</text:p>
          </table:table-cell>
          <table:table-cell office:value-type="float" office:value="356871" calcext:value-type="float">
            <text:p>356871</text:p>
          </table:table-cell>
          <table:table-cell table:formula="of:=[Sheet1.I106]-[Sheet1.E106]" office:value-type="float" office:value="0" calcext:value-type="float">
            <text:p>0</text:p>
          </table:table-cell>
          <table:table-cell table:formula="of:=[.F106]&lt;[.B106]" office:value-type="boolean" office:boolean-value="false" calcext:value-type="boolean">
            <text:p>FALSE</text:p>
          </table:table-cell>
          <table:table-cell table:formula="of:=[.F106]&lt;2*[.B10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13-c733223.ukp</text:p>
          </table:table-cell>
          <table:table-cell office:value-type="float" office:value="0.223671" calcext:value-type="float">
            <text:p>0.223671</text:p>
          </table:table-cell>
          <table:table-cell office:value-type="float" office:value="0.23" calcext:value-type="float">
            <text:p>0.23</text:p>
          </table:table-cell>
          <table:table-cell office:value-type="float" office:value="15068" calcext:value-type="float">
            <text:p>15068</text:p>
          </table:table-cell>
          <table:table-cell office:value-type="float" office:value="733153" calcext:value-type="float">
            <text:p>733153</text:p>
          </table:table-cell>
          <table:table-cell office:value-type="float" office:value="57.37333" calcext:value-type="float">
            <text:p>57.37333</text:p>
          </table:table-cell>
          <table:table-cell office:value-type="float" office:value="57.35" calcext:value-type="float">
            <text:p>57.35</text:p>
          </table:table-cell>
          <table:table-cell office:value-type="float" office:value="33740" calcext:value-type="float">
            <text:p>33740</text:p>
          </table:table-cell>
          <table:table-cell office:value-type="float" office:value="733153" calcext:value-type="float">
            <text:p>733153</text:p>
          </table:table-cell>
          <table:table-cell table:formula="of:=[Sheet1.I107]-[Sheet1.E107]" office:value-type="float" office:value="0" calcext:value-type="float">
            <text:p>0</text:p>
          </table:table-cell>
          <table:table-cell table:formula="of:=[.F107]&lt;[.B107]" office:value-type="boolean" office:boolean-value="false" calcext:value-type="boolean">
            <text:p>FALSE</text:p>
          </table:table-cell>
          <table:table-cell table:formula="of:=[.F107]&lt;2*[.B10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14-c850585.ukp</text:p>
          </table:table-cell>
          <table:table-cell office:value-type="float" office:value="0.239755" calcext:value-type="float">
            <text:p>0.239755</text:p>
          </table:table-cell>
          <table:table-cell office:value-type="float" office:value="0.25" calcext:value-type="float">
            <text:p>0.25</text:p>
          </table:table-cell>
          <table:table-cell office:value-type="float" office:value="16860" calcext:value-type="float">
            <text:p>16860</text:p>
          </table:table-cell>
          <table:table-cell office:value-type="float" office:value="850505" calcext:value-type="float">
            <text:p>850505</text:p>
          </table:table-cell>
          <table:table-cell office:value-type="float" office:value="49.25666" calcext:value-type="float">
            <text:p>49.25666</text:p>
          </table:table-cell>
          <table:table-cell office:value-type="float" office:value="49.23" calcext:value-type="float">
            <text:p>49.23</text:p>
          </table:table-cell>
          <table:table-cell office:value-type="float" office:value="23608" calcext:value-type="float">
            <text:p>23608</text:p>
          </table:table-cell>
          <table:table-cell office:value-type="float" office:value="850505" calcext:value-type="float">
            <text:p>850505</text:p>
          </table:table-cell>
          <table:table-cell table:formula="of:=[Sheet1.I108]-[Sheet1.E108]" office:value-type="float" office:value="0" calcext:value-type="float">
            <text:p>0</text:p>
          </table:table-cell>
          <table:table-cell table:formula="of:=[.F108]&lt;[.B108]" office:value-type="boolean" office:boolean-value="false" calcext:value-type="boolean">
            <text:p>FALSE</text:p>
          </table:table-cell>
          <table:table-cell table:formula="of:=[.F108]&lt;2*[.B10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15-c717577.ukp</text:p>
          </table:table-cell>
          <table:table-cell office:value-type="float" office:value="0.240326" calcext:value-type="float">
            <text:p>0.240326</text:p>
          </table:table-cell>
          <table:table-cell office:value-type="float" office:value="0.25" calcext:value-type="float">
            <text:p>0.25</text:p>
          </table:table-cell>
          <table:table-cell office:value-type="float" office:value="14904" calcext:value-type="float">
            <text:p>14904</text:p>
          </table:table-cell>
          <table:table-cell office:value-type="float" office:value="717507" calcext:value-type="float">
            <text:p>717507</text:p>
          </table:table-cell>
          <table:table-cell office:value-type="float" office:value="78.21666" calcext:value-type="float">
            <text:p>78.21666</text:p>
          </table:table-cell>
          <table:table-cell office:value-type="float" office:value="78.18" calcext:value-type="float">
            <text:p>78.18</text:p>
          </table:table-cell>
          <table:table-cell office:value-type="float" office:value="34500" calcext:value-type="float">
            <text:p>34500</text:p>
          </table:table-cell>
          <table:table-cell office:value-type="float" office:value="717507" calcext:value-type="float">
            <text:p>717507</text:p>
          </table:table-cell>
          <table:table-cell table:formula="of:=[Sheet1.I109]-[Sheet1.E109]" office:value-type="float" office:value="0" calcext:value-type="float">
            <text:p>0</text:p>
          </table:table-cell>
          <table:table-cell table:formula="of:=[.F109]&lt;[.B109]" office:value-type="boolean" office:boolean-value="false" calcext:value-type="boolean">
            <text:p>FALSE</text:p>
          </table:table-cell>
          <table:table-cell table:formula="of:=[.F109]&lt;2*[.B10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16-c296131.ukp</text:p>
          </table:table-cell>
          <table:table-cell office:value-type="float" office:value="0.0899554" calcext:value-type="float">
            <text:p>0.0899554</text:p>
          </table:table-cell>
          <table:table-cell office:value-type="float" office:value="0.1" calcext:value-type="float">
            <text:p>0.1</text:p>
          </table:table-cell>
          <table:table-cell office:value-type="float" office:value="8332" calcext:value-type="float">
            <text:p>8332</text:p>
          </table:table-cell>
          <table:table-cell office:value-type="float" office:value="274970" calcext:value-type="float">
            <text:p>274970</text:p>
          </table:table-cell>
          <table:table-cell table:number-columns-repeated="2" office:value-type="float" office:value="11.32" calcext:value-type="float">
            <text:p>11.32</text:p>
          </table:table-cell>
          <table:table-cell office:value-type="float" office:value="16104" calcext:value-type="float">
            <text:p>16104</text:p>
          </table:table-cell>
          <table:table-cell office:value-type="float" office:value="274970" calcext:value-type="float">
            <text:p>274970</text:p>
          </table:table-cell>
          <table:table-cell table:formula="of:=[Sheet1.I110]-[Sheet1.E110]" office:value-type="float" office:value="0" calcext:value-type="float">
            <text:p>0</text:p>
          </table:table-cell>
          <table:table-cell table:formula="of:=[.F110]&lt;[.B110]" office:value-type="boolean" office:boolean-value="false" calcext:value-type="boolean">
            <text:p>FALSE</text:p>
          </table:table-cell>
          <table:table-cell table:formula="of:=[.F110]&lt;2*[.B11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17-c584281.ukp</text:p>
          </table:table-cell>
          <table:table-cell office:value-type="float" office:value="0.220467" calcext:value-type="float">
            <text:p>0.220467</text:p>
          </table:table-cell>
          <table:table-cell office:value-type="float" office:value="0.23" calcext:value-type="float">
            <text:p>0.23</text:p>
          </table:table-cell>
          <table:table-cell office:value-type="float" office:value="12692" calcext:value-type="float">
            <text:p>12692</text:p>
          </table:table-cell>
          <table:table-cell office:value-type="float" office:value="584226" calcext:value-type="float">
            <text:p>584226</text:p>
          </table:table-cell>
          <table:table-cell office:value-type="float" office:value="35.08666" calcext:value-type="float">
            <text:p>35.08666</text:p>
          </table:table-cell>
          <table:table-cell office:value-type="float" office:value="35.08" calcext:value-type="float">
            <text:p>35.08</text:p>
          </table:table-cell>
          <table:table-cell office:value-type="float" office:value="21256" calcext:value-type="float">
            <text:p>21256</text:p>
          </table:table-cell>
          <table:table-cell office:value-type="float" office:value="584226" calcext:value-type="float">
            <text:p>584226</text:p>
          </table:table-cell>
          <table:table-cell table:formula="of:=[Sheet1.I111]-[Sheet1.E111]" office:value-type="float" office:value="0" calcext:value-type="float">
            <text:p>0</text:p>
          </table:table-cell>
          <table:table-cell table:formula="of:=[.F111]&lt;[.B111]" office:value-type="boolean" office:boolean-value="false" calcext:value-type="boolean">
            <text:p>FALSE</text:p>
          </table:table-cell>
          <table:table-cell table:formula="of:=[.F111]&lt;2*[.B11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18-c796792.ukp</text:p>
          </table:table-cell>
          <table:table-cell office:value-type="float" office:value="0.240793" calcext:value-type="float">
            <text:p>0.240793</text:p>
          </table:table-cell>
          <table:table-cell office:value-type="float" office:value="0.25" calcext:value-type="float">
            <text:p>0.25</text:p>
          </table:table-cell>
          <table:table-cell office:value-type="float" office:value="16020" calcext:value-type="float">
            <text:p>16020</text:p>
          </table:table-cell>
          <table:table-cell office:value-type="float" office:value="796717" calcext:value-type="float">
            <text:p>796717</text:p>
          </table:table-cell>
          <table:table-cell office:value-type="float" office:value="50.06666" calcext:value-type="float">
            <text:p>50.06666</text:p>
          </table:table-cell>
          <table:table-cell office:value-type="float" office:value="50.05" calcext:value-type="float">
            <text:p>50.05</text:p>
          </table:table-cell>
          <table:table-cell office:value-type="float" office:value="23608" calcext:value-type="float">
            <text:p>23608</text:p>
          </table:table-cell>
          <table:table-cell office:value-type="float" office:value="796717" calcext:value-type="float">
            <text:p>796717</text:p>
          </table:table-cell>
          <table:table-cell table:formula="of:=[Sheet1.I112]-[Sheet1.E112]" office:value-type="float" office:value="0" calcext:value-type="float">
            <text:p>0</text:p>
          </table:table-cell>
          <table:table-cell table:formula="of:=[.F112]&lt;[.B112]" office:value-type="boolean" office:boolean-value="false" calcext:value-type="boolean">
            <text:p>FALSE</text:p>
          </table:table-cell>
          <table:table-cell table:formula="of:=[.F112]&lt;2*[.B11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19-c777668.ukp</text:p>
          </table:table-cell>
          <table:table-cell office:value-type="float" office:value="0.240142" calcext:value-type="float">
            <text:p>0.240142</text:p>
          </table:table-cell>
          <table:table-cell office:value-type="float" office:value="0.25" calcext:value-type="float">
            <text:p>0.25</text:p>
          </table:table-cell>
          <table:table-cell office:value-type="float" office:value="15716" calcext:value-type="float">
            <text:p>15716</text:p>
          </table:table-cell>
          <table:table-cell office:value-type="float" office:value="777593" calcext:value-type="float">
            <text:p>777593</text:p>
          </table:table-cell>
          <table:table-cell office:value-type="float" office:value="76.18666" calcext:value-type="float">
            <text:p>76.18666</text:p>
          </table:table-cell>
          <table:table-cell office:value-type="float" office:value="76.16" calcext:value-type="float">
            <text:p>76.16</text:p>
          </table:table-cell>
          <table:table-cell office:value-type="float" office:value="35760" calcext:value-type="float">
            <text:p>35760</text:p>
          </table:table-cell>
          <table:table-cell office:value-type="float" office:value="777593" calcext:value-type="float">
            <text:p>777593</text:p>
          </table:table-cell>
          <table:table-cell table:formula="of:=[Sheet1.I113]-[Sheet1.E113]" office:value-type="float" office:value="0" calcext:value-type="float">
            <text:p>0</text:p>
          </table:table-cell>
          <table:table-cell table:formula="of:=[.F113]&lt;[.B113]" office:value-type="boolean" office:boolean-value="false" calcext:value-type="boolean">
            <text:p>FALSE</text:p>
          </table:table-cell>
          <table:table-cell table:formula="of:=[.F113]&lt;2*[.B11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2-c654686.ukp</text:p>
          </table:table-cell>
          <table:table-cell office:value-type="float" office:value="0.230507" calcext:value-type="float">
            <text:p>0.230507</text:p>
          </table:table-cell>
          <table:table-cell office:value-type="float" office:value="0.24" calcext:value-type="float">
            <text:p>0.24</text:p>
          </table:table-cell>
          <table:table-cell office:value-type="float" office:value="13848" calcext:value-type="float">
            <text:p>13848</text:p>
          </table:table-cell>
          <table:table-cell office:value-type="float" office:value="654626" calcext:value-type="float">
            <text:p>654626</text:p>
          </table:table-cell>
          <table:table-cell table:number-columns-repeated="2" office:value-type="float" office:value="2.26" calcext:value-type="float">
            <text:p>2.26</text:p>
          </table:table-cell>
          <table:table-cell office:value-type="float" office:value="10800" calcext:value-type="float">
            <text:p>10800</text:p>
          </table:table-cell>
          <table:table-cell office:value-type="float" office:value="654626" calcext:value-type="float">
            <text:p>654626</text:p>
          </table:table-cell>
          <table:table-cell table:formula="of:=[Sheet1.I114]-[Sheet1.E114]" office:value-type="float" office:value="0" calcext:value-type="float">
            <text:p>0</text:p>
          </table:table-cell>
          <table:table-cell table:formula="of:=[.F114]&lt;[.B114]" office:value-type="boolean" office:boolean-value="false" calcext:value-type="boolean">
            <text:p>FALSE</text:p>
          </table:table-cell>
          <table:table-cell table:formula="of:=[.F114]&lt;2*[.B11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3-c903289.ukp</text:p>
          </table:table-cell>
          <table:table-cell office:value-type="float" office:value="0.235539" calcext:value-type="float">
            <text:p>0.235539</text:p>
          </table:table-cell>
          <table:table-cell office:value-type="float" office:value="0.25" calcext:value-type="float">
            <text:p>0.25</text:p>
          </table:table-cell>
          <table:table-cell office:value-type="float" office:value="17796" calcext:value-type="float">
            <text:p>17796</text:p>
          </table:table-cell>
          <table:table-cell office:value-type="float" office:value="903204" calcext:value-type="float">
            <text:p>903204</text:p>
          </table:table-cell>
          <table:table-cell office:value-type="float" office:value="62.23333" calcext:value-type="float">
            <text:p>62.23333</text:p>
          </table:table-cell>
          <table:table-cell office:value-type="float" office:value="62.21" calcext:value-type="float">
            <text:p>62.21</text:p>
          </table:table-cell>
          <table:table-cell office:value-type="float" office:value="29700" calcext:value-type="float">
            <text:p>29700</text:p>
          </table:table-cell>
          <table:table-cell office:value-type="float" office:value="903204" calcext:value-type="float">
            <text:p>903204</text:p>
          </table:table-cell>
          <table:table-cell table:formula="of:=[Sheet1.I115]-[Sheet1.E115]" office:value-type="float" office:value="0" calcext:value-type="float">
            <text:p>0</text:p>
          </table:table-cell>
          <table:table-cell table:formula="of:=[.F115]&lt;[.B115]" office:value-type="boolean" office:boolean-value="false" calcext:value-type="boolean">
            <text:p>FALSE</text:p>
          </table:table-cell>
          <table:table-cell table:formula="of:=[.F115]&lt;2*[.B11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4-c323235.ukp</text:p>
          </table:table-cell>
          <table:table-cell office:value-type="float" office:value="0.110069" calcext:value-type="float">
            <text:p>0.110069</text:p>
          </table:table-cell>
          <table:table-cell office:value-type="float" office:value="0.12" calcext:value-type="float">
            <text:p>0.12</text:p>
          </table:table-cell>
          <table:table-cell office:value-type="float" office:value="8556" calcext:value-type="float">
            <text:p>8556</text:p>
          </table:table-cell>
          <table:table-cell office:value-type="float" office:value="323205" calcext:value-type="float">
            <text:p>323205</text:p>
          </table:table-cell>
          <table:table-cell office:value-type="float" office:value="2.43667" calcext:value-type="float">
            <text:p>2.43667</text:p>
          </table:table-cell>
          <table:table-cell office:value-type="float" office:value="2.43" calcext:value-type="float">
            <text:p>2.43</text:p>
          </table:table-cell>
          <table:table-cell office:value-type="float" office:value="10948" calcext:value-type="float">
            <text:p>10948</text:p>
          </table:table-cell>
          <table:table-cell office:value-type="float" office:value="323205" calcext:value-type="float">
            <text:p>323205</text:p>
          </table:table-cell>
          <table:table-cell table:formula="of:=[Sheet1.I116]-[Sheet1.E116]" office:value-type="float" office:value="0" calcext:value-type="float">
            <text:p>0</text:p>
          </table:table-cell>
          <table:table-cell table:formula="of:=[.F116]&lt;[.B116]" office:value-type="boolean" office:boolean-value="false" calcext:value-type="boolean">
            <text:p>FALSE</text:p>
          </table:table-cell>
          <table:table-cell table:formula="of:=[.F116]&lt;2*[.B11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5-c757629.ukp</text:p>
          </table:table-cell>
          <table:table-cell office:value-type="float" office:value="0.23809" calcext:value-type="float">
            <text:p>0.23809</text:p>
          </table:table-cell>
          <table:table-cell office:value-type="float" office:value="0.25" calcext:value-type="float">
            <text:p>0.25</text:p>
          </table:table-cell>
          <table:table-cell office:value-type="float" office:value="15404" calcext:value-type="float">
            <text:p>15404</text:p>
          </table:table-cell>
          <table:table-cell office:value-type="float" office:value="757559" calcext:value-type="float">
            <text:p>757559</text:p>
          </table:table-cell>
          <table:table-cell table:number-columns-repeated="2" office:value-type="float" office:value="13.39" calcext:value-type="float">
            <text:p>13.39</text:p>
          </table:table-cell>
          <table:table-cell office:value-type="float" office:value="15848" calcext:value-type="float">
            <text:p>15848</text:p>
          </table:table-cell>
          <table:table-cell office:value-type="float" office:value="757559" calcext:value-type="float">
            <text:p>757559</text:p>
          </table:table-cell>
          <table:table-cell table:formula="of:=[Sheet1.I117]-[Sheet1.E117]" office:value-type="float" office:value="0" calcext:value-type="float">
            <text:p>0</text:p>
          </table:table-cell>
          <table:table-cell table:formula="of:=[.F117]&lt;[.B117]" office:value-type="boolean" office:boolean-value="false" calcext:value-type="boolean">
            <text:p>FALSE</text:p>
          </table:table-cell>
          <table:table-cell table:formula="of:=[.F117]&lt;2*[.B11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6-c551666.ukp</text:p>
          </table:table-cell>
          <table:table-cell office:value-type="float" office:value="0.211593" calcext:value-type="float">
            <text:p>0.211593</text:p>
          </table:table-cell>
          <table:table-cell office:value-type="float" office:value="0.22" calcext:value-type="float">
            <text:p>0.22</text:p>
          </table:table-cell>
          <table:table-cell office:value-type="float" office:value="12256" calcext:value-type="float">
            <text:p>12256</text:p>
          </table:table-cell>
          <table:table-cell office:value-type="float" office:value="551611" calcext:value-type="float">
            <text:p>551611</text:p>
          </table:table-cell>
          <table:table-cell office:value-type="float" office:value="41.27" calcext:value-type="float">
            <text:p>41.27</text:p>
          </table:table-cell>
          <table:table-cell office:value-type="float" office:value="41.26" calcext:value-type="float">
            <text:p>41.26</text:p>
          </table:table-cell>
          <table:table-cell office:value-type="float" office:value="23560" calcext:value-type="float">
            <text:p>23560</text:p>
          </table:table-cell>
          <table:table-cell office:value-type="float" office:value="551611" calcext:value-type="float">
            <text:p>551611</text:p>
          </table:table-cell>
          <table:table-cell table:formula="of:=[Sheet1.I118]-[Sheet1.E118]" office:value-type="float" office:value="0" calcext:value-type="float">
            <text:p>0</text:p>
          </table:table-cell>
          <table:table-cell table:formula="of:=[.F118]&lt;[.B118]" office:value-type="boolean" office:boolean-value="false" calcext:value-type="boolean">
            <text:p>FALSE</text:p>
          </table:table-cell>
          <table:table-cell table:formula="of:=[.F118]&lt;2*[.B11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7-c939978.ukp</text:p>
          </table:table-cell>
          <table:table-cell office:value-type="float" office:value="0.229472" calcext:value-type="float">
            <text:p>0.229472</text:p>
          </table:table-cell>
          <table:table-cell office:value-type="float" office:value="0.24" calcext:value-type="float">
            <text:p>0.24</text:p>
          </table:table-cell>
          <table:table-cell office:value-type="float" office:value="18324" calcext:value-type="float">
            <text:p>18324</text:p>
          </table:table-cell>
          <table:table-cell office:value-type="float" office:value="939888" calcext:value-type="float">
            <text:p>939888</text:p>
          </table:table-cell>
          <table:table-cell office:value-type="float" office:value="89.43999" calcext:value-type="float">
            <text:p>89.43999</text:p>
          </table:table-cell>
          <table:table-cell office:value-type="float" office:value="89.41" calcext:value-type="float">
            <text:p>89.41</text:p>
          </table:table-cell>
          <table:table-cell office:value-type="float" office:value="42076" calcext:value-type="float">
            <text:p>42076</text:p>
          </table:table-cell>
          <table:table-cell office:value-type="float" office:value="939888" calcext:value-type="float">
            <text:p>939888</text:p>
          </table:table-cell>
          <table:table-cell table:formula="of:=[Sheet1.I119]-[Sheet1.E119]" office:value-type="float" office:value="0" calcext:value-type="float">
            <text:p>0</text:p>
          </table:table-cell>
          <table:table-cell table:formula="of:=[.F119]&lt;[.B119]" office:value-type="boolean" office:boolean-value="false" calcext:value-type="boolean">
            <text:p>FALSE</text:p>
          </table:table-cell>
          <table:table-cell table:formula="of:=[.F119]&lt;2*[.B11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8-c968053.ukp</text:p>
          </table:table-cell>
          <table:table-cell office:value-type="float" office:value="0.227029" calcext:value-type="float">
            <text:p>0.227029</text:p>
          </table:table-cell>
          <table:table-cell office:value-type="float" office:value="0.24" calcext:value-type="float">
            <text:p>0.24</text:p>
          </table:table-cell>
          <table:table-cell office:value-type="float" office:value="18760" calcext:value-type="float">
            <text:p>18760</text:p>
          </table:table-cell>
          <table:table-cell office:value-type="float" office:value="967963" calcext:value-type="float">
            <text:p>967963</text:p>
          </table:table-cell>
          <table:table-cell office:value-type="float" office:value="25.65666" calcext:value-type="float">
            <text:p>25.65666</text:p>
          </table:table-cell>
          <table:table-cell office:value-type="float" office:value="25.66" calcext:value-type="float">
            <text:p>25.66</text:p>
          </table:table-cell>
          <table:table-cell office:value-type="float" office:value="21352" calcext:value-type="float">
            <text:p>21352</text:p>
          </table:table-cell>
          <table:table-cell office:value-type="float" office:value="967963" calcext:value-type="float">
            <text:p>967963</text:p>
          </table:table-cell>
          <table:table-cell table:formula="of:=[Sheet1.I120]-[Sheet1.E120]" office:value-type="float" office:value="0" calcext:value-type="float">
            <text:p>0</text:p>
          </table:table-cell>
          <table:table-cell table:formula="of:=[.F120]&lt;[.B120]" office:value-type="boolean" office:boolean-value="false" calcext:value-type="boolean">
            <text:p>FALSE</text:p>
          </table:table-cell>
          <table:table-cell table:formula="of:=[.F120]&lt;2*[.B12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9-c824959.ukp</text:p>
          </table:table-cell>
          <table:table-cell office:value-type="float" office:value="0.224884" calcext:value-type="float">
            <text:p>0.224884</text:p>
          </table:table-cell>
          <table:table-cell office:value-type="float" office:value="0.23" calcext:value-type="float">
            <text:p>0.23</text:p>
          </table:table-cell>
          <table:table-cell office:value-type="float" office:value="16532" calcext:value-type="float">
            <text:p>16532</text:p>
          </table:table-cell>
          <table:table-cell office:value-type="float" office:value="824884" calcext:value-type="float">
            <text:p>82488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60" calcext:value-type="float">
            <text:p>5860</text:p>
          </table:table-cell>
          <table:table-cell office:value-type="float" office:value="824884" calcext:value-type="float">
            <text:p>824884</text:p>
          </table:table-cell>
          <table:table-cell table:formula="of:=[Sheet1.I121]-[Sheet1.E121]" office:value-type="float" office:value="0" calcext:value-type="float">
            <text:p>0</text:p>
          </table:table-cell>
          <table:table-cell table:formula="of:=[.F121]&lt;[.B121]" office:value-type="boolean" office:boolean-value="true" calcext:value-type="boolean">
            <text:p>TRUE</text:p>
          </table:table-cell>
          <table:table-cell table:formula="of:=[.F121]&lt;2*[.B1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0-c6020768.ukp</text:p>
          </table:table-cell>
          <table:table-cell office:value-type="float" office:value="0.134171" calcext:value-type="float">
            <text:p>0.134171</text:p>
          </table:table-cell>
          <table:table-cell office:value-type="float" office:value="0.23" calcext:value-type="float">
            <text:p>0.23</text:p>
          </table:table-cell>
          <table:table-cell office:value-type="float" office:value="97672" calcext:value-type="float">
            <text:p>97672</text:p>
          </table:table-cell>
          <table:table-cell office:value-type="float" office:value="6023778" calcext:value-type="float">
            <text:p>602377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6252" calcext:value-type="float">
            <text:p>6252</text:p>
          </table:table-cell>
          <table:table-cell office:value-type="float" office:value="6023778" calcext:value-type="float">
            <text:p>6023778</text:p>
          </table:table-cell>
          <table:table-cell table:formula="of:=[Sheet1.I122]-[Sheet1.E122]" office:value-type="float" office:value="0" calcext:value-type="float">
            <text:p>0</text:p>
          </table:table-cell>
          <table:table-cell table:formula="of:=[.F122]&lt;[.B122]" office:value-type="boolean" office:boolean-value="true" calcext:value-type="boolean">
            <text:p>TRUE</text:p>
          </table:table-cell>
          <table:table-cell table:formula="of:=[.F122]&lt;2*[.B12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-c8848039.ukp</text:p>
          </table:table-cell>
          <table:table-cell office:value-type="float" office:value="0.113119" calcext:value-type="float">
            <text:p>0.113119</text:p>
          </table:table-cell>
          <table:table-cell office:value-type="float" office:value="0.13" calcext:value-type="float">
            <text:p>0.13</text:p>
          </table:table-cell>
          <table:table-cell office:value-type="float" office:value="141812" calcext:value-type="float">
            <text:p>141812</text:p>
          </table:table-cell>
          <table:table-cell office:value-type="float" office:value="8852459" calcext:value-type="float">
            <text:p>885245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7616" calcext:value-type="float">
            <text:p>7616</text:p>
          </table:table-cell>
          <table:table-cell office:value-type="float" office:value="8852459" calcext:value-type="float">
            <text:p>8852459</text:p>
          </table:table-cell>
          <table:table-cell table:formula="of:=[Sheet1.I123]-[Sheet1.E123]" office:value-type="float" office:value="0" calcext:value-type="float">
            <text:p>0</text:p>
          </table:table-cell>
          <table:table-cell table:formula="of:=[.F123]&lt;[.B123]" office:value-type="boolean" office:boolean-value="true" calcext:value-type="boolean">
            <text:p>TRUE</text:p>
          </table:table-cell>
          <table:table-cell table:formula="of:=[.F123]&lt;2*[.B1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0-c8957104.ukp</text:p>
          </table:table-cell>
          <table:table-cell office:value-type="float" office:value="0.139036" calcext:value-type="float">
            <text:p>0.139036</text:p>
          </table:table-cell>
          <table:table-cell office:value-type="float" office:value="0.24" calcext:value-type="float">
            <text:p>0.24</text:p>
          </table:table-cell>
          <table:table-cell office:value-type="float" office:value="143504" calcext:value-type="float">
            <text:p>143504</text:p>
          </table:table-cell>
          <table:table-cell office:value-type="float" office:value="8961579" calcext:value-type="float">
            <text:p>8961579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8176" calcext:value-type="float">
            <text:p>8176</text:p>
          </table:table-cell>
          <table:table-cell office:value-type="float" office:value="8961579" calcext:value-type="float">
            <text:p>8961579</text:p>
          </table:table-cell>
          <table:table-cell table:formula="of:=[Sheet1.I124]-[Sheet1.E124]" office:value-type="float" office:value="0" calcext:value-type="float">
            <text:p>0</text:p>
          </table:table-cell>
          <table:table-cell table:formula="of:=[.F124]&lt;[.B124]" office:value-type="boolean" office:boolean-value="true" calcext:value-type="boolean">
            <text:p>TRUE</text:p>
          </table:table-cell>
          <table:table-cell table:formula="of:=[.F124]&lt;2*[.B1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1-c9590518.ukp</text:p>
          </table:table-cell>
          <table:table-cell office:value-type="float" office:value="0.114362" calcext:value-type="float">
            <text:p>0.114362</text:p>
          </table:table-cell>
          <table:table-cell office:value-type="float" office:value="0.14" calcext:value-type="float">
            <text:p>0.14</text:p>
          </table:table-cell>
          <table:table-cell office:value-type="float" office:value="153648" calcext:value-type="float">
            <text:p>153648</text:p>
          </table:table-cell>
          <table:table-cell office:value-type="float" office:value="9595313" calcext:value-type="float">
            <text:p>959531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436" calcext:value-type="float">
            <text:p>6436</text:p>
          </table:table-cell>
          <table:table-cell office:value-type="float" office:value="9595313" calcext:value-type="float">
            <text:p>9595313</text:p>
          </table:table-cell>
          <table:table-cell table:formula="of:=[Sheet1.I125]-[Sheet1.E125]" office:value-type="float" office:value="0" calcext:value-type="float">
            <text:p>0</text:p>
          </table:table-cell>
          <table:table-cell table:formula="of:=[.F125]&lt;[.B125]" office:value-type="boolean" office:boolean-value="true" calcext:value-type="boolean">
            <text:p>TRUE</text:p>
          </table:table-cell>
          <table:table-cell table:formula="of:=[.F125]&lt;2*[.B12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2-c4402690.ukp</text:p>
          </table:table-cell>
          <table:table-cell office:value-type="float" office:value="0.104374" calcext:value-type="float">
            <text:p>0.104374</text:p>
          </table:table-cell>
          <table:table-cell office:value-type="float" office:value="0.13" calcext:value-type="float">
            <text:p>0.13</text:p>
          </table:table-cell>
          <table:table-cell office:value-type="float" office:value="72656" calcext:value-type="float">
            <text:p>72656</text:p>
          </table:table-cell>
          <table:table-cell office:value-type="float" office:value="4404890" calcext:value-type="float">
            <text:p>4404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64" calcext:value-type="float">
            <text:p>7764</text:p>
          </table:table-cell>
          <table:table-cell office:value-type="float" office:value="4404890" calcext:value-type="float">
            <text:p>4404890</text:p>
          </table:table-cell>
          <table:table-cell table:formula="of:=[Sheet1.I126]-[Sheet1.E126]" office:value-type="float" office:value="0" calcext:value-type="float">
            <text:p>0</text:p>
          </table:table-cell>
          <table:table-cell table:formula="of:=[.F126]&lt;[.B126]" office:value-type="boolean" office:boolean-value="true" calcext:value-type="boolean">
            <text:p>TRUE</text:p>
          </table:table-cell>
          <table:table-cell table:formula="of:=[.F126]&lt;2*[.B1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3-c6391754.ukp</text:p>
          </table:table-cell>
          <table:table-cell office:value-type="float" office:value="0.110506" calcext:value-type="float">
            <text:p>0.110506</text:p>
          </table:table-cell>
          <table:table-cell office:value-type="float" office:value="0.13" calcext:value-type="float">
            <text:p>0.13</text:p>
          </table:table-cell>
          <table:table-cell office:value-type="float" office:value="103568" calcext:value-type="float">
            <text:p>103568</text:p>
          </table:table-cell>
          <table:table-cell office:value-type="float" office:value="6394949" calcext:value-type="float">
            <text:p>639494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52" calcext:value-type="float">
            <text:p>7952</text:p>
          </table:table-cell>
          <table:table-cell office:value-type="float" office:value="6394949" calcext:value-type="float">
            <text:p>6394949</text:p>
          </table:table-cell>
          <table:table-cell table:formula="of:=[Sheet1.I127]-[Sheet1.E127]" office:value-type="float" office:value="0" calcext:value-type="float">
            <text:p>0</text:p>
          </table:table-cell>
          <table:table-cell table:formula="of:=[.F127]&lt;[.B127]" office:value-type="boolean" office:boolean-value="true" calcext:value-type="boolean">
            <text:p>TRUE</text:p>
          </table:table-cell>
          <table:table-cell table:formula="of:=[.F127]&lt;2*[.B1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4-c6261108.ukp</text:p>
          </table:table-cell>
          <table:table-cell office:value-type="float" office:value="0.132109" calcext:value-type="float">
            <text:p>0.132109</text:p>
          </table:table-cell>
          <table:table-cell office:value-type="float" office:value="0.23" calcext:value-type="float">
            <text:p>0.23</text:p>
          </table:table-cell>
          <table:table-cell office:value-type="float" office:value="101480" calcext:value-type="float">
            <text:p>101480</text:p>
          </table:table-cell>
          <table:table-cell office:value-type="float" office:value="6264238" calcext:value-type="float">
            <text:p>626423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4" calcext:value-type="float">
            <text:p>0.04</text:p>
          </table:table-cell>
          <table:table-cell office:value-type="float" office:value="6324" calcext:value-type="float">
            <text:p>6324</text:p>
          </table:table-cell>
          <table:table-cell office:value-type="float" office:value="6264238" calcext:value-type="float">
            <text:p>6264238</text:p>
          </table:table-cell>
          <table:table-cell table:formula="of:=[Sheet1.I128]-[Sheet1.E128]" office:value-type="float" office:value="0" calcext:value-type="float">
            <text:p>0</text:p>
          </table:table-cell>
          <table:table-cell table:formula="of:=[.F128]&lt;[.B128]" office:value-type="boolean" office:boolean-value="true" calcext:value-type="boolean">
            <text:p>TRUE</text:p>
          </table:table-cell>
          <table:table-cell table:formula="of:=[.F128]&lt;2*[.B1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5-c4279595.ukp</text:p>
          </table:table-cell>
          <table:table-cell office:value-type="float" office:value="0.105596" calcext:value-type="float">
            <text:p>0.105596</text:p>
          </table:table-cell>
          <table:table-cell office:value-type="float" office:value="0.13" calcext:value-type="float">
            <text:p>0.13</text:p>
          </table:table-cell>
          <table:table-cell office:value-type="float" office:value="70544" calcext:value-type="float">
            <text:p>70544</text:p>
          </table:table-cell>
          <table:table-cell office:value-type="float" office:value="4281730" calcext:value-type="float">
            <text:p>4281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4281730" calcext:value-type="float">
            <text:p>4281730</text:p>
          </table:table-cell>
          <table:table-cell table:formula="of:=[Sheet1.I129]-[Sheet1.E129]" office:value-type="float" office:value="0" calcext:value-type="float">
            <text:p>0</text:p>
          </table:table-cell>
          <table:table-cell table:formula="of:=[.F129]&lt;[.B129]" office:value-type="boolean" office:boolean-value="true" calcext:value-type="boolean">
            <text:p>TRUE</text:p>
          </table:table-cell>
          <table:table-cell table:formula="of:=[.F129]&lt;2*[.B1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6-c2396292.ukp</text:p>
          </table:table-cell>
          <table:table-cell office:value-type="float" office:value="0.10032" calcext:value-type="float">
            <text:p>0.10032</text:p>
          </table:table-cell>
          <table:table-cell office:value-type="float" office:value="0.12" calcext:value-type="float">
            <text:p>0.12</text:p>
          </table:table-cell>
          <table:table-cell office:value-type="float" office:value="41204" calcext:value-type="float">
            <text:p>41204</text:p>
          </table:table-cell>
          <table:table-cell office:value-type="float" office:value="2397487" calcext:value-type="float">
            <text:p>2397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2397487" calcext:value-type="float">
            <text:p>2397487</text:p>
          </table:table-cell>
          <table:table-cell table:formula="of:=[Sheet1.I130]-[Sheet1.E130]" office:value-type="float" office:value="0" calcext:value-type="float">
            <text:p>0</text:p>
          </table:table-cell>
          <table:table-cell table:formula="of:=[.F130]&lt;[.B130]" office:value-type="boolean" office:boolean-value="true" calcext:value-type="boolean">
            <text:p>TRUE</text:p>
          </table:table-cell>
          <table:table-cell table:formula="of:=[.F130]&lt;2*[.B1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7-c6726204.ukp</text:p>
          </table:table-cell>
          <table:table-cell office:value-type="float" office:value="0.110299" calcext:value-type="float">
            <text:p>0.110299</text:p>
          </table:table-cell>
          <table:table-cell office:value-type="float" office:value="0.13" calcext:value-type="float">
            <text:p>0.13</text:p>
          </table:table-cell>
          <table:table-cell office:value-type="float" office:value="108824" calcext:value-type="float">
            <text:p>108824</text:p>
          </table:table-cell>
          <table:table-cell office:value-type="float" office:value="6729564" calcext:value-type="float">
            <text:p>672956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328</text:p>
          </table:table-cell>
          <table:table-cell office:value-type="float" office:value="6729564" calcext:value-type="float">
            <text:p>6729564</text:p>
          </table:table-cell>
          <table:table-cell table:formula="of:=[Sheet1.I131]-[Sheet1.E131]" office:value-type="float" office:value="0" calcext:value-type="float">
            <text:p>0</text:p>
          </table:table-cell>
          <table:table-cell table:formula="of:=[.F131]&lt;[.B131]" office:value-type="boolean" office:boolean-value="true" calcext:value-type="boolean">
            <text:p>TRUE</text:p>
          </table:table-cell>
          <table:table-cell table:formula="of:=[.F131]&lt;2*[.B1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8-c7262586.ukp</text:p>
          </table:table-cell>
          <table:table-cell office:value-type="float" office:value="0.110822" calcext:value-type="float">
            <text:p>0.110822</text:p>
          </table:table-cell>
          <table:table-cell office:value-type="float" office:value="0.13" calcext:value-type="float">
            <text:p>0.13</text:p>
          </table:table-cell>
          <table:table-cell office:value-type="float" office:value="117280" calcext:value-type="float">
            <text:p>117280</text:p>
          </table:table-cell>
          <table:table-cell office:value-type="float" office:value="7266216" calcext:value-type="float">
            <text:p>726621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7936" calcext:value-type="float">
            <text:p>7936</text:p>
          </table:table-cell>
          <table:table-cell office:value-type="float" office:value="7266216" calcext:value-type="float">
            <text:p>7266216</text:p>
          </table:table-cell>
          <table:table-cell table:formula="of:=[Sheet1.I132]-[Sheet1.E132]" office:value-type="float" office:value="0" calcext:value-type="float">
            <text:p>0</text:p>
          </table:table-cell>
          <table:table-cell table:formula="of:=[.F132]&lt;[.B132]" office:value-type="boolean" office:boolean-value="true" calcext:value-type="boolean">
            <text:p>TRUE</text:p>
          </table:table-cell>
          <table:table-cell table:formula="of:=[.F132]&lt;2*[.B1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9-c2075673.ukp</text:p>
          </table:table-cell>
          <table:table-cell office:value-type="float" office:value="0.102474" calcext:value-type="float">
            <text:p>0.102474</text:p>
          </table:table-cell>
          <table:table-cell office:value-type="float" office:value="0.12" calcext:value-type="float">
            <text:p>0.12</text:p>
          </table:table-cell>
          <table:table-cell office:value-type="float" office:value="36132" calcext:value-type="float">
            <text:p>36132</text:p>
          </table:table-cell>
          <table:table-cell office:value-type="float" office:value="2076708" calcext:value-type="float">
            <text:p>2076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16" calcext:value-type="float">
            <text:p>7616</text:p>
          </table:table-cell>
          <table:table-cell office:value-type="float" office:value="2076708" calcext:value-type="float">
            <text:p>2076708</text:p>
          </table:table-cell>
          <table:table-cell table:formula="of:=[Sheet1.I133]-[Sheet1.E133]" office:value-type="float" office:value="0" calcext:value-type="float">
            <text:p>0</text:p>
          </table:table-cell>
          <table:table-cell table:formula="of:=[.F133]&lt;[.B133]" office:value-type="boolean" office:boolean-value="true" calcext:value-type="boolean">
            <text:p>TRUE</text:p>
          </table:table-cell>
          <table:table-cell table:formula="of:=[.F133]&lt;2*[.B1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2-c7547243.ukp</text:p>
          </table:table-cell>
          <table:table-cell office:value-type="float" office:value="0.110404" calcext:value-type="float">
            <text:p>0.110404</text:p>
          </table:table-cell>
          <table:table-cell office:value-type="float" office:value="0.13" calcext:value-type="float">
            <text:p>0.13</text:p>
          </table:table-cell>
          <table:table-cell office:value-type="float" office:value="121728" calcext:value-type="float">
            <text:p>121728</text:p>
          </table:table-cell>
          <table:table-cell office:value-type="float" office:value="7551013" calcext:value-type="float">
            <text:p>755101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712" calcext:value-type="float">
            <text:p>7712</text:p>
          </table:table-cell>
          <table:table-cell office:value-type="float" office:value="7551013" calcext:value-type="float">
            <text:p>7551013</text:p>
          </table:table-cell>
          <table:table-cell table:formula="of:=[Sheet1.I134]-[Sheet1.E134]" office:value-type="float" office:value="0" calcext:value-type="float">
            <text:p>0</text:p>
          </table:table-cell>
          <table:table-cell table:formula="of:=[.F134]&lt;[.B134]" office:value-type="boolean" office:boolean-value="true" calcext:value-type="boolean">
            <text:p>TRUE</text:p>
          </table:table-cell>
          <table:table-cell table:formula="of:=[.F134]&lt;2*[.B1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3-c2791665.ukp</text:p>
          </table:table-cell>
          <table:table-cell office:value-type="float" office:value="0.101307" calcext:value-type="float">
            <text:p>0.101307</text:p>
          </table:table-cell>
          <table:table-cell office:value-type="float" office:value="0.12" calcext:value-type="float">
            <text:p>0.12</text:p>
          </table:table-cell>
          <table:table-cell office:value-type="float" office:value="47352" calcext:value-type="float">
            <text:p>47352</text:p>
          </table:table-cell>
          <table:table-cell office:value-type="float" office:value="2793060" calcext:value-type="float">
            <text:p>279306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436" calcext:value-type="float">
            <text:p>6436</text:p>
          </table:table-cell>
          <table:table-cell office:value-type="float" office:value="2793060" calcext:value-type="float">
            <text:p>2793060</text:p>
          </table:table-cell>
          <table:table-cell table:formula="of:=[Sheet1.I135]-[Sheet1.E135]" office:value-type="float" office:value="0" calcext:value-type="float">
            <text:p>0</text:p>
          </table:table-cell>
          <table:table-cell table:formula="of:=[.F135]&lt;[.B135]" office:value-type="boolean" office:boolean-value="true" calcext:value-type="boolean">
            <text:p>TRUE</text:p>
          </table:table-cell>
          <table:table-cell table:formula="of:=[.F135]&lt;2*[.B1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4-c8803923.ukp</text:p>
          </table:table-cell>
          <table:table-cell office:value-type="float" office:value="0.114189" calcext:value-type="float">
            <text:p>0.114189</text:p>
          </table:table-cell>
          <table:table-cell office:value-type="float" office:value="0.14" calcext:value-type="float">
            <text:p>0.14</text:p>
          </table:table-cell>
          <table:table-cell office:value-type="float" office:value="141312" calcext:value-type="float">
            <text:p>141312</text:p>
          </table:table-cell>
          <table:table-cell office:value-type="float" office:value="8808323" calcext:value-type="float">
            <text:p>880832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56" calcext:value-type="float">
            <text:p>6356</text:p>
          </table:table-cell>
          <table:table-cell office:value-type="float" office:value="8808323" calcext:value-type="float">
            <text:p>8808323</text:p>
          </table:table-cell>
          <table:table-cell table:formula="of:=[Sheet1.I136]-[Sheet1.E136]" office:value-type="float" office:value="0" calcext:value-type="float">
            <text:p>0</text:p>
          </table:table-cell>
          <table:table-cell table:formula="of:=[.F136]&lt;[.B136]" office:value-type="boolean" office:boolean-value="true" calcext:value-type="boolean">
            <text:p>TRUE</text:p>
          </table:table-cell>
          <table:table-cell table:formula="of:=[.F136]&lt;2*[.B1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5-c8770844.ukp</text:p>
          </table:table-cell>
          <table:table-cell office:value-type="float" office:value="0.114337" calcext:value-type="float">
            <text:p>0.114337</text:p>
          </table:table-cell>
          <table:table-cell office:value-type="float" office:value="0.14" calcext:value-type="float">
            <text:p>0.14</text:p>
          </table:table-cell>
          <table:table-cell office:value-type="float" office:value="140864" calcext:value-type="float">
            <text:p>140864</text:p>
          </table:table-cell>
          <table:table-cell office:value-type="float" office:value="8775229" calcext:value-type="float">
            <text:p>877522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36" calcext:value-type="float">
            <text:p>6336</text:p>
          </table:table-cell>
          <table:table-cell office:value-type="float" office:value="8775229" calcext:value-type="float">
            <text:p>8775229</text:p>
          </table:table-cell>
          <table:table-cell table:formula="of:=[Sheet1.I137]-[Sheet1.E137]" office:value-type="float" office:value="0" calcext:value-type="float">
            <text:p>0</text:p>
          </table:table-cell>
          <table:table-cell table:formula="of:=[.F137]&lt;[.B137]" office:value-type="boolean" office:boolean-value="true" calcext:value-type="boolean">
            <text:p>TRUE</text:p>
          </table:table-cell>
          <table:table-cell table:formula="of:=[.F137]&lt;2*[.B13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6-c4674497.ukp</text:p>
          </table:table-cell>
          <table:table-cell office:value-type="float" office:value="0.10722" calcext:value-type="float">
            <text:p>0.10722</text:p>
          </table:table-cell>
          <table:table-cell office:value-type="float" office:value="0.13" calcext:value-type="float">
            <text:p>0.13</text:p>
          </table:table-cell>
          <table:table-cell office:value-type="float" office:value="76756" calcext:value-type="float">
            <text:p>76756</text:p>
          </table:table-cell>
          <table:table-cell office:value-type="float" office:value="4676832" calcext:value-type="float">
            <text:p>467683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08" calcext:value-type="float">
            <text:p>7908</text:p>
          </table:table-cell>
          <table:table-cell office:value-type="float" office:value="4676832" calcext:value-type="float">
            <text:p>4676832</text:p>
          </table:table-cell>
          <table:table-cell table:formula="of:=[Sheet1.I138]-[Sheet1.E138]" office:value-type="float" office:value="0" calcext:value-type="float">
            <text:p>0</text:p>
          </table:table-cell>
          <table:table-cell table:formula="of:=[.F138]&lt;[.B138]" office:value-type="boolean" office:boolean-value="true" calcext:value-type="boolean">
            <text:p>TRUE</text:p>
          </table:table-cell>
          <table:table-cell table:formula="of:=[.F138]&lt;2*[.B1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7-c7974928.ukp</text:p>
          </table:table-cell>
          <table:table-cell office:value-type="float" office:value="0.113735" calcext:value-type="float">
            <text:p>0.113735</text:p>
          </table:table-cell>
          <table:table-cell office:value-type="float" office:value="0.14" calcext:value-type="float">
            <text:p>0.14</text:p>
          </table:table-cell>
          <table:table-cell office:value-type="float" office:value="128392" calcext:value-type="float">
            <text:p>128392</text:p>
          </table:table-cell>
          <table:table-cell office:value-type="float" office:value="7978913" calcext:value-type="float">
            <text:p>797891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404" calcext:value-type="float">
            <text:p>8404</text:p>
          </table:table-cell>
          <table:table-cell office:value-type="float" office:value="7978913" calcext:value-type="float">
            <text:p>7978913</text:p>
          </table:table-cell>
          <table:table-cell table:formula="of:=[Sheet1.I139]-[Sheet1.E139]" office:value-type="float" office:value="0" calcext:value-type="float">
            <text:p>0</text:p>
          </table:table-cell>
          <table:table-cell table:formula="of:=[.F139]&lt;[.B139]" office:value-type="boolean" office:boolean-value="true" calcext:value-type="boolean">
            <text:p>TRUE</text:p>
          </table:table-cell>
          <table:table-cell table:formula="of:=[.F139]&lt;2*[.B1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8-c8993557.ukp</text:p>
          </table:table-cell>
          <table:table-cell office:value-type="float" office:value="0.117119" calcext:value-type="float">
            <text:p>0.117119</text:p>
          </table:table-cell>
          <table:table-cell office:value-type="float" office:value="0.14" calcext:value-type="float">
            <text:p>0.14</text:p>
          </table:table-cell>
          <table:table-cell office:value-type="float" office:value="144092" calcext:value-type="float">
            <text:p>144092</text:p>
          </table:table-cell>
          <table:table-cell office:value-type="float" office:value="8998052" calcext:value-type="float">
            <text:p>899805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88" calcext:value-type="float">
            <text:p>6388</text:p>
          </table:table-cell>
          <table:table-cell office:value-type="float" office:value="8998052" calcext:value-type="float">
            <text:p>8998052</text:p>
          </table:table-cell>
          <table:table-cell table:formula="of:=[Sheet1.I140]-[Sheet1.E140]" office:value-type="float" office:value="0" calcext:value-type="float">
            <text:p>0</text:p>
          </table:table-cell>
          <table:table-cell table:formula="of:=[.F140]&lt;[.B140]" office:value-type="boolean" office:boolean-value="true" calcext:value-type="boolean">
            <text:p>TRUE</text:p>
          </table:table-cell>
          <table:table-cell table:formula="of:=[.F140]&lt;2*[.B1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9-c7603842.ukp</text:p>
          </table:table-cell>
          <table:table-cell office:value-type="float" office:value="0.113014" calcext:value-type="float">
            <text:p>0.113014</text:p>
          </table:table-cell>
          <table:table-cell office:value-type="float" office:value="0.14" calcext:value-type="float">
            <text:p>0.14</text:p>
          </table:table-cell>
          <table:table-cell office:value-type="float" office:value="122576" calcext:value-type="float">
            <text:p>122576</text:p>
          </table:table-cell>
          <table:table-cell office:value-type="float" office:value="7607642" calcext:value-type="float">
            <text:p>760764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44" calcext:value-type="float">
            <text:p>6344</text:p>
          </table:table-cell>
          <table:table-cell office:value-type="float" office:value="7607642" calcext:value-type="float">
            <text:p>7607642</text:p>
          </table:table-cell>
          <table:table-cell table:formula="of:=[Sheet1.I141]-[Sheet1.E141]" office:value-type="float" office:value="0" calcext:value-type="float">
            <text:p>0</text:p>
          </table:table-cell>
          <table:table-cell table:formula="of:=[.F141]&lt;[.B141]" office:value-type="boolean" office:boolean-value="true" calcext:value-type="boolean">
            <text:p>TRUE</text:p>
          </table:table-cell>
          <table:table-cell table:formula="of:=[.F141]&lt;2*[.B1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10000-0-c4498489.ukp</text:p>
          </table:table-cell>
          <table:table-cell office:value-type="float" office:value="1.05032" calcext:value-type="float">
            <text:p>1.05032</text:p>
          </table:table-cell>
          <table:table-cell office:value-type="float" office:value="1.07" calcext:value-type="float">
            <text:p>1.07</text:p>
          </table:table-cell>
          <table:table-cell office:value-type="float" office:value="73964" calcext:value-type="float">
            <text:p>73964</text:p>
          </table:table-cell>
          <table:table-cell office:value-type="float" office:value="4498689" calcext:value-type="float">
            <text:p>4498689</text:p>
          </table:table-cell>
          <table:table-cell office:value-type="float" office:value="266.98331" calcext:value-type="float">
            <text:p>266.98331</text:p>
          </table:table-cell>
          <table:table-cell office:value-type="float" office:value="266.85" calcext:value-type="float">
            <text:p>266.85</text:p>
          </table:table-cell>
          <table:table-cell office:value-type="float" office:value="70352" calcext:value-type="float">
            <text:p>70352</text:p>
          </table:table-cell>
          <table:table-cell office:value-type="float" office:value="4498689" calcext:value-type="float">
            <text:p>4498689</text:p>
          </table:table-cell>
          <table:table-cell table:formula="of:=[Sheet1.I142]-[Sheet1.E142]" office:value-type="float" office:value="0" calcext:value-type="float">
            <text:p>0</text:p>
          </table:table-cell>
          <table:table-cell table:formula="of:=[.F142]&lt;[.B142]" office:value-type="boolean" office:boolean-value="false" calcext:value-type="boolean">
            <text:p>FALSE</text:p>
          </table:table-cell>
          <table:table-cell table:formula="of:=[.F142]&lt;2*[.B14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1-c9021988.ukp</text:p>
          </table:table-cell>
          <table:table-cell office:value-type="float" office:value="1.07213" calcext:value-type="float">
            <text:p>1.07213</text:p>
          </table:table-cell>
          <table:table-cell office:value-type="float" office:value="1.1" calcext:value-type="float">
            <text:p>1.1</text:p>
          </table:table-cell>
          <table:table-cell office:value-type="float" office:value="144708" calcext:value-type="float">
            <text:p>144708</text:p>
          </table:table-cell>
          <table:table-cell office:value-type="float" office:value="9022398" calcext:value-type="float">
            <text:p>9022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40" calcext:value-type="float">
            <text:p>6440</text:p>
          </table:table-cell>
          <table:table-cell office:value-type="float" office:value="9022398" calcext:value-type="float">
            <text:p>9022398</text:p>
          </table:table-cell>
          <table:table-cell table:formula="of:=[Sheet1.I143]-[Sheet1.E143]" office:value-type="float" office:value="0" calcext:value-type="float">
            <text:p>0</text:p>
          </table:table-cell>
          <table:table-cell table:formula="of:=[.F143]&lt;[.B143]" office:value-type="boolean" office:boolean-value="true" calcext:value-type="boolean">
            <text:p>TRUE</text:p>
          </table:table-cell>
          <table:table-cell table:formula="of:=[.F143]&lt;2*[.B14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10000-10-c2173413.ukp</text:p>
          </table:table-cell>
          <table:table-cell office:value-type="float" office:value="1.0507" calcext:value-type="float">
            <text:p>1.0507</text:p>
          </table:table-cell>
          <table:table-cell office:value-type="float" office:value="1.07" calcext:value-type="float">
            <text:p>1.07</text:p>
          </table:table-cell>
          <table:table-cell office:value-type="float" office:value="37676" calcext:value-type="float">
            <text:p>37676</text:p>
          </table:table-cell>
          <table:table-cell office:value-type="float" office:value="2173508" calcext:value-type="float">
            <text:p>2173508</text:p>
          </table:table-cell>
          <table:table-cell office:value-type="float" office:value="217.19331" calcext:value-type="float">
            <text:p>217.19331</text:p>
          </table:table-cell>
          <table:table-cell office:value-type="float" office:value="217.06" calcext:value-type="float">
            <text:p>217.06</text:p>
          </table:table-cell>
          <table:table-cell office:value-type="float" office:value="61396" calcext:value-type="float">
            <text:p>61396</text:p>
          </table:table-cell>
          <table:table-cell office:value-type="float" office:value="2173508" calcext:value-type="float">
            <text:p>2173508</text:p>
          </table:table-cell>
          <table:table-cell table:formula="of:=[Sheet1.I144]-[Sheet1.E144]" office:value-type="float" office:value="0" calcext:value-type="float">
            <text:p>0</text:p>
          </table:table-cell>
          <table:table-cell table:formula="of:=[.F144]&lt;[.B144]" office:value-type="boolean" office:boolean-value="false" calcext:value-type="boolean">
            <text:p>FALSE</text:p>
          </table:table-cell>
          <table:table-cell table:formula="of:=[.F144]&lt;2*[.B14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11-c5277276.ukp</text:p>
          </table:table-cell>
          <table:table-cell office:value-type="float" office:value="1.06174" calcext:value-type="float">
            <text:p>1.06174</text:p>
          </table:table-cell>
          <table:table-cell office:value-type="float" office:value="1.08" calcext:value-type="float">
            <text:p>1.08</text:p>
          </table:table-cell>
          <table:table-cell office:value-type="float" office:value="86240" calcext:value-type="float">
            <text:p>86240</text:p>
          </table:table-cell>
          <table:table-cell office:value-type="float" office:value="5277511" calcext:value-type="float">
            <text:p>5277511</text:p>
          </table:table-cell>
          <table:table-cell office:value-type="float" office:value="342.85663" calcext:value-type="float">
            <text:p>342.85663</text:p>
          </table:table-cell>
          <table:table-cell office:value-type="float" office:value="342.63" calcext:value-type="float">
            <text:p>342.63</text:p>
          </table:table-cell>
          <table:table-cell office:value-type="float" office:value="72720" calcext:value-type="float">
            <text:p>72720</text:p>
          </table:table-cell>
          <table:table-cell office:value-type="float" office:value="5277511" calcext:value-type="float">
            <text:p>5277511</text:p>
          </table:table-cell>
          <table:table-cell table:formula="of:=[Sheet1.I145]-[Sheet1.E145]" office:value-type="float" office:value="0" calcext:value-type="float">
            <text:p>0</text:p>
          </table:table-cell>
          <table:table-cell table:formula="of:=[.F145]&lt;[.B145]" office:value-type="boolean" office:boolean-value="false" calcext:value-type="boolean">
            <text:p>FALSE</text:p>
          </table:table-cell>
          <table:table-cell table:formula="of:=[.F145]&lt;2*[.B14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12-c5660160.ukp</text:p>
          </table:table-cell>
          <table:table-cell office:value-type="float" office:value="1.13141" calcext:value-type="float">
            <text:p>1.13141</text:p>
          </table:table-cell>
          <table:table-cell office:value-type="float" office:value="1.15" calcext:value-type="float">
            <text:p>1.15</text:p>
          </table:table-cell>
          <table:table-cell office:value-type="float" office:value="92144" calcext:value-type="float">
            <text:p>92144</text:p>
          </table:table-cell>
          <table:table-cell office:value-type="float" office:value="5660415" calcext:value-type="float">
            <text:p>5660415</text:p>
          </table:table-cell>
          <table:table-cell office:value-type="float" office:value="127.07332" calcext:value-type="float">
            <text:p>127.07332</text:p>
          </table:table-cell>
          <table:table-cell office:value-type="float" office:value="127" calcext:value-type="float">
            <text:p>127</text:p>
          </table:table-cell>
          <table:table-cell office:value-type="float" office:value="37812" calcext:value-type="float">
            <text:p>37812</text:p>
          </table:table-cell>
          <table:table-cell office:value-type="float" office:value="5660415" calcext:value-type="float">
            <text:p>5660415</text:p>
          </table:table-cell>
          <table:table-cell table:formula="of:=[Sheet1.I146]-[Sheet1.E146]" office:value-type="float" office:value="0" calcext:value-type="float">
            <text:p>0</text:p>
          </table:table-cell>
          <table:table-cell table:formula="of:=[.F146]&lt;[.B146]" office:value-type="boolean" office:boolean-value="false" calcext:value-type="boolean">
            <text:p>FALSE</text:p>
          </table:table-cell>
          <table:table-cell table:formula="of:=[.F146]&lt;2*[.B14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13-c8133666.ukp</text:p>
          </table:table-cell>
          <table:table-cell office:value-type="float" office:value="1.06443" calcext:value-type="float">
            <text:p>1.06443</text:p>
          </table:table-cell>
          <table:table-cell office:value-type="float" office:value="1.09" calcext:value-type="float">
            <text:p>1.09</text:p>
          </table:table-cell>
          <table:table-cell office:value-type="float" office:value="130840" calcext:value-type="float">
            <text:p>130840</text:p>
          </table:table-cell>
          <table:table-cell office:value-type="float" office:value="8134031" calcext:value-type="float">
            <text:p>8134031</text:p>
          </table:table-cell>
          <table:table-cell office:value-type="float" office:value="312.05997" calcext:value-type="float">
            <text:p>312.05997</text:p>
          </table:table-cell>
          <table:table-cell office:value-type="float" office:value="311.83" calcext:value-type="float">
            <text:p>311.83</text:p>
          </table:table-cell>
          <table:table-cell office:value-type="float" office:value="70416" calcext:value-type="float">
            <text:p>70416</text:p>
          </table:table-cell>
          <table:table-cell office:value-type="float" office:value="8134031" calcext:value-type="float">
            <text:p>8134031</text:p>
          </table:table-cell>
          <table:table-cell table:formula="of:=[Sheet1.I147]-[Sheet1.E147]" office:value-type="float" office:value="0" calcext:value-type="float">
            <text:p>0</text:p>
          </table:table-cell>
          <table:table-cell table:formula="of:=[.F147]&lt;[.B147]" office:value-type="boolean" office:boolean-value="false" calcext:value-type="boolean">
            <text:p>FALSE</text:p>
          </table:table-cell>
          <table:table-cell table:formula="of:=[.F147]&lt;2*[.B14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14-c7719869.ukp</text:p>
          </table:table-cell>
          <table:table-cell office:value-type="float" office:value="1.05612" calcext:value-type="float">
            <text:p>1.05612</text:p>
          </table:table-cell>
          <table:table-cell office:value-type="float" office:value="1.08" calcext:value-type="float">
            <text:p>1.08</text:p>
          </table:table-cell>
          <table:table-cell office:value-type="float" office:value="124504" calcext:value-type="float">
            <text:p>124504</text:p>
          </table:table-cell>
          <table:table-cell office:value-type="float" office:value="7720219" calcext:value-type="float">
            <text:p>7720219</text:p>
          </table:table-cell>
          <table:table-cell office:value-type="float" office:value="36.06666" calcext:value-type="float">
            <text:p>36.06666</text:p>
          </table:table-cell>
          <table:table-cell office:value-type="float" office:value="36.05" calcext:value-type="float">
            <text:p>36.05</text:p>
          </table:table-cell>
          <table:table-cell office:value-type="float" office:value="19964" calcext:value-type="float">
            <text:p>19964</text:p>
          </table:table-cell>
          <table:table-cell office:value-type="float" office:value="7720219" calcext:value-type="float">
            <text:p>7720219</text:p>
          </table:table-cell>
          <table:table-cell table:formula="of:=[Sheet1.I148]-[Sheet1.E148]" office:value-type="float" office:value="0" calcext:value-type="float">
            <text:p>0</text:p>
          </table:table-cell>
          <table:table-cell table:formula="of:=[.F148]&lt;[.B148]" office:value-type="boolean" office:boolean-value="false" calcext:value-type="boolean">
            <text:p>FALSE</text:p>
          </table:table-cell>
          <table:table-cell table:formula="of:=[.F148]&lt;2*[.B14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15-c4453626.ukp</text:p>
          </table:table-cell>
          <table:table-cell office:value-type="float" office:value="1.04997" calcext:value-type="float">
            <text:p>1.04997</text:p>
          </table:table-cell>
          <table:table-cell office:value-type="float" office:value="1.07" calcext:value-type="float">
            <text:p>1.07</text:p>
          </table:table-cell>
          <table:table-cell office:value-type="float" office:value="73400" calcext:value-type="float">
            <text:p>73400</text:p>
          </table:table-cell>
          <table:table-cell office:value-type="float" office:value="4453826" calcext:value-type="float">
            <text:p>4453826</text:p>
          </table:table-cell>
          <table:table-cell office:value-type="float" office:value="121.25332" calcext:value-type="float">
            <text:p>121.25332</text:p>
          </table:table-cell>
          <table:table-cell office:value-type="float" office:value="121.18" calcext:value-type="float">
            <text:p>121.18</text:p>
          </table:table-cell>
          <table:table-cell office:value-type="float" office:value="37700" calcext:value-type="float">
            <text:p>37700</text:p>
          </table:table-cell>
          <table:table-cell office:value-type="float" office:value="4453826" calcext:value-type="float">
            <text:p>4453826</text:p>
          </table:table-cell>
          <table:table-cell table:formula="of:=[Sheet1.I149]-[Sheet1.E149]" office:value-type="float" office:value="0" calcext:value-type="float">
            <text:p>0</text:p>
          </table:table-cell>
          <table:table-cell table:formula="of:=[.F149]&lt;[.B149]" office:value-type="boolean" office:boolean-value="false" calcext:value-type="boolean">
            <text:p>FALSE</text:p>
          </table:table-cell>
          <table:table-cell table:formula="of:=[.F149]&lt;2*[.B14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16-c8464065.ukp</text:p>
          </table:table-cell>
          <table:table-cell office:value-type="float" office:value="1.09279" calcext:value-type="float">
            <text:p>1.09279</text:p>
          </table:table-cell>
          <table:table-cell office:value-type="float" office:value="1.12" calcext:value-type="float">
            <text:p>1.12</text:p>
          </table:table-cell>
          <table:table-cell office:value-type="float" office:value="135996" calcext:value-type="float">
            <text:p>135996</text:p>
          </table:table-cell>
          <table:table-cell office:value-type="float" office:value="8464445" calcext:value-type="float">
            <text:p>8464445</text:p>
          </table:table-cell>
          <table:table-cell office:value-type="float" office:value="337.37663" calcext:value-type="float">
            <text:p>337.37663</text:p>
          </table:table-cell>
          <table:table-cell office:value-type="float" office:value="337.16" calcext:value-type="float">
            <text:p>337.16</text:p>
          </table:table-cell>
          <table:table-cell office:value-type="float" office:value="78188" calcext:value-type="float">
            <text:p>78188</text:p>
          </table:table-cell>
          <table:table-cell office:value-type="float" office:value="8464445" calcext:value-type="float">
            <text:p>8464445</text:p>
          </table:table-cell>
          <table:table-cell table:formula="of:=[Sheet1.I150]-[Sheet1.E150]" office:value-type="float" office:value="0" calcext:value-type="float">
            <text:p>0</text:p>
          </table:table-cell>
          <table:table-cell table:formula="of:=[.F150]&lt;[.B150]" office:value-type="boolean" office:boolean-value="false" calcext:value-type="boolean">
            <text:p>FALSE</text:p>
          </table:table-cell>
          <table:table-cell table:formula="of:=[.F150]&lt;2*[.B15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17-c9283705.ukp</text:p>
          </table:table-cell>
          <table:table-cell office:value-type="float" office:value="1.09917" calcext:value-type="float">
            <text:p>1.09917</text:p>
          </table:table-cell>
          <table:table-cell office:value-type="float" office:value="1.12" calcext:value-type="float">
            <text:p>1.12</text:p>
          </table:table-cell>
          <table:table-cell office:value-type="float" office:value="148880" calcext:value-type="float">
            <text:p>148880</text:p>
          </table:table-cell>
          <table:table-cell office:value-type="float" office:value="9284125" calcext:value-type="float">
            <text:p>9284125</text:p>
          </table:table-cell>
          <table:table-cell office:value-type="float" office:value="100.80666" calcext:value-type="float">
            <text:p>100.80666</text:p>
          </table:table-cell>
          <table:table-cell office:value-type="float" office:value="100.76" calcext:value-type="float">
            <text:p>100.76</text:p>
          </table:table-cell>
          <table:table-cell office:value-type="float" office:value="33644" calcext:value-type="float">
            <text:p>33644</text:p>
          </table:table-cell>
          <table:table-cell office:value-type="float" office:value="9284125" calcext:value-type="float">
            <text:p>9284125</text:p>
          </table:table-cell>
          <table:table-cell table:formula="of:=[Sheet1.I151]-[Sheet1.E151]" office:value-type="float" office:value="0" calcext:value-type="float">
            <text:p>0</text:p>
          </table:table-cell>
          <table:table-cell table:formula="of:=[.F151]&lt;[.B151]" office:value-type="boolean" office:boolean-value="false" calcext:value-type="boolean">
            <text:p>FALSE</text:p>
          </table:table-cell>
          <table:table-cell table:formula="of:=[.F151]&lt;2*[.B15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18-c8666935.ukp</text:p>
          </table:table-cell>
          <table:table-cell office:value-type="float" office:value="1.06764" calcext:value-type="float">
            <text:p>1.06764</text:p>
          </table:table-cell>
          <table:table-cell office:value-type="float" office:value="1.09" calcext:value-type="float">
            <text:p>1.09</text:p>
          </table:table-cell>
          <table:table-cell office:value-type="float" office:value="139132" calcext:value-type="float">
            <text:p>139132</text:p>
          </table:table-cell>
          <table:table-cell office:value-type="float" office:value="8667325" calcext:value-type="float">
            <text:p>8667325</text:p>
          </table:table-cell>
          <table:table-cell office:value-type="float" office:value="222.66998" calcext:value-type="float">
            <text:p>222.66998</text:p>
          </table:table-cell>
          <table:table-cell office:value-type="float" office:value="222.56" calcext:value-type="float">
            <text:p>222.56</text:p>
          </table:table-cell>
          <table:table-cell office:value-type="float" office:value="61284" calcext:value-type="float">
            <text:p>61284</text:p>
          </table:table-cell>
          <table:table-cell office:value-type="float" office:value="8667325" calcext:value-type="float">
            <text:p>8667325</text:p>
          </table:table-cell>
          <table:table-cell table:formula="of:=[Sheet1.I152]-[Sheet1.E152]" office:value-type="float" office:value="0" calcext:value-type="float">
            <text:p>0</text:p>
          </table:table-cell>
          <table:table-cell table:formula="of:=[.F152]&lt;[.B152]" office:value-type="boolean" office:boolean-value="false" calcext:value-type="boolean">
            <text:p>FALSE</text:p>
          </table:table-cell>
          <table:table-cell table:formula="of:=[.F152]&lt;2*[.B15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19-c3875453.ukp</text:p>
          </table:table-cell>
          <table:table-cell office:value-type="float" office:value="1.04695" calcext:value-type="float">
            <text:p>1.04695</text:p>
          </table:table-cell>
          <table:table-cell office:value-type="float" office:value="1.07" calcext:value-type="float">
            <text:p>1.07</text:p>
          </table:table-cell>
          <table:table-cell office:value-type="float" office:value="64304" calcext:value-type="float">
            <text:p>64304</text:p>
          </table:table-cell>
          <table:table-cell office:value-type="float" office:value="3875628" calcext:value-type="float">
            <text:p>3875628</text:p>
          </table:table-cell>
          <table:table-cell office:value-type="float" office:value="53.03333" calcext:value-type="float">
            <text:p>53.03333</text:p>
          </table:table-cell>
          <table:table-cell office:value-type="float" office:value="53.03" calcext:value-type="float">
            <text:p>53.03</text:p>
          </table:table-cell>
          <table:table-cell office:value-type="float" office:value="23664" calcext:value-type="float">
            <text:p>23664</text:p>
          </table:table-cell>
          <table:table-cell office:value-type="float" office:value="3875628" calcext:value-type="float">
            <text:p>3875628</text:p>
          </table:table-cell>
          <table:table-cell table:formula="of:=[Sheet1.I153]-[Sheet1.E153]" office:value-type="float" office:value="0" calcext:value-type="float">
            <text:p>0</text:p>
          </table:table-cell>
          <table:table-cell table:formula="of:=[.F153]&lt;[.B153]" office:value-type="boolean" office:boolean-value="false" calcext:value-type="boolean">
            <text:p>FALSE</text:p>
          </table:table-cell>
          <table:table-cell table:formula="of:=[.F153]&lt;2*[.B15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2-c9318995.ukp</text:p>
          </table:table-cell>
          <table:table-cell office:value-type="float" office:value="1.09406" calcext:value-type="float">
            <text:p>1.09406</text:p>
          </table:table-cell>
          <table:table-cell office:value-type="float" office:value="1.12" calcext:value-type="float">
            <text:p>1.12</text:p>
          </table:table-cell>
          <table:table-cell office:value-type="float" office:value="149380" calcext:value-type="float">
            <text:p>149380</text:p>
          </table:table-cell>
          <table:table-cell office:value-type="float" office:value="9319415" calcext:value-type="float">
            <text:p>9319415</text:p>
          </table:table-cell>
          <table:table-cell office:value-type="float" office:value="199.58331" calcext:value-type="float">
            <text:p>199.58331</text:p>
          </table:table-cell>
          <table:table-cell office:value-type="float" office:value="199.49" calcext:value-type="float">
            <text:p>199.49</text:p>
          </table:table-cell>
          <table:table-cell office:value-type="float" office:value="53748" calcext:value-type="float">
            <text:p>53748</text:p>
          </table:table-cell>
          <table:table-cell office:value-type="float" office:value="9319415" calcext:value-type="float">
            <text:p>9319415</text:p>
          </table:table-cell>
          <table:table-cell table:formula="of:=[Sheet1.I154]-[Sheet1.E154]" office:value-type="float" office:value="0" calcext:value-type="float">
            <text:p>0</text:p>
          </table:table-cell>
          <table:table-cell table:formula="of:=[.F154]&lt;[.B154]" office:value-type="boolean" office:boolean-value="false" calcext:value-type="boolean">
            <text:p>FALSE</text:p>
          </table:table-cell>
          <table:table-cell table:formula="of:=[.F154]&lt;2*[.B15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3-c7107047.ukp</text:p>
          </table:table-cell>
          <table:table-cell office:value-type="float" office:value="1.06744" calcext:value-type="float">
            <text:p>1.06744</text:p>
          </table:table-cell>
          <table:table-cell office:value-type="float" office:value="1.09" calcext:value-type="float">
            <text:p>1.09</text:p>
          </table:table-cell>
          <table:table-cell office:value-type="float" office:value="114696" calcext:value-type="float">
            <text:p>114696</text:p>
          </table:table-cell>
          <table:table-cell office:value-type="float" office:value="7107367" calcext:value-type="float">
            <text:p>7107367</text:p>
          </table:table-cell>
          <table:table-cell office:value-type="float" office:value="158.01998" calcext:value-type="float">
            <text:p>158.01998</text:p>
          </table:table-cell>
          <table:table-cell office:value-type="float" office:value="157.93" calcext:value-type="float">
            <text:p>157.93</text:p>
          </table:table-cell>
          <table:table-cell office:value-type="float" office:value="42536" calcext:value-type="float">
            <text:p>42536</text:p>
          </table:table-cell>
          <table:table-cell office:value-type="float" office:value="7107367" calcext:value-type="float">
            <text:p>7107367</text:p>
          </table:table-cell>
          <table:table-cell table:formula="of:=[Sheet1.I155]-[Sheet1.E155]" office:value-type="float" office:value="0" calcext:value-type="float">
            <text:p>0</text:p>
          </table:table-cell>
          <table:table-cell table:formula="of:=[.F155]&lt;[.B155]" office:value-type="boolean" office:boolean-value="false" calcext:value-type="boolean">
            <text:p>FALSE</text:p>
          </table:table-cell>
          <table:table-cell table:formula="of:=[.F155]&lt;2*[.B15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4-c3213842.ukp</text:p>
          </table:table-cell>
          <table:table-cell office:value-type="float" office:value="1.04818" calcext:value-type="float">
            <text:p>1.04818</text:p>
          </table:table-cell>
          <table:table-cell office:value-type="float" office:value="1.07" calcext:value-type="float">
            <text:p>1.07</text:p>
          </table:table-cell>
          <table:table-cell office:value-type="float" office:value="54016" calcext:value-type="float">
            <text:p>54016</text:p>
          </table:table-cell>
          <table:table-cell office:value-type="float" office:value="3213987" calcext:value-type="float">
            <text:p>3213987</text:p>
          </table:table-cell>
          <table:table-cell office:value-type="float" office:value="52.60666" calcext:value-type="float">
            <text:p>52.60666</text:p>
          </table:table-cell>
          <table:table-cell office:value-type="float" office:value="52.58" calcext:value-type="float">
            <text:p>52.58</text:p>
          </table:table-cell>
          <table:table-cell office:value-type="float" office:value="23708" calcext:value-type="float">
            <text:p>23708</text:p>
          </table:table-cell>
          <table:table-cell office:value-type="float" office:value="3213987" calcext:value-type="float">
            <text:p>3213987</text:p>
          </table:table-cell>
          <table:table-cell table:formula="of:=[Sheet1.I156]-[Sheet1.E156]" office:value-type="float" office:value="0" calcext:value-type="float">
            <text:p>0</text:p>
          </table:table-cell>
          <table:table-cell table:formula="of:=[.F156]&lt;[.B156]" office:value-type="boolean" office:boolean-value="false" calcext:value-type="boolean">
            <text:p>FALSE</text:p>
          </table:table-cell>
          <table:table-cell table:formula="of:=[.F156]&lt;2*[.B15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5-c7174337.ukp</text:p>
          </table:table-cell>
          <table:table-cell office:value-type="float" office:value="1.0635" calcext:value-type="float">
            <text:p>1.0635</text:p>
          </table:table-cell>
          <table:table-cell office:value-type="float" office:value="1.09" calcext:value-type="float">
            <text:p>1.09</text:p>
          </table:table-cell>
          <table:table-cell office:value-type="float" office:value="115704" calcext:value-type="float">
            <text:p>115704</text:p>
          </table:table-cell>
          <table:table-cell office:value-type="float" office:value="7174662" calcext:value-type="float">
            <text:p>7174662</text:p>
          </table:table-cell>
          <table:table-cell office:value-type="float" office:value="50.05666" calcext:value-type="float">
            <text:p>50.05666</text:p>
          </table:table-cell>
          <table:table-cell office:value-type="float" office:value="50.04" calcext:value-type="float">
            <text:p>50.04</text:p>
          </table:table-cell>
          <table:table-cell office:value-type="float" office:value="24088" calcext:value-type="float">
            <text:p>24088</text:p>
          </table:table-cell>
          <table:table-cell office:value-type="float" office:value="7174662" calcext:value-type="float">
            <text:p>7174662</text:p>
          </table:table-cell>
          <table:table-cell table:formula="of:=[Sheet1.I157]-[Sheet1.E157]" office:value-type="float" office:value="0" calcext:value-type="float">
            <text:p>0</text:p>
          </table:table-cell>
          <table:table-cell table:formula="of:=[.F157]&lt;[.B157]" office:value-type="boolean" office:boolean-value="false" calcext:value-type="boolean">
            <text:p>FALSE</text:p>
          </table:table-cell>
          <table:table-cell table:formula="of:=[.F157]&lt;2*[.B15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6-c3106384.ukp</text:p>
          </table:table-cell>
          <table:table-cell office:value-type="float" office:value="1.05097" calcext:value-type="float">
            <text:p>1.05097</text:p>
          </table:table-cell>
          <table:table-cell office:value-type="float" office:value="1.07" calcext:value-type="float">
            <text:p>1.07</text:p>
          </table:table-cell>
          <table:table-cell office:value-type="float" office:value="52144" calcext:value-type="float">
            <text:p>52144</text:p>
          </table:table-cell>
          <table:table-cell office:value-type="float" office:value="3106524" calcext:value-type="float">
            <text:p>3106524</text:p>
          </table:table-cell>
          <table:table-cell office:value-type="float" office:value="46.52999" calcext:value-type="float">
            <text:p>46.52999</text:p>
          </table:table-cell>
          <table:table-cell office:value-type="float" office:value="46.54" calcext:value-type="float">
            <text:p>46.54</text:p>
          </table:table-cell>
          <table:table-cell office:value-type="float" office:value="24136" calcext:value-type="float">
            <text:p>24136</text:p>
          </table:table-cell>
          <table:table-cell office:value-type="float" office:value="3106524" calcext:value-type="float">
            <text:p>3106524</text:p>
          </table:table-cell>
          <table:table-cell table:formula="of:=[Sheet1.I158]-[Sheet1.E158]" office:value-type="float" office:value="0" calcext:value-type="float">
            <text:p>0</text:p>
          </table:table-cell>
          <table:table-cell table:formula="of:=[.F158]&lt;[.B158]" office:value-type="boolean" office:boolean-value="false" calcext:value-type="boolean">
            <text:p>FALSE</text:p>
          </table:table-cell>
          <table:table-cell table:formula="of:=[.F158]&lt;2*[.B15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7-c7596518.ukp</text:p>
          </table:table-cell>
          <table:table-cell office:value-type="float" office:value="1.05827" calcext:value-type="float">
            <text:p>1.05827</text:p>
          </table:table-cell>
          <table:table-cell office:value-type="float" office:value="1.08" calcext:value-type="float">
            <text:p>1.08</text:p>
          </table:table-cell>
          <table:table-cell office:value-type="float" office:value="122456" calcext:value-type="float">
            <text:p>122456</text:p>
          </table:table-cell>
          <table:table-cell office:value-type="float" office:value="7596863" calcext:value-type="float">
            <text:p>759686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52" calcext:value-type="float">
            <text:p>6352</text:p>
          </table:table-cell>
          <table:table-cell office:value-type="float" office:value="7596863" calcext:value-type="float">
            <text:p>7596863</text:p>
          </table:table-cell>
          <table:table-cell table:formula="of:=[Sheet1.I159]-[Sheet1.E159]" office:value-type="float" office:value="0" calcext:value-type="float">
            <text:p>0</text:p>
          </table:table-cell>
          <table:table-cell table:formula="of:=[.F159]&lt;[.B159]" office:value-type="boolean" office:boolean-value="true" calcext:value-type="boolean">
            <text:p>TRUE</text:p>
          </table:table-cell>
          <table:table-cell table:formula="of:=[.F159]&lt;2*[.B1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10000-8-c5852210.ukp</text:p>
          </table:table-cell>
          <table:table-cell office:value-type="float" office:value="1.05873" calcext:value-type="float">
            <text:p>1.05873</text:p>
          </table:table-cell>
          <table:table-cell office:value-type="float" office:value="1.08" calcext:value-type="float">
            <text:p>1.08</text:p>
          </table:table-cell>
          <table:table-cell office:value-type="float" office:value="95052" calcext:value-type="float">
            <text:p>95052</text:p>
          </table:table-cell>
          <table:table-cell office:value-type="float" office:value="5852475" calcext:value-type="float">
            <text:p>5852475</text:p>
          </table:table-cell>
          <table:table-cell office:value-type="float" office:value="47.20666" calcext:value-type="float">
            <text:p>47.20666</text:p>
          </table:table-cell>
          <table:table-cell office:value-type="float" office:value="47.19" calcext:value-type="float">
            <text:p>47.19</text:p>
          </table:table-cell>
          <table:table-cell office:value-type="float" office:value="21476" calcext:value-type="float">
            <text:p>21476</text:p>
          </table:table-cell>
          <table:table-cell office:value-type="float" office:value="5852475" calcext:value-type="float">
            <text:p>5852475</text:p>
          </table:table-cell>
          <table:table-cell table:formula="of:=[Sheet1.I160]-[Sheet1.E160]" office:value-type="float" office:value="0" calcext:value-type="float">
            <text:p>0</text:p>
          </table:table-cell>
          <table:table-cell table:formula="of:=[.F160]&lt;[.B160]" office:value-type="boolean" office:boolean-value="false" calcext:value-type="boolean">
            <text:p>FALSE</text:p>
          </table:table-cell>
          <table:table-cell table:formula="of:=[.F160]&lt;2*[.B16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9-c6690757.ukp</text:p>
          </table:table-cell>
          <table:table-cell office:value-type="float" office:value="1.07233" calcext:value-type="float">
            <text:p>1.07233</text:p>
          </table:table-cell>
          <table:table-cell office:value-type="float" office:value="1.09" calcext:value-type="float">
            <text:p>1.09</text:p>
          </table:table-cell>
          <table:table-cell office:value-type="float" office:value="108424" calcext:value-type="float">
            <text:p>108424</text:p>
          </table:table-cell>
          <table:table-cell office:value-type="float" office:value="6691057" calcext:value-type="float">
            <text:p>6691057</text:p>
          </table:table-cell>
          <table:table-cell office:value-type="float" office:value="260.66997" calcext:value-type="float">
            <text:p>260.66997</text:p>
          </table:table-cell>
          <table:table-cell office:value-type="float" office:value="260.49" calcext:value-type="float">
            <text:p>260.49</text:p>
          </table:table-cell>
          <table:table-cell office:value-type="float" office:value="61556" calcext:value-type="float">
            <text:p>61556</text:p>
          </table:table-cell>
          <table:table-cell office:value-type="float" office:value="6691057" calcext:value-type="float">
            <text:p>6691057</text:p>
          </table:table-cell>
          <table:table-cell table:formula="of:=[Sheet1.I161]-[Sheet1.E161]" office:value-type="float" office:value="0" calcext:value-type="float">
            <text:p>0</text:p>
          </table:table-cell>
          <table:table-cell table:formula="of:=[.F161]&lt;[.B161]" office:value-type="boolean" office:boolean-value="false" calcext:value-type="boolean">
            <text:p>FALSE</text:p>
          </table:table-cell>
          <table:table-cell table:formula="of:=[.F161]&lt;2*[.B16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0-c8309846.ukp</text:p>
          </table:table-cell>
          <table:table-cell office:value-type="float" office:value="0.492852" calcext:value-type="float">
            <text:p>0.492852</text:p>
          </table:table-cell>
          <table:table-cell office:value-type="float" office:value="0.51" calcext:value-type="float">
            <text:p>0.51</text:p>
          </table:table-cell>
          <table:table-cell office:value-type="float" office:value="133640" calcext:value-type="float">
            <text:p>133640</text:p>
          </table:table-cell>
          <table:table-cell office:value-type="float" office:value="8310676" calcext:value-type="float">
            <text:p>831067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276" calcext:value-type="float">
            <text:p>6276</text:p>
          </table:table-cell>
          <table:table-cell office:value-type="float" office:value="8310676" calcext:value-type="float">
            <text:p>8310676</text:p>
          </table:table-cell>
          <table:table-cell table:formula="of:=[Sheet1.I162]-[Sheet1.E162]" office:value-type="float" office:value="0" calcext:value-type="float">
            <text:p>0</text:p>
          </table:table-cell>
          <table:table-cell table:formula="of:=[.F162]&lt;[.B162]" office:value-type="boolean" office:boolean-value="true" calcext:value-type="boolean">
            <text:p>TRUE</text:p>
          </table:table-cell>
          <table:table-cell table:formula="of:=[.F162]&lt;2*[.B1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50000-1-c5131237.ukp</text:p>
          </table:table-cell>
          <table:table-cell office:value-type="float" office:value="0.48728" calcext:value-type="float">
            <text:p>0.48728</text:p>
          </table:table-cell>
          <table:table-cell office:value-type="float" office:value="0.51" calcext:value-type="float">
            <text:p>0.51</text:p>
          </table:table-cell>
          <table:table-cell office:value-type="float" office:value="83948" calcext:value-type="float">
            <text:p>83948</text:p>
          </table:table-cell>
          <table:table-cell office:value-type="float" office:value="5131747" calcext:value-type="float">
            <text:p>5131747</text:p>
          </table:table-cell>
          <table:table-cell office:value-type="float" office:value="65.41666" calcext:value-type="float">
            <text:p>65.41666</text:p>
          </table:table-cell>
          <table:table-cell office:value-type="float" office:value="65.41" calcext:value-type="float">
            <text:p>65.41</text:p>
          </table:table-cell>
          <table:table-cell office:value-type="float" office:value="26884" calcext:value-type="float">
            <text:p>26884</text:p>
          </table:table-cell>
          <table:table-cell office:value-type="float" office:value="5131747" calcext:value-type="float">
            <text:p>5131747</text:p>
          </table:table-cell>
          <table:table-cell table:formula="of:=[Sheet1.I163]-[Sheet1.E163]" office:value-type="float" office:value="0" calcext:value-type="float">
            <text:p>0</text:p>
          </table:table-cell>
          <table:table-cell table:formula="of:=[.F163]&lt;[.B163]" office:value-type="boolean" office:boolean-value="false" calcext:value-type="boolean">
            <text:p>FALSE</text:p>
          </table:table-cell>
          <table:table-cell table:formula="of:=[.F163]&lt;2*[.B16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10-c5869004.ukp</text:p>
          </table:table-cell>
          <table:table-cell office:value-type="float" office:value="0.472372" calcext:value-type="float">
            <text:p>0.472372</text:p>
          </table:table-cell>
          <table:table-cell office:value-type="float" office:value="0.49" calcext:value-type="float">
            <text:p>0.49</text:p>
          </table:table-cell>
          <table:table-cell office:value-type="float" office:value="95420" calcext:value-type="float">
            <text:p>95420</text:p>
          </table:table-cell>
          <table:table-cell office:value-type="float" office:value="5869589" calcext:value-type="float">
            <text:p>5869589</text:p>
          </table:table-cell>
          <table:table-cell office:value-type="float" office:value="27.57666" calcext:value-type="float">
            <text:p>27.57666</text:p>
          </table:table-cell>
          <table:table-cell office:value-type="float" office:value="27.56" calcext:value-type="float">
            <text:p>27.56</text:p>
          </table:table-cell>
          <table:table-cell office:value-type="float" office:value="19960" calcext:value-type="float">
            <text:p>19960</text:p>
          </table:table-cell>
          <table:table-cell office:value-type="float" office:value="5869589" calcext:value-type="float">
            <text:p>5869589</text:p>
          </table:table-cell>
          <table:table-cell table:formula="of:=[Sheet1.I164]-[Sheet1.E164]" office:value-type="float" office:value="0" calcext:value-type="float">
            <text:p>0</text:p>
          </table:table-cell>
          <table:table-cell table:formula="of:=[.F164]&lt;[.B164]" office:value-type="boolean" office:boolean-value="false" calcext:value-type="boolean">
            <text:p>FALSE</text:p>
          </table:table-cell>
          <table:table-cell table:formula="of:=[.F164]&lt;2*[.B16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11-c7274445.ukp</text:p>
          </table:table-cell>
          <table:table-cell office:value-type="float" office:value="0.479149" calcext:value-type="float">
            <text:p>0.479149</text:p>
          </table:table-cell>
          <table:table-cell office:value-type="float" office:value="0.5" calcext:value-type="float">
            <text:p>0.5</text:p>
          </table:table-cell>
          <table:table-cell office:value-type="float" office:value="117268" calcext:value-type="float">
            <text:p>117268</text:p>
          </table:table-cell>
          <table:table-cell office:value-type="float" office:value="7275170" calcext:value-type="float">
            <text:p>7275170</text:p>
          </table:table-cell>
          <table:table-cell office:value-type="float" office:value="38.43333" calcext:value-type="float">
            <text:p>38.43333</text:p>
          </table:table-cell>
          <table:table-cell office:value-type="float" office:value="38.41" calcext:value-type="float">
            <text:p>38.41</text:p>
          </table:table-cell>
          <table:table-cell office:value-type="float" office:value="23616" calcext:value-type="float">
            <text:p>23616</text:p>
          </table:table-cell>
          <table:table-cell office:value-type="float" office:value="7275170" calcext:value-type="float">
            <text:p>7275170</text:p>
          </table:table-cell>
          <table:table-cell table:formula="of:=[Sheet1.I165]-[Sheet1.E165]" office:value-type="float" office:value="0" calcext:value-type="float">
            <text:p>0</text:p>
          </table:table-cell>
          <table:table-cell table:formula="of:=[.F165]&lt;[.B165]" office:value-type="boolean" office:boolean-value="false" calcext:value-type="boolean">
            <text:p>FALSE</text:p>
          </table:table-cell>
          <table:table-cell table:formula="of:=[.F165]&lt;2*[.B16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12-c2951438.ukp</text:p>
          </table:table-cell>
          <table:table-cell office:value-type="float" office:value="0.470368" calcext:value-type="float">
            <text:p>0.470368</text:p>
          </table:table-cell>
          <table:table-cell office:value-type="float" office:value="0.49" calcext:value-type="float">
            <text:p>0.49</text:p>
          </table:table-cell>
          <table:table-cell office:value-type="float" office:value="49976" calcext:value-type="float">
            <text:p>49976</text:p>
          </table:table-cell>
          <table:table-cell office:value-type="float" office:value="2951733" calcext:value-type="float">
            <text:p>295173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540" calcext:value-type="float">
            <text:p>7540</text:p>
          </table:table-cell>
          <table:table-cell office:value-type="float" office:value="2951733" calcext:value-type="float">
            <text:p>2951733</text:p>
          </table:table-cell>
          <table:table-cell table:formula="of:=[Sheet1.I166]-[Sheet1.E166]" office:value-type="float" office:value="0" calcext:value-type="float">
            <text:p>0</text:p>
          </table:table-cell>
          <table:table-cell table:formula="of:=[.F166]&lt;[.B166]" office:value-type="boolean" office:boolean-value="true" calcext:value-type="boolean">
            <text:p>TRUE</text:p>
          </table:table-cell>
          <table:table-cell table:formula="of:=[.F166]&lt;2*[.B16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50000-13-c2496273.ukp</text:p>
          </table:table-cell>
          <table:table-cell office:value-type="float" office:value="0.469691" calcext:value-type="float">
            <text:p>0.469691</text:p>
          </table:table-cell>
          <table:table-cell office:value-type="float" office:value="0.49" calcext:value-type="float">
            <text:p>0.49</text:p>
          </table:table-cell>
          <table:table-cell office:value-type="float" office:value="42808" calcext:value-type="float">
            <text:p>42808</text:p>
          </table:table-cell>
          <table:table-cell office:value-type="float" office:value="2496518" calcext:value-type="float">
            <text:p>2496518</text:p>
          </table:table-cell>
          <table:table-cell office:value-type="float" office:value="76.52332" calcext:value-type="float">
            <text:p>76.52332</text:p>
          </table:table-cell>
          <table:table-cell office:value-type="float" office:value="76.5" calcext:value-type="float">
            <text:p>76.5</text:p>
          </table:table-cell>
          <table:table-cell office:value-type="float" office:value="33604" calcext:value-type="float">
            <text:p>33604</text:p>
          </table:table-cell>
          <table:table-cell office:value-type="float" office:value="2496518" calcext:value-type="float">
            <text:p>2496518</text:p>
          </table:table-cell>
          <table:table-cell table:formula="of:=[Sheet1.I167]-[Sheet1.E167]" office:value-type="float" office:value="0" calcext:value-type="float">
            <text:p>0</text:p>
          </table:table-cell>
          <table:table-cell table:formula="of:=[.F167]&lt;[.B167]" office:value-type="boolean" office:boolean-value="false" calcext:value-type="boolean">
            <text:p>FALSE</text:p>
          </table:table-cell>
          <table:table-cell table:formula="of:=[.F167]&lt;2*[.B16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14-c7571788.ukp</text:p>
          </table:table-cell>
          <table:table-cell office:value-type="float" office:value="0.496715" calcext:value-type="float">
            <text:p>0.496715</text:p>
          </table:table-cell>
          <table:table-cell office:value-type="float" office:value="0.52" calcext:value-type="float">
            <text:p>0.52</text:p>
          </table:table-cell>
          <table:table-cell office:value-type="float" office:value="122120" calcext:value-type="float">
            <text:p>122120</text:p>
          </table:table-cell>
          <table:table-cell office:value-type="float" office:value="7572543" calcext:value-type="float">
            <text:p>7572543</text:p>
          </table:table-cell>
          <table:table-cell office:value-type="float" office:value="57.26666" calcext:value-type="float">
            <text:p>57.26666</text:p>
          </table:table-cell>
          <table:table-cell office:value-type="float" office:value="57.23" calcext:value-type="float">
            <text:p>57.23</text:p>
          </table:table-cell>
          <table:table-cell office:value-type="float" office:value="21444" calcext:value-type="float">
            <text:p>21444</text:p>
          </table:table-cell>
          <table:table-cell office:value-type="float" office:value="7572543" calcext:value-type="float">
            <text:p>7572543</text:p>
          </table:table-cell>
          <table:table-cell table:formula="of:=[Sheet1.I168]-[Sheet1.E168]" office:value-type="float" office:value="0" calcext:value-type="float">
            <text:p>0</text:p>
          </table:table-cell>
          <table:table-cell table:formula="of:=[.F168]&lt;[.B168]" office:value-type="boolean" office:boolean-value="false" calcext:value-type="boolean">
            <text:p>FALSE</text:p>
          </table:table-cell>
          <table:table-cell table:formula="of:=[.F168]&lt;2*[.B16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15-c3961431.ukp</text:p>
          </table:table-cell>
          <table:table-cell office:value-type="float" office:value="0.485324" calcext:value-type="float">
            <text:p>0.485324</text:p>
          </table:table-cell>
          <table:table-cell office:value-type="float" office:value="0.51" calcext:value-type="float">
            <text:p>0.51</text:p>
          </table:table-cell>
          <table:table-cell office:value-type="float" office:value="65676" calcext:value-type="float">
            <text:p>65676</text:p>
          </table:table-cell>
          <table:table-cell office:value-type="float" office:value="3961826" calcext:value-type="float">
            <text:p>3961826</text:p>
          </table:table-cell>
          <table:table-cell office:value-type="float" office:value="33.23666" calcext:value-type="float">
            <text:p>33.23666</text:p>
          </table:table-cell>
          <table:table-cell office:value-type="float" office:value="33.23" calcext:value-type="float">
            <text:p>33.23</text:p>
          </table:table-cell>
          <table:table-cell office:value-type="float" office:value="19104" calcext:value-type="float">
            <text:p>19104</text:p>
          </table:table-cell>
          <table:table-cell office:value-type="float" office:value="3961826" calcext:value-type="float">
            <text:p>3961826</text:p>
          </table:table-cell>
          <table:table-cell table:formula="of:=[Sheet1.I169]-[Sheet1.E169]" office:value-type="float" office:value="0" calcext:value-type="float">
            <text:p>0</text:p>
          </table:table-cell>
          <table:table-cell table:formula="of:=[.F169]&lt;[.B169]" office:value-type="boolean" office:boolean-value="false" calcext:value-type="boolean">
            <text:p>FALSE</text:p>
          </table:table-cell>
          <table:table-cell table:formula="of:=[.F169]&lt;2*[.B16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16-c9958129.ukp</text:p>
          </table:table-cell>
          <table:table-cell office:value-type="float" office:value="0.496202" calcext:value-type="float">
            <text:p>0.496202</text:p>
          </table:table-cell>
          <table:table-cell office:value-type="float" office:value="0.52" calcext:value-type="float">
            <text:p>0.52</text:p>
          </table:table-cell>
          <table:table-cell office:value-type="float" office:value="159276" calcext:value-type="float">
            <text:p>159276</text:p>
          </table:table-cell>
          <table:table-cell office:value-type="float" office:value="9959124" calcext:value-type="float">
            <text:p>995912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696" calcext:value-type="float">
            <text:p>7696</text:p>
          </table:table-cell>
          <table:table-cell office:value-type="float" office:value="9959124" calcext:value-type="float">
            <text:p>9959124</text:p>
          </table:table-cell>
          <table:table-cell table:formula="of:=[Sheet1.I170]-[Sheet1.E170]" office:value-type="float" office:value="0" calcext:value-type="float">
            <text:p>0</text:p>
          </table:table-cell>
          <table:table-cell table:formula="of:=[.F170]&lt;[.B170]" office:value-type="boolean" office:boolean-value="true" calcext:value-type="boolean">
            <text:p>TRUE</text:p>
          </table:table-cell>
          <table:table-cell table:formula="of:=[.F170]&lt;2*[.B1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50000-17-c8488935.ukp</text:p>
          </table:table-cell>
          <table:table-cell office:value-type="float" office:value="0.4921" calcext:value-type="float">
            <text:p>0.4921</text:p>
          </table:table-cell>
          <table:table-cell office:value-type="float" office:value="0.51" calcext:value-type="float">
            <text:p>0.51</text:p>
          </table:table-cell>
          <table:table-cell office:value-type="float" office:value="136432" calcext:value-type="float">
            <text:p>136432</text:p>
          </table:table-cell>
          <table:table-cell office:value-type="float" office:value="8489780" calcext:value-type="float">
            <text:p>8489780</text:p>
          </table:table-cell>
          <table:table-cell office:value-type="float" office:value="65.44333" calcext:value-type="float">
            <text:p>65.44333</text:p>
          </table:table-cell>
          <table:table-cell office:value-type="float" office:value="65.4" calcext:value-type="float">
            <text:p>65.4</text:p>
          </table:table-cell>
          <table:table-cell office:value-type="float" office:value="26876" calcext:value-type="float">
            <text:p>26876</text:p>
          </table:table-cell>
          <table:table-cell office:value-type="float" office:value="8489780" calcext:value-type="float">
            <text:p>8489780</text:p>
          </table:table-cell>
          <table:table-cell table:formula="of:=[Sheet1.I171]-[Sheet1.E171]" office:value-type="float" office:value="0" calcext:value-type="float">
            <text:p>0</text:p>
          </table:table-cell>
          <table:table-cell table:formula="of:=[.F171]&lt;[.B171]" office:value-type="boolean" office:boolean-value="false" calcext:value-type="boolean">
            <text:p>FALSE</text:p>
          </table:table-cell>
          <table:table-cell table:formula="of:=[.F171]&lt;2*[.B17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18-c9647665.ukp</text:p>
          </table:table-cell>
          <table:table-cell office:value-type="float" office:value="0.49894" calcext:value-type="float">
            <text:p>0.49894</text:p>
          </table:table-cell>
          <table:table-cell office:value-type="float" office:value="0.52" calcext:value-type="float">
            <text:p>0.52</text:p>
          </table:table-cell>
          <table:table-cell office:value-type="float" office:value="154516" calcext:value-type="float">
            <text:p>154516</text:p>
          </table:table-cell>
          <table:table-cell office:value-type="float" office:value="9648625" calcext:value-type="float">
            <text:p>9648625</text:p>
          </table:table-cell>
          <table:table-cell office:value-type="float" office:value="84.82999" calcext:value-type="float">
            <text:p>84.82999</text:p>
          </table:table-cell>
          <table:table-cell office:value-type="float" office:value="84.8" calcext:value-type="float">
            <text:p>84.8</text:p>
          </table:table-cell>
          <table:table-cell office:value-type="float" office:value="33972" calcext:value-type="float">
            <text:p>33972</text:p>
          </table:table-cell>
          <table:table-cell office:value-type="float" office:value="9648625" calcext:value-type="float">
            <text:p>9648625</text:p>
          </table:table-cell>
          <table:table-cell table:formula="of:=[Sheet1.I172]-[Sheet1.E172]" office:value-type="float" office:value="0" calcext:value-type="float">
            <text:p>0</text:p>
          </table:table-cell>
          <table:table-cell table:formula="of:=[.F172]&lt;[.B172]" office:value-type="boolean" office:boolean-value="false" calcext:value-type="boolean">
            <text:p>FALSE</text:p>
          </table:table-cell>
          <table:table-cell table:formula="of:=[.F172]&lt;2*[.B17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19-c8841826.ukp</text:p>
          </table:table-cell>
          <table:table-cell office:value-type="float" office:value="0.493946" calcext:value-type="float">
            <text:p>0.493946</text:p>
          </table:table-cell>
          <table:table-cell office:value-type="float" office:value="0.52" calcext:value-type="float">
            <text:p>0.52</text:p>
          </table:table-cell>
          <table:table-cell office:value-type="float" office:value="141808" calcext:value-type="float">
            <text:p>141808</text:p>
          </table:table-cell>
          <table:table-cell office:value-type="float" office:value="8842706" calcext:value-type="float">
            <text:p>8842706</text:p>
          </table:table-cell>
          <table:table-cell office:value-type="float" office:value="89.89332" calcext:value-type="float">
            <text:p>89.89332</text:p>
          </table:table-cell>
          <table:table-cell office:value-type="float" office:value="89.84" calcext:value-type="float">
            <text:p>89.84</text:p>
          </table:table-cell>
          <table:table-cell office:value-type="float" office:value="33616" calcext:value-type="float">
            <text:p>33616</text:p>
          </table:table-cell>
          <table:table-cell office:value-type="float" office:value="8842706" calcext:value-type="float">
            <text:p>8842706</text:p>
          </table:table-cell>
          <table:table-cell table:formula="of:=[Sheet1.I173]-[Sheet1.E173]" office:value-type="float" office:value="0" calcext:value-type="float">
            <text:p>0</text:p>
          </table:table-cell>
          <table:table-cell table:formula="of:=[.F173]&lt;[.B173]" office:value-type="boolean" office:boolean-value="false" calcext:value-type="boolean">
            <text:p>FALSE</text:p>
          </table:table-cell>
          <table:table-cell table:formula="of:=[.F173]&lt;2*[.B17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2-c6302428.ukp</text:p>
          </table:table-cell>
          <table:table-cell office:value-type="float" office:value="0.488993" calcext:value-type="float">
            <text:p>0.488993</text:p>
          </table:table-cell>
          <table:table-cell office:value-type="float" office:value="0.51" calcext:value-type="float">
            <text:p>0.51</text:p>
          </table:table-cell>
          <table:table-cell office:value-type="float" office:value="102280" calcext:value-type="float">
            <text:p>102280</text:p>
          </table:table-cell>
          <table:table-cell office:value-type="float" office:value="6303058" calcext:value-type="float">
            <text:p>630305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424" calcext:value-type="float">
            <text:p>6424</text:p>
          </table:table-cell>
          <table:table-cell office:value-type="float" office:value="6303058" calcext:value-type="float">
            <text:p>6303058</text:p>
          </table:table-cell>
          <table:table-cell table:formula="of:=[Sheet1.I174]-[Sheet1.E174]" office:value-type="float" office:value="0" calcext:value-type="float">
            <text:p>0</text:p>
          </table:table-cell>
          <table:table-cell table:formula="of:=[.F174]&lt;[.B174]" office:value-type="boolean" office:boolean-value="true" calcext:value-type="boolean">
            <text:p>TRUE</text:p>
          </table:table-cell>
          <table:table-cell table:formula="of:=[.F174]&lt;2*[.B1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50000-3-c2835653.ukp</text:p>
          </table:table-cell>
          <table:table-cell office:value-type="float" office:value="0.480902" calcext:value-type="float">
            <text:p>0.480902</text:p>
          </table:table-cell>
          <table:table-cell office:value-type="float" office:value="0.5" calcext:value-type="float">
            <text:p>0.5</text:p>
          </table:table-cell>
          <table:table-cell office:value-type="float" office:value="48196" calcext:value-type="float">
            <text:p>48196</text:p>
          </table:table-cell>
          <table:table-cell office:value-type="float" office:value="2835933" calcext:value-type="float">
            <text:p>2835933</text:p>
          </table:table-cell>
          <table:table-cell office:value-type="float" office:value="69.86999" calcext:value-type="float">
            <text:p>69.86999</text:p>
          </table:table-cell>
          <table:table-cell office:value-type="float" office:value="69.84" calcext:value-type="float">
            <text:p>69.84</text:p>
          </table:table-cell>
          <table:table-cell office:value-type="float" office:value="26288" calcext:value-type="float">
            <text:p>26288</text:p>
          </table:table-cell>
          <table:table-cell office:value-type="float" office:value="2835933" calcext:value-type="float">
            <text:p>2835933</text:p>
          </table:table-cell>
          <table:table-cell table:formula="of:=[Sheet1.I175]-[Sheet1.E175]" office:value-type="float" office:value="0" calcext:value-type="float">
            <text:p>0</text:p>
          </table:table-cell>
          <table:table-cell table:formula="of:=[.F175]&lt;[.B175]" office:value-type="boolean" office:boolean-value="false" calcext:value-type="boolean">
            <text:p>FALSE</text:p>
          </table:table-cell>
          <table:table-cell table:formula="of:=[.F175]&lt;2*[.B17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4-c2098619.ukp</text:p>
          </table:table-cell>
          <table:table-cell office:value-type="float" office:value="0.48106" calcext:value-type="float">
            <text:p>0.48106</text:p>
          </table:table-cell>
          <table:table-cell office:value-type="float" office:value="0.5" calcext:value-type="float">
            <text:p>0.5</text:p>
          </table:table-cell>
          <table:table-cell office:value-type="float" office:value="36536" calcext:value-type="float">
            <text:p>36536</text:p>
          </table:table-cell>
          <table:table-cell office:value-type="float" office:value="2098824" calcext:value-type="float">
            <text:p>2098824</text:p>
          </table:table-cell>
          <table:table-cell office:value-type="float" office:value="93.18332" calcext:value-type="float">
            <text:p>93.18332</text:p>
          </table:table-cell>
          <table:table-cell office:value-type="float" office:value="93.3" calcext:value-type="float">
            <text:p>93.3</text:p>
          </table:table-cell>
          <table:table-cell office:value-type="float" office:value="32924" calcext:value-type="float">
            <text:p>32924</text:p>
          </table:table-cell>
          <table:table-cell office:value-type="float" office:value="2098824" calcext:value-type="float">
            <text:p>2098824</text:p>
          </table:table-cell>
          <table:table-cell table:formula="of:=[Sheet1.I176]-[Sheet1.E176]" office:value-type="float" office:value="0" calcext:value-type="float">
            <text:p>0</text:p>
          </table:table-cell>
          <table:table-cell table:formula="of:=[.F176]&lt;[.B176]" office:value-type="boolean" office:boolean-value="false" calcext:value-type="boolean">
            <text:p>FALSE</text:p>
          </table:table-cell>
          <table:table-cell table:formula="of:=[.F176]&lt;2*[.B17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5-c7108973.ukp</text:p>
          </table:table-cell>
          <table:table-cell office:value-type="float" office:value="0.494082" calcext:value-type="float">
            <text:p>0.494082</text:p>
          </table:table-cell>
          <table:table-cell office:value-type="float" office:value="0.52" calcext:value-type="float">
            <text:p>0.52</text:p>
          </table:table-cell>
          <table:table-cell office:value-type="float" office:value="114772" calcext:value-type="float">
            <text:p>114772</text:p>
          </table:table-cell>
          <table:table-cell office:value-type="float" office:value="7109683" calcext:value-type="float">
            <text:p>710968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328</text:p>
          </table:table-cell>
          <table:table-cell office:value-type="float" office:value="7109683" calcext:value-type="float">
            <text:p>7109683</text:p>
          </table:table-cell>
          <table:table-cell table:formula="of:=[Sheet1.I177]-[Sheet1.E177]" office:value-type="float" office:value="0" calcext:value-type="float">
            <text:p>0</text:p>
          </table:table-cell>
          <table:table-cell table:formula="of:=[.F177]&lt;[.B177]" office:value-type="boolean" office:boolean-value="true" calcext:value-type="boolean">
            <text:p>TRUE</text:p>
          </table:table-cell>
          <table:table-cell table:formula="of:=[.F177]&lt;2*[.B1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50000-6-c7602756.ukp</text:p>
          </table:table-cell>
          <table:table-cell office:value-type="float" office:value="0.474283" calcext:value-type="float">
            <text:p>0.474283</text:p>
          </table:table-cell>
          <table:table-cell office:value-type="float" office:value="0.5" calcext:value-type="float">
            <text:p>0.5</text:p>
          </table:table-cell>
          <table:table-cell office:value-type="float" office:value="122400" calcext:value-type="float">
            <text:p>122400</text:p>
          </table:table-cell>
          <table:table-cell office:value-type="float" office:value="7603516" calcext:value-type="float">
            <text:p>760351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60" calcext:value-type="float">
            <text:p>7960</text:p>
          </table:table-cell>
          <table:table-cell office:value-type="float" office:value="7603516" calcext:value-type="float">
            <text:p>7603516</text:p>
          </table:table-cell>
          <table:table-cell table:formula="of:=[Sheet1.I178]-[Sheet1.E178]" office:value-type="float" office:value="0" calcext:value-type="float">
            <text:p>0</text:p>
          </table:table-cell>
          <table:table-cell table:formula="of:=[.F178]&lt;[.B178]" office:value-type="boolean" office:boolean-value="true" calcext:value-type="boolean">
            <text:p>TRUE</text:p>
          </table:table-cell>
          <table:table-cell table:formula="of:=[.F178]&lt;2*[.B1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50000-7-c9586441.ukp</text:p>
          </table:table-cell>
          <table:table-cell office:value-type="float" office:value="0.530194" calcext:value-type="float">
            <text:p>0.530194</text:p>
          </table:table-cell>
          <table:table-cell office:value-type="float" office:value="0.56" calcext:value-type="float">
            <text:p>0.56</text:p>
          </table:table-cell>
          <table:table-cell office:value-type="float" office:value="153524" calcext:value-type="float">
            <text:p>153524</text:p>
          </table:table-cell>
          <table:table-cell office:value-type="float" office:value="9587396" calcext:value-type="float">
            <text:p>9587396</text:p>
          </table:table-cell>
          <table:table-cell office:value-type="float" office:value="50.34333" calcext:value-type="float">
            <text:p>50.34333</text:p>
          </table:table-cell>
          <table:table-cell office:value-type="float" office:value="50.32" calcext:value-type="float">
            <text:p>50.32</text:p>
          </table:table-cell>
          <table:table-cell office:value-type="float" office:value="27032" calcext:value-type="float">
            <text:p>27032</text:p>
          </table:table-cell>
          <table:table-cell office:value-type="float" office:value="9587396" calcext:value-type="float">
            <text:p>9587396</text:p>
          </table:table-cell>
          <table:table-cell table:formula="of:=[Sheet1.I179]-[Sheet1.E179]" office:value-type="float" office:value="0" calcext:value-type="float">
            <text:p>0</text:p>
          </table:table-cell>
          <table:table-cell table:formula="of:=[.F179]&lt;[.B179]" office:value-type="boolean" office:boolean-value="false" calcext:value-type="boolean">
            <text:p>FALSE</text:p>
          </table:table-cell>
          <table:table-cell table:formula="of:=[.F179]&lt;2*[.B17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8-c6198992.ukp</text:p>
          </table:table-cell>
          <table:table-cell office:value-type="float" office:value="0.602795" calcext:value-type="float">
            <text:p>0.602795</text:p>
          </table:table-cell>
          <table:table-cell office:value-type="float" office:value="0.62" calcext:value-type="float">
            <text:p>0.62</text:p>
          </table:table-cell>
          <table:table-cell office:value-type="float" office:value="100668" calcext:value-type="float">
            <text:p>100668</text:p>
          </table:table-cell>
          <table:table-cell office:value-type="float" office:value="6199607" calcext:value-type="float">
            <text:p>6199607</text:p>
          </table:table-cell>
          <table:table-cell office:value-type="float" office:value="65.15999" calcext:value-type="float">
            <text:p>65.15999</text:p>
          </table:table-cell>
          <table:table-cell office:value-type="float" office:value="65.13" calcext:value-type="float">
            <text:p>65.13</text:p>
          </table:table-cell>
          <table:table-cell office:value-type="float" office:value="33548" calcext:value-type="float">
            <text:p>33548</text:p>
          </table:table-cell>
          <table:table-cell office:value-type="float" office:value="6199607" calcext:value-type="float">
            <text:p>6199607</text:p>
          </table:table-cell>
          <table:table-cell table:formula="of:=[Sheet1.I180]-[Sheet1.E180]" office:value-type="float" office:value="0" calcext:value-type="float">
            <text:p>0</text:p>
          </table:table-cell>
          <table:table-cell table:formula="of:=[.F180]&lt;[.B180]" office:value-type="boolean" office:boolean-value="false" calcext:value-type="boolean">
            <text:p>FALSE</text:p>
          </table:table-cell>
          <table:table-cell table:formula="of:=[.F180]&lt;2*[.B18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9-c8764695.ukp</text:p>
          </table:table-cell>
          <table:table-cell office:value-type="float" office:value="0.485639" calcext:value-type="float">
            <text:p>0.485639</text:p>
          </table:table-cell>
          <table:table-cell office:value-type="float" office:value="0.51" calcext:value-type="float">
            <text:p>0.51</text:p>
          </table:table-cell>
          <table:table-cell office:value-type="float" office:value="140656" calcext:value-type="float">
            <text:p>140656</text:p>
          </table:table-cell>
          <table:table-cell office:value-type="float" office:value="8765570" calcext:value-type="float">
            <text:p>8765570</text:p>
          </table:table-cell>
          <table:table-cell office:value-type="float" office:value="22.23333" calcext:value-type="float">
            <text:p>22.23333</text:p>
          </table:table-cell>
          <table:table-cell office:value-type="float" office:value="22.23" calcext:value-type="float">
            <text:p>22.23</text:p>
          </table:table-cell>
          <table:table-cell office:value-type="float" office:value="19908" calcext:value-type="float">
            <text:p>19908</text:p>
          </table:table-cell>
          <table:table-cell office:value-type="float" office:value="8765570" calcext:value-type="float">
            <text:p>8765570</text:p>
          </table:table-cell>
          <table:table-cell table:formula="of:=[Sheet1.I181]-[Sheet1.E181]" office:value-type="float" office:value="0" calcext:value-type="float">
            <text:p>0</text:p>
          </table:table-cell>
          <table:table-cell table:formula="of:=[.F181]&lt;[.B181]" office:value-type="boolean" office:boolean-value="false" calcext:value-type="boolean">
            <text:p>FALSE</text:p>
          </table:table-cell>
          <table:table-cell table:formula="of:=[.F181]&lt;2*[.B18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0000-0-c591952.ukp</text:p>
          </table:table-cell>
          <table:table-cell office:value-type="float" office:value="0.0476379" calcext:value-type="float">
            <text:p>0.0476379</text:p>
          </table:table-cell>
          <table:table-cell office:value-type="float" office:value="0.06" calcext:value-type="float">
            <text:p>0.06</text:p>
          </table:table-cell>
          <table:table-cell office:value-type="float" office:value="12856" calcext:value-type="float">
            <text:p>12856</text:p>
          </table:table-cell>
          <table:table-cell office:value-type="float" office:value="592247" calcext:value-type="float">
            <text:p>59224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48" calcext:value-type="float">
            <text:p>5948</text:p>
          </table:table-cell>
          <table:table-cell office:value-type="float" office:value="592247" calcext:value-type="float">
            <text:p>592247</text:p>
          </table:table-cell>
          <table:table-cell table:formula="of:=[Sheet1.I182]-[Sheet1.E182]" office:value-type="float" office:value="0" calcext:value-type="float">
            <text:p>0</text:p>
          </table:table-cell>
          <table:table-cell table:formula="of:=[.F182]&lt;[.B182]" office:value-type="boolean" office:boolean-value="true" calcext:value-type="boolean">
            <text:p>TRUE</text:p>
          </table:table-cell>
          <table:table-cell table:formula="of:=[.F182]&lt;2*[.B18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1-c233254.ukp</text:p>
          </table:table-cell>
          <table:table-cell office:value-type="float" office:value="0.0470811" calcext:value-type="float">
            <text:p>0.0470811</text:p>
          </table:table-cell>
          <table:table-cell office:value-type="float" office:value="0.06" calcext:value-type="float">
            <text:p>0.06</text:p>
          </table:table-cell>
          <table:table-cell office:value-type="float" office:value="7300" calcext:value-type="float">
            <text:p>7300</text:p>
          </table:table-cell>
          <table:table-cell office:value-type="float" office:value="233369" calcext:value-type="float">
            <text:p>23336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820" calcext:value-type="float">
            <text:p>7820</text:p>
          </table:table-cell>
          <table:table-cell office:value-type="float" office:value="233369" calcext:value-type="float">
            <text:p>233369</text:p>
          </table:table-cell>
          <table:table-cell table:formula="of:=[Sheet1.I183]-[Sheet1.E183]" office:value-type="float" office:value="0" calcext:value-type="float">
            <text:p>0</text:p>
          </table:table-cell>
          <table:table-cell table:formula="of:=[.F183]&lt;[.B183]" office:value-type="boolean" office:boolean-value="true" calcext:value-type="boolean">
            <text:p>TRUE</text:p>
          </table:table-cell>
          <table:table-cell table:formula="of:=[.F183]&lt;2*[.B18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10-c722476.ukp</text:p>
          </table:table-cell>
          <table:table-cell office:value-type="float" office:value="0.0485563" calcext:value-type="float">
            <text:p>0.0485563</text:p>
          </table:table-cell>
          <table:table-cell office:value-type="float" office:value="0.06" calcext:value-type="float">
            <text:p>0.06</text:p>
          </table:table-cell>
          <table:table-cell office:value-type="float" office:value="15028" calcext:value-type="float">
            <text:p>15028</text:p>
          </table:table-cell>
          <table:table-cell office:value-type="float" office:value="722836" calcext:value-type="float">
            <text:p>72283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  <table:table-cell office:value-type="float" office:value="722836" calcext:value-type="float">
            <text:p>722836</text:p>
          </table:table-cell>
          <table:table-cell table:formula="of:=[Sheet1.I184]-[Sheet1.E184]" office:value-type="float" office:value="0" calcext:value-type="float">
            <text:p>0</text:p>
          </table:table-cell>
          <table:table-cell table:formula="of:=[.F184]&lt;[.B184]" office:value-type="boolean" office:boolean-value="true" calcext:value-type="boolean">
            <text:p>TRUE</text:p>
          </table:table-cell>
          <table:table-cell table:formula="of:=[.F184]&lt;2*[.B1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11-c505569.ukp</text:p>
          </table:table-cell>
          <table:table-cell office:value-type="float" office:value="0.046731" calcext:value-type="float">
            <text:p>0.046731</text:p>
          </table:table-cell>
          <table:table-cell office:value-type="float" office:value="0.06" calcext:value-type="float">
            <text:p>0.06</text:p>
          </table:table-cell>
          <table:table-cell office:value-type="float" office:value="11568" calcext:value-type="float">
            <text:p>11568</text:p>
          </table:table-cell>
          <table:table-cell office:value-type="float" office:value="505819" calcext:value-type="float">
            <text:p>505819</text:p>
          </table:table-cell>
          <table:table-cell office:value-type="float" office:value="4.63667" calcext:value-type="float">
            <text:p>4.63667</text:p>
          </table:table-cell>
          <table:table-cell office:value-type="float" office:value="4.63" calcext:value-type="float">
            <text:p>4.63</text:p>
          </table:table-cell>
          <table:table-cell office:value-type="float" office:value="12508" calcext:value-type="float">
            <text:p>12508</text:p>
          </table:table-cell>
          <table:table-cell office:value-type="float" office:value="505819" calcext:value-type="float">
            <text:p>505819</text:p>
          </table:table-cell>
          <table:table-cell table:formula="of:=[Sheet1.I185]-[Sheet1.E185]" office:value-type="float" office:value="0" calcext:value-type="float">
            <text:p>0</text:p>
          </table:table-cell>
          <table:table-cell table:formula="of:=[.F185]&lt;[.B185]" office:value-type="boolean" office:boolean-value="false" calcext:value-type="boolean">
            <text:p>FALSE</text:p>
          </table:table-cell>
          <table:table-cell table:formula="of:=[.F185]&lt;2*[.B18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0000-12-c882034.ukp</text:p>
          </table:table-cell>
          <table:table-cell office:value-type="float" office:value="0.0482341" calcext:value-type="float">
            <text:p>0.0482341</text:p>
          </table:table-cell>
          <table:table-cell office:value-type="float" office:value="0.06" calcext:value-type="float">
            <text:p>0.06</text:p>
          </table:table-cell>
          <table:table-cell office:value-type="float" office:value="17348" calcext:value-type="float">
            <text:p>17348</text:p>
          </table:table-cell>
          <table:table-cell office:value-type="float" office:value="882474" calcext:value-type="float">
            <text:p>88247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08" calcext:value-type="float">
            <text:p>5808</text:p>
          </table:table-cell>
          <table:table-cell office:value-type="float" office:value="882474" calcext:value-type="float">
            <text:p>882474</text:p>
          </table:table-cell>
          <table:table-cell table:formula="of:=[Sheet1.I186]-[Sheet1.E186]" office:value-type="float" office:value="0" calcext:value-type="float">
            <text:p>0</text:p>
          </table:table-cell>
          <table:table-cell table:formula="of:=[.F186]&lt;[.B186]" office:value-type="boolean" office:boolean-value="true" calcext:value-type="boolean">
            <text:p>TRUE</text:p>
          </table:table-cell>
          <table:table-cell table:formula="of:=[.F186]&lt;2*[.B18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13-c252615.ukp</text:p>
          </table:table-cell>
          <table:table-cell office:value-type="float" office:value="0.0509951" calcext:value-type="float">
            <text:p>0.0509951</text:p>
          </table:table-cell>
          <table:table-cell office:value-type="float" office:value="0.06" calcext:value-type="float">
            <text:p>0.06</text:p>
          </table:table-cell>
          <table:table-cell office:value-type="float" office:value="7616" calcext:value-type="float">
            <text:p>7616</text:p>
          </table:table-cell>
          <table:table-cell office:value-type="float" office:value="252740" calcext:value-type="float">
            <text:p>25274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32" calcext:value-type="float">
            <text:p>5832</text:p>
          </table:table-cell>
          <table:table-cell office:value-type="float" office:value="252740" calcext:value-type="float">
            <text:p>252740</text:p>
          </table:table-cell>
          <table:table-cell table:formula="of:=[Sheet1.I187]-[Sheet1.E187]" office:value-type="float" office:value="0" calcext:value-type="float">
            <text:p>0</text:p>
          </table:table-cell>
          <table:table-cell table:formula="of:=[.F187]&lt;[.B187]" office:value-type="boolean" office:boolean-value="true" calcext:value-type="boolean">
            <text:p>TRUE</text:p>
          </table:table-cell>
          <table:table-cell table:formula="of:=[.F187]&lt;2*[.B1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14-c249096.ukp</text:p>
          </table:table-cell>
          <table:table-cell office:value-type="float" office:value="0.0488225" calcext:value-type="float">
            <text:p>0.0488225</text:p>
          </table:table-cell>
          <table:table-cell office:value-type="float" office:value="0.06" calcext:value-type="float">
            <text:p>0.06</text:p>
          </table:table-cell>
          <table:table-cell office:value-type="float" office:value="7504" calcext:value-type="float">
            <text:p>7504</text:p>
          </table:table-cell>
          <table:table-cell office:value-type="float" office:value="249216" calcext:value-type="float">
            <text:p>249216</text:p>
          </table:table-cell>
          <table:table-cell office:value-type="float" office:value="5.95333" calcext:value-type="float">
            <text:p>5.95333</text:p>
          </table:table-cell>
          <table:table-cell office:value-type="float" office:value="5.95" calcext:value-type="float">
            <text:p>5.95</text:p>
          </table:table-cell>
          <table:table-cell office:value-type="float" office:value="12392" calcext:value-type="float">
            <text:p>12392</text:p>
          </table:table-cell>
          <table:table-cell office:value-type="float" office:value="249216" calcext:value-type="float">
            <text:p>249216</text:p>
          </table:table-cell>
          <table:table-cell table:formula="of:=[Sheet1.I188]-[Sheet1.E188]" office:value-type="float" office:value="0" calcext:value-type="float">
            <text:p>0</text:p>
          </table:table-cell>
          <table:table-cell table:formula="of:=[.F188]&lt;[.B188]" office:value-type="boolean" office:boolean-value="false" calcext:value-type="boolean">
            <text:p>FALSE</text:p>
          </table:table-cell>
          <table:table-cell table:formula="of:=[.F188]&lt;2*[.B18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0000-15-c355844.ukp</text:p>
          </table:table-cell>
          <table:table-cell office:value-type="float" office:value="0.0490538" calcext:value-type="float">
            <text:p>0.0490538</text:p>
          </table:table-cell>
          <table:table-cell office:value-type="float" office:value="0.06" calcext:value-type="float">
            <text:p>0.06</text:p>
          </table:table-cell>
          <table:table-cell office:value-type="float" office:value="9224" calcext:value-type="float">
            <text:p>9224</text:p>
          </table:table-cell>
          <table:table-cell office:value-type="float" office:value="356019" calcext:value-type="float">
            <text:p>356019</text:p>
          </table:table-cell>
          <table:table-cell office:value-type="float" office:value="6.12667" calcext:value-type="float">
            <text:p>6.12667</text:p>
          </table:table-cell>
          <table:table-cell office:value-type="float" office:value="6.13" calcext:value-type="float">
            <text:p>6.13</text:p>
          </table:table-cell>
          <table:table-cell office:value-type="float" office:value="12436" calcext:value-type="float">
            <text:p>12436</text:p>
          </table:table-cell>
          <table:table-cell office:value-type="float" office:value="356019" calcext:value-type="float">
            <text:p>356019</text:p>
          </table:table-cell>
          <table:table-cell table:formula="of:=[Sheet1.I189]-[Sheet1.E189]" office:value-type="float" office:value="0" calcext:value-type="float">
            <text:p>0</text:p>
          </table:table-cell>
          <table:table-cell table:formula="of:=[.F189]&lt;[.B189]" office:value-type="boolean" office:boolean-value="false" calcext:value-type="boolean">
            <text:p>FALSE</text:p>
          </table:table-cell>
          <table:table-cell table:formula="of:=[.F189]&lt;2*[.B18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0000-16-c649237.ukp</text:p>
          </table:table-cell>
          <table:table-cell office:value-type="float" office:value="0.0500526" calcext:value-type="float">
            <text:p>0.0500526</text:p>
          </table:table-cell>
          <table:table-cell office:value-type="float" office:value="0.06" calcext:value-type="float">
            <text:p>0.06</text:p>
          </table:table-cell>
          <table:table-cell office:value-type="float" office:value="13708" calcext:value-type="float">
            <text:p>13708</text:p>
          </table:table-cell>
          <table:table-cell office:value-type="float" office:value="649557" calcext:value-type="float">
            <text:p>649557</text:p>
          </table:table-cell>
          <table:table-cell office:value-type="float" office:value="5.99333" calcext:value-type="float">
            <text:p>5.99333</text:p>
          </table:table-cell>
          <table:table-cell office:value-type="float" office:value="5.99" calcext:value-type="float">
            <text:p>5.99</text:p>
          </table:table-cell>
          <table:table-cell office:value-type="float" office:value="12496" calcext:value-type="float">
            <text:p>12496</text:p>
          </table:table-cell>
          <table:table-cell office:value-type="float" office:value="649557" calcext:value-type="float">
            <text:p>649557</text:p>
          </table:table-cell>
          <table:table-cell table:formula="of:=[Sheet1.I190]-[Sheet1.E190]" office:value-type="float" office:value="0" calcext:value-type="float">
            <text:p>0</text:p>
          </table:table-cell>
          <table:table-cell table:formula="of:=[.F190]&lt;[.B190]" office:value-type="boolean" office:boolean-value="false" calcext:value-type="boolean">
            <text:p>FALSE</text:p>
          </table:table-cell>
          <table:table-cell table:formula="of:=[.F190]&lt;2*[.B19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0000-17-c884534.ukp</text:p>
          </table:table-cell>
          <table:table-cell office:value-type="float" office:value="0.0508311" calcext:value-type="float">
            <text:p>0.0508311</text:p>
          </table:table-cell>
          <table:table-cell office:value-type="float" office:value="0.06" calcext:value-type="float">
            <text:p>0.06</text:p>
          </table:table-cell>
          <table:table-cell office:value-type="float" office:value="17556" calcext:value-type="float">
            <text:p>17556</text:p>
          </table:table-cell>
          <table:table-cell office:value-type="float" office:value="884974" calcext:value-type="float">
            <text:p>88497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452" calcext:value-type="float">
            <text:p>7452</text:p>
          </table:table-cell>
          <table:table-cell office:value-type="float" office:value="884974" calcext:value-type="float">
            <text:p>884974</text:p>
          </table:table-cell>
          <table:table-cell table:formula="of:=[Sheet1.I191]-[Sheet1.E191]" office:value-type="float" office:value="0" calcext:value-type="float">
            <text:p>0</text:p>
          </table:table-cell>
          <table:table-cell table:formula="of:=[.F191]&lt;[.B191]" office:value-type="boolean" office:boolean-value="true" calcext:value-type="boolean">
            <text:p>TRUE</text:p>
          </table:table-cell>
          <table:table-cell table:formula="of:=[.F191]&lt;2*[.B1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18-c768641.ukp</text:p>
          </table:table-cell>
          <table:table-cell office:value-type="float" office:value="0.05051" calcext:value-type="float">
            <text:p>0.05051</text:p>
          </table:table-cell>
          <table:table-cell office:value-type="float" office:value="0.06" calcext:value-type="float">
            <text:p>0.06</text:p>
          </table:table-cell>
          <table:table-cell office:value-type="float" office:value="15732" calcext:value-type="float">
            <text:p>15732</text:p>
          </table:table-cell>
          <table:table-cell office:value-type="float" office:value="769021" calcext:value-type="float">
            <text:p>769021</text:p>
          </table:table-cell>
          <table:table-cell office:value-type="float" office:value="5.86333" calcext:value-type="float">
            <text:p>5.86333</text:p>
          </table:table-cell>
          <table:table-cell office:value-type="float" office:value="5.86" calcext:value-type="float">
            <text:p>5.86</text:p>
          </table:table-cell>
          <table:table-cell office:value-type="float" office:value="12464" calcext:value-type="float">
            <text:p>12464</text:p>
          </table:table-cell>
          <table:table-cell office:value-type="float" office:value="769021" calcext:value-type="float">
            <text:p>769021</text:p>
          </table:table-cell>
          <table:table-cell table:formula="of:=[Sheet1.I192]-[Sheet1.E192]" office:value-type="float" office:value="0" calcext:value-type="float">
            <text:p>0</text:p>
          </table:table-cell>
          <table:table-cell table:formula="of:=[.F192]&lt;[.B192]" office:value-type="boolean" office:boolean-value="false" calcext:value-type="boolean">
            <text:p>FALSE</text:p>
          </table:table-cell>
          <table:table-cell table:formula="of:=[.F192]&lt;2*[.B19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0000-19-c364379.ukp</text:p>
          </table:table-cell>
          <table:table-cell office:value-type="float" office:value="0.0490396" calcext:value-type="float">
            <text:p>0.0490396</text:p>
          </table:table-cell>
          <table:table-cell office:value-type="float" office:value="0.06" calcext:value-type="float">
            <text:p>0.06</text:p>
          </table:table-cell>
          <table:table-cell office:value-type="float" office:value="9384" calcext:value-type="float">
            <text:p>9384</text:p>
          </table:table-cell>
          <table:table-cell office:value-type="float" office:value="364559" calcext:value-type="float">
            <text:p>364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76" calcext:value-type="float">
            <text:p>5876</text:p>
          </table:table-cell>
          <table:table-cell office:value-type="float" office:value="364559" calcext:value-type="float">
            <text:p>364559</text:p>
          </table:table-cell>
          <table:table-cell table:formula="of:=[Sheet1.I193]-[Sheet1.E193]" office:value-type="float" office:value="0" calcext:value-type="float">
            <text:p>0</text:p>
          </table:table-cell>
          <table:table-cell table:formula="of:=[.F193]&lt;[.B193]" office:value-type="boolean" office:boolean-value="true" calcext:value-type="boolean">
            <text:p>TRUE</text:p>
          </table:table-cell>
          <table:table-cell table:formula="of:=[.F193]&lt;2*[.B19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2-c415801.ukp</text:p>
          </table:table-cell>
          <table:table-cell office:value-type="float" office:value="0.0475877" calcext:value-type="float">
            <text:p>0.0475877</text:p>
          </table:table-cell>
          <table:table-cell office:value-type="float" office:value="0.06" calcext:value-type="float">
            <text:p>0.06</text:p>
          </table:table-cell>
          <table:table-cell office:value-type="float" office:value="10232" calcext:value-type="float">
            <text:p>10232</text:p>
          </table:table-cell>
          <table:table-cell office:value-type="float" office:value="416006" calcext:value-type="float">
            <text:p>416006</text:p>
          </table:table-cell>
          <table:table-cell office:value-type="float" office:value="5.14333" calcext:value-type="float">
            <text:p>5.14333</text:p>
          </table:table-cell>
          <table:table-cell office:value-type="float" office:value="5.14" calcext:value-type="float">
            <text:p>5.14</text:p>
          </table:table-cell>
          <table:table-cell office:value-type="float" office:value="12500" calcext:value-type="float">
            <text:p>12500</text:p>
          </table:table-cell>
          <table:table-cell office:value-type="float" office:value="416006" calcext:value-type="float">
            <text:p>416006</text:p>
          </table:table-cell>
          <table:table-cell table:formula="of:=[Sheet1.I194]-[Sheet1.E194]" office:value-type="float" office:value="0" calcext:value-type="float">
            <text:p>0</text:p>
          </table:table-cell>
          <table:table-cell table:formula="of:=[.F194]&lt;[.B194]" office:value-type="boolean" office:boolean-value="false" calcext:value-type="boolean">
            <text:p>FALSE</text:p>
          </table:table-cell>
          <table:table-cell table:formula="of:=[.F194]&lt;2*[.B19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0000-3-c591242.ukp</text:p>
          </table:table-cell>
          <table:table-cell office:value-type="float" office:value="0.0479706" calcext:value-type="float">
            <text:p>0.0479706</text:p>
          </table:table-cell>
          <table:table-cell office:value-type="float" office:value="0.06" calcext:value-type="float">
            <text:p>0.06</text:p>
          </table:table-cell>
          <table:table-cell office:value-type="float" office:value="12912" calcext:value-type="float">
            <text:p>12912</text:p>
          </table:table-cell>
          <table:table-cell office:value-type="float" office:value="591537" calcext:value-type="float">
            <text:p>59153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84" calcext:value-type="float">
            <text:p>5884</text:p>
          </table:table-cell>
          <table:table-cell office:value-type="float" office:value="591537" calcext:value-type="float">
            <text:p>591537</text:p>
          </table:table-cell>
          <table:table-cell table:formula="of:=[Sheet1.I195]-[Sheet1.E195]" office:value-type="float" office:value="0" calcext:value-type="float">
            <text:p>0</text:p>
          </table:table-cell>
          <table:table-cell table:formula="of:=[.F195]&lt;[.B195]" office:value-type="boolean" office:boolean-value="true" calcext:value-type="boolean">
            <text:p>TRUE</text:p>
          </table:table-cell>
          <table:table-cell table:formula="of:=[.F195]&lt;2*[.B1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4-c836118.ukp</text:p>
          </table:table-cell>
          <table:table-cell office:value-type="float" office:value="0.0483101" calcext:value-type="float">
            <text:p>0.0483101</text:p>
          </table:table-cell>
          <table:table-cell office:value-type="float" office:value="0.06" calcext:value-type="float">
            <text:p>0.06</text:p>
          </table:table-cell>
          <table:table-cell office:value-type="float" office:value="16700" calcext:value-type="float">
            <text:p>16700</text:p>
          </table:table-cell>
          <table:table-cell office:value-type="float" office:value="836533" calcext:value-type="float">
            <text:p>836533</text:p>
          </table:table-cell>
          <table:table-cell table:number-columns-repeated="2" office:value-type="float" office:value="5.15" calcext:value-type="float">
            <text:p>5.15</text:p>
          </table:table-cell>
          <table:table-cell office:value-type="float" office:value="12456" calcext:value-type="float">
            <text:p>12456</text:p>
          </table:table-cell>
          <table:table-cell office:value-type="float" office:value="836533" calcext:value-type="float">
            <text:p>836533</text:p>
          </table:table-cell>
          <table:table-cell table:formula="of:=[Sheet1.I196]-[Sheet1.E196]" office:value-type="float" office:value="0" calcext:value-type="float">
            <text:p>0</text:p>
          </table:table-cell>
          <table:table-cell table:formula="of:=[.F196]&lt;[.B196]" office:value-type="boolean" office:boolean-value="false" calcext:value-type="boolean">
            <text:p>FALSE</text:p>
          </table:table-cell>
          <table:table-cell table:formula="of:=[.F196]&lt;2*[.B19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0000-5-c734263.ukp</text:p>
          </table:table-cell>
          <table:table-cell office:value-type="float" office:value="0.0480142" calcext:value-type="float">
            <text:p>0.0480142</text:p>
          </table:table-cell>
          <table:table-cell office:value-type="float" office:value="0.06" calcext:value-type="float">
            <text:p>0.06</text:p>
          </table:table-cell>
          <table:table-cell office:value-type="float" office:value="15136" calcext:value-type="float">
            <text:p>15136</text:p>
          </table:table-cell>
          <table:table-cell office:value-type="float" office:value="734628" calcext:value-type="float">
            <text:p>734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24" calcext:value-type="float">
            <text:p>5824</text:p>
          </table:table-cell>
          <table:table-cell office:value-type="float" office:value="734628" calcext:value-type="float">
            <text:p>734628</text:p>
          </table:table-cell>
          <table:table-cell table:formula="of:=[Sheet1.I197]-[Sheet1.E197]" office:value-type="float" office:value="0" calcext:value-type="float">
            <text:p>0</text:p>
          </table:table-cell>
          <table:table-cell table:formula="of:=[.F197]&lt;[.B197]" office:value-type="boolean" office:boolean-value="true" calcext:value-type="boolean">
            <text:p>TRUE</text:p>
          </table:table-cell>
          <table:table-cell table:formula="of:=[.F197]&lt;2*[.B1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6-c236497.ukp</text:p>
          </table:table-cell>
          <table:table-cell office:value-type="float" office:value="0.0470807" calcext:value-type="float">
            <text:p>0.0470807</text:p>
          </table:table-cell>
          <table:table-cell office:value-type="float" office:value="0.06" calcext:value-type="float">
            <text:p>0.06</text:p>
          </table:table-cell>
          <table:table-cell office:value-type="float" office:value="7396" calcext:value-type="float">
            <text:p>7396</text:p>
          </table:table-cell>
          <table:table-cell office:value-type="float" office:value="236612" calcext:value-type="float">
            <text:p>236612</text:p>
          </table:table-cell>
          <table:table-cell office:value-type="float" office:value="5.19667" calcext:value-type="float">
            <text:p>5.19667</text:p>
          </table:table-cell>
          <table:table-cell office:value-type="float" office:value="5.19" calcext:value-type="float">
            <text:p>5.19</text:p>
          </table:table-cell>
          <table:table-cell office:value-type="float" office:value="12472" calcext:value-type="float">
            <text:p>12472</text:p>
          </table:table-cell>
          <table:table-cell office:value-type="float" office:value="236612" calcext:value-type="float">
            <text:p>236612</text:p>
          </table:table-cell>
          <table:table-cell table:formula="of:=[Sheet1.I198]-[Sheet1.E198]" office:value-type="float" office:value="0" calcext:value-type="float">
            <text:p>0</text:p>
          </table:table-cell>
          <table:table-cell table:formula="of:=[.F198]&lt;[.B198]" office:value-type="boolean" office:boolean-value="false" calcext:value-type="boolean">
            <text:p>FALSE</text:p>
          </table:table-cell>
          <table:table-cell table:formula="of:=[.F198]&lt;2*[.B19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0000-7-c766454.ukp</text:p>
          </table:table-cell>
          <table:table-cell office:value-type="float" office:value="0.0521103" calcext:value-type="float">
            <text:p>0.0521103</text:p>
          </table:table-cell>
          <table:table-cell office:value-type="float" office:value="0.06" calcext:value-type="float">
            <text:p>0.06</text:p>
          </table:table-cell>
          <table:table-cell office:value-type="float" office:value="15544" calcext:value-type="float">
            <text:p>15544</text:p>
          </table:table-cell>
          <table:table-cell office:value-type="float" office:value="766834" calcext:value-type="float">
            <text:p>766834</text:p>
          </table:table-cell>
          <table:table-cell table:number-columns-repeated="2" office:value-type="float" office:value="5.14" calcext:value-type="float">
            <text:p>5.14</text:p>
          </table:table-cell>
          <table:table-cell office:value-type="float" office:value="12448" calcext:value-type="float">
            <text:p>12448</text:p>
          </table:table-cell>
          <table:table-cell office:value-type="float" office:value="766834" calcext:value-type="float">
            <text:p>766834</text:p>
          </table:table-cell>
          <table:table-cell table:formula="of:=[Sheet1.I199]-[Sheet1.E199]" office:value-type="float" office:value="0" calcext:value-type="float">
            <text:p>0</text:p>
          </table:table-cell>
          <table:table-cell table:formula="of:=[.F199]&lt;[.B199]" office:value-type="boolean" office:boolean-value="false" calcext:value-type="boolean">
            <text:p>FALSE</text:p>
          </table:table-cell>
          <table:table-cell table:formula="of:=[.F199]&lt;2*[.B19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0000-8-c961321.ukp</text:p>
          </table:table-cell>
          <table:table-cell office:value-type="float" office:value="0.0481715" calcext:value-type="float">
            <text:p>0.0481715</text:p>
          </table:table-cell>
          <table:table-cell office:value-type="float" office:value="0.06" calcext:value-type="float">
            <text:p>0.06</text:p>
          </table:table-cell>
          <table:table-cell office:value-type="float" office:value="18588" calcext:value-type="float">
            <text:p>18588</text:p>
          </table:table-cell>
          <table:table-cell office:value-type="float" office:value="961801" calcext:value-type="float">
            <text:p>961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76" calcext:value-type="float">
            <text:p>5876</text:p>
          </table:table-cell>
          <table:table-cell office:value-type="float" office:value="961801" calcext:value-type="float">
            <text:p>961801</text:p>
          </table:table-cell>
          <table:table-cell table:formula="of:=[Sheet1.I200]-[Sheet1.E200]" office:value-type="float" office:value="0" calcext:value-type="float">
            <text:p>0</text:p>
          </table:table-cell>
          <table:table-cell table:formula="of:=[.F200]&lt;[.B200]" office:value-type="boolean" office:boolean-value="true" calcext:value-type="boolean">
            <text:p>TRUE</text:p>
          </table:table-cell>
          <table:table-cell table:formula="of:=[.F200]&lt;2*[.B20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9-c732642.ukp</text:p>
          </table:table-cell>
          <table:table-cell office:value-type="float" office:value="0.0476722" calcext:value-type="float">
            <text:p>0.0476722</text:p>
          </table:table-cell>
          <table:table-cell office:value-type="float" office:value="0.06" calcext:value-type="float">
            <text:p>0.06</text:p>
          </table:table-cell>
          <table:table-cell office:value-type="float" office:value="15008" calcext:value-type="float">
            <text:p>15008</text:p>
          </table:table-cell>
          <table:table-cell office:value-type="float" office:value="733007" calcext:value-type="float">
            <text:p>73300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04" calcext:value-type="float">
            <text:p>5904</text:p>
          </table:table-cell>
          <table:table-cell office:value-type="float" office:value="733007" calcext:value-type="float">
            <text:p>733007</text:p>
          </table:table-cell>
          <table:table-cell table:formula="of:=[Sheet1.I201]-[Sheet1.E201]" office:value-type="float" office:value="0" calcext:value-type="float">
            <text:p>0</text:p>
          </table:table-cell>
          <table:table-cell table:formula="of:=[.F201]&lt;[.B201]" office:value-type="boolean" office:boolean-value="true" calcext:value-type="boolean">
            <text:p>TRUE</text:p>
          </table:table-cell>
          <table:table-cell table:formula="of:=[.F201]&lt;2*[.B20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5000-0-c262128.ukp</text:p>
          </table:table-cell>
          <table:table-cell office:value-type="float" office:value="0.0701583" calcext:value-type="float">
            <text:p>0.0701583</text:p>
          </table:table-cell>
          <table:table-cell office:value-type="float" office:value="0.08" calcext:value-type="float">
            <text:p>0.08</text:p>
          </table:table-cell>
          <table:table-cell office:value-type="float" office:value="7704" calcext:value-type="float">
            <text:p>7704</text:p>
          </table:table-cell>
          <table:table-cell office:value-type="float" office:value="262213" calcext:value-type="float">
            <text:p>262213</text:p>
          </table:table-cell>
          <table:table-cell table:number-columns-repeated="2" office:value-type="float" office:value="5.22" calcext:value-type="float">
            <text:p>5.22</text:p>
          </table:table-cell>
          <table:table-cell office:value-type="float" office:value="12440" calcext:value-type="float">
            <text:p>12440</text:p>
          </table:table-cell>
          <table:table-cell office:value-type="float" office:value="262213" calcext:value-type="float">
            <text:p>262213</text:p>
          </table:table-cell>
          <table:table-cell table:formula="of:=[Sheet1.I202]-[Sheet1.E202]" office:value-type="float" office:value="0" calcext:value-type="float">
            <text:p>0</text:p>
          </table:table-cell>
          <table:table-cell table:formula="of:=[.F202]&lt;[.B202]" office:value-type="boolean" office:boolean-value="false" calcext:value-type="boolean">
            <text:p>FALSE</text:p>
          </table:table-cell>
          <table:table-cell table:formula="of:=[.F202]&lt;2*[.B20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1-c445950.ukp</text:p>
          </table:table-cell>
          <table:table-cell office:value-type="float" office:value="0.0709467" calcext:value-type="float">
            <text:p>0.0709467</text:p>
          </table:table-cell>
          <table:table-cell office:value-type="float" office:value="0.08" calcext:value-type="float">
            <text:p>0.08</text:p>
          </table:table-cell>
          <table:table-cell office:value-type="float" office:value="10620" calcext:value-type="float">
            <text:p>10620</text:p>
          </table:table-cell>
          <table:table-cell office:value-type="float" office:value="446095" calcext:value-type="float">
            <text:p>446095</text:p>
          </table:table-cell>
          <table:table-cell office:value-type="float" office:value="7.48333" calcext:value-type="float">
            <text:p>7.48333</text:p>
          </table:table-cell>
          <table:table-cell office:value-type="float" office:value="7.48" calcext:value-type="float">
            <text:p>7.48</text:p>
          </table:table-cell>
          <table:table-cell office:value-type="float" office:value="14948" calcext:value-type="float">
            <text:p>14948</text:p>
          </table:table-cell>
          <table:table-cell office:value-type="float" office:value="446095" calcext:value-type="float">
            <text:p>446095</text:p>
          </table:table-cell>
          <table:table-cell table:formula="of:=[Sheet1.I203]-[Sheet1.E203]" office:value-type="float" office:value="0" calcext:value-type="float">
            <text:p>0</text:p>
          </table:table-cell>
          <table:table-cell table:formula="of:=[.F203]&lt;[.B203]" office:value-type="boolean" office:boolean-value="false" calcext:value-type="boolean">
            <text:p>FALSE</text:p>
          </table:table-cell>
          <table:table-cell table:formula="of:=[.F203]&lt;2*[.B20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10-c306291.ukp</text:p>
          </table:table-cell>
          <table:table-cell office:value-type="float" office:value="0.0688383" calcext:value-type="float">
            <text:p>0.0688383</text:p>
          </table:table-cell>
          <table:table-cell office:value-type="float" office:value="0.08" calcext:value-type="float">
            <text:p>0.08</text:p>
          </table:table-cell>
          <table:table-cell office:value-type="float" office:value="8496" calcext:value-type="float">
            <text:p>8496</text:p>
          </table:table-cell>
          <table:table-cell office:value-type="float" office:value="306391" calcext:value-type="float">
            <text:p>306391</text:p>
          </table:table-cell>
          <table:table-cell office:value-type="float" office:value="4.77" calcext:value-type="float">
            <text:p>4.77</text:p>
          </table:table-cell>
          <table:table-cell office:value-type="float" office:value="4.76" calcext:value-type="float">
            <text:p>4.76</text:p>
          </table:table-cell>
          <table:table-cell office:value-type="float" office:value="12504" calcext:value-type="float">
            <text:p>12504</text:p>
          </table:table-cell>
          <table:table-cell office:value-type="float" office:value="306391" calcext:value-type="float">
            <text:p>306391</text:p>
          </table:table-cell>
          <table:table-cell table:formula="of:=[Sheet1.I204]-[Sheet1.E204]" office:value-type="float" office:value="0" calcext:value-type="float">
            <text:p>0</text:p>
          </table:table-cell>
          <table:table-cell table:formula="of:=[.F204]&lt;[.B204]" office:value-type="boolean" office:boolean-value="false" calcext:value-type="boolean">
            <text:p>FALSE</text:p>
          </table:table-cell>
          <table:table-cell table:formula="of:=[.F204]&lt;2*[.B20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11-c700920.ukp</text:p>
          </table:table-cell>
          <table:table-cell office:value-type="float" office:value="0.0699761" calcext:value-type="float">
            <text:p>0.0699761</text:p>
          </table:table-cell>
          <table:table-cell office:value-type="float" office:value="0.08" calcext:value-type="float">
            <text:p>0.08</text:p>
          </table:table-cell>
          <table:table-cell office:value-type="float" office:value="14692" calcext:value-type="float">
            <text:p>14692</text:p>
          </table:table-cell>
          <table:table-cell office:value-type="float" office:value="701150" calcext:value-type="float">
            <text:p>701150</text:p>
          </table:table-cell>
          <table:table-cell office:value-type="float" office:value="7.65667" calcext:value-type="float">
            <text:p>7.65667</text:p>
          </table:table-cell>
          <table:table-cell office:value-type="float" office:value="7.66" calcext:value-type="float">
            <text:p>7.66</text:p>
          </table:table-cell>
          <table:table-cell office:value-type="float" office:value="14948" calcext:value-type="float">
            <text:p>14948</text:p>
          </table:table-cell>
          <table:table-cell office:value-type="float" office:value="701150" calcext:value-type="float">
            <text:p>701150</text:p>
          </table:table-cell>
          <table:table-cell table:formula="of:=[Sheet1.I205]-[Sheet1.E205]" office:value-type="float" office:value="0" calcext:value-type="float">
            <text:p>0</text:p>
          </table:table-cell>
          <table:table-cell table:formula="of:=[.F205]&lt;[.B205]" office:value-type="boolean" office:boolean-value="false" calcext:value-type="boolean">
            <text:p>FALSE</text:p>
          </table:table-cell>
          <table:table-cell table:formula="of:=[.F205]&lt;2*[.B20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12-c853444.ukp</text:p>
          </table:table-cell>
          <table:table-cell office:value-type="float" office:value="0.0696601" calcext:value-type="float">
            <text:p>0.0696601</text:p>
          </table:table-cell>
          <table:table-cell office:value-type="float" office:value="0.08" calcext:value-type="float">
            <text:p>0.08</text:p>
          </table:table-cell>
          <table:table-cell office:value-type="float" office:value="16900" calcext:value-type="float">
            <text:p>16900</text:p>
          </table:table-cell>
          <table:table-cell office:value-type="float" office:value="853724" calcext:value-type="float">
            <text:p>853724</text:p>
          </table:table-cell>
          <table:table-cell table:number-columns-repeated="2" office:value-type="float" office:value="7.29" calcext:value-type="float">
            <text:p>7.29</text:p>
          </table:table-cell>
          <table:table-cell office:value-type="float" office:value="14940" calcext:value-type="float">
            <text:p>14940</text:p>
          </table:table-cell>
          <table:table-cell office:value-type="float" office:value="853724" calcext:value-type="float">
            <text:p>853724</text:p>
          </table:table-cell>
          <table:table-cell table:formula="of:=[Sheet1.I206]-[Sheet1.E206]" office:value-type="float" office:value="0" calcext:value-type="float">
            <text:p>0</text:p>
          </table:table-cell>
          <table:table-cell table:formula="of:=[.F206]&lt;[.B206]" office:value-type="boolean" office:boolean-value="false" calcext:value-type="boolean">
            <text:p>FALSE</text:p>
          </table:table-cell>
          <table:table-cell table:formula="of:=[.F206]&lt;2*[.B20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13-c414384.ukp</text:p>
          </table:table-cell>
          <table:table-cell office:value-type="float" office:value="0.0681768" calcext:value-type="float">
            <text:p>0.0681768</text:p>
          </table:table-cell>
          <table:table-cell office:value-type="float" office:value="0.08" calcext:value-type="float">
            <text:p>0.08</text:p>
          </table:table-cell>
          <table:table-cell office:value-type="float" office:value="10216" calcext:value-type="float">
            <text:p>10216</text:p>
          </table:table-cell>
          <table:table-cell office:value-type="float" office:value="414519" calcext:value-type="float">
            <text:p>414519</text:p>
          </table:table-cell>
          <table:table-cell table:number-columns-repeated="2" office:value-type="float" office:value="4.98" calcext:value-type="float">
            <text:p>4.98</text:p>
          </table:table-cell>
          <table:table-cell office:value-type="float" office:value="12476" calcext:value-type="float">
            <text:p>12476</text:p>
          </table:table-cell>
          <table:table-cell office:value-type="float" office:value="414519" calcext:value-type="float">
            <text:p>414519</text:p>
          </table:table-cell>
          <table:table-cell table:formula="of:=[Sheet1.I207]-[Sheet1.E207]" office:value-type="float" office:value="0" calcext:value-type="float">
            <text:p>0</text:p>
          </table:table-cell>
          <table:table-cell table:formula="of:=[.F207]&lt;[.B207]" office:value-type="boolean" office:boolean-value="false" calcext:value-type="boolean">
            <text:p>FALSE</text:p>
          </table:table-cell>
          <table:table-cell table:formula="of:=[.F207]&lt;2*[.B20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14-c668967.ukp</text:p>
          </table:table-cell>
          <table:table-cell office:value-type="float" office:value="0.0736061" calcext:value-type="float">
            <text:p>0.0736061</text:p>
          </table:table-cell>
          <table:table-cell office:value-type="float" office:value="0.08" calcext:value-type="float">
            <text:p>0.08</text:p>
          </table:table-cell>
          <table:table-cell office:value-type="float" office:value="14128" calcext:value-type="float">
            <text:p>14128</text:p>
          </table:table-cell>
          <table:table-cell office:value-type="float" office:value="669187" calcext:value-type="float">
            <text:p>669187</text:p>
          </table:table-cell>
          <table:table-cell office:value-type="float" office:value="5.93333" calcext:value-type="float">
            <text:p>5.93333</text:p>
          </table:table-cell>
          <table:table-cell office:value-type="float" office:value="5.93" calcext:value-type="float">
            <text:p>5.93</text:p>
          </table:table-cell>
          <table:table-cell office:value-type="float" office:value="12456" calcext:value-type="float">
            <text:p>12456</text:p>
          </table:table-cell>
          <table:table-cell office:value-type="float" office:value="669187" calcext:value-type="float">
            <text:p>669187</text:p>
          </table:table-cell>
          <table:table-cell table:formula="of:=[Sheet1.I208]-[Sheet1.E208]" office:value-type="float" office:value="0" calcext:value-type="float">
            <text:p>0</text:p>
          </table:table-cell>
          <table:table-cell table:formula="of:=[.F208]&lt;[.B208]" office:value-type="boolean" office:boolean-value="false" calcext:value-type="boolean">
            <text:p>FALSE</text:p>
          </table:table-cell>
          <table:table-cell table:formula="of:=[.F208]&lt;2*[.B20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15-c319624.ukp</text:p>
          </table:table-cell>
          <table:table-cell office:value-type="float" office:value="0.0722461" calcext:value-type="float">
            <text:p>0.0722461</text:p>
          </table:table-cell>
          <table:table-cell office:value-type="float" office:value="0.08" calcext:value-type="float">
            <text:p>0.08</text:p>
          </table:table-cell>
          <table:table-cell office:value-type="float" office:value="8668" calcext:value-type="float">
            <text:p>8668</text:p>
          </table:table-cell>
          <table:table-cell office:value-type="float" office:value="319729" calcext:value-type="float">
            <text:p>31972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60" calcext:value-type="float">
            <text:p>5860</text:p>
          </table:table-cell>
          <table:table-cell office:value-type="float" office:value="319729" calcext:value-type="float">
            <text:p>319729</text:p>
          </table:table-cell>
          <table:table-cell table:formula="of:=[Sheet1.I209]-[Sheet1.E209]" office:value-type="float" office:value="0" calcext:value-type="float">
            <text:p>0</text:p>
          </table:table-cell>
          <table:table-cell table:formula="of:=[.F209]&lt;[.B209]" office:value-type="boolean" office:boolean-value="true" calcext:value-type="boolean">
            <text:p>TRUE</text:p>
          </table:table-cell>
          <table:table-cell table:formula="of:=[.F209]&lt;2*[.B2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5000-16-c446304.ukp</text:p>
          </table:table-cell>
          <table:table-cell office:value-type="float" office:value="0.0719327" calcext:value-type="float">
            <text:p>0.0719327</text:p>
          </table:table-cell>
          <table:table-cell office:value-type="float" office:value="0.08" calcext:value-type="float">
            <text:p>0.08</text:p>
          </table:table-cell>
          <table:table-cell office:value-type="float" office:value="10652" calcext:value-type="float">
            <text:p>10652</text:p>
          </table:table-cell>
          <table:table-cell office:value-type="float" office:value="446449" calcext:value-type="float">
            <text:p>446449</text:p>
          </table:table-cell>
          <table:table-cell office:value-type="float" office:value="8.52666" calcext:value-type="float">
            <text:p>8.52666</text:p>
          </table:table-cell>
          <table:table-cell office:value-type="float" office:value="8.52" calcext:value-type="float">
            <text:p>8.52</text:p>
          </table:table-cell>
          <table:table-cell office:value-type="float" office:value="14956" calcext:value-type="float">
            <text:p>14956</text:p>
          </table:table-cell>
          <table:table-cell office:value-type="float" office:value="446449" calcext:value-type="float">
            <text:p>446449</text:p>
          </table:table-cell>
          <table:table-cell table:formula="of:=[Sheet1.I210]-[Sheet1.E210]" office:value-type="float" office:value="0" calcext:value-type="float">
            <text:p>0</text:p>
          </table:table-cell>
          <table:table-cell table:formula="of:=[.F210]&lt;[.B210]" office:value-type="boolean" office:boolean-value="false" calcext:value-type="boolean">
            <text:p>FALSE</text:p>
          </table:table-cell>
          <table:table-cell table:formula="of:=[.F210]&lt;2*[.B21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17-c520134.ukp</text:p>
          </table:table-cell>
          <table:table-cell office:value-type="float" office:value="0.0724065" calcext:value-type="float">
            <text:p>0.0724065</text:p>
          </table:table-cell>
          <table:table-cell office:value-type="float" office:value="0.08" calcext:value-type="float">
            <text:p>0.08</text:p>
          </table:table-cell>
          <table:table-cell office:value-type="float" office:value="11740" calcext:value-type="float">
            <text:p>11740</text:p>
          </table:table-cell>
          <table:table-cell office:value-type="float" office:value="520304" calcext:value-type="float">
            <text:p>520304</text:p>
          </table:table-cell>
          <table:table-cell office:value-type="float" office:value="8.43666" calcext:value-type="float">
            <text:p>8.43666</text:p>
          </table:table-cell>
          <table:table-cell office:value-type="float" office:value="8.44" calcext:value-type="float">
            <text:p>8.44</text:p>
          </table:table-cell>
          <table:table-cell office:value-type="float" office:value="14988" calcext:value-type="float">
            <text:p>14988</text:p>
          </table:table-cell>
          <table:table-cell office:value-type="float" office:value="520304" calcext:value-type="float">
            <text:p>520304</text:p>
          </table:table-cell>
          <table:table-cell table:formula="of:=[Sheet1.I211]-[Sheet1.E211]" office:value-type="float" office:value="0" calcext:value-type="float">
            <text:p>0</text:p>
          </table:table-cell>
          <table:table-cell table:formula="of:=[.F211]&lt;[.B211]" office:value-type="boolean" office:boolean-value="false" calcext:value-type="boolean">
            <text:p>FALSE</text:p>
          </table:table-cell>
          <table:table-cell table:formula="of:=[.F211]&lt;2*[.B21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18-c729223.ukp</text:p>
          </table:table-cell>
          <table:table-cell office:value-type="float" office:value="0.0740657" calcext:value-type="float">
            <text:p>0.0740657</text:p>
          </table:table-cell>
          <table:table-cell office:value-type="float" office:value="0.08" calcext:value-type="float">
            <text:p>0.08</text:p>
          </table:table-cell>
          <table:table-cell office:value-type="float" office:value="15012" calcext:value-type="float">
            <text:p>15012</text:p>
          </table:table-cell>
          <table:table-cell office:value-type="float" office:value="729463" calcext:value-type="float">
            <text:p>729463</text:p>
          </table:table-cell>
          <table:table-cell table:number-columns-repeated="2" office:value-type="float" office:value="6.06" calcext:value-type="float">
            <text:p>6.06</text:p>
          </table:table-cell>
          <table:table-cell office:value-type="float" office:value="12552" calcext:value-type="float">
            <text:p>12552</text:p>
          </table:table-cell>
          <table:table-cell office:value-type="float" office:value="729463" calcext:value-type="float">
            <text:p>729463</text:p>
          </table:table-cell>
          <table:table-cell table:formula="of:=[Sheet1.I212]-[Sheet1.E212]" office:value-type="float" office:value="0" calcext:value-type="float">
            <text:p>0</text:p>
          </table:table-cell>
          <table:table-cell table:formula="of:=[.F212]&lt;[.B212]" office:value-type="boolean" office:boolean-value="false" calcext:value-type="boolean">
            <text:p>FALSE</text:p>
          </table:table-cell>
          <table:table-cell table:formula="of:=[.F212]&lt;2*[.B21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19-c371003.ukp</text:p>
          </table:table-cell>
          <table:table-cell office:value-type="float" office:value="0.0724891" calcext:value-type="float">
            <text:p>0.0724891</text:p>
          </table:table-cell>
          <table:table-cell office:value-type="float" office:value="0.08" calcext:value-type="float">
            <text:p>0.08</text:p>
          </table:table-cell>
          <table:table-cell office:value-type="float" office:value="9512" calcext:value-type="float">
            <text:p>9512</text:p>
          </table:table-cell>
          <table:table-cell office:value-type="float" office:value="371123" calcext:value-type="float">
            <text:p>371123</text:p>
          </table:table-cell>
          <table:table-cell table:number-columns-repeated="2" office:value-type="float" office:value="8.82" calcext:value-type="float">
            <text:p>8.82</text:p>
          </table:table-cell>
          <table:table-cell office:value-type="float" office:value="14908" calcext:value-type="float">
            <text:p>14908</text:p>
          </table:table-cell>
          <table:table-cell office:value-type="float" office:value="371123" calcext:value-type="float">
            <text:p>371123</text:p>
          </table:table-cell>
          <table:table-cell table:formula="of:=[Sheet1.I213]-[Sheet1.E213]" office:value-type="float" office:value="0" calcext:value-type="float">
            <text:p>0</text:p>
          </table:table-cell>
          <table:table-cell table:formula="of:=[.F213]&lt;[.B213]" office:value-type="boolean" office:boolean-value="false" calcext:value-type="boolean">
            <text:p>FALSE</text:p>
          </table:table-cell>
          <table:table-cell table:formula="of:=[.F213]&lt;2*[.B21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2-c489488.ukp</text:p>
          </table:table-cell>
          <table:table-cell office:value-type="float" office:value="0.0713544" calcext:value-type="float">
            <text:p>0.0713544</text:p>
          </table:table-cell>
          <table:table-cell office:value-type="float" office:value="0.08" calcext:value-type="float">
            <text:p>0.08</text:p>
          </table:table-cell>
          <table:table-cell office:value-type="float" office:value="11348" calcext:value-type="float">
            <text:p>11348</text:p>
          </table:table-cell>
          <table:table-cell office:value-type="float" office:value="489648" calcext:value-type="float">
            <text:p>489648</text:p>
          </table:table-cell>
          <table:table-cell table:number-columns-repeated="2" office:value-type="float" office:value="5.16" calcext:value-type="float">
            <text:p>5.16</text:p>
          </table:table-cell>
          <table:table-cell office:value-type="float" office:value="12496" calcext:value-type="float">
            <text:p>12496</text:p>
          </table:table-cell>
          <table:table-cell office:value-type="float" office:value="489648" calcext:value-type="float">
            <text:p>489648</text:p>
          </table:table-cell>
          <table:table-cell table:formula="of:=[Sheet1.I214]-[Sheet1.E214]" office:value-type="float" office:value="0" calcext:value-type="float">
            <text:p>0</text:p>
          </table:table-cell>
          <table:table-cell table:formula="of:=[.F214]&lt;[.B214]" office:value-type="boolean" office:boolean-value="false" calcext:value-type="boolean">
            <text:p>FALSE</text:p>
          </table:table-cell>
          <table:table-cell table:formula="of:=[.F214]&lt;2*[.B21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3-c1002205.ukp</text:p>
          </table:table-cell>
          <table:table-cell office:value-type="float" office:value="0.0716452" calcext:value-type="float">
            <text:p>0.0716452</text:p>
          </table:table-cell>
          <table:table-cell office:value-type="float" office:value="0.08" calcext:value-type="float">
            <text:p>0.08</text:p>
          </table:table-cell>
          <table:table-cell office:value-type="float" office:value="19404" calcext:value-type="float">
            <text:p>19404</text:p>
          </table:table-cell>
          <table:table-cell office:value-type="float" office:value="1002535" calcext:value-type="float">
            <text:p>1002535</text:p>
          </table:table-cell>
          <table:table-cell office:value-type="float" office:value="7.54333" calcext:value-type="float">
            <text:p>7.54333</text:p>
          </table:table-cell>
          <table:table-cell office:value-type="float" office:value="7.55" calcext:value-type="float">
            <text:p>7.55</text:p>
          </table:table-cell>
          <table:table-cell office:value-type="float" office:value="14944" calcext:value-type="float">
            <text:p>14944</text:p>
          </table:table-cell>
          <table:table-cell office:value-type="float" office:value="1002535" calcext:value-type="float">
            <text:p>1002535</text:p>
          </table:table-cell>
          <table:table-cell table:formula="of:=[Sheet1.I215]-[Sheet1.E215]" office:value-type="float" office:value="0" calcext:value-type="float">
            <text:p>0</text:p>
          </table:table-cell>
          <table:table-cell table:formula="of:=[.F215]&lt;[.B215]" office:value-type="boolean" office:boolean-value="false" calcext:value-type="boolean">
            <text:p>FALSE</text:p>
          </table:table-cell>
          <table:table-cell table:formula="of:=[.F215]&lt;2*[.B21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4-c851013.ukp</text:p>
          </table:table-cell>
          <table:table-cell office:value-type="float" office:value="0.0713593" calcext:value-type="float">
            <text:p>0.0713593</text:p>
          </table:table-cell>
          <table:table-cell office:value-type="float" office:value="0.08" calcext:value-type="float">
            <text:p>0.08</text:p>
          </table:table-cell>
          <table:table-cell office:value-type="float" office:value="17012" calcext:value-type="float">
            <text:p>17012</text:p>
          </table:table-cell>
          <table:table-cell office:value-type="float" office:value="851293" calcext:value-type="float">
            <text:p>851293</text:p>
          </table:table-cell>
          <table:table-cell office:value-type="float" office:value="7.68" calcext:value-type="float">
            <text:p>7.68</text:p>
          </table:table-cell>
          <table:table-cell office:value-type="float" office:value="7.69" calcext:value-type="float">
            <text:p>7.69</text:p>
          </table:table-cell>
          <table:table-cell office:value-type="float" office:value="14920" calcext:value-type="float">
            <text:p>14920</text:p>
          </table:table-cell>
          <table:table-cell office:value-type="float" office:value="851293" calcext:value-type="float">
            <text:p>851293</text:p>
          </table:table-cell>
          <table:table-cell table:formula="of:=[Sheet1.I216]-[Sheet1.E216]" office:value-type="float" office:value="0" calcext:value-type="float">
            <text:p>0</text:p>
          </table:table-cell>
          <table:table-cell table:formula="of:=[.F216]&lt;[.B216]" office:value-type="boolean" office:boolean-value="false" calcext:value-type="boolean">
            <text:p>FALSE</text:p>
          </table:table-cell>
          <table:table-cell table:formula="of:=[.F216]&lt;2*[.B21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5-c666137.ukp</text:p>
          </table:table-cell>
          <table:table-cell office:value-type="float" office:value="0.0705442" calcext:value-type="float">
            <text:p>0.0705442</text:p>
          </table:table-cell>
          <table:table-cell office:value-type="float" office:value="0.08" calcext:value-type="float">
            <text:p>0.08</text:p>
          </table:table-cell>
          <table:table-cell office:value-type="float" office:value="13908" calcext:value-type="float">
            <text:p>13908</text:p>
          </table:table-cell>
          <table:table-cell office:value-type="float" office:value="666357" calcext:value-type="float">
            <text:p>666357</text:p>
          </table:table-cell>
          <table:table-cell office:value-type="float" office:value="5.11667" calcext:value-type="float">
            <text:p>5.11667</text:p>
          </table:table-cell>
          <table:table-cell office:value-type="float" office:value="5.11" calcext:value-type="float">
            <text:p>5.11</text:p>
          </table:table-cell>
          <table:table-cell office:value-type="float" office:value="12472" calcext:value-type="float">
            <text:p>12472</text:p>
          </table:table-cell>
          <table:table-cell office:value-type="float" office:value="666357" calcext:value-type="float">
            <text:p>666357</text:p>
          </table:table-cell>
          <table:table-cell table:formula="of:=[Sheet1.I217]-[Sheet1.E217]" office:value-type="float" office:value="0" calcext:value-type="float">
            <text:p>0</text:p>
          </table:table-cell>
          <table:table-cell table:formula="of:=[.F217]&lt;[.B217]" office:value-type="boolean" office:boolean-value="false" calcext:value-type="boolean">
            <text:p>FALSE</text:p>
          </table:table-cell>
          <table:table-cell table:formula="of:=[.F217]&lt;2*[.B21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6-c844846.ukp</text:p>
          </table:table-cell>
          <table:table-cell office:value-type="float" office:value="0.0714819" calcext:value-type="float">
            <text:p>0.0714819</text:p>
          </table:table-cell>
          <table:table-cell office:value-type="float" office:value="0.08" calcext:value-type="float">
            <text:p>0.08</text:p>
          </table:table-cell>
          <table:table-cell office:value-type="float" office:value="16912" calcext:value-type="float">
            <text:p>16912</text:p>
          </table:table-cell>
          <table:table-cell office:value-type="float" office:value="845126" calcext:value-type="float">
            <text:p>84512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64" calcext:value-type="float">
            <text:p>5964</text:p>
          </table:table-cell>
          <table:table-cell office:value-type="float" office:value="845126" calcext:value-type="float">
            <text:p>845126</text:p>
          </table:table-cell>
          <table:table-cell table:formula="of:=[Sheet1.I218]-[Sheet1.E218]" office:value-type="float" office:value="0" calcext:value-type="float">
            <text:p>0</text:p>
          </table:table-cell>
          <table:table-cell table:formula="of:=[.F218]&lt;[.B218]" office:value-type="boolean" office:boolean-value="true" calcext:value-type="boolean">
            <text:p>TRUE</text:p>
          </table:table-cell>
          <table:table-cell table:formula="of:=[.F218]&lt;2*[.B21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5000-7-c294507.ukp</text:p>
          </table:table-cell>
          <table:table-cell office:value-type="float" office:value="0.087021" calcext:value-type="float">
            <text:p>0.087021</text:p>
          </table:table-cell>
          <table:table-cell office:value-type="float" office:value="0.1" calcext:value-type="float">
            <text:p>0.1</text:p>
          </table:table-cell>
          <table:table-cell office:value-type="float" office:value="8120" calcext:value-type="float">
            <text:p>8120</text:p>
          </table:table-cell>
          <table:table-cell office:value-type="float" office:value="294602" calcext:value-type="float">
            <text:p>294602</text:p>
          </table:table-cell>
          <table:table-cell office:value-type="float" office:value="4.88" calcext:value-type="float">
            <text:p>4.88</text:p>
          </table:table-cell>
          <table:table-cell office:value-type="float" office:value="4.87" calcext:value-type="float">
            <text:p>4.87</text:p>
          </table:table-cell>
          <table:table-cell office:value-type="float" office:value="12492" calcext:value-type="float">
            <text:p>12492</text:p>
          </table:table-cell>
          <table:table-cell office:value-type="float" office:value="294602" calcext:value-type="float">
            <text:p>294602</text:p>
          </table:table-cell>
          <table:table-cell table:formula="of:=[Sheet1.I219]-[Sheet1.E219]" office:value-type="float" office:value="0" calcext:value-type="float">
            <text:p>0</text:p>
          </table:table-cell>
          <table:table-cell table:formula="of:=[.F219]&lt;[.B219]" office:value-type="boolean" office:boolean-value="false" calcext:value-type="boolean">
            <text:p>FALSE</text:p>
          </table:table-cell>
          <table:table-cell table:formula="of:=[.F219]&lt;2*[.B21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8-c442544.ukp</text:p>
          </table:table-cell>
          <table:table-cell office:value-type="float" office:value="0.0689156" calcext:value-type="float">
            <text:p>0.0689156</text:p>
          </table:table-cell>
          <table:table-cell office:value-type="float" office:value="0.08" calcext:value-type="float">
            <text:p>0.08</text:p>
          </table:table-cell>
          <table:table-cell office:value-type="float" office:value="10532" calcext:value-type="float">
            <text:p>10532</text:p>
          </table:table-cell>
          <table:table-cell office:value-type="float" office:value="442689" calcext:value-type="float">
            <text:p>442689</text:p>
          </table:table-cell>
          <table:table-cell office:value-type="float" office:value="4.56333" calcext:value-type="float">
            <text:p>4.56333</text:p>
          </table:table-cell>
          <table:table-cell office:value-type="float" office:value="4.56" calcext:value-type="float">
            <text:p>4.56</text:p>
          </table:table-cell>
          <table:table-cell office:value-type="float" office:value="12392" calcext:value-type="float">
            <text:p>12392</text:p>
          </table:table-cell>
          <table:table-cell office:value-type="float" office:value="442689" calcext:value-type="float">
            <text:p>442689</text:p>
          </table:table-cell>
          <table:table-cell table:formula="of:=[Sheet1.I220]-[Sheet1.E220]" office:value-type="float" office:value="0" calcext:value-type="float">
            <text:p>0</text:p>
          </table:table-cell>
          <table:table-cell table:formula="of:=[.F220]&lt;[.B220]" office:value-type="boolean" office:boolean-value="false" calcext:value-type="boolean">
            <text:p>FALSE</text:p>
          </table:table-cell>
          <table:table-cell table:formula="of:=[.F220]&lt;2*[.B22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9-c535205.ukp</text:p>
          </table:table-cell>
          <table:table-cell office:value-type="float" office:value="0.0686536" calcext:value-type="float">
            <text:p>0.0686536</text:p>
          </table:table-cell>
          <table:table-cell office:value-type="float" office:value="0.08" calcext:value-type="float">
            <text:p>0.08</text:p>
          </table:table-cell>
          <table:table-cell office:value-type="float" office:value="12104" calcext:value-type="float">
            <text:p>12104</text:p>
          </table:table-cell>
          <table:table-cell office:value-type="float" office:value="535380" calcext:value-type="float">
            <text:p>535380</text:p>
          </table:table-cell>
          <table:table-cell office:value-type="float" office:value="6.67666" calcext:value-type="float">
            <text:p>6.67666</text:p>
          </table:table-cell>
          <table:table-cell office:value-type="float" office:value="6.67" calcext:value-type="float">
            <text:p>6.67</text:p>
          </table:table-cell>
          <table:table-cell office:value-type="float" office:value="14896" calcext:value-type="float">
            <text:p>14896</text:p>
          </table:table-cell>
          <table:table-cell office:value-type="float" office:value="535380" calcext:value-type="float">
            <text:p>535380</text:p>
          </table:table-cell>
          <table:table-cell table:formula="of:=[Sheet1.I221]-[Sheet1.E221]" office:value-type="float" office:value="0" calcext:value-type="float">
            <text:p>0</text:p>
          </table:table-cell>
          <table:table-cell table:formula="of:=[.F221]&lt;[.B221]" office:value-type="boolean" office:boolean-value="false" calcext:value-type="boolean">
            <text:p>FALSE</text:p>
          </table:table-cell>
          <table:table-cell table:formula="of:=[.F221]&lt;2*[.B22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0-c415081.ukp</text:p>
          </table:table-cell>
          <table:table-cell office:value-type="float" office:value="0.139833" calcext:value-type="float">
            <text:p>0.139833</text:p>
          </table:table-cell>
          <table:table-cell office:value-type="float" office:value="0.15" calcext:value-type="float">
            <text:p>0.15</text:p>
          </table:table-cell>
          <table:table-cell office:value-type="float" office:value="10012" calcext:value-type="float">
            <text:p>10012</text:p>
          </table:table-cell>
          <table:table-cell office:value-type="float" office:value="415121" calcext:value-type="float">
            <text:p>415121</text:p>
          </table:table-cell>
          <table:table-cell table:number-columns-repeated="2" office:value-type="float" office:value="10.84" calcext:value-type="float">
            <text:p>10.84</text:p>
          </table:table-cell>
          <table:table-cell office:value-type="float" office:value="16384" calcext:value-type="float">
            <text:p>16384</text:p>
          </table:table-cell>
          <table:table-cell office:value-type="float" office:value="415121" calcext:value-type="float">
            <text:p>415121</text:p>
          </table:table-cell>
          <table:table-cell table:formula="of:=[Sheet1.I222]-[Sheet1.E222]" office:value-type="float" office:value="0" calcext:value-type="float">
            <text:p>0</text:p>
          </table:table-cell>
          <table:table-cell table:formula="of:=[.F222]&lt;[.B222]" office:value-type="boolean" office:boolean-value="false" calcext:value-type="boolean">
            <text:p>FALSE</text:p>
          </table:table-cell>
          <table:table-cell table:formula="of:=[.F222]&lt;2*[.B22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-c372017.ukp</text:p>
          </table:table-cell>
          <table:table-cell office:value-type="float" office:value="0.116302" calcext:value-type="float">
            <text:p>0.116302</text:p>
          </table:table-cell>
          <table:table-cell office:value-type="float" office:value="0.13" calcext:value-type="float">
            <text:p>0.13</text:p>
          </table:table-cell>
          <table:table-cell office:value-type="float" office:value="9492" calcext:value-type="float">
            <text:p>9492</text:p>
          </table:table-cell>
          <table:table-cell office:value-type="float" office:value="372052" calcext:value-type="float">
            <text:p>372052</text:p>
          </table:table-cell>
          <table:table-cell table:number-columns-repeated="2" office:value-type="float" office:value="10.97" calcext:value-type="float">
            <text:p>10.97</text:p>
          </table:table-cell>
          <table:table-cell office:value-type="float" office:value="16352" calcext:value-type="float">
            <text:p>16352</text:p>
          </table:table-cell>
          <table:table-cell office:value-type="float" office:value="372052" calcext:value-type="float">
            <text:p>372052</text:p>
          </table:table-cell>
          <table:table-cell table:formula="of:=[Sheet1.I223]-[Sheet1.E223]" office:value-type="float" office:value="0" calcext:value-type="float">
            <text:p>0</text:p>
          </table:table-cell>
          <table:table-cell table:formula="of:=[.F223]&lt;[.B223]" office:value-type="boolean" office:boolean-value="false" calcext:value-type="boolean">
            <text:p>FALSE</text:p>
          </table:table-cell>
          <table:table-cell table:formula="of:=[.F223]&lt;2*[.B22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0-c635572.ukp</text:p>
          </table:table-cell>
          <table:table-cell office:value-type="float" office:value="0.223495" calcext:value-type="float">
            <text:p>0.223495</text:p>
          </table:table-cell>
          <table:table-cell office:value-type="float" office:value="0.23" calcext:value-type="float">
            <text:p>0.23</text:p>
          </table:table-cell>
          <table:table-cell office:value-type="float" office:value="13672" calcext:value-type="float">
            <text:p>13672</text:p>
          </table:table-cell>
          <table:table-cell office:value-type="float" office:value="635632" calcext:value-type="float">
            <text:p>635632</text:p>
          </table:table-cell>
          <table:table-cell office:value-type="float" office:value="23.59" calcext:value-type="float">
            <text:p>23.59</text:p>
          </table:table-cell>
          <table:table-cell office:value-type="float" office:value="23.58" calcext:value-type="float">
            <text:p>23.58</text:p>
          </table:table-cell>
          <table:table-cell office:value-type="float" office:value="23896" calcext:value-type="float">
            <text:p>23896</text:p>
          </table:table-cell>
          <table:table-cell office:value-type="float" office:value="635632" calcext:value-type="float">
            <text:p>635632</text:p>
          </table:table-cell>
          <table:table-cell table:formula="of:=[Sheet1.I224]-[Sheet1.E224]" office:value-type="float" office:value="0" calcext:value-type="float">
            <text:p>0</text:p>
          </table:table-cell>
          <table:table-cell table:formula="of:=[.F224]&lt;[.B224]" office:value-type="boolean" office:boolean-value="false" calcext:value-type="boolean">
            <text:p>FALSE</text:p>
          </table:table-cell>
          <table:table-cell table:formula="of:=[.F224]&lt;2*[.B22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1-c690602.ukp</text:p>
          </table:table-cell>
          <table:table-cell office:value-type="float" office:value="0.223636" calcext:value-type="float">
            <text:p>0.223636</text:p>
          </table:table-cell>
          <table:table-cell office:value-type="float" office:value="0.23" calcext:value-type="float">
            <text:p>0.23</text:p>
          </table:table-cell>
          <table:table-cell office:value-type="float" office:value="14500" calcext:value-type="float">
            <text:p>14500</text:p>
          </table:table-cell>
          <table:table-cell office:value-type="float" office:value="690667" calcext:value-type="float">
            <text:p>690667</text:p>
          </table:table-cell>
          <table:table-cell office:value-type="float" office:value="23.86" calcext:value-type="float">
            <text:p>23.86</text:p>
          </table:table-cell>
          <table:table-cell office:value-type="float" office:value="23.85" calcext:value-type="float">
            <text:p>23.85</text:p>
          </table:table-cell>
          <table:table-cell office:value-type="float" office:value="23896" calcext:value-type="float">
            <text:p>23896</text:p>
          </table:table-cell>
          <table:table-cell office:value-type="float" office:value="690667" calcext:value-type="float">
            <text:p>690667</text:p>
          </table:table-cell>
          <table:table-cell table:formula="of:=[Sheet1.I225]-[Sheet1.E225]" office:value-type="float" office:value="0" calcext:value-type="float">
            <text:p>0</text:p>
          </table:table-cell>
          <table:table-cell table:formula="of:=[.F225]&lt;[.B225]" office:value-type="boolean" office:boolean-value="false" calcext:value-type="boolean">
            <text:p>FALSE</text:p>
          </table:table-cell>
          <table:table-cell table:formula="of:=[.F225]&lt;2*[.B22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2-c743860.ukp</text:p>
          </table:table-cell>
          <table:table-cell office:value-type="float" office:value="0.224128" calcext:value-type="float">
            <text:p>0.224128</text:p>
          </table:table-cell>
          <table:table-cell office:value-type="float" office:value="0.23" calcext:value-type="float">
            <text:p>0.23</text:p>
          </table:table-cell>
          <table:table-cell office:value-type="float" office:value="15144" calcext:value-type="float">
            <text:p>15144</text:p>
          </table:table-cell>
          <table:table-cell office:value-type="float" office:value="743930" calcext:value-type="float">
            <text:p>743930</text:p>
          </table:table-cell>
          <table:table-cell office:value-type="float" office:value="30.87" calcext:value-type="float">
            <text:p>30.87</text:p>
          </table:table-cell>
          <table:table-cell office:value-type="float" office:value="30.85" calcext:value-type="float">
            <text:p>30.85</text:p>
          </table:table-cell>
          <table:table-cell office:value-type="float" office:value="29872" calcext:value-type="float">
            <text:p>29872</text:p>
          </table:table-cell>
          <table:table-cell office:value-type="float" office:value="743930" calcext:value-type="float">
            <text:p>743930</text:p>
          </table:table-cell>
          <table:table-cell table:formula="of:=[Sheet1.I226]-[Sheet1.E226]" office:value-type="float" office:value="0" calcext:value-type="float">
            <text:p>0</text:p>
          </table:table-cell>
          <table:table-cell table:formula="of:=[.F226]&lt;[.B226]" office:value-type="boolean" office:boolean-value="false" calcext:value-type="boolean">
            <text:p>FALSE</text:p>
          </table:table-cell>
          <table:table-cell table:formula="of:=[.F226]&lt;2*[.B22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3-c820623.ukp</text:p>
          </table:table-cell>
          <table:table-cell office:value-type="float" office:value="0.225361" calcext:value-type="float">
            <text:p>0.225361</text:p>
          </table:table-cell>
          <table:table-cell office:value-type="float" office:value="0.23" calcext:value-type="float">
            <text:p>0.23</text:p>
          </table:table-cell>
          <table:table-cell office:value-type="float" office:value="16512" calcext:value-type="float">
            <text:p>16512</text:p>
          </table:table-cell>
          <table:table-cell office:value-type="float" office:value="820703" calcext:value-type="float">
            <text:p>820703</text:p>
          </table:table-cell>
          <table:table-cell office:value-type="float" office:value="13.75333" calcext:value-type="float">
            <text:p>13.75333</text:p>
          </table:table-cell>
          <table:table-cell office:value-type="float" office:value="13.74" calcext:value-type="float">
            <text:p>13.74</text:p>
          </table:table-cell>
          <table:table-cell office:value-type="float" office:value="19824" calcext:value-type="float">
            <text:p>19824</text:p>
          </table:table-cell>
          <table:table-cell office:value-type="float" office:value="820703" calcext:value-type="float">
            <text:p>820703</text:p>
          </table:table-cell>
          <table:table-cell table:formula="of:=[Sheet1.I227]-[Sheet1.E227]" office:value-type="float" office:value="0" calcext:value-type="float">
            <text:p>0</text:p>
          </table:table-cell>
          <table:table-cell table:formula="of:=[.F227]&lt;[.B227]" office:value-type="boolean" office:boolean-value="false" calcext:value-type="boolean">
            <text:p>FALSE</text:p>
          </table:table-cell>
          <table:table-cell table:formula="of:=[.F227]&lt;2*[.B22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4-c758481.ukp</text:p>
          </table:table-cell>
          <table:table-cell office:value-type="float" office:value="0.238361" calcext:value-type="float">
            <text:p>0.238361</text:p>
          </table:table-cell>
          <table:table-cell office:value-type="float" office:value="0.25" calcext:value-type="float">
            <text:p>0.25</text:p>
          </table:table-cell>
          <table:table-cell office:value-type="float" office:value="15380" calcext:value-type="float">
            <text:p>15380</text:p>
          </table:table-cell>
          <table:table-cell office:value-type="float" office:value="758556" calcext:value-type="float">
            <text:p>758556</text:p>
          </table:table-cell>
          <table:table-cell office:value-type="float" office:value="5.69667" calcext:value-type="float">
            <text:p>5.69667</text:p>
          </table:table-cell>
          <table:table-cell office:value-type="float" office:value="5.69" calcext:value-type="float">
            <text:p>5.69</text:p>
          </table:table-cell>
          <table:table-cell office:value-type="float" office:value="12548" calcext:value-type="float">
            <text:p>12548</text:p>
          </table:table-cell>
          <table:table-cell office:value-type="float" office:value="758556" calcext:value-type="float">
            <text:p>758556</text:p>
          </table:table-cell>
          <table:table-cell table:formula="of:=[Sheet1.I228]-[Sheet1.E228]" office:value-type="float" office:value="0" calcext:value-type="float">
            <text:p>0</text:p>
          </table:table-cell>
          <table:table-cell table:formula="of:=[.F228]&lt;[.B228]" office:value-type="boolean" office:boolean-value="false" calcext:value-type="boolean">
            <text:p>FALSE</text:p>
          </table:table-cell>
          <table:table-cell table:formula="of:=[.F228]&lt;2*[.B22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5-c266982.ukp</text:p>
          </table:table-cell>
          <table:table-cell office:value-type="float" office:value="0.0759205" calcext:value-type="float">
            <text:p>0.0759205</text:p>
          </table:table-cell>
          <table:table-cell office:value-type="float" office:value="0.09" calcext:value-type="float">
            <text:p>0.09</text:p>
          </table:table-cell>
          <table:table-cell office:value-type="float" office:value="7908" calcext:value-type="float">
            <text:p>7908</text:p>
          </table:table-cell>
          <table:table-cell office:value-type="float" office:value="267007" calcext:value-type="float">
            <text:p>267007</text:p>
          </table:table-cell>
          <table:table-cell office:value-type="float" office:value="8.74667" calcext:value-type="float">
            <text:p>8.74667</text:p>
          </table:table-cell>
          <table:table-cell office:value-type="float" office:value="8.75" calcext:value-type="float">
            <text:p>8.75</text:p>
          </table:table-cell>
          <table:table-cell office:value-type="float" office:value="14944" calcext:value-type="float">
            <text:p>14944</text:p>
          </table:table-cell>
          <table:table-cell office:value-type="float" office:value="267007" calcext:value-type="float">
            <text:p>267007</text:p>
          </table:table-cell>
          <table:table-cell table:formula="of:=[Sheet1.I229]-[Sheet1.E229]" office:value-type="float" office:value="0" calcext:value-type="float">
            <text:p>0</text:p>
          </table:table-cell>
          <table:table-cell table:formula="of:=[.F229]&lt;[.B229]" office:value-type="boolean" office:boolean-value="false" calcext:value-type="boolean">
            <text:p>FALSE</text:p>
          </table:table-cell>
          <table:table-cell table:formula="of:=[.F229]&lt;2*[.B22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6-c522915.ukp</text:p>
          </table:table-cell>
          <table:table-cell office:value-type="float" office:value="0.190992" calcext:value-type="float">
            <text:p>0.190992</text:p>
          </table:table-cell>
          <table:table-cell office:value-type="float" office:value="0.2" calcext:value-type="float">
            <text:p>0.2</text:p>
          </table:table-cell>
          <table:table-cell office:value-type="float" office:value="11680" calcext:value-type="float">
            <text:p>11680</text:p>
          </table:table-cell>
          <table:table-cell office:value-type="float" office:value="522965" calcext:value-type="float">
            <text:p>522965</text:p>
          </table:table-cell>
          <table:table-cell office:value-type="float" office:value="19.11333" calcext:value-type="float">
            <text:p>19.11333</text:p>
          </table:table-cell>
          <table:table-cell office:value-type="float" office:value="19.11" calcext:value-type="float">
            <text:p>19.11</text:p>
          </table:table-cell>
          <table:table-cell office:value-type="float" office:value="19524" calcext:value-type="float">
            <text:p>19524</text:p>
          </table:table-cell>
          <table:table-cell office:value-type="float" office:value="522965" calcext:value-type="float">
            <text:p>522965</text:p>
          </table:table-cell>
          <table:table-cell table:formula="of:=[Sheet1.I230]-[Sheet1.E230]" office:value-type="float" office:value="0" calcext:value-type="float">
            <text:p>0</text:p>
          </table:table-cell>
          <table:table-cell table:formula="of:=[.F230]&lt;[.B230]" office:value-type="boolean" office:boolean-value="false" calcext:value-type="boolean">
            <text:p>FALSE</text:p>
          </table:table-cell>
          <table:table-cell table:formula="of:=[.F230]&lt;2*[.B23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7-c768256.ukp</text:p>
          </table:table-cell>
          <table:table-cell office:value-type="float" office:value="0.23879" calcext:value-type="float">
            <text:p>0.23879</text:p>
          </table:table-cell>
          <table:table-cell office:value-type="float" office:value="0.25" calcext:value-type="float">
            <text:p>0.25</text:p>
          </table:table-cell>
          <table:table-cell office:value-type="float" office:value="15724" calcext:value-type="float">
            <text:p>15724</text:p>
          </table:table-cell>
          <table:table-cell office:value-type="float" office:value="768331" calcext:value-type="float">
            <text:p>768331</text:p>
          </table:table-cell>
          <table:table-cell office:value-type="float" office:value="13.05667" calcext:value-type="float">
            <text:p>13.05667</text:p>
          </table:table-cell>
          <table:table-cell office:value-type="float" office:value="13.05" calcext:value-type="float">
            <text:p>13.05</text:p>
          </table:table-cell>
          <table:table-cell office:value-type="float" office:value="16420" calcext:value-type="float">
            <text:p>16420</text:p>
          </table:table-cell>
          <table:table-cell office:value-type="float" office:value="768331" calcext:value-type="float">
            <text:p>768331</text:p>
          </table:table-cell>
          <table:table-cell table:formula="of:=[Sheet1.I231]-[Sheet1.E231]" office:value-type="float" office:value="0" calcext:value-type="float">
            <text:p>0</text:p>
          </table:table-cell>
          <table:table-cell table:formula="of:=[.F231]&lt;[.B231]" office:value-type="boolean" office:boolean-value="false" calcext:value-type="boolean">
            <text:p>FALSE</text:p>
          </table:table-cell>
          <table:table-cell table:formula="of:=[.F231]&lt;2*[.B23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8-c892843.ukp</text:p>
          </table:table-cell>
          <table:table-cell office:value-type="float" office:value="0.238172" calcext:value-type="float">
            <text:p>0.238172</text:p>
          </table:table-cell>
          <table:table-cell office:value-type="float" office:value="0.25" calcext:value-type="float">
            <text:p>0.25</text:p>
          </table:table-cell>
          <table:table-cell office:value-type="float" office:value="17588" calcext:value-type="float">
            <text:p>17588</text:p>
          </table:table-cell>
          <table:table-cell office:value-type="float" office:value="892928" calcext:value-type="float">
            <text:p>892928</text:p>
          </table:table-cell>
          <table:table-cell office:value-type="float" office:value="50.57999" calcext:value-type="float">
            <text:p>50.57999</text:p>
          </table:table-cell>
          <table:table-cell office:value-type="float" office:value="50.55" calcext:value-type="float">
            <text:p>50.55</text:p>
          </table:table-cell>
          <table:table-cell office:value-type="float" office:value="30620" calcext:value-type="float">
            <text:p>30620</text:p>
          </table:table-cell>
          <table:table-cell office:value-type="float" office:value="892928" calcext:value-type="float">
            <text:p>892928</text:p>
          </table:table-cell>
          <table:table-cell table:formula="of:=[Sheet1.I232]-[Sheet1.E232]" office:value-type="float" office:value="0" calcext:value-type="float">
            <text:p>0</text:p>
          </table:table-cell>
          <table:table-cell table:formula="of:=[.F232]&lt;[.B232]" office:value-type="boolean" office:boolean-value="false" calcext:value-type="boolean">
            <text:p>FALSE</text:p>
          </table:table-cell>
          <table:table-cell table:formula="of:=[.F232]&lt;2*[.B23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9-c824446.ukp</text:p>
          </table:table-cell>
          <table:table-cell office:value-type="float" office:value="0.238171" calcext:value-type="float">
            <text:p>0.238171</text:p>
          </table:table-cell>
          <table:table-cell office:value-type="float" office:value="0.25" calcext:value-type="float">
            <text:p>0.25</text:p>
          </table:table-cell>
          <table:table-cell office:value-type="float" office:value="16496" calcext:value-type="float">
            <text:p>16496</text:p>
          </table:table-cell>
          <table:table-cell office:value-type="float" office:value="824526" calcext:value-type="float">
            <text:p>824526</text:p>
          </table:table-cell>
          <table:table-cell office:value-type="float" office:value="17.63333" calcext:value-type="float">
            <text:p>17.63333</text:p>
          </table:table-cell>
          <table:table-cell office:value-type="float" office:value="17.63" calcext:value-type="float">
            <text:p>17.63</text:p>
          </table:table-cell>
          <table:table-cell office:value-type="float" office:value="19808" calcext:value-type="float">
            <text:p>19808</text:p>
          </table:table-cell>
          <table:table-cell office:value-type="float" office:value="824526" calcext:value-type="float">
            <text:p>824526</text:p>
          </table:table-cell>
          <table:table-cell table:formula="of:=[Sheet1.I233]-[Sheet1.E233]" office:value-type="float" office:value="0" calcext:value-type="float">
            <text:p>0</text:p>
          </table:table-cell>
          <table:table-cell table:formula="of:=[.F233]&lt;[.B233]" office:value-type="boolean" office:boolean-value="false" calcext:value-type="boolean">
            <text:p>FALSE</text:p>
          </table:table-cell>
          <table:table-cell table:formula="of:=[.F233]&lt;2*[.B23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2-c507493.ukp</text:p>
          </table:table-cell>
          <table:table-cell office:value-type="float" office:value="0.189902" calcext:value-type="float">
            <text:p>0.189902</text:p>
          </table:table-cell>
          <table:table-cell office:value-type="float" office:value="0.2" calcext:value-type="float">
            <text:p>0.2</text:p>
          </table:table-cell>
          <table:table-cell office:value-type="float" office:value="11620" calcext:value-type="float">
            <text:p>11620</text:p>
          </table:table-cell>
          <table:table-cell office:value-type="float" office:value="507543" calcext:value-type="float">
            <text:p>507543</text:p>
          </table:table-cell>
          <table:table-cell office:value-type="float" office:value="5.09667" calcext:value-type="float">
            <text:p>5.09667</text:p>
          </table:table-cell>
          <table:table-cell office:value-type="float" office:value="5.1" calcext:value-type="float">
            <text:p>5.1</text:p>
          </table:table-cell>
          <table:table-cell office:value-type="float" office:value="12400" calcext:value-type="float">
            <text:p>12400</text:p>
          </table:table-cell>
          <table:table-cell office:value-type="float" office:value="507543" calcext:value-type="float">
            <text:p>507543</text:p>
          </table:table-cell>
          <table:table-cell table:formula="of:=[Sheet1.I234]-[Sheet1.E234]" office:value-type="float" office:value="0" calcext:value-type="float">
            <text:p>0</text:p>
          </table:table-cell>
          <table:table-cell table:formula="of:=[.F234]&lt;[.B234]" office:value-type="boolean" office:boolean-value="false" calcext:value-type="boolean">
            <text:p>FALSE</text:p>
          </table:table-cell>
          <table:table-cell table:formula="of:=[.F234]&lt;2*[.B23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3-c293625.ukp</text:p>
          </table:table-cell>
          <table:table-cell office:value-type="float" office:value="0.0926987" calcext:value-type="float">
            <text:p>0.0926987</text:p>
          </table:table-cell>
          <table:table-cell office:value-type="float" office:value="0.1" calcext:value-type="float">
            <text:p>0.1</text:p>
          </table:table-cell>
          <table:table-cell office:value-type="float" office:value="8304" calcext:value-type="float">
            <text:p>8304</text:p>
          </table:table-cell>
          <table:table-cell office:value-type="float" office:value="275020" calcext:value-type="float">
            <text:p>275020</text:p>
          </table:table-cell>
          <table:table-cell office:value-type="float" office:value="8.11333" calcext:value-type="float">
            <text:p>8.11333</text:p>
          </table:table-cell>
          <table:table-cell office:value-type="float" office:value="8.11" calcext:value-type="float">
            <text:p>8.11</text:p>
          </table:table-cell>
          <table:table-cell office:value-type="float" office:value="14924" calcext:value-type="float">
            <text:p>14924</text:p>
          </table:table-cell>
          <table:table-cell office:value-type="float" office:value="275020" calcext:value-type="float">
            <text:p>275020</text:p>
          </table:table-cell>
          <table:table-cell table:formula="of:=[Sheet1.I235]-[Sheet1.E235]" office:value-type="float" office:value="0" calcext:value-type="float">
            <text:p>0</text:p>
          </table:table-cell>
          <table:table-cell table:formula="of:=[.F235]&lt;[.B235]" office:value-type="boolean" office:boolean-value="false" calcext:value-type="boolean">
            <text:p>FALSE</text:p>
          </table:table-cell>
          <table:table-cell table:formula="of:=[.F235]&lt;2*[.B23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4-c761854.ukp</text:p>
          </table:table-cell>
          <table:table-cell office:value-type="float" office:value="0.239208" calcext:value-type="float">
            <text:p>0.239208</text:p>
          </table:table-cell>
          <table:table-cell office:value-type="float" office:value="0.25" calcext:value-type="float">
            <text:p>0.25</text:p>
          </table:table-cell>
          <table:table-cell office:value-type="float" office:value="15572" calcext:value-type="float">
            <text:p>15572</text:p>
          </table:table-cell>
          <table:table-cell office:value-type="float" office:value="761929" calcext:value-type="float">
            <text:p>761929</text:p>
          </table:table-cell>
          <table:table-cell table:number-columns-repeated="2" office:value-type="float" office:value="8.07" calcext:value-type="float">
            <text:p>8.07</text:p>
          </table:table-cell>
          <table:table-cell office:value-type="float" office:value="14940" calcext:value-type="float">
            <text:p>14940</text:p>
          </table:table-cell>
          <table:table-cell office:value-type="float" office:value="761929" calcext:value-type="float">
            <text:p>761929</text:p>
          </table:table-cell>
          <table:table-cell table:formula="of:=[Sheet1.I236]-[Sheet1.E236]" office:value-type="float" office:value="0" calcext:value-type="float">
            <text:p>0</text:p>
          </table:table-cell>
          <table:table-cell table:formula="of:=[.F236]&lt;[.B236]" office:value-type="boolean" office:boolean-value="false" calcext:value-type="boolean">
            <text:p>FALSE</text:p>
          </table:table-cell>
          <table:table-cell table:formula="of:=[.F236]&lt;2*[.B23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5-c786357.ukp</text:p>
          </table:table-cell>
          <table:table-cell office:value-type="float" office:value="0.238918" calcext:value-type="float">
            <text:p>0.238918</text:p>
          </table:table-cell>
          <table:table-cell office:value-type="float" office:value="0.25" calcext:value-type="float">
            <text:p>0.25</text:p>
          </table:table-cell>
          <table:table-cell office:value-type="float" office:value="15788" calcext:value-type="float">
            <text:p>15788</text:p>
          </table:table-cell>
          <table:table-cell office:value-type="float" office:value="786432" calcext:value-type="float">
            <text:p>786432</text:p>
          </table:table-cell>
          <table:table-cell office:value-type="float" office:value="38.93333" calcext:value-type="float">
            <text:p>38.93333</text:p>
          </table:table-cell>
          <table:table-cell office:value-type="float" office:value="38.92" calcext:value-type="float">
            <text:p>38.92</text:p>
          </table:table-cell>
          <table:table-cell office:value-type="float" office:value="29924" calcext:value-type="float">
            <text:p>29924</text:p>
          </table:table-cell>
          <table:table-cell office:value-type="float" office:value="786432" calcext:value-type="float">
            <text:p>786432</text:p>
          </table:table-cell>
          <table:table-cell table:formula="of:=[Sheet1.I237]-[Sheet1.E237]" office:value-type="float" office:value="0" calcext:value-type="float">
            <text:p>0</text:p>
          </table:table-cell>
          <table:table-cell table:formula="of:=[.F237]&lt;[.B237]" office:value-type="boolean" office:boolean-value="false" calcext:value-type="boolean">
            <text:p>FALSE</text:p>
          </table:table-cell>
          <table:table-cell table:formula="of:=[.F237]&lt;2*[.B23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6-c825836.ukp</text:p>
          </table:table-cell>
          <table:table-cell office:value-type="float" office:value="0.240889" calcext:value-type="float">
            <text:p>0.240889</text:p>
          </table:table-cell>
          <table:table-cell office:value-type="float" office:value="0.25" calcext:value-type="float">
            <text:p>0.25</text:p>
          </table:table-cell>
          <table:table-cell office:value-type="float" office:value="16556" calcext:value-type="float">
            <text:p>16556</text:p>
          </table:table-cell>
          <table:table-cell office:value-type="float" office:value="825916" calcext:value-type="float">
            <text:p>825916</text:p>
          </table:table-cell>
          <table:table-cell table:number-columns-repeated="2" office:value-type="float" office:value="22.56" calcext:value-type="float">
            <text:p>22.56</text:p>
          </table:table-cell>
          <table:table-cell office:value-type="float" office:value="22520" calcext:value-type="float">
            <text:p>22520</text:p>
          </table:table-cell>
          <table:table-cell office:value-type="float" office:value="825916" calcext:value-type="float">
            <text:p>825916</text:p>
          </table:table-cell>
          <table:table-cell table:formula="of:=[Sheet1.I238]-[Sheet1.E238]" office:value-type="float" office:value="0" calcext:value-type="float">
            <text:p>0</text:p>
          </table:table-cell>
          <table:table-cell table:formula="of:=[.F238]&lt;[.B238]" office:value-type="boolean" office:boolean-value="false" calcext:value-type="boolean">
            <text:p>FALSE</text:p>
          </table:table-cell>
          <table:table-cell table:formula="of:=[.F238]&lt;2*[.B23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7-c937137.ukp</text:p>
          </table:table-cell>
          <table:table-cell office:value-type="float" office:value="0.225338" calcext:value-type="float">
            <text:p>0.225338</text:p>
          </table:table-cell>
          <table:table-cell office:value-type="float" office:value="0.23" calcext:value-type="float">
            <text:p>0.23</text:p>
          </table:table-cell>
          <table:table-cell office:value-type="float" office:value="18256" calcext:value-type="float">
            <text:p>18256</text:p>
          </table:table-cell>
          <table:table-cell office:value-type="float" office:value="937227" calcext:value-type="float">
            <text:p>937227</text:p>
          </table:table-cell>
          <table:table-cell table:number-columns-repeated="2" office:value-type="float" office:value="31.45" calcext:value-type="float">
            <text:p>31.45</text:p>
          </table:table-cell>
          <table:table-cell office:value-type="float" office:value="29880" calcext:value-type="float">
            <text:p>29880</text:p>
          </table:table-cell>
          <table:table-cell office:value-type="float" office:value="937227" calcext:value-type="float">
            <text:p>937227</text:p>
          </table:table-cell>
          <table:table-cell table:formula="of:=[Sheet1.I239]-[Sheet1.E239]" office:value-type="float" office:value="0" calcext:value-type="float">
            <text:p>0</text:p>
          </table:table-cell>
          <table:table-cell table:formula="of:=[.F239]&lt;[.B239]" office:value-type="boolean" office:boolean-value="false" calcext:value-type="boolean">
            <text:p>FALSE</text:p>
          </table:table-cell>
          <table:table-cell table:formula="of:=[.F239]&lt;2*[.B23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8-c304388.ukp</text:p>
          </table:table-cell>
          <table:table-cell office:value-type="float" office:value="0.0902657" calcext:value-type="float">
            <text:p>0.0902657</text:p>
          </table:table-cell>
          <table:table-cell office:value-type="float" office:value="0.1" calcext:value-type="float">
            <text:p>0.1</text:p>
          </table:table-cell>
          <table:table-cell office:value-type="float" office:value="8424" calcext:value-type="float">
            <text:p>8424</text:p>
          </table:table-cell>
          <table:table-cell office:value-type="float" office:value="304418" calcext:value-type="float">
            <text:p>30441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604" calcext:value-type="float">
            <text:p>7604</text:p>
          </table:table-cell>
          <table:table-cell office:value-type="float" office:value="304418" calcext:value-type="float">
            <text:p>304418</text:p>
          </table:table-cell>
          <table:table-cell table:formula="of:=[Sheet1.I240]-[Sheet1.E240]" office:value-type="float" office:value="0" calcext:value-type="float">
            <text:p>0</text:p>
          </table:table-cell>
          <table:table-cell table:formula="of:=[.F240]&lt;[.B240]" office:value-type="boolean" office:boolean-value="true" calcext:value-type="boolean">
            <text:p>TRUE</text:p>
          </table:table-cell>
          <table:table-cell table:formula="of:=[.F240]&lt;2*[.B2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50000-9-c638190.ukp</text:p>
          </table:table-cell>
          <table:table-cell office:value-type="float" office:value="0.224298" calcext:value-type="float">
            <text:p>0.224298</text:p>
          </table:table-cell>
          <table:table-cell office:value-type="float" office:value="0.23" calcext:value-type="float">
            <text:p>0.23</text:p>
          </table:table-cell>
          <table:table-cell office:value-type="float" office:value="13476" calcext:value-type="float">
            <text:p>13476</text:p>
          </table:table-cell>
          <table:table-cell office:value-type="float" office:value="638250" calcext:value-type="float">
            <text:p>638250</text:p>
          </table:table-cell>
          <table:table-cell office:value-type="float" office:value="24.07333" calcext:value-type="float">
            <text:p>24.07333</text:p>
          </table:table-cell>
          <table:table-cell office:value-type="float" office:value="24.06" calcext:value-type="float">
            <text:p>24.06</text:p>
          </table:table-cell>
          <table:table-cell office:value-type="float" office:value="23896" calcext:value-type="float">
            <text:p>23896</text:p>
          </table:table-cell>
          <table:table-cell office:value-type="float" office:value="638250" calcext:value-type="float">
            <text:p>638250</text:p>
          </table:table-cell>
          <table:table-cell table:formula="of:=[Sheet1.I241]-[Sheet1.E241]" office:value-type="float" office:value="0" calcext:value-type="float">
            <text:p>0</text:p>
          </table:table-cell>
          <table:table-cell table:formula="of:=[.F241]&lt;[.B241]" office:value-type="boolean" office:boolean-value="false" calcext:value-type="boolean">
            <text:p>FALSE</text:p>
          </table:table-cell>
          <table:table-cell table:formula="of:=[.F241]&lt;2*[.B241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0"/>
          <table:table-cell table:style-name="Default" table:formula="of:=SUM([.K2:.K241])" office:value-type="float" office:value="60" calcext:value-type="float">
            <text:p>60</text:p>
          </table:table-cell>
          <table:table-cell table:style-name="Default" table:formula="of:=SUM([.L2:.L241])" office:value-type="float" office:value="60" calcext:value-type="float">
            <text:p>60</text:p>
          </table:table-cell>
        </table:table-row>
        <table:table-row table:style-name="ro1">
          <table:table-cell table:number-columns-repeated="10"/>
          <table:table-cell table:style-name="Default" table:formula="of:=[.K242]/240" office:value-type="float" office:value="0.25" calcext:value-type="float">
            <text:p>0.25</text:p>
          </table:table-cell>
          <table:table-cell table:style-name="Default"/>
        </table:table-row>
      </table:table>
      <table:table table:name="Sheet13" table:style-name="ta1"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-5n10000wmin10000-0-c6597874.ukp</text:p>
          </table:table-cell>
          <table:table-cell office:value-type="float" office:value="0.198956" calcext:value-type="float">
            <text:p>0.198956</text:p>
          </table:table-cell>
          <table:table-cell office:value-type="float" office:value="0.22" calcext:value-type="float">
            <text:p>0.22</text:p>
          </table:table-cell>
          <table:table-cell office:value-type="float" office:value="106960" calcext:value-type="float">
            <text:p>106960</text:p>
          </table:table-cell>
          <table:table-cell office:value-type="float" office:value="6596224" calcext:value-type="float">
            <text:p>659622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772" calcext:value-type="float">
            <text:p>7772</text:p>
          </table:table-cell>
          <table:table-cell office:value-type="float" office:value="6596224" calcext:value-type="float">
            <text:p>6596224</text:p>
          </table:table-cell>
          <table:table-cell table:formula="of:=[Sheet13.I2]-[Sheet13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-c5766266.ukp</text:p>
          </table:table-cell>
          <table:table-cell office:value-type="float" office:value="0.178326" calcext:value-type="float">
            <text:p>0.178326</text:p>
          </table:table-cell>
          <table:table-cell office:value-type="float" office:value="0.2" calcext:value-type="float">
            <text:p>0.2</text:p>
          </table:table-cell>
          <table:table-cell office:value-type="float" office:value="93732" calcext:value-type="float">
            <text:p>93732</text:p>
          </table:table-cell>
          <table:table-cell office:value-type="float" office:value="5764821" calcext:value-type="float">
            <text:p>5764821</text:p>
          </table:table-cell>
          <table:table-cell table:number-columns-repeated="2" office:value-type="float" office:value="29.35" calcext:value-type="float">
            <text:p>29.35</text:p>
          </table:table-cell>
          <table:table-cell office:value-type="float" office:value="17704" calcext:value-type="float">
            <text:p>17704</text:p>
          </table:table-cell>
          <table:table-cell office:value-type="float" office:value="5764821" calcext:value-type="float">
            <text:p>5764821</text:p>
          </table:table-cell>
          <table:table-cell table:formula="of:=[Sheet13.I3]-[Sheet13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0-c9549211.ukp</text:p>
          </table:table-cell>
          <table:table-cell office:value-type="float" office:value="0.20199" calcext:value-type="float">
            <text:p>0.20199</text:p>
          </table:table-cell>
          <table:table-cell office:value-type="float" office:value="0.23" calcext:value-type="float">
            <text:p>0.23</text:p>
          </table:table-cell>
          <table:table-cell office:value-type="float" office:value="152864" calcext:value-type="float">
            <text:p>152864</text:p>
          </table:table-cell>
          <table:table-cell office:value-type="float" office:value="9546821" calcext:value-type="float">
            <text:p>9546821</text:p>
          </table:table-cell>
          <table:table-cell office:value-type="float" office:value="29.24333" calcext:value-type="float">
            <text:p>29.24333</text:p>
          </table:table-cell>
          <table:table-cell office:value-type="float" office:value="29.22" calcext:value-type="float">
            <text:p>29.22</text:p>
          </table:table-cell>
          <table:table-cell office:value-type="float" office:value="18296" calcext:value-type="float">
            <text:p>18296</text:p>
          </table:table-cell>
          <table:table-cell office:value-type="float" office:value="9546821" calcext:value-type="float">
            <text:p>9546821</text:p>
          </table:table-cell>
          <table:table-cell table:formula="of:=[Sheet13.I4]-[Sheet13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1-c9371285.ukp</text:p>
          </table:table-cell>
          <table:table-cell office:value-type="float" office:value="0.187814" calcext:value-type="float">
            <text:p>0.187814</text:p>
          </table:table-cell>
          <table:table-cell office:value-type="float" office:value="0.21" calcext:value-type="float">
            <text:p>0.21</text:p>
          </table:table-cell>
          <table:table-cell office:value-type="float" office:value="150200" calcext:value-type="float">
            <text:p>150200</text:p>
          </table:table-cell>
          <table:table-cell office:value-type="float" office:value="9368940" calcext:value-type="float">
            <text:p>9368940</text:p>
          </table:table-cell>
          <table:table-cell office:value-type="float" office:value="12.49333" calcext:value-type="float">
            <text:p>12.49333</text:p>
          </table:table-cell>
          <table:table-cell office:value-type="float" office:value="12.49" calcext:value-type="float">
            <text:p>12.49</text:p>
          </table:table-cell>
          <table:table-cell office:value-type="float" office:value="16692" calcext:value-type="float">
            <text:p>16692</text:p>
          </table:table-cell>
          <table:table-cell office:value-type="float" office:value="9368940" calcext:value-type="float">
            <text:p>9368940</text:p>
          </table:table-cell>
          <table:table-cell table:formula="of:=[Sheet13.I5]-[Sheet13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2-c4476851.ukp</text:p>
          </table:table-cell>
          <table:table-cell office:value-type="float" office:value="0.178581" calcext:value-type="float">
            <text:p>0.178581</text:p>
          </table:table-cell>
          <table:table-cell office:value-type="float" office:value="0.2" calcext:value-type="float">
            <text:p>0.2</text:p>
          </table:table-cell>
          <table:table-cell office:value-type="float" office:value="73644" calcext:value-type="float">
            <text:p>73644</text:p>
          </table:table-cell>
          <table:table-cell office:value-type="float" office:value="4475731" calcext:value-type="float">
            <text:p>4475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08" calcext:value-type="float">
            <text:p>8408</text:p>
          </table:table-cell>
          <table:table-cell office:value-type="float" office:value="4475731" calcext:value-type="float">
            <text:p>4475731</text:p>
          </table:table-cell>
          <table:table-cell table:formula="of:=[Sheet13.I6]-[Sheet13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3-c2131079.ukp</text:p>
          </table:table-cell>
          <table:table-cell office:value-type="float" office:value="0.172699" calcext:value-type="float">
            <text:p>0.172699</text:p>
          </table:table-cell>
          <table:table-cell office:value-type="float" office:value="0.19" calcext:value-type="float">
            <text:p>0.19</text:p>
          </table:table-cell>
          <table:table-cell office:value-type="float" office:value="37024" calcext:value-type="float">
            <text:p>37024</text:p>
          </table:table-cell>
          <table:table-cell office:value-type="float" office:value="2130544" calcext:value-type="float">
            <text:p>2130544</text:p>
          </table:table-cell>
          <table:table-cell office:value-type="float" office:value="13.86" calcext:value-type="float">
            <text:p>13.86</text:p>
          </table:table-cell>
          <table:table-cell office:value-type="float" office:value="13.85" calcext:value-type="float">
            <text:p>13.85</text:p>
          </table:table-cell>
          <table:table-cell office:value-type="float" office:value="17028" calcext:value-type="float">
            <text:p>17028</text:p>
          </table:table-cell>
          <table:table-cell office:value-type="float" office:value="2130544" calcext:value-type="float">
            <text:p>2130544</text:p>
          </table:table-cell>
          <table:table-cell table:formula="of:=[Sheet13.I7]-[Sheet13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4-c8631040.ukp</text:p>
          </table:table-cell>
          <table:table-cell office:value-type="float" office:value="0.206226" calcext:value-type="float">
            <text:p>0.206226</text:p>
          </table:table-cell>
          <table:table-cell office:value-type="float" office:value="0.23" calcext:value-type="float">
            <text:p>0.23</text:p>
          </table:table-cell>
          <table:table-cell office:value-type="float" office:value="138516" calcext:value-type="float">
            <text:p>138516</text:p>
          </table:table-cell>
          <table:table-cell office:value-type="float" office:value="8628880" calcext:value-type="float">
            <text:p>8628880</text:p>
          </table:table-cell>
          <table:table-cell office:value-type="float" office:value="12.48333" calcext:value-type="float">
            <text:p>12.48333</text:p>
          </table:table-cell>
          <table:table-cell office:value-type="float" office:value="12.48" calcext:value-type="float">
            <text:p>12.48</text:p>
          </table:table-cell>
          <table:table-cell office:value-type="float" office:value="16512" calcext:value-type="float">
            <text:p>16512</text:p>
          </table:table-cell>
          <table:table-cell office:value-type="float" office:value="8628880" calcext:value-type="float">
            <text:p>8628880</text:p>
          </table:table-cell>
          <table:table-cell table:formula="of:=[Sheet13.I8]-[Sheet13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5-c6481667.ukp</text:p>
          </table:table-cell>
          <table:table-cell office:value-type="float" office:value="0.181391" calcext:value-type="float">
            <text:p>0.181391</text:p>
          </table:table-cell>
          <table:table-cell office:value-type="float" office:value="0.2" calcext:value-type="float">
            <text:p>0.2</text:p>
          </table:table-cell>
          <table:table-cell office:value-type="float" office:value="105004" calcext:value-type="float">
            <text:p>105004</text:p>
          </table:table-cell>
          <table:table-cell office:value-type="float" office:value="6480042" calcext:value-type="float">
            <text:p>6480042</text:p>
          </table:table-cell>
          <table:table-cell office:value-type="float" office:value="31.28333" calcext:value-type="float">
            <text:p>31.28333</text:p>
          </table:table-cell>
          <table:table-cell office:value-type="float" office:value="31.27" calcext:value-type="float">
            <text:p>31.27</text:p>
          </table:table-cell>
          <table:table-cell office:value-type="float" office:value="18272" calcext:value-type="float">
            <text:p>18272</text:p>
          </table:table-cell>
          <table:table-cell office:value-type="float" office:value="6480042" calcext:value-type="float">
            <text:p>6480042</text:p>
          </table:table-cell>
          <table:table-cell table:formula="of:=[Sheet13.I9]-[Sheet13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6-c7075896.ukp</text:p>
          </table:table-cell>
          <table:table-cell office:value-type="float" office:value="0.180441" calcext:value-type="float">
            <text:p>0.180441</text:p>
          </table:table-cell>
          <table:table-cell office:value-type="float" office:value="0.2" calcext:value-type="float">
            <text:p>0.2</text:p>
          </table:table-cell>
          <table:table-cell office:value-type="float" office:value="114292" calcext:value-type="float">
            <text:p>114292</text:p>
          </table:table-cell>
          <table:table-cell office:value-type="float" office:value="7074126" calcext:value-type="float">
            <text:p>707412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6280" calcext:value-type="float">
            <text:p>6280</text:p>
          </table:table-cell>
          <table:table-cell office:value-type="float" office:value="7074126" calcext:value-type="float">
            <text:p>7074126</text:p>
          </table:table-cell>
          <table:table-cell table:formula="of:=[Sheet13.I10]-[Sheet13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7-c3113635.ukp</text:p>
          </table:table-cell>
          <table:table-cell office:value-type="float" office:value="0.173149" calcext:value-type="float">
            <text:p>0.173149</text:p>
          </table:table-cell>
          <table:table-cell office:value-type="float" office:value="0.19" calcext:value-type="float">
            <text:p>0.19</text:p>
          </table:table-cell>
          <table:table-cell office:value-type="float" office:value="52476" calcext:value-type="float">
            <text:p>52476</text:p>
          </table:table-cell>
          <table:table-cell office:value-type="float" office:value="3112855" calcext:value-type="float">
            <text:p>3112855</text:p>
          </table:table-cell>
          <table:table-cell office:value-type="float" office:value="5.59333" calcext:value-type="float">
            <text:p>5.59333</text:p>
          </table:table-cell>
          <table:table-cell office:value-type="float" office:value="5.59" calcext:value-type="float">
            <text:p>5.59</text:p>
          </table:table-cell>
          <table:table-cell office:value-type="float" office:value="13652" calcext:value-type="float">
            <text:p>13652</text:p>
          </table:table-cell>
          <table:table-cell office:value-type="float" office:value="3112855" calcext:value-type="float">
            <text:p>3112855</text:p>
          </table:table-cell>
          <table:table-cell table:formula="of:=[Sheet13.I11]-[Sheet13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8-c7595045.ukp</text:p>
          </table:table-cell>
          <table:table-cell office:value-type="float" office:value="0.187245" calcext:value-type="float">
            <text:p>0.187245</text:p>
          </table:table-cell>
          <table:table-cell office:value-type="float" office:value="0.21" calcext:value-type="float">
            <text:p>0.21</text:p>
          </table:table-cell>
          <table:table-cell office:value-type="float" office:value="122436" calcext:value-type="float">
            <text:p>122436</text:p>
          </table:table-cell>
          <table:table-cell office:value-type="float" office:value="7593145" calcext:value-type="float">
            <text:p>7593145</text:p>
          </table:table-cell>
          <table:table-cell office:value-type="float" office:value="3.00667" calcext:value-type="float">
            <text:p>3.00667</text:p>
          </table:table-cell>
          <table:table-cell office:value-type="float" office:value="3.01" calcext:value-type="float">
            <text:p>3.01</text:p>
          </table:table-cell>
          <table:table-cell office:value-type="float" office:value="11140" calcext:value-type="float">
            <text:p>11140</text:p>
          </table:table-cell>
          <table:table-cell office:value-type="float" office:value="7593145" calcext:value-type="float">
            <text:p>7593145</text:p>
          </table:table-cell>
          <table:table-cell table:formula="of:=[Sheet13.I12]-[Sheet13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9-c7418686.ukp</text:p>
          </table:table-cell>
          <table:table-cell office:value-type="float" office:value="0.185762" calcext:value-type="float">
            <text:p>0.185762</text:p>
          </table:table-cell>
          <table:table-cell office:value-type="float" office:value="0.21" calcext:value-type="float">
            <text:p>0.21</text:p>
          </table:table-cell>
          <table:table-cell office:value-type="float" office:value="119572" calcext:value-type="float">
            <text:p>119572</text:p>
          </table:table-cell>
          <table:table-cell office:value-type="float" office:value="7416831" calcext:value-type="float">
            <text:p>7416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20" calcext:value-type="float">
            <text:p>7420</text:p>
          </table:table-cell>
          <table:table-cell office:value-type="float" office:value="7416831" calcext:value-type="float">
            <text:p>7416831</text:p>
          </table:table-cell>
          <table:table-cell table:formula="of:=[Sheet13.I13]-[Sheet13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2-c6653274.ukp</text:p>
          </table:table-cell>
          <table:table-cell office:value-type="float" office:value="0.179962" calcext:value-type="float">
            <text:p>0.179962</text:p>
          </table:table-cell>
          <table:table-cell office:value-type="float" office:value="0.2" calcext:value-type="float">
            <text:p>0.2</text:p>
          </table:table-cell>
          <table:table-cell office:value-type="float" office:value="107652" calcext:value-type="float">
            <text:p>107652</text:p>
          </table:table-cell>
          <table:table-cell office:value-type="float" office:value="6651609" calcext:value-type="float">
            <text:p>6651609</text:p>
          </table:table-cell>
          <table:table-cell office:value-type="float" office:value="6.20667" calcext:value-type="float">
            <text:p>6.20667</text:p>
          </table:table-cell>
          <table:table-cell office:value-type="float" office:value="6.21" calcext:value-type="float">
            <text:p>6.21</text:p>
          </table:table-cell>
          <table:table-cell office:value-type="float" office:value="13840" calcext:value-type="float">
            <text:p>13840</text:p>
          </table:table-cell>
          <table:table-cell office:value-type="float" office:value="6651609" calcext:value-type="float">
            <text:p>6651609</text:p>
          </table:table-cell>
          <table:table-cell table:formula="of:=[Sheet13.I14]-[Sheet13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3-c9925829.ukp</text:p>
          </table:table-cell>
          <table:table-cell office:value-type="float" office:value="0.187894" calcext:value-type="float">
            <text:p>0.187894</text:p>
          </table:table-cell>
          <table:table-cell office:value-type="float" office:value="0.21" calcext:value-type="float">
            <text:p>0.21</text:p>
          </table:table-cell>
          <table:table-cell office:value-type="float" office:value="158696" calcext:value-type="float">
            <text:p>158696</text:p>
          </table:table-cell>
          <table:table-cell office:value-type="float" office:value="9923344" calcext:value-type="float">
            <text:p>9923344</text:p>
          </table:table-cell>
          <table:table-cell office:value-type="float" office:value="28.85666" calcext:value-type="float">
            <text:p>28.85666</text:p>
          </table:table-cell>
          <table:table-cell office:value-type="float" office:value="28.86" calcext:value-type="float">
            <text:p>28.86</text:p>
          </table:table-cell>
          <table:table-cell office:value-type="float" office:value="18356" calcext:value-type="float">
            <text:p>18356</text:p>
          </table:table-cell>
          <table:table-cell office:value-type="float" office:value="9923344" calcext:value-type="float">
            <text:p>9923344</text:p>
          </table:table-cell>
          <table:table-cell table:formula="of:=[Sheet13.I15]-[Sheet13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4-c4794802.ukp</text:p>
          </table:table-cell>
          <table:table-cell office:value-type="float" office:value="0.178235" calcext:value-type="float">
            <text:p>0.178235</text:p>
          </table:table-cell>
          <table:table-cell office:value-type="float" office:value="0.2" calcext:value-type="float">
            <text:p>0.2</text:p>
          </table:table-cell>
          <table:table-cell office:value-type="float" office:value="78712" calcext:value-type="float">
            <text:p>78712</text:p>
          </table:table-cell>
          <table:table-cell office:value-type="float" office:value="4793602" calcext:value-type="float">
            <text:p>4793602</text:p>
          </table:table-cell>
          <table:table-cell office:value-type="float" office:value="3.29" calcext:value-type="float">
            <text:p>3.29</text:p>
          </table:table-cell>
          <table:table-cell office:value-type="float" office:value="3.3" calcext:value-type="float">
            <text:p>3.3</text:p>
          </table:table-cell>
          <table:table-cell office:value-type="float" office:value="11576" calcext:value-type="float">
            <text:p>11576</text:p>
          </table:table-cell>
          <table:table-cell office:value-type="float" office:value="4793602" calcext:value-type="float">
            <text:p>4793602</text:p>
          </table:table-cell>
          <table:table-cell table:formula="of:=[Sheet13.I16]-[Sheet13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5-c2804983.ukp</text:p>
          </table:table-cell>
          <table:table-cell office:value-type="float" office:value="0.176737" calcext:value-type="float">
            <text:p>0.176737</text:p>
          </table:table-cell>
          <table:table-cell office:value-type="float" office:value="0.2" calcext:value-type="float">
            <text:p>0.2</text:p>
          </table:table-cell>
          <table:table-cell office:value-type="float" office:value="47464" calcext:value-type="float">
            <text:p>47464</text:p>
          </table:table-cell>
          <table:table-cell office:value-type="float" office:value="2804278" calcext:value-type="float">
            <text:p>2804278</text:p>
          </table:table-cell>
          <table:table-cell office:value-type="float" office:value="33.00333" calcext:value-type="float">
            <text:p>33.00333</text:p>
          </table:table-cell>
          <table:table-cell office:value-type="float" office:value="32.99" calcext:value-type="float">
            <text:p>32.99</text:p>
          </table:table-cell>
          <table:table-cell office:value-type="float" office:value="18512" calcext:value-type="float">
            <text:p>18512</text:p>
          </table:table-cell>
          <table:table-cell office:value-type="float" office:value="2804278" calcext:value-type="float">
            <text:p>2804278</text:p>
          </table:table-cell>
          <table:table-cell table:formula="of:=[Sheet13.I17]-[Sheet13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6-c6910087.ukp</text:p>
          </table:table-cell>
          <table:table-cell office:value-type="float" office:value="0.184202" calcext:value-type="float">
            <text:p>0.184202</text:p>
          </table:table-cell>
          <table:table-cell office:value-type="float" office:value="0.21" calcext:value-type="float">
            <text:p>0.21</text:p>
          </table:table-cell>
          <table:table-cell office:value-type="float" office:value="111768" calcext:value-type="float">
            <text:p>111768</text:p>
          </table:table-cell>
          <table:table-cell office:value-type="float" office:value="6908357" calcext:value-type="float">
            <text:p>6908357</text:p>
          </table:table-cell>
          <table:table-cell office:value-type="float" office:value="17.76666" calcext:value-type="float">
            <text:p>17.76666</text:p>
          </table:table-cell>
          <table:table-cell office:value-type="float" office:value="17.76" calcext:value-type="float">
            <text:p>17.76</text:p>
          </table:table-cell>
          <table:table-cell office:value-type="float" office:value="16740" calcext:value-type="float">
            <text:p>16740</text:p>
          </table:table-cell>
          <table:table-cell office:value-type="float" office:value="6908357" calcext:value-type="float">
            <text:p>6908357</text:p>
          </table:table-cell>
          <table:table-cell table:formula="of:=[Sheet13.I18]-[Sheet13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7-c9986840.ukp</text:p>
          </table:table-cell>
          <table:table-cell office:value-type="float" office:value="0.190315" calcext:value-type="float">
            <text:p>0.190315</text:p>
          </table:table-cell>
          <table:table-cell office:value-type="float" office:value="0.21" calcext:value-type="float">
            <text:p>0.21</text:p>
          </table:table-cell>
          <table:table-cell office:value-type="float" office:value="159600" calcext:value-type="float">
            <text:p>159600</text:p>
          </table:table-cell>
          <table:table-cell office:value-type="float" office:value="9984340" calcext:value-type="float">
            <text:p>9984340</text:p>
          </table:table-cell>
          <table:table-cell office:value-type="float" office:value="30.1" calcext:value-type="float">
            <text:p>30.1</text:p>
          </table:table-cell>
          <table:table-cell office:value-type="float" office:value="30.09" calcext:value-type="float">
            <text:p>30.09</text:p>
          </table:table-cell>
          <table:table-cell office:value-type="float" office:value="18312" calcext:value-type="float">
            <text:p>18312</text:p>
          </table:table-cell>
          <table:table-cell office:value-type="float" office:value="9984340" calcext:value-type="float">
            <text:p>9984340</text:p>
          </table:table-cell>
          <table:table-cell table:formula="of:=[Sheet13.I19]-[Sheet13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8-c7333555.ukp</text:p>
          </table:table-cell>
          <table:table-cell office:value-type="float" office:value="0.186029" calcext:value-type="float">
            <text:p>0.186029</text:p>
          </table:table-cell>
          <table:table-cell office:value-type="float" office:value="0.21" calcext:value-type="float">
            <text:p>0.21</text:p>
          </table:table-cell>
          <table:table-cell office:value-type="float" office:value="118416" calcext:value-type="float">
            <text:p>118416</text:p>
          </table:table-cell>
          <table:table-cell office:value-type="float" office:value="7331720" calcext:value-type="float">
            <text:p>7331720</text:p>
          </table:table-cell>
          <table:table-cell office:value-type="float" office:value="6.10667" calcext:value-type="float">
            <text:p>6.10667</text:p>
          </table:table-cell>
          <table:table-cell office:value-type="float" office:value="6.11" calcext:value-type="float">
            <text:p>6.11</text:p>
          </table:table-cell>
          <table:table-cell office:value-type="float" office:value="13720" calcext:value-type="float">
            <text:p>13720</text:p>
          </table:table-cell>
          <table:table-cell office:value-type="float" office:value="7331720" calcext:value-type="float">
            <text:p>7331720</text:p>
          </table:table-cell>
          <table:table-cell table:formula="of:=[Sheet13.I20]-[Sheet13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9-c8296605.ukp</text:p>
          </table:table-cell>
          <table:table-cell office:value-type="float" office:value="0.187381" calcext:value-type="float">
            <text:p>0.187381</text:p>
          </table:table-cell>
          <table:table-cell office:value-type="float" office:value="0.21" calcext:value-type="float">
            <text:p>0.21</text:p>
          </table:table-cell>
          <table:table-cell office:value-type="float" office:value="133396" calcext:value-type="float">
            <text:p>133396</text:p>
          </table:table-cell>
          <table:table-cell office:value-type="float" office:value="8294530" calcext:value-type="float">
            <text:p>829453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64" calcext:value-type="float">
            <text:p>7964</text:p>
          </table:table-cell>
          <table:table-cell office:value-type="float" office:value="8294530" calcext:value-type="float">
            <text:p>8294530</text:p>
          </table:table-cell>
          <table:table-cell table:formula="of:=[Sheet13.I21]-[Sheet13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.B2:.B21])/20" office:value-type="float" office:value="0.18516675" calcext:value-type="float">
            <text:p>0.19</text:p>
          </table:table-cell>
          <table:table-cell table:formula="of:=SUM([.C2:.C21])/20" office:value-type="float" office:value="0.207" calcext:value-type="float">
            <text:p>0.207</text:p>
          </table:table-cell>
          <table:table-cell table:formula="of:=SUM([.D2:.D21])/20" office:value-type="float" office:value="109121.2" calcext:value-type="float">
            <text:p>109121.2</text:p>
          </table:table-cell>
          <table:table-cell/>
          <table:table-cell table:style-name="ce2" table:formula="of:=SUM([.F2:.F21])/20" office:value-type="float" office:value="13.132832" calcext:value-type="float">
            <text:p>13.13</text:p>
          </table:table-cell>
          <table:table-cell table:formula="of:=SUM([.G2:.G21])/20" office:value-type="float" office:value="13.129" calcext:value-type="float">
            <text:p>13.129</text:p>
          </table:table-cell>
          <table:table-cell table:formula="of:=SUM([.H2:.H21])/20" office:value-type="float" office:value="13909.8" calcext:value-type="float">
            <text:p>13909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.B2:.B21])" office:value-type="float" office:value="0.00900784854198066" calcext:value-type="float">
            <text:p>0.01</text:p>
          </table:table-cell>
          <table:table-cell table:formula="of:=STDEV([.C2:.C21])" office:value-type="float" office:value="0.0108093526754916" calcext:value-type="float">
            <text:p>0.0108093527</text:p>
          </table:table-cell>
          <table:table-cell table:formula="of:=STDEV([.D2:.D21])" office:value-type="float" office:value="36359.957943349" calcext:value-type="float">
            <text:p>36359.957943349</text:p>
          </table:table-cell>
          <table:table-cell/>
          <table:table-cell table:style-name="ce2" table:formula="of:=STDEV([.F2:.F21])" office:value-type="float" office:value="12.6082409319701" calcext:value-type="float">
            <text:p>12.61</text:p>
          </table:table-cell>
          <table:table-cell table:formula="of:=STDEV([.G2:.G21])" office:value-type="float" office:value="12.6040172793815" calcext:value-type="float">
            <text:p>12.6040172794</text:p>
          </table:table-cell>
          <table:table-cell table:formula="of:=STDEV([.H2:.H21])" office:value-type="float" office:value="4365.46937971888" calcext:value-type="float">
            <text:p>4365.4693797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.B1:.B21])" office:value-type="float" office:value="0.172699" calcext:value-type="float">
            <text:p>0.17</text:p>
          </table:table-cell>
          <table:table-cell table:formula="of:=MIN([.C1:.C21])" office:value-type="float" office:value="0.19" calcext:value-type="float">
            <text:p>0.19</text:p>
          </table:table-cell>
          <table:table-cell table:formula="of:=MIN([.D1:.D21])" office:value-type="float" office:value="37024" calcext:value-type="float">
            <text:p>37024</text:p>
          </table:table-cell>
          <table:table-cell/>
          <table:table-cell table:style-name="ce2" table:formula="of:=MIN([.F1:.F21])" office:value-type="float" office:value="0" calcext:value-type="float">
            <text:p>0.00</text:p>
          </table:table-cell>
          <table:table-cell table:formula="of:=MIN([.G1:.G21])" office:value-type="float" office:value="0" calcext:value-type="float">
            <text:p>0</text:p>
          </table:table-cell>
          <table:table-cell table:formula="of:=MIN([.H1:.H21])" office:value-type="float" office:value="6280" calcext:value-type="float">
            <text:p>6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.B1:.B21])" office:value-type="float" office:value="0.206226" calcext:value-type="float">
            <text:p>0.21</text:p>
          </table:table-cell>
          <table:table-cell table:formula="of:=MAX([.C1:.C21])" office:value-type="float" office:value="0.23" calcext:value-type="float">
            <text:p>0.23</text:p>
          </table:table-cell>
          <table:table-cell table:formula="of:=MAX([.D1:.D21])" office:value-type="float" office:value="159600" calcext:value-type="float">
            <text:p>159600</text:p>
          </table:table-cell>
          <table:table-cell/>
          <table:table-cell table:style-name="ce2" table:formula="of:=MAX([.F1:.F21])" office:value-type="float" office:value="33.00333" calcext:value-type="float">
            <text:p>33.00</text:p>
          </table:table-cell>
          <table:table-cell table:formula="of:=MAX([.G1:.G21])" office:value-type="float" office:value="32.99" calcext:value-type="float">
            <text:p>32.99</text:p>
          </table:table-cell>
          <table:table-cell table:formula="of:=MAX([.H1:.H21])" office:value-type="float" office:value="18512" calcext:value-type="float">
            <text:p>185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.D22]/1000" office:value-type="float" office:value="109.1212" calcext:value-type="float">
            <text:p>109.12</text:p>
          </table:table-cell>
          <table:table-cell table:number-columns-repeated="3"/>
          <table:table-cell table:style-name="ce2" table:formula="of:=[.H22]/1000" office:value-type="float" office:value="13.9098" calcext:value-type="float">
            <text:p>13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.D23]/1000" office:value-type="float" office:value="36.359957943349" calcext:value-type="float">
            <text:p>36.36</text:p>
          </table:table-cell>
          <table:table-cell table:number-columns-repeated="3"/>
          <table:table-cell table:style-name="ce2" table:formula="of:=[.H23]/1000" office:value-type="float" office:value="4.36546937971888" calcext:value-type="float">
            <text:p>4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.D24]/1000" office:value-type="float" office:value="37.024" calcext:value-type="float">
            <text:p>37.02</text:p>
          </table:table-cell>
          <table:table-cell table:number-columns-repeated="3"/>
          <table:table-cell table:style-name="ce2" table:formula="of:=[.H24]/1000" office:value-type="float" office:value="6.28" calcext:value-type="float">
            <text:p>6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.D25]/1000" office:value-type="float" office:value="159.6" calcext:value-type="float">
            <text:p>159.60</text:p>
          </table:table-cell>
          <table:table-cell table:number-columns-repeated="3"/>
          <table:table-cell table:style-name="ce2" table:formula="of:=[.H25]/1000" office:value-type="float" office:value="18.512" calcext:value-type="float">
            <text:p>18.51</text:p>
          </table:table-cell>
          <table:table-cell table:number-columns-repeated="2"/>
        </table:table-row>
      </table:table>
      <table:table table:name="Sheet2" table:style-name="ta1">
        <table:table-column table:style-name="co4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-5n10000wmin110000-0-c3949309.ukp</text:p>
          </table:table-cell>
          <table:table-cell office:value-type="float" office:value="1.06634" calcext:value-type="float">
            <text:p>1.06634</text:p>
          </table:table-cell>
          <table:table-cell office:value-type="float" office:value="1.09" calcext:value-type="float">
            <text:p>1.09</text:p>
          </table:table-cell>
          <table:table-cell office:value-type="float" office:value="65320" calcext:value-type="float">
            <text:p>65320</text:p>
          </table:table-cell>
          <table:table-cell office:value-type="float" office:value="3949144" calcext:value-type="float">
            <text:p>3949144</text:p>
          </table:table-cell>
          <table:table-cell office:value-type="float" office:value="16.36667" calcext:value-type="float">
            <text:p>16.36667</text:p>
          </table:table-cell>
          <table:table-cell office:value-type="float" office:value="16.38" calcext:value-type="float">
            <text:p>16.38</text:p>
          </table:table-cell>
          <table:table-cell office:value-type="float" office:value="18076" calcext:value-type="float">
            <text:p>18076</text:p>
          </table:table-cell>
          <table:table-cell office:value-type="float" office:value="3949144" calcext:value-type="float">
            <text:p>3949144</text:p>
          </table:table-cell>
          <table:table-cell table:formula="of:=[Sheet2.I2]-[Sheet2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-c4997908.ukp</text:p>
          </table:table-cell>
          <table:table-cell office:value-type="float" office:value="1.13176" calcext:value-type="float">
            <text:p>1.13176</text:p>
          </table:table-cell>
          <table:table-cell office:value-type="float" office:value="1.15" calcext:value-type="float">
            <text:p>1.15</text:p>
          </table:table-cell>
          <table:table-cell office:value-type="float" office:value="81868" calcext:value-type="float">
            <text:p>81868</text:p>
          </table:table-cell>
          <table:table-cell office:value-type="float" office:value="4997698" calcext:value-type="float">
            <text:p>4997698</text:p>
          </table:table-cell>
          <table:table-cell office:value-type="float" office:value="170.43332" calcext:value-type="float">
            <text:p>170.43332</text:p>
          </table:table-cell>
          <table:table-cell office:value-type="float" office:value="170.35" calcext:value-type="float">
            <text:p>170.35</text:p>
          </table:table-cell>
          <table:table-cell office:value-type="float" office:value="43168" calcext:value-type="float">
            <text:p>43168</text:p>
          </table:table-cell>
          <table:table-cell office:value-type="float" office:value="4997698" calcext:value-type="float">
            <text:p>4997698</text:p>
          </table:table-cell>
          <table:table-cell table:formula="of:=[Sheet2.I3]-[Sheet2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0-c3224830.ukp</text:p>
          </table:table-cell>
          <table:table-cell office:value-type="float" office:value="1.06759" calcext:value-type="float">
            <text:p>1.06759</text:p>
          </table:table-cell>
          <table:table-cell office:value-type="float" office:value="1.09" calcext:value-type="float">
            <text:p>1.09</text:p>
          </table:table-cell>
          <table:table-cell office:value-type="float" office:value="54236" calcext:value-type="float">
            <text:p>54236</text:p>
          </table:table-cell>
          <table:table-cell office:value-type="float" office:value="3224695" calcext:value-type="float">
            <text:p>3224695</text:p>
          </table:table-cell>
          <table:table-cell office:value-type="float" office:value="22.81333" calcext:value-type="float">
            <text:p>22.81333</text:p>
          </table:table-cell>
          <table:table-cell office:value-type="float" office:value="22.81" calcext:value-type="float">
            <text:p>22.81</text:p>
          </table:table-cell>
          <table:table-cell office:value-type="float" office:value="18400" calcext:value-type="float">
            <text:p>18400</text:p>
          </table:table-cell>
          <table:table-cell office:value-type="float" office:value="3224695" calcext:value-type="float">
            <text:p>3224695</text:p>
          </table:table-cell>
          <table:table-cell table:formula="of:=[Sheet2.I4]-[Sheet2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1-c4365927.ukp</text:p>
          </table:table-cell>
          <table:table-cell office:value-type="float" office:value="1.0719" calcext:value-type="float">
            <text:p>1.0719</text:p>
          </table:table-cell>
          <table:table-cell office:value-type="float" office:value="1.09" calcext:value-type="float">
            <text:p>1.09</text:p>
          </table:table-cell>
          <table:table-cell office:value-type="float" office:value="72080" calcext:value-type="float">
            <text:p>72080</text:p>
          </table:table-cell>
          <table:table-cell office:value-type="float" office:value="4365742" calcext:value-type="float">
            <text:p>4365742</text:p>
          </table:table-cell>
          <table:table-cell office:value-type="float" office:value="373.84663" calcext:value-type="float">
            <text:p>373.84663</text:p>
          </table:table-cell>
          <table:table-cell office:value-type="float" office:value="373.63" calcext:value-type="float">
            <text:p>373.63</text:p>
          </table:table-cell>
          <table:table-cell office:value-type="float" office:value="66780" calcext:value-type="float">
            <text:p>66780</text:p>
          </table:table-cell>
          <table:table-cell office:value-type="float" office:value="4365742" calcext:value-type="float">
            <text:p>4365742</text:p>
          </table:table-cell>
          <table:table-cell table:formula="of:=[Sheet2.I5]-[Sheet2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2-c5494909.ukp</text:p>
          </table:table-cell>
          <table:table-cell office:value-type="float" office:value="1.07938" calcext:value-type="float">
            <text:p>1.07938</text:p>
          </table:table-cell>
          <table:table-cell office:value-type="float" office:value="1.1" calcext:value-type="float">
            <text:p>1.1</text:p>
          </table:table-cell>
          <table:table-cell office:value-type="float" office:value="89632" calcext:value-type="float">
            <text:p>89632</text:p>
          </table:table-cell>
          <table:table-cell office:value-type="float" office:value="5494679" calcext:value-type="float">
            <text:p>5494679</text:p>
          </table:table-cell>
          <table:table-cell office:value-type="float" office:value="73.25666" calcext:value-type="float">
            <text:p>73.25666</text:p>
          </table:table-cell>
          <table:table-cell office:value-type="float" office:value="73.22" calcext:value-type="float">
            <text:p>73.22</text:p>
          </table:table-cell>
          <table:table-cell office:value-type="float" office:value="27972" calcext:value-type="float">
            <text:p>27972</text:p>
          </table:table-cell>
          <table:table-cell office:value-type="float" office:value="5494679" calcext:value-type="float">
            <text:p>5494679</text:p>
          </table:table-cell>
          <table:table-cell table:formula="of:=[Sheet2.I6]-[Sheet2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3-c8463156.ukp</text:p>
          </table:table-cell>
          <table:table-cell office:value-type="float" office:value="1.0868" calcext:value-type="float">
            <text:p>1.0868</text:p>
          </table:table-cell>
          <table:table-cell office:value-type="float" office:value="1.11" calcext:value-type="float">
            <text:p>1.11</text:p>
          </table:table-cell>
          <table:table-cell office:value-type="float" office:value="136020" calcext:value-type="float">
            <text:p>136020</text:p>
          </table:table-cell>
          <table:table-cell office:value-type="float" office:value="8462801" calcext:value-type="float">
            <text:p>8462801</text:p>
          </table:table-cell>
          <table:table-cell office:value-type="float" office:value="217.45665" calcext:value-type="float">
            <text:p>217.45665</text:p>
          </table:table-cell>
          <table:table-cell office:value-type="float" office:value="217.32" calcext:value-type="float">
            <text:p>217.32</text:p>
          </table:table-cell>
          <table:table-cell office:value-type="float" office:value="49988" calcext:value-type="float">
            <text:p>49988</text:p>
          </table:table-cell>
          <table:table-cell office:value-type="float" office:value="8462801" calcext:value-type="float">
            <text:p>8462801</text:p>
          </table:table-cell>
          <table:table-cell table:formula="of:=[Sheet2.I7]-[Sheet2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4-c6215034.ukp</text:p>
          </table:table-cell>
          <table:table-cell office:value-type="float" office:value="1.07464" calcext:value-type="float">
            <text:p>1.07464</text:p>
          </table:table-cell>
          <table:table-cell office:value-type="float" office:value="1.1" calcext:value-type="float">
            <text:p>1.1</text:p>
          </table:table-cell>
          <table:table-cell office:value-type="float" office:value="100888" calcext:value-type="float">
            <text:p>100888</text:p>
          </table:table-cell>
          <table:table-cell office:value-type="float" office:value="6214774" calcext:value-type="float">
            <text:p>6214774</text:p>
          </table:table-cell>
          <table:table-cell office:value-type="float" office:value="66.05333" calcext:value-type="float">
            <text:p>66.05333</text:p>
          </table:table-cell>
          <table:table-cell office:value-type="float" office:value="66.03" calcext:value-type="float">
            <text:p>66.03</text:p>
          </table:table-cell>
          <table:table-cell office:value-type="float" office:value="31300" calcext:value-type="float">
            <text:p>31300</text:p>
          </table:table-cell>
          <table:table-cell office:value-type="float" office:value="6214774" calcext:value-type="float">
            <text:p>6214774</text:p>
          </table:table-cell>
          <table:table-cell table:formula="of:=[Sheet2.I8]-[Sheet2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5-c6113396.ukp</text:p>
          </table:table-cell>
          <table:table-cell office:value-type="float" office:value="1.09233" calcext:value-type="float">
            <text:p>1.09233</text:p>
          </table:table-cell>
          <table:table-cell office:value-type="float" office:value="1.12" calcext:value-type="float">
            <text:p>1.12</text:p>
          </table:table-cell>
          <table:table-cell office:value-type="float" office:value="99064" calcext:value-type="float">
            <text:p>99064</text:p>
          </table:table-cell>
          <table:table-cell office:value-type="float" office:value="6113141" calcext:value-type="float">
            <text:p>6113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6" calcext:value-type="float">
            <text:p>7936</text:p>
          </table:table-cell>
          <table:table-cell office:value-type="float" office:value="6113141" calcext:value-type="float">
            <text:p>6113141</text:p>
          </table:table-cell>
          <table:table-cell table:formula="of:=[Sheet2.I9]-[Sheet2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6-c6388587.ukp</text:p>
          </table:table-cell>
          <table:table-cell office:value-type="float" office:value="1.08287" calcext:value-type="float">
            <text:p>1.08287</text:p>
          </table:table-cell>
          <table:table-cell office:value-type="float" office:value="1.11" calcext:value-type="float">
            <text:p>1.11</text:p>
          </table:table-cell>
          <table:table-cell office:value-type="float" office:value="103636" calcext:value-type="float">
            <text:p>103636</text:p>
          </table:table-cell>
          <table:table-cell office:value-type="float" office:value="6388317" calcext:value-type="float">
            <text:p>6388317</text:p>
          </table:table-cell>
          <table:table-cell office:value-type="float" office:value="562.50661" calcext:value-type="float">
            <text:p>562.50661</text:p>
          </table:table-cell>
          <table:table-cell office:value-type="float" office:value="562.14" calcext:value-type="float">
            <text:p>562.14</text:p>
          </table:table-cell>
          <table:table-cell office:value-type="float" office:value="74800" calcext:value-type="float">
            <text:p>74800</text:p>
          </table:table-cell>
          <table:table-cell office:value-type="float" office:value="6388317" calcext:value-type="float">
            <text:p>6388317</text:p>
          </table:table-cell>
          <table:table-cell table:formula="of:=[Sheet2.I10]-[Sheet2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7-c9492344.ukp</text:p>
          </table:table-cell>
          <table:table-cell office:value-type="float" office:value="1.08498" calcext:value-type="float">
            <text:p>1.08498</text:p>
          </table:table-cell>
          <table:table-cell office:value-type="float" office:value="1.11" calcext:value-type="float">
            <text:p>1.11</text:p>
          </table:table-cell>
          <table:table-cell office:value-type="float" office:value="151944" calcext:value-type="float">
            <text:p>151944</text:p>
          </table:table-cell>
          <table:table-cell office:value-type="float" office:value="9491944" calcext:value-type="float">
            <text:p>9491944</text:p>
          </table:table-cell>
          <table:table-cell office:value-type="float" office:value="622.26994" calcext:value-type="float">
            <text:p>622.26994</text:p>
          </table:table-cell>
          <table:table-cell office:value-type="float" office:value="621.83" calcext:value-type="float">
            <text:p>621.83</text:p>
          </table:table-cell>
          <table:table-cell office:value-type="float" office:value="83668" calcext:value-type="float">
            <text:p>83668</text:p>
          </table:table-cell>
          <table:table-cell office:value-type="float" office:value="9491944" calcext:value-type="float">
            <text:p>9491944</text:p>
          </table:table-cell>
          <table:table-cell table:formula="of:=[Sheet2.I11]-[Sheet2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8-c7410315.ukp</text:p>
          </table:table-cell>
          <table:table-cell office:value-type="float" office:value="1.0771" calcext:value-type="float">
            <text:p>1.0771</text:p>
          </table:table-cell>
          <table:table-cell office:value-type="float" office:value="1.1" calcext:value-type="float">
            <text:p>1.1</text:p>
          </table:table-cell>
          <table:table-cell office:value-type="float" office:value="119504" calcext:value-type="float">
            <text:p>119504</text:p>
          </table:table-cell>
          <table:table-cell office:value-type="float" office:value="7410005" calcext:value-type="float">
            <text:p>7410005</text:p>
          </table:table-cell>
          <table:table-cell office:value-type="float" office:value="68.49666" calcext:value-type="float">
            <text:p>68.49666</text:p>
          </table:table-cell>
          <table:table-cell office:value-type="float" office:value="68.46" calcext:value-type="float">
            <text:p>68.46</text:p>
          </table:table-cell>
          <table:table-cell office:value-type="float" office:value="28472" calcext:value-type="float">
            <text:p>28472</text:p>
          </table:table-cell>
          <table:table-cell office:value-type="float" office:value="7410005" calcext:value-type="float">
            <text:p>7410005</text:p>
          </table:table-cell>
          <table:table-cell table:formula="of:=[Sheet2.I12]-[Sheet2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9-c4187759.ukp</text:p>
          </table:table-cell>
          <table:table-cell office:value-type="float" office:value="1.0689" calcext:value-type="float">
            <text:p>1.0689</text:p>
          </table:table-cell>
          <table:table-cell office:value-type="float" office:value="1.39" calcext:value-type="float">
            <text:p>1.39</text:p>
          </table:table-cell>
          <table:table-cell office:value-type="float" office:value="69108" calcext:value-type="float">
            <text:p>69108</text:p>
          </table:table-cell>
          <table:table-cell office:value-type="float" office:value="4187584" calcext:value-type="float">
            <text:p>4187584</text:p>
          </table:table-cell>
          <table:table-cell office:value-type="float" office:value="19.60666" calcext:value-type="float">
            <text:p>19.60666</text:p>
          </table:table-cell>
          <table:table-cell office:value-type="float" office:value="19.6" calcext:value-type="float">
            <text:p>19.6</text:p>
          </table:table-cell>
          <table:table-cell office:value-type="float" office:value="18056" calcext:value-type="float">
            <text:p>18056</text:p>
          </table:table-cell>
          <table:table-cell office:value-type="float" office:value="4187584" calcext:value-type="float">
            <text:p>4187584</text:p>
          </table:table-cell>
          <table:table-cell table:formula="of:=[Sheet2.I13]-[Sheet2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2-c6684804.ukp</text:p>
          </table:table-cell>
          <table:table-cell office:value-type="float" office:value="1.08243" calcext:value-type="float">
            <text:p>1.08243</text:p>
          </table:table-cell>
          <table:table-cell office:value-type="float" office:value="1.11" calcext:value-type="float">
            <text:p>1.11</text:p>
          </table:table-cell>
          <table:table-cell office:value-type="float" office:value="108008" calcext:value-type="float">
            <text:p>108008</text:p>
          </table:table-cell>
          <table:table-cell office:value-type="float" office:value="6684524" calcext:value-type="float">
            <text:p>6684524</text:p>
          </table:table-cell>
          <table:table-cell office:value-type="float" office:value="117.53665" calcext:value-type="float">
            <text:p>117.53665</text:p>
          </table:table-cell>
          <table:table-cell office:value-type="float" office:value="117.57" calcext:value-type="float">
            <text:p>117.57</text:p>
          </table:table-cell>
          <table:table-cell office:value-type="float" office:value="31168" calcext:value-type="float">
            <text:p>31168</text:p>
          </table:table-cell>
          <table:table-cell office:value-type="float" office:value="6684524" calcext:value-type="float">
            <text:p>6684524</text:p>
          </table:table-cell>
          <table:table-cell table:formula="of:=[Sheet2.I14]-[Sheet2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3-c6793685.ukp</text:p>
          </table:table-cell>
          <table:table-cell office:value-type="float" office:value="1.11604" calcext:value-type="float">
            <text:p>1.11604</text:p>
          </table:table-cell>
          <table:table-cell office:value-type="float" office:value="1.14" calcext:value-type="float">
            <text:p>1.14</text:p>
          </table:table-cell>
          <table:table-cell office:value-type="float" office:value="109928" calcext:value-type="float">
            <text:p>109928</text:p>
          </table:table-cell>
          <table:table-cell office:value-type="float" office:value="6793400" calcext:value-type="float">
            <text:p>6793400</text:p>
          </table:table-cell>
          <table:table-cell office:value-type="float" office:value="166.77332" calcext:value-type="float">
            <text:p>166.77332</text:p>
          </table:table-cell>
          <table:table-cell office:value-type="float" office:value="166.69" calcext:value-type="float">
            <text:p>166.69</text:p>
          </table:table-cell>
          <table:table-cell office:value-type="float" office:value="43552" calcext:value-type="float">
            <text:p>43552</text:p>
          </table:table-cell>
          <table:table-cell office:value-type="float" office:value="6793400" calcext:value-type="float">
            <text:p>6793400</text:p>
          </table:table-cell>
          <table:table-cell table:formula="of:=[Sheet2.I15]-[Sheet2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4-c2294764.ukp</text:p>
          </table:table-cell>
          <table:table-cell office:value-type="float" office:value="1.11758" calcext:value-type="float">
            <text:p>1.11758</text:p>
          </table:table-cell>
          <table:table-cell office:value-type="float" office:value="1.14" calcext:value-type="float">
            <text:p>1.14</text:p>
          </table:table-cell>
          <table:table-cell office:value-type="float" office:value="39732" calcext:value-type="float">
            <text:p>39732</text:p>
          </table:table-cell>
          <table:table-cell office:value-type="float" office:value="2294664" calcext:value-type="float">
            <text:p>2294664</text:p>
          </table:table-cell>
          <table:table-cell office:value-type="float" office:value="575.68994" calcext:value-type="float">
            <text:p>575.68994</text:p>
          </table:table-cell>
          <table:table-cell office:value-type="float" office:value="575.3" calcext:value-type="float">
            <text:p>575.3</text:p>
          </table:table-cell>
          <table:table-cell office:value-type="float" office:value="87356" calcext:value-type="float">
            <text:p>87356</text:p>
          </table:table-cell>
          <table:table-cell office:value-type="float" office:value="2294664" calcext:value-type="float">
            <text:p>2294664</text:p>
          </table:table-cell>
          <table:table-cell table:formula="of:=[Sheet2.I16]-[Sheet2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5-c3507099.ukp</text:p>
          </table:table-cell>
          <table:table-cell office:value-type="float" office:value="1.06638" calcext:value-type="float">
            <text:p>1.06638</text:p>
          </table:table-cell>
          <table:table-cell office:value-type="float" office:value="1.09" calcext:value-type="float">
            <text:p>1.09</text:p>
          </table:table-cell>
          <table:table-cell office:value-type="float" office:value="58684" calcext:value-type="float">
            <text:p>58684</text:p>
          </table:table-cell>
          <table:table-cell office:value-type="float" office:value="3506949" calcext:value-type="float">
            <text:p>3506949</text:p>
          </table:table-cell>
          <table:table-cell office:value-type="float" office:value="517.59662" calcext:value-type="float">
            <text:p>517.59662</text:p>
          </table:table-cell>
          <table:table-cell office:value-type="float" office:value="517.25" calcext:value-type="float">
            <text:p>517.25</text:p>
          </table:table-cell>
          <table:table-cell office:value-type="float" office:value="83356" calcext:value-type="float">
            <text:p>83356</text:p>
          </table:table-cell>
          <table:table-cell office:value-type="float" office:value="3506949" calcext:value-type="float">
            <text:p>3506949</text:p>
          </table:table-cell>
          <table:table-cell table:formula="of:=[Sheet2.I17]-[Sheet2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6-c9426227.ukp</text:p>
          </table:table-cell>
          <table:table-cell office:value-type="float" office:value="1.08122" calcext:value-type="float">
            <text:p>1.08122</text:p>
          </table:table-cell>
          <table:table-cell office:value-type="float" office:value="1.1" calcext:value-type="float">
            <text:p>1.1</text:p>
          </table:table-cell>
          <table:table-cell office:value-type="float" office:value="150900" calcext:value-type="float">
            <text:p>150900</text:p>
          </table:table-cell>
          <table:table-cell office:value-type="float" office:value="9425832" calcext:value-type="float">
            <text:p>9425832</text:p>
          </table:table-cell>
          <table:table-cell office:value-type="float" office:value="202.73665" calcext:value-type="float">
            <text:p>202.73665</text:p>
          </table:table-cell>
          <table:table-cell office:value-type="float" office:value="202.67" calcext:value-type="float">
            <text:p>202.67</text:p>
          </table:table-cell>
          <table:table-cell office:value-type="float" office:value="44448" calcext:value-type="float">
            <text:p>44448</text:p>
          </table:table-cell>
          <table:table-cell office:value-type="float" office:value="9425832" calcext:value-type="float">
            <text:p>9425832</text:p>
          </table:table-cell>
          <table:table-cell table:formula="of:=[Sheet2.I18]-[Sheet2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7-c3733781.ukp</text:p>
          </table:table-cell>
          <table:table-cell office:value-type="float" office:value="1.07193" calcext:value-type="float">
            <text:p>1.07193</text:p>
          </table:table-cell>
          <table:table-cell office:value-type="float" office:value="1.09" calcext:value-type="float">
            <text:p>1.09</text:p>
          </table:table-cell>
          <table:table-cell office:value-type="float" office:value="62088" calcext:value-type="float">
            <text:p>62088</text:p>
          </table:table-cell>
          <table:table-cell office:value-type="float" office:value="3733621" calcext:value-type="float">
            <text:p>3733621</text:p>
          </table:table-cell>
          <table:table-cell office:value-type="float" office:value="608.56661" calcext:value-type="float">
            <text:p>608.56661</text:p>
          </table:table-cell>
          <table:table-cell office:value-type="float" office:value="608.14" calcext:value-type="float">
            <text:p>608.14</text:p>
          </table:table-cell>
          <table:table-cell office:value-type="float" office:value="96320" calcext:value-type="float">
            <text:p>96320</text:p>
          </table:table-cell>
          <table:table-cell office:value-type="float" office:value="3733621" calcext:value-type="float">
            <text:p>3733621</text:p>
          </table:table-cell>
          <table:table-cell table:formula="of:=[Sheet2.I19]-[Sheet2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8-c7888688.ukp</text:p>
          </table:table-cell>
          <table:table-cell office:value-type="float" office:value="1.07412" calcext:value-type="float">
            <text:p>1.07412</text:p>
          </table:table-cell>
          <table:table-cell office:value-type="float" office:value="1.1" calcext:value-type="float">
            <text:p>1.1</text:p>
          </table:table-cell>
          <table:table-cell office:value-type="float" office:value="127052" calcext:value-type="float">
            <text:p>127052</text:p>
          </table:table-cell>
          <table:table-cell office:value-type="float" office:value="7888358" calcext:value-type="float">
            <text:p>7888358</text:p>
          </table:table-cell>
          <table:table-cell office:value-type="float" office:value="108.38999" calcext:value-type="float">
            <text:p>108.38999</text:p>
          </table:table-cell>
          <table:table-cell office:value-type="float" office:value="108.32" calcext:value-type="float">
            <text:p>108.32</text:p>
          </table:table-cell>
          <table:table-cell office:value-type="float" office:value="30788" calcext:value-type="float">
            <text:p>30788</text:p>
          </table:table-cell>
          <table:table-cell office:value-type="float" office:value="7888358" calcext:value-type="float">
            <text:p>7888358</text:p>
          </table:table-cell>
          <table:table-cell table:formula="of:=[Sheet2.I20]-[Sheet2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9-c9008057.ukp</text:p>
          </table:table-cell>
          <table:table-cell office:value-type="float" office:value="1.08005" calcext:value-type="float">
            <text:p>1.08005</text:p>
          </table:table-cell>
          <table:table-cell office:value-type="float" office:value="1.1" calcext:value-type="float">
            <text:p>1.1</text:p>
          </table:table-cell>
          <table:table-cell office:value-type="float" office:value="144308" calcext:value-type="float">
            <text:p>144308</text:p>
          </table:table-cell>
          <table:table-cell office:value-type="float" office:value="9007677" calcext:value-type="float">
            <text:p>9007677</text:p>
          </table:table-cell>
          <table:table-cell office:value-type="float" office:value="721.88659" calcext:value-type="float">
            <text:p>721.88659</text:p>
          </table:table-cell>
          <table:table-cell office:value-type="float" office:value="721.39" calcext:value-type="float">
            <text:p>721.39</text:p>
          </table:table-cell>
          <table:table-cell office:value-type="float" office:value="98776" calcext:value-type="float">
            <text:p>98776</text:p>
          </table:table-cell>
          <table:table-cell office:value-type="float" office:value="9007677" calcext:value-type="float">
            <text:p>9007677</text:p>
          </table:table-cell>
          <table:table-cell table:formula="of:=[Sheet2.I21]-[Sheet2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.B2:.B21])/20" office:value-type="float" office:value="1.083717" calcext:value-type="float">
            <text:p>1.08</text:p>
          </table:table-cell>
          <table:table-cell table:formula="of:=SUM([.C2:.C21])/20" office:value-type="float" office:value="1.1215" calcext:value-type="float">
            <text:p>1.1215</text:p>
          </table:table-cell>
          <table:table-cell table:formula="of:=SUM([.D2:.D21])/20" office:value-type="float" office:value="97200" calcext:value-type="float">
            <text:p>97200</text:p>
          </table:table-cell>
          <table:table-cell/>
          <table:table-cell table:style-name="ce2" table:formula="of:=SUM([.F2:.F21])/20" office:value-type="float" office:value="261.6141415" calcext:value-type="float">
            <text:p>261.61</text:p>
          </table:table-cell>
          <table:table-cell table:formula="of:=SUM([.G2:.G21])/20" office:value-type="float" office:value="261.455" calcext:value-type="float">
            <text:p>261.455</text:p>
          </table:table-cell>
          <table:table-cell table:formula="of:=SUM([.H2:.H21])/20" office:value-type="float" office:value="49219" calcext:value-type="float">
            <text:p>49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.B2:.B21])" office:value-type="float" office:value="0.018071156459659" calcext:value-type="float">
            <text:p>0.02</text:p>
          </table:table-cell>
          <table:table-cell table:formula="of:=STDEV([.C2:.C21])" office:value-type="float" office:value="0.065636559132368" calcext:value-type="float">
            <text:p>0.0656365591</text:p>
          </table:table-cell>
          <table:table-cell table:formula="of:=STDEV([.D2:.D21])" office:value-type="float" office:value="33970.8388381627" calcext:value-type="float">
            <text:p>33970.8388381627</text:p>
          </table:table-cell>
          <table:table-cell/>
          <table:table-cell table:style-name="ce2" table:formula="of:=STDEV([.F2:.F21])" office:value-type="float" office:value="246.209387476104" calcext:value-type="float">
            <text:p>246.21</text:p>
          </table:table-cell>
          <table:table-cell table:formula="of:=STDEV([.G2:.G21])" office:value-type="float" office:value="246.031532820704" calcext:value-type="float">
            <text:p>246.0315328207</text:p>
          </table:table-cell>
          <table:table-cell table:formula="of:=STDEV([.H2:.H21])" office:value-type="float" office:value="29018.4868226047" calcext:value-type="float">
            <text:p>29018.4868226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.B1:.B21])" office:value-type="float" office:value="1.06634" calcext:value-type="float">
            <text:p>1.07</text:p>
          </table:table-cell>
          <table:table-cell table:formula="of:=MIN([.C1:.C21])" office:value-type="float" office:value="1.09" calcext:value-type="float">
            <text:p>1.09</text:p>
          </table:table-cell>
          <table:table-cell table:formula="of:=MIN([.D1:.D21])" office:value-type="float" office:value="39732" calcext:value-type="float">
            <text:p>39732</text:p>
          </table:table-cell>
          <table:table-cell/>
          <table:table-cell table:style-name="ce2" table:formula="of:=MIN([.F1:.F21])" office:value-type="float" office:value="0" calcext:value-type="float">
            <text:p>0.00</text:p>
          </table:table-cell>
          <table:table-cell table:formula="of:=MIN([.G1:.G21])" office:value-type="float" office:value="0" calcext:value-type="float">
            <text:p>0</text:p>
          </table:table-cell>
          <table:table-cell table:formula="of:=MIN([.H1:.H21])" office:value-type="float" office:value="7936" calcext:value-type="float">
            <text:p>79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.B1:.B21])" office:value-type="float" office:value="1.13176" calcext:value-type="float">
            <text:p>1.13</text:p>
          </table:table-cell>
          <table:table-cell table:formula="of:=MAX([.C1:.C21])" office:value-type="float" office:value="1.39" calcext:value-type="float">
            <text:p>1.39</text:p>
          </table:table-cell>
          <table:table-cell table:formula="of:=MAX([.D1:.D21])" office:value-type="float" office:value="151944" calcext:value-type="float">
            <text:p>151944</text:p>
          </table:table-cell>
          <table:table-cell/>
          <table:table-cell table:style-name="ce2" table:formula="of:=MAX([.F1:.F21])" office:value-type="float" office:value="721.88659" calcext:value-type="float">
            <text:p>721.89</text:p>
          </table:table-cell>
          <table:table-cell table:formula="of:=MAX([.G1:.G21])" office:value-type="float" office:value="721.39" calcext:value-type="float">
            <text:p>721.39</text:p>
          </table:table-cell>
          <table:table-cell table:formula="of:=MAX([.H1:.H21])" office:value-type="float" office:value="98776" calcext:value-type="float">
            <text:p>987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.D22]/1000" office:value-type="float" office:value="97.2" calcext:value-type="float">
            <text:p>97.20</text:p>
          </table:table-cell>
          <table:table-cell table:number-columns-repeated="3"/>
          <table:table-cell table:style-name="ce2" table:formula="of:=[.H22]/1000" office:value-type="float" office:value="49.219" calcext:value-type="float">
            <text:p>49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.D23]/1000" office:value-type="float" office:value="33.9708388381627" calcext:value-type="float">
            <text:p>33.97</text:p>
          </table:table-cell>
          <table:table-cell table:number-columns-repeated="3"/>
          <table:table-cell table:style-name="ce2" table:formula="of:=[.H23]/1000" office:value-type="float" office:value="29.0184868226047" calcext:value-type="float">
            <text:p>29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.D24]/1000" office:value-type="float" office:value="39.732" calcext:value-type="float">
            <text:p>39.73</text:p>
          </table:table-cell>
          <table:table-cell table:number-columns-repeated="3"/>
          <table:table-cell table:style-name="ce2" table:formula="of:=[.H24]/1000" office:value-type="float" office:value="7.936" calcext:value-type="float">
            <text:p>7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.D25]/1000" office:value-type="float" office:value="151.944" calcext:value-type="float">
            <text:p>151.94</text:p>
          </table:table-cell>
          <table:table-cell table:number-columns-repeated="3"/>
          <table:table-cell table:style-name="ce2" table:formula="of:=[.H25]/1000" office:value-type="float" office:value="98.776" calcext:value-type="float">
            <text:p>98.78</text:p>
          </table:table-cell>
          <table:table-cell table:number-columns-repeated="2"/>
        </table:table-row>
      </table:table>
      <table:table table:name="Sheet3" table:style-name="ta1">
        <table:table-column table:style-name="co5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-5n10000wmin50000-0-c9996682.ukp</text:p>
          </table:table-cell>
          <table:table-cell office:value-type="float" office:value="0.545634" calcext:value-type="float">
            <text:p>0.545634</text:p>
          </table:table-cell>
          <table:table-cell office:value-type="float" office:value="0.57" calcext:value-type="float">
            <text:p>0.57</text:p>
          </table:table-cell>
          <table:table-cell office:value-type="float" office:value="160052" calcext:value-type="float">
            <text:p>160052</text:p>
          </table:table-cell>
          <table:table-cell office:value-type="float" office:value="9995847" calcext:value-type="float">
            <text:p>9995847</text:p>
          </table:table-cell>
          <table:table-cell office:value-type="float" office:value="65.36999" calcext:value-type="float">
            <text:p>65.36999</text:p>
          </table:table-cell>
          <table:table-cell office:value-type="float" office:value="65.37" calcext:value-type="float">
            <text:p>65.37</text:p>
          </table:table-cell>
          <table:table-cell office:value-type="float" office:value="25424" calcext:value-type="float">
            <text:p>25424</text:p>
          </table:table-cell>
          <table:table-cell office:value-type="float" office:value="9995847" calcext:value-type="float">
            <text:p>9995847</text:p>
          </table:table-cell>
          <table:table-cell table:formula="of:=[Sheet3.I2]-[Sheet3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-c6479362.ukp</text:p>
          </table:table-cell>
          <table:table-cell office:value-type="float" office:value="0.54063" calcext:value-type="float">
            <text:p>0.54063</text:p>
          </table:table-cell>
          <table:table-cell office:value-type="float" office:value="0.56" calcext:value-type="float">
            <text:p>0.56</text:p>
          </table:table-cell>
          <table:table-cell office:value-type="float" office:value="105024" calcext:value-type="float">
            <text:p>105024</text:p>
          </table:table-cell>
          <table:table-cell office:value-type="float" office:value="6478822" calcext:value-type="float">
            <text:p>6478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28" calcext:value-type="float">
            <text:p>7428</text:p>
          </table:table-cell>
          <table:table-cell office:value-type="float" office:value="6478822" calcext:value-type="float">
            <text:p>6478822</text:p>
          </table:table-cell>
          <table:table-cell table:formula="of:=[Sheet3.I3]-[Sheet3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0-c9840568.ukp</text:p>
          </table:table-cell>
          <table:table-cell office:value-type="float" office:value="0.53386" calcext:value-type="float">
            <text:p>0.53386</text:p>
          </table:table-cell>
          <table:table-cell office:value-type="float" office:value="0.56" calcext:value-type="float">
            <text:p>0.56</text:p>
          </table:table-cell>
          <table:table-cell office:value-type="float" office:value="157424" calcext:value-type="float">
            <text:p>157424</text:p>
          </table:table-cell>
          <table:table-cell office:value-type="float" office:value="9839743" calcext:value-type="float">
            <text:p>9839743</text:p>
          </table:table-cell>
          <table:table-cell office:value-type="float" office:value="170.07665" calcext:value-type="float">
            <text:p>170.07665</text:p>
          </table:table-cell>
          <table:table-cell office:value-type="float" office:value="169.98" calcext:value-type="float">
            <text:p>169.98</text:p>
          </table:table-cell>
          <table:table-cell office:value-type="float" office:value="44160" calcext:value-type="float">
            <text:p>44160</text:p>
          </table:table-cell>
          <table:table-cell office:value-type="float" office:value="9839743" calcext:value-type="float">
            <text:p>9839743</text:p>
          </table:table-cell>
          <table:table-cell table:formula="of:=[Sheet3.I4]-[Sheet3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1-c8441994.ukp</text:p>
          </table:table-cell>
          <table:table-cell office:value-type="float" office:value="0.527542" calcext:value-type="float">
            <text:p>0.527542</text:p>
          </table:table-cell>
          <table:table-cell office:value-type="float" office:value="0.55" calcext:value-type="float">
            <text:p>0.55</text:p>
          </table:table-cell>
          <table:table-cell office:value-type="float" office:value="135664" calcext:value-type="float">
            <text:p>135664</text:p>
          </table:table-cell>
          <table:table-cell office:value-type="float" office:value="8441289" calcext:value-type="float">
            <text:p>8441289</text:p>
          </table:table-cell>
          <table:table-cell office:value-type="float" office:value="32.83666" calcext:value-type="float">
            <text:p>32.83666</text:p>
          </table:table-cell>
          <table:table-cell office:value-type="float" office:value="32.82" calcext:value-type="float">
            <text:p>32.82</text:p>
          </table:table-cell>
          <table:table-cell office:value-type="float" office:value="19480" calcext:value-type="float">
            <text:p>19480</text:p>
          </table:table-cell>
          <table:table-cell office:value-type="float" office:value="8441289" calcext:value-type="float">
            <text:p>8441289</text:p>
          </table:table-cell>
          <table:table-cell table:formula="of:=[Sheet3.I5]-[Sheet3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2-c7469477.ukp</text:p>
          </table:table-cell>
          <table:table-cell office:value-type="float" office:value="0.535422" calcext:value-type="float">
            <text:p>0.535422</text:p>
          </table:table-cell>
          <table:table-cell office:value-type="float" office:value="0.56" calcext:value-type="float">
            <text:p>0.56</text:p>
          </table:table-cell>
          <table:table-cell office:value-type="float" office:value="120316" calcext:value-type="float">
            <text:p>120316</text:p>
          </table:table-cell>
          <table:table-cell office:value-type="float" office:value="7468852" calcext:value-type="float">
            <text:p>7468852</text:p>
          </table:table-cell>
          <table:table-cell office:value-type="float" office:value="89.31332" calcext:value-type="float">
            <text:p>89.31332</text:p>
          </table:table-cell>
          <table:table-cell office:value-type="float" office:value="89.26" calcext:value-type="float">
            <text:p>89.26</text:p>
          </table:table-cell>
          <table:table-cell office:value-type="float" office:value="31684" calcext:value-type="float">
            <text:p>31684</text:p>
          </table:table-cell>
          <table:table-cell office:value-type="float" office:value="7468852" calcext:value-type="float">
            <text:p>7468852</text:p>
          </table:table-cell>
          <table:table-cell table:formula="of:=[Sheet3.I6]-[Sheet3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3-c8304533.ukp</text:p>
          </table:table-cell>
          <table:table-cell office:value-type="float" office:value="0.575323" calcext:value-type="float">
            <text:p>0.575323</text:p>
          </table:table-cell>
          <table:table-cell office:value-type="float" office:value="0.6" calcext:value-type="float">
            <text:p>0.6</text:p>
          </table:table-cell>
          <table:table-cell office:value-type="float" office:value="133408" calcext:value-type="float">
            <text:p>133408</text:p>
          </table:table-cell>
          <table:table-cell office:value-type="float" office:value="8303838" calcext:value-type="float">
            <text:p>8303838</text:p>
          </table:table-cell>
          <table:table-cell office:value-type="float" office:value="101.25999" calcext:value-type="float">
            <text:p>101.25999</text:p>
          </table:table-cell>
          <table:table-cell office:value-type="float" office:value="101.22" calcext:value-type="float">
            <text:p>101.22</text:p>
          </table:table-cell>
          <table:table-cell office:value-type="float" office:value="31316" calcext:value-type="float">
            <text:p>31316</text:p>
          </table:table-cell>
          <table:table-cell office:value-type="float" office:value="8303838" calcext:value-type="float">
            <text:p>8303838</text:p>
          </table:table-cell>
          <table:table-cell table:formula="of:=[Sheet3.I7]-[Sheet3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4-c9212648.ukp</text:p>
          </table:table-cell>
          <table:table-cell office:value-type="float" office:value="0.55831" calcext:value-type="float">
            <text:p>0.55831</text:p>
          </table:table-cell>
          <table:table-cell office:value-type="float" office:value="0.58" calcext:value-type="float">
            <text:p>0.58</text:p>
          </table:table-cell>
          <table:table-cell office:value-type="float" office:value="147780" calcext:value-type="float">
            <text:p>147780</text:p>
          </table:table-cell>
          <table:table-cell office:value-type="float" office:value="9211878" calcext:value-type="float">
            <text:p>9211878</text:p>
          </table:table-cell>
          <table:table-cell office:value-type="float" office:value="69.41666" calcext:value-type="float">
            <text:p>69.41666</text:p>
          </table:table-cell>
          <table:table-cell office:value-type="float" office:value="69.38" calcext:value-type="float">
            <text:p>69.38</text:p>
          </table:table-cell>
          <table:table-cell office:value-type="float" office:value="23088" calcext:value-type="float">
            <text:p>23088</text:p>
          </table:table-cell>
          <table:table-cell office:value-type="float" office:value="9211878" calcext:value-type="float">
            <text:p>9211878</text:p>
          </table:table-cell>
          <table:table-cell table:formula="of:=[Sheet3.I8]-[Sheet3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5-c9789593.ukp</text:p>
          </table:table-cell>
          <table:table-cell office:value-type="float" office:value="0.541051" calcext:value-type="float">
            <text:p>0.541051</text:p>
          </table:table-cell>
          <table:table-cell office:value-type="float" office:value="0.56" calcext:value-type="float">
            <text:p>0.56</text:p>
          </table:table-cell>
          <table:table-cell office:value-type="float" office:value="156680" calcext:value-type="float">
            <text:p>156680</text:p>
          </table:table-cell>
          <table:table-cell office:value-type="float" office:value="9788773" calcext:value-type="float">
            <text:p>9788773</text:p>
          </table:table-cell>
          <table:table-cell office:value-type="float" office:value="200.08998" calcext:value-type="float">
            <text:p>200.08998</text:p>
          </table:table-cell>
          <table:table-cell office:value-type="float" office:value="199.97" calcext:value-type="float">
            <text:p>199.97</text:p>
          </table:table-cell>
          <table:table-cell office:value-type="float" office:value="44284" calcext:value-type="float">
            <text:p>44284</text:p>
          </table:table-cell>
          <table:table-cell office:value-type="float" office:value="9788773" calcext:value-type="float">
            <text:p>9788773</text:p>
          </table:table-cell>
          <table:table-cell table:formula="of:=[Sheet3.I9]-[Sheet3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6-c9359281.ukp</text:p>
          </table:table-cell>
          <table:table-cell office:value-type="float" office:value="0.553577" calcext:value-type="float">
            <text:p>0.553577</text:p>
          </table:table-cell>
          <table:table-cell office:value-type="float" office:value="0.58" calcext:value-type="float">
            <text:p>0.58</text:p>
          </table:table-cell>
          <table:table-cell office:value-type="float" office:value="150136" calcext:value-type="float">
            <text:p>150136</text:p>
          </table:table-cell>
          <table:table-cell office:value-type="float" office:value="9358501" calcext:value-type="float">
            <text:p>935850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8012" calcext:value-type="float">
            <text:p>8012</text:p>
          </table:table-cell>
          <table:table-cell office:value-type="float" office:value="9358501" calcext:value-type="float">
            <text:p>9358501</text:p>
          </table:table-cell>
          <table:table-cell table:formula="of:=[Sheet3.I10]-[Sheet3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7-c6880209.ukp</text:p>
          </table:table-cell>
          <table:table-cell office:value-type="float" office:value="0.53996" calcext:value-type="float">
            <text:p>0.53996</text:p>
          </table:table-cell>
          <table:table-cell office:value-type="float" office:value="0.56" calcext:value-type="float">
            <text:p>0.56</text:p>
          </table:table-cell>
          <table:table-cell office:value-type="float" office:value="111248" calcext:value-type="float">
            <text:p>111248</text:p>
          </table:table-cell>
          <table:table-cell office:value-type="float" office:value="6879634" calcext:value-type="float">
            <text:p>6879634</text:p>
          </table:table-cell>
          <table:table-cell office:value-type="float" office:value="40.68" calcext:value-type="float">
            <text:p>40.68</text:p>
          </table:table-cell>
          <table:table-cell office:value-type="float" office:value="40.69" calcext:value-type="float">
            <text:p>40.69</text:p>
          </table:table-cell>
          <table:table-cell office:value-type="float" office:value="19836" calcext:value-type="float">
            <text:p>19836</text:p>
          </table:table-cell>
          <table:table-cell office:value-type="float" office:value="6879634" calcext:value-type="float">
            <text:p>6879634</text:p>
          </table:table-cell>
          <table:table-cell table:formula="of:=[Sheet3.I11]-[Sheet3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8-c4318961.ukp</text:p>
          </table:table-cell>
          <table:table-cell office:value-type="float" office:value="0.534747" calcext:value-type="float">
            <text:p>0.534747</text:p>
          </table:table-cell>
          <table:table-cell office:value-type="float" office:value="0.56" calcext:value-type="float">
            <text:p>0.56</text:p>
          </table:table-cell>
          <table:table-cell office:value-type="float" office:value="71244" calcext:value-type="float">
            <text:p>71244</text:p>
          </table:table-cell>
          <table:table-cell office:value-type="float" office:value="4318601" calcext:value-type="float">
            <text:p>431860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48" calcext:value-type="float">
            <text:p>7948</text:p>
          </table:table-cell>
          <table:table-cell office:value-type="float" office:value="4318601" calcext:value-type="float">
            <text:p>4318601</text:p>
          </table:table-cell>
          <table:table-cell table:formula="of:=[Sheet3.I12]-[Sheet3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9-c4193065.ukp</text:p>
          </table:table-cell>
          <table:table-cell office:value-type="float" office:value="0.530952" calcext:value-type="float">
            <text:p>0.530952</text:p>
          </table:table-cell>
          <table:table-cell office:value-type="float" office:value="0.55" calcext:value-type="float">
            <text:p>0.55</text:p>
          </table:table-cell>
          <table:table-cell office:value-type="float" office:value="69156" calcext:value-type="float">
            <text:p>69156</text:p>
          </table:table-cell>
          <table:table-cell office:value-type="float" office:value="4192715" calcext:value-type="float">
            <text:p>4192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48" calcext:value-type="float">
            <text:p>6348</text:p>
          </table:table-cell>
          <table:table-cell office:value-type="float" office:value="4192715" calcext:value-type="float">
            <text:p>4192715</text:p>
          </table:table-cell>
          <table:table-cell table:formula="of:=[Sheet3.I13]-[Sheet3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2-c7442103.ukp</text:p>
          </table:table-cell>
          <table:table-cell office:value-type="float" office:value="0.540582" calcext:value-type="float">
            <text:p>0.540582</text:p>
          </table:table-cell>
          <table:table-cell office:value-type="float" office:value="0.56" calcext:value-type="float">
            <text:p>0.56</text:p>
          </table:table-cell>
          <table:table-cell office:value-type="float" office:value="120196" calcext:value-type="float">
            <text:p>120196</text:p>
          </table:table-cell>
          <table:table-cell office:value-type="float" office:value="7441478" calcext:value-type="float">
            <text:p>7441478</text:p>
          </table:table-cell>
          <table:table-cell office:value-type="float" office:value="199.94665" calcext:value-type="float">
            <text:p>199.94665</text:p>
          </table:table-cell>
          <table:table-cell office:value-type="float" office:value="199.85" calcext:value-type="float">
            <text:p>199.85</text:p>
          </table:table-cell>
          <table:table-cell office:value-type="float" office:value="45192" calcext:value-type="float">
            <text:p>45192</text:p>
          </table:table-cell>
          <table:table-cell office:value-type="float" office:value="7441478" calcext:value-type="float">
            <text:p>7441478</text:p>
          </table:table-cell>
          <table:table-cell table:formula="of:=[Sheet3.I14]-[Sheet3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3-c2088141.ukp</text:p>
          </table:table-cell>
          <table:table-cell office:value-type="float" office:value="0.529586" calcext:value-type="float">
            <text:p>0.529586</text:p>
          </table:table-cell>
          <table:table-cell office:value-type="float" office:value="0.55" calcext:value-type="float">
            <text:p>0.55</text:p>
          </table:table-cell>
          <table:table-cell office:value-type="float" office:value="36232" calcext:value-type="float">
            <text:p>36232</text:p>
          </table:table-cell>
          <table:table-cell office:value-type="float" office:value="2087966" calcext:value-type="float">
            <text:p>2087966</text:p>
          </table:table-cell>
          <table:table-cell table:number-columns-repeated="2" office:value-type="float" office:value="17.75" calcext:value-type="float">
            <text:p>17.75</text:p>
          </table:table-cell>
          <table:table-cell office:value-type="float" office:value="18052" calcext:value-type="float">
            <text:p>18052</text:p>
          </table:table-cell>
          <table:table-cell office:value-type="float" office:value="2087966" calcext:value-type="float">
            <text:p>2087966</text:p>
          </table:table-cell>
          <table:table-cell table:formula="of:=[Sheet3.I15]-[Sheet3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4-c4929152.ukp</text:p>
          </table:table-cell>
          <table:table-cell office:value-type="float" office:value="0.546262" calcext:value-type="float">
            <text:p>0.546262</text:p>
          </table:table-cell>
          <table:table-cell office:value-type="float" office:value="0.57" calcext:value-type="float">
            <text:p>0.57</text:p>
          </table:table-cell>
          <table:table-cell office:value-type="float" office:value="80612" calcext:value-type="float">
            <text:p>80612</text:p>
          </table:table-cell>
          <table:table-cell office:value-type="float" office:value="4928737" calcext:value-type="float">
            <text:p>4928737</text:p>
          </table:table-cell>
          <table:table-cell office:value-type="float" office:value="206.73998" calcext:value-type="float">
            <text:p>206.73998</text:p>
          </table:table-cell>
          <table:table-cell office:value-type="float" office:value="206.63" calcext:value-type="float">
            <text:p>206.63</text:p>
          </table:table-cell>
          <table:table-cell office:value-type="float" office:value="44616" calcext:value-type="float">
            <text:p>44616</text:p>
          </table:table-cell>
          <table:table-cell office:value-type="float" office:value="4928737" calcext:value-type="float">
            <text:p>4928737</text:p>
          </table:table-cell>
          <table:table-cell table:formula="of:=[Sheet3.I16]-[Sheet3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5-c2181348.ukp</text:p>
          </table:table-cell>
          <table:table-cell office:value-type="float" office:value="0.530822" calcext:value-type="float">
            <text:p>0.530822</text:p>
          </table:table-cell>
          <table:table-cell office:value-type="float" office:value="0.55" calcext:value-type="float">
            <text:p>0.55</text:p>
          </table:table-cell>
          <table:table-cell office:value-type="float" office:value="37852" calcext:value-type="float">
            <text:p>37852</text:p>
          </table:table-cell>
          <table:table-cell office:value-type="float" office:value="2181163" calcext:value-type="float">
            <text:p>2181163</text:p>
          </table:table-cell>
          <table:table-cell office:value-type="float" office:value="106.95999" calcext:value-type="float">
            <text:p>106.95999</text:p>
          </table:table-cell>
          <table:table-cell office:value-type="float" office:value="106.93" calcext:value-type="float">
            <text:p>106.93</text:p>
          </table:table-cell>
          <table:table-cell office:value-type="float" office:value="30824" calcext:value-type="float">
            <text:p>30824</text:p>
          </table:table-cell>
          <table:table-cell office:value-type="float" office:value="2181163" calcext:value-type="float">
            <text:p>2181163</text:p>
          </table:table-cell>
          <table:table-cell table:formula="of:=[Sheet3.I17]-[Sheet3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6-c7181498.ukp</text:p>
          </table:table-cell>
          <table:table-cell office:value-type="float" office:value="0.540457" calcext:value-type="float">
            <text:p>0.540457</text:p>
          </table:table-cell>
          <table:table-cell office:value-type="float" office:value="0.56" calcext:value-type="float">
            <text:p>0.56</text:p>
          </table:table-cell>
          <table:table-cell office:value-type="float" office:value="116108" calcext:value-type="float">
            <text:p>116108</text:p>
          </table:table-cell>
          <table:table-cell office:value-type="float" office:value="7180898" calcext:value-type="float">
            <text:p>7180898</text:p>
          </table:table-cell>
          <table:table-cell office:value-type="float" office:value="33.57" calcext:value-type="float">
            <text:p>33.57</text:p>
          </table:table-cell>
          <table:table-cell office:value-type="float" office:value="33.56" calcext:value-type="float">
            <text:p>33.56</text:p>
          </table:table-cell>
          <table:table-cell office:value-type="float" office:value="19876" calcext:value-type="float">
            <text:p>19876</text:p>
          </table:table-cell>
          <table:table-cell office:value-type="float" office:value="7180898" calcext:value-type="float">
            <text:p>7180898</text:p>
          </table:table-cell>
          <table:table-cell table:formula="of:=[Sheet3.I18]-[Sheet3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7-c8373550.ukp</text:p>
          </table:table-cell>
          <table:table-cell office:value-type="float" office:value="0.588623" calcext:value-type="float">
            <text:p>0.588623</text:p>
          </table:table-cell>
          <table:table-cell office:value-type="float" office:value="0.62" calcext:value-type="float">
            <text:p>0.62</text:p>
          </table:table-cell>
          <table:table-cell office:value-type="float" office:value="134740" calcext:value-type="float">
            <text:p>134740</text:p>
          </table:table-cell>
          <table:table-cell office:value-type="float" office:value="8372850" calcext:value-type="float">
            <text:p>8372850</text:p>
          </table:table-cell>
          <table:table-cell office:value-type="float" office:value="60.27999" calcext:value-type="float">
            <text:p>60.27999</text:p>
          </table:table-cell>
          <table:table-cell office:value-type="float" office:value="60.26" calcext:value-type="float">
            <text:p>60.26</text:p>
          </table:table-cell>
          <table:table-cell office:value-type="float" office:value="28012" calcext:value-type="float">
            <text:p>28012</text:p>
          </table:table-cell>
          <table:table-cell office:value-type="float" office:value="8372850" calcext:value-type="float">
            <text:p>8372850</text:p>
          </table:table-cell>
          <table:table-cell table:formula="of:=[Sheet3.I19]-[Sheet3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8-c6499241.ukp</text:p>
          </table:table-cell>
          <table:table-cell office:value-type="float" office:value="0.522184" calcext:value-type="float">
            <text:p>0.522184</text:p>
          </table:table-cell>
          <table:table-cell office:value-type="float" office:value="0.54" calcext:value-type="float">
            <text:p>0.54</text:p>
          </table:table-cell>
          <table:table-cell office:value-type="float" office:value="105396" calcext:value-type="float">
            <text:p>105396</text:p>
          </table:table-cell>
          <table:table-cell office:value-type="float" office:value="6498696" calcext:value-type="float">
            <text:p>6498696</text:p>
          </table:table-cell>
          <table:table-cell office:value-type="float" office:value="114.40666" calcext:value-type="float">
            <text:p>114.40666</text:p>
          </table:table-cell>
          <table:table-cell office:value-type="float" office:value="114.38" calcext:value-type="float">
            <text:p>114.38</text:p>
          </table:table-cell>
          <table:table-cell office:value-type="float" office:value="39424" calcext:value-type="float">
            <text:p>39424</text:p>
          </table:table-cell>
          <table:table-cell office:value-type="float" office:value="6498696" calcext:value-type="float">
            <text:p>6498696</text:p>
          </table:table-cell>
          <table:table-cell table:formula="of:=[Sheet3.I20]-[Sheet3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9-c9968330.ukp</text:p>
          </table:table-cell>
          <table:table-cell office:value-type="float" office:value="0.530763" calcext:value-type="float">
            <text:p>0.530763</text:p>
          </table:table-cell>
          <table:table-cell office:value-type="float" office:value="0.55" calcext:value-type="float">
            <text:p>0.55</text:p>
          </table:table-cell>
          <table:table-cell office:value-type="float" office:value="159404" calcext:value-type="float">
            <text:p>159404</text:p>
          </table:table-cell>
          <table:table-cell office:value-type="float" office:value="9967495" calcext:value-type="float">
            <text:p>9967495</text:p>
          </table:table-cell>
          <table:table-cell office:value-type="float" office:value="150.68665" calcext:value-type="float">
            <text:p>150.68665</text:p>
          </table:table-cell>
          <table:table-cell office:value-type="float" office:value="150.59" calcext:value-type="float">
            <text:p>150.59</text:p>
          </table:table-cell>
          <table:table-cell office:value-type="float" office:value="44352" calcext:value-type="float">
            <text:p>44352</text:p>
          </table:table-cell>
          <table:table-cell office:value-type="float" office:value="9967495" calcext:value-type="float">
            <text:p>9967495</text:p>
          </table:table-cell>
          <table:table-cell table:formula="of:=[Sheet3.I21]-[Sheet3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.B2:.B21])/20" office:value-type="float" office:value="0.54231435" calcext:value-type="float">
            <text:p>0.54</text:p>
          </table:table-cell>
          <table:table-cell table:formula="of:=SUM([.C2:.C21])/20" office:value-type="float" office:value="0.5645" calcext:value-type="float">
            <text:p>0.5645</text:p>
          </table:table-cell>
          <table:table-cell table:formula="of:=SUM([.D2:.D21])/20" office:value-type="float" office:value="115433.6" calcext:value-type="float">
            <text:p>115433.6</text:p>
          </table:table-cell>
          <table:table-cell/>
          <table:table-cell table:style-name="ce2" table:formula="of:=SUM([.F2:.F21])/20" office:value-type="float" office:value="82.9696585" calcext:value-type="float">
            <text:p>82.97</text:p>
          </table:table-cell>
          <table:table-cell table:formula="of:=SUM([.G2:.G21])/20" office:value-type="float" office:value="82.932" calcext:value-type="float">
            <text:p>82.932</text:p>
          </table:table-cell>
          <table:table-cell table:formula="of:=SUM([.H2:.H21])/20" office:value-type="float" office:value="26967.8" calcext:value-type="float">
            <text:p>2696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.B2:.B21])" office:value-type="float" office:value="0.0162482732824299" calcext:value-type="float">
            <text:p>0.02</text:p>
          </table:table-cell>
          <table:table-cell table:formula="of:=STDEV([.C2:.C21])" office:value-type="float" office:value="0.018771478925557" calcext:value-type="float">
            <text:p>0.0187714789</text:p>
          </table:table-cell>
          <table:table-cell table:formula="of:=STDEV([.D2:.D21])" office:value-type="float" office:value="38808.960406478" calcext:value-type="float">
            <text:p>38808.960406478</text:p>
          </table:table-cell>
          <table:table-cell/>
          <table:table-cell table:style-name="ce2" table:formula="of:=STDEV([.F2:.F21])" office:value-type="float" office:value="71.2186442878561" calcext:value-type="float">
            <text:p>71.22</text:p>
          </table:table-cell>
          <table:table-cell table:formula="of:=STDEV([.G2:.G21])" office:value-type="float" office:value="71.1788315368226" calcext:value-type="float">
            <text:p>71.1788315368</text:p>
          </table:table-cell>
          <table:table-cell table:formula="of:=STDEV([.H2:.H21])" office:value-type="float" office:value="13641.4352987699" calcext:value-type="float">
            <text:p>13641.43529876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.B1:.B21])" office:value-type="float" office:value="0.522184" calcext:value-type="float">
            <text:p>0.52</text:p>
          </table:table-cell>
          <table:table-cell table:formula="of:=MIN([.C1:.C21])" office:value-type="float" office:value="0.54" calcext:value-type="float">
            <text:p>0.54</text:p>
          </table:table-cell>
          <table:table-cell table:formula="of:=MIN([.D1:.D21])" office:value-type="float" office:value="36232" calcext:value-type="float">
            <text:p>36232</text:p>
          </table:table-cell>
          <table:table-cell/>
          <table:table-cell table:style-name="ce2" table:formula="of:=MIN([.F1:.F21])" office:value-type="float" office:value="0" calcext:value-type="float">
            <text:p>0.00</text:p>
          </table:table-cell>
          <table:table-cell table:formula="of:=MIN([.G1:.G21])" office:value-type="float" office:value="0" calcext:value-type="float">
            <text:p>0</text:p>
          </table:table-cell>
          <table:table-cell table:formula="of:=MIN([.H1:.H21])" office:value-type="float" office:value="6348" calcext:value-type="float">
            <text:p>6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.B1:.B21])" office:value-type="float" office:value="0.588623" calcext:value-type="float">
            <text:p>0.59</text:p>
          </table:table-cell>
          <table:table-cell table:formula="of:=MAX([.C1:.C21])" office:value-type="float" office:value="0.62" calcext:value-type="float">
            <text:p>0.62</text:p>
          </table:table-cell>
          <table:table-cell table:formula="of:=MAX([.D1:.D21])" office:value-type="float" office:value="160052" calcext:value-type="float">
            <text:p>160052</text:p>
          </table:table-cell>
          <table:table-cell/>
          <table:table-cell table:style-name="ce2" table:formula="of:=MAX([.F1:.F21])" office:value-type="float" office:value="206.73998" calcext:value-type="float">
            <text:p>206.74</text:p>
          </table:table-cell>
          <table:table-cell table:formula="of:=MAX([.G1:.G21])" office:value-type="float" office:value="206.63" calcext:value-type="float">
            <text:p>206.63</text:p>
          </table:table-cell>
          <table:table-cell table:formula="of:=MAX([.H1:.H21])" office:value-type="float" office:value="45192" calcext:value-type="float">
            <text:p>451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.D22]/1000" office:value-type="float" office:value="115.4336" calcext:value-type="float">
            <text:p>115.43</text:p>
          </table:table-cell>
          <table:table-cell table:number-columns-repeated="3"/>
          <table:table-cell table:style-name="ce2" table:formula="of:=[.H22]/1000" office:value-type="float" office:value="26.9678" calcext:value-type="float">
            <text:p>26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.D23]/1000" office:value-type="float" office:value="38.808960406478" calcext:value-type="float">
            <text:p>38.81</text:p>
          </table:table-cell>
          <table:table-cell table:number-columns-repeated="3"/>
          <table:table-cell table:style-name="ce2" table:formula="of:=[.H23]/1000" office:value-type="float" office:value="13.6414352987699" calcext:value-type="float">
            <text:p>13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.D24]/1000" office:value-type="float" office:value="36.232" calcext:value-type="float">
            <text:p>36.23</text:p>
          </table:table-cell>
          <table:table-cell table:number-columns-repeated="3"/>
          <table:table-cell table:style-name="ce2" table:formula="of:=[.H24]/1000" office:value-type="float" office:value="6.348" calcext:value-type="float">
            <text:p>6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.D25]/1000" office:value-type="float" office:value="160.052" calcext:value-type="float">
            <text:p>160.05</text:p>
          </table:table-cell>
          <table:table-cell table:number-columns-repeated="3"/>
          <table:table-cell table:style-name="ce2" table:formula="of:=[.H25]/1000" office:value-type="float" office:value="45.192" calcext:value-type="float">
            <text:p>45.19</text:p>
          </table:table-cell>
          <table:table-cell table:number-columns-repeated="2"/>
        </table:table-row>
      </table:table>
      <table:table table:name="Sheet4" table:style-name="ta1">
        <table:table-column table:style-name="co6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-5n5000wmin10000-0-c530995.ukp</text:p>
          </table:table-cell>
          <table:table-cell office:value-type="float" office:value="0.0632174" calcext:value-type="float">
            <text:p>0.0632174</text:p>
          </table:table-cell>
          <table:table-cell office:value-type="float" office:value="0.07" calcext:value-type="float">
            <text:p>0.07</text:p>
          </table:table-cell>
          <table:table-cell office:value-type="float" office:value="11928" calcext:value-type="float">
            <text:p>11928</text:p>
          </table:table-cell>
          <table:table-cell office:value-type="float" office:value="530815" calcext:value-type="float">
            <text:p>530815</text:p>
          </table:table-cell>
          <table:table-cell table:number-columns-repeated="2" office:value-type="float" office:value="6.27" calcext:value-type="float">
            <text:p>6.27</text:p>
          </table:table-cell>
          <table:table-cell office:value-type="float" office:value="13712" calcext:value-type="float">
            <text:p>13712</text:p>
          </table:table-cell>
          <table:table-cell office:value-type="float" office:value="530815" calcext:value-type="float">
            <text:p>530815</text:p>
          </table:table-cell>
          <table:table-cell table:formula="of:=[Sheet4.I2]-[Sheet4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-c604335.ukp</text:p>
          </table:table-cell>
          <table:table-cell office:value-type="float" office:value="0.0625617" calcext:value-type="float">
            <text:p>0.0625617</text:p>
          </table:table-cell>
          <table:table-cell office:value-type="float" office:value="0.07" calcext:value-type="float">
            <text:p>0.07</text:p>
          </table:table-cell>
          <table:table-cell office:value-type="float" office:value="13160" calcext:value-type="float">
            <text:p>13160</text:p>
          </table:table-cell>
          <table:table-cell office:value-type="float" office:value="604130" calcext:value-type="float">
            <text:p>604130</text:p>
          </table:table-cell>
          <table:table-cell table:number-columns-repeated="2" office:value-type="float" office:value="9.99" calcext:value-type="float">
            <text:p>9.99</text:p>
          </table:table-cell>
          <table:table-cell office:value-type="float" office:value="16164" calcext:value-type="float">
            <text:p>16164</text:p>
          </table:table-cell>
          <table:table-cell office:value-type="float" office:value="604130" calcext:value-type="float">
            <text:p>604130</text:p>
          </table:table-cell>
          <table:table-cell table:formula="of:=[Sheet4.I3]-[Sheet4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0-c386465.ukp</text:p>
          </table:table-cell>
          <table:table-cell office:value-type="float" office:value="0.060257" calcext:value-type="float">
            <text:p>0.060257</text:p>
          </table:table-cell>
          <table:table-cell office:value-type="float" office:value="0.07" calcext:value-type="float">
            <text:p>0.07</text:p>
          </table:table-cell>
          <table:table-cell office:value-type="float" office:value="9700" calcext:value-type="float">
            <text:p>9700</text:p>
          </table:table-cell>
          <table:table-cell office:value-type="float" office:value="386335" calcext:value-type="float">
            <text:p>386335</text:p>
          </table:table-cell>
          <table:table-cell office:value-type="float" office:value="1.27667" calcext:value-type="float">
            <text:p>1.27667</text:p>
          </table:table-cell>
          <table:table-cell office:value-type="float" office:value="1.27" calcext:value-type="float">
            <text:p>1.27</text:p>
          </table:table-cell>
          <table:table-cell office:value-type="float" office:value="9776" calcext:value-type="float">
            <text:p>9776</text:p>
          </table:table-cell>
          <table:table-cell office:value-type="float" office:value="386335" calcext:value-type="float">
            <text:p>386335</text:p>
          </table:table-cell>
          <table:table-cell table:formula="of:=[Sheet4.I4]-[Sheet4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1-c848128.ukp</text:p>
          </table:table-cell>
          <table:table-cell office:value-type="float" office:value="0.0611481" calcext:value-type="float">
            <text:p>0.0611481</text:p>
          </table:table-cell>
          <table:table-cell office:value-type="float" office:value="0.07" calcext:value-type="float">
            <text:p>0.07</text:p>
          </table:table-cell>
          <table:table-cell office:value-type="float" office:value="16912" calcext:value-type="float">
            <text:p>16912</text:p>
          </table:table-cell>
          <table:table-cell office:value-type="float" office:value="847843" calcext:value-type="float">
            <text:p>847843</text:p>
          </table:table-cell>
          <table:table-cell table:number-columns-repeated="2" office:value-type="float" office:value="5.85" calcext:value-type="float">
            <text:p>5.85</text:p>
          </table:table-cell>
          <table:table-cell office:value-type="float" office:value="14720" calcext:value-type="float">
            <text:p>14720</text:p>
          </table:table-cell>
          <table:table-cell office:value-type="float" office:value="847843" calcext:value-type="float">
            <text:p>847843</text:p>
          </table:table-cell>
          <table:table-cell table:formula="of:=[Sheet4.I5]-[Sheet4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2-c898019.ukp</text:p>
          </table:table-cell>
          <table:table-cell office:value-type="float" office:value="0.0644089" calcext:value-type="float">
            <text:p>0.0644089</text:p>
          </table:table-cell>
          <table:table-cell office:value-type="float" office:value="0.07" calcext:value-type="float">
            <text:p>0.07</text:p>
          </table:table-cell>
          <table:table-cell office:value-type="float" office:value="17744" calcext:value-type="float">
            <text:p>17744</text:p>
          </table:table-cell>
          <table:table-cell office:value-type="float" office:value="897719" calcext:value-type="float">
            <text:p>89771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84" calcext:value-type="float">
            <text:p>5884</text:p>
          </table:table-cell>
          <table:table-cell office:value-type="float" office:value="897719" calcext:value-type="float">
            <text:p>897719</text:p>
          </table:table-cell>
          <table:table-cell table:formula="of:=[Sheet4.I6]-[Sheet4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3-c212325.ukp</text:p>
          </table:table-cell>
          <table:table-cell office:value-type="float" office:value="0.06184" calcext:value-type="float">
            <text:p>0.06184</text:p>
          </table:table-cell>
          <table:table-cell office:value-type="float" office:value="0.07" calcext:value-type="float">
            <text:p>0.07</text:p>
          </table:table-cell>
          <table:table-cell office:value-type="float" office:value="7052" calcext:value-type="float">
            <text:p>7052</text:p>
          </table:table-cell>
          <table:table-cell office:value-type="float" office:value="212250" calcext:value-type="float">
            <text:p>212250</text:p>
          </table:table-cell>
          <table:table-cell table:number-columns-repeated="2" office:value-type="float" office:value="9.52" calcext:value-type="float">
            <text:p>9.52</text:p>
          </table:table-cell>
          <table:table-cell office:value-type="float" office:value="16032" calcext:value-type="float">
            <text:p>16032</text:p>
          </table:table-cell>
          <table:table-cell office:value-type="float" office:value="212250" calcext:value-type="float">
            <text:p>212250</text:p>
          </table:table-cell>
          <table:table-cell table:formula="of:=[Sheet4.I7]-[Sheet4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4-c863370.ukp</text:p>
          </table:table-cell>
          <table:table-cell office:value-type="float" office:value="0.0663796" calcext:value-type="float">
            <text:p>0.0663796</text:p>
          </table:table-cell>
          <table:table-cell office:value-type="float" office:value="0.08" calcext:value-type="float">
            <text:p>0.08</text:p>
          </table:table-cell>
          <table:table-cell office:value-type="float" office:value="17236" calcext:value-type="float">
            <text:p>17236</text:p>
          </table:table-cell>
          <table:table-cell office:value-type="float" office:value="863080" calcext:value-type="float">
            <text:p>863080</text:p>
          </table:table-cell>
          <table:table-cell office:value-type="float" office:value="7.35333" calcext:value-type="float">
            <text:p>7.35333</text:p>
          </table:table-cell>
          <table:table-cell office:value-type="float" office:value="7.35" calcext:value-type="float">
            <text:p>7.35</text:p>
          </table:table-cell>
          <table:table-cell office:value-type="float" office:value="14720" calcext:value-type="float">
            <text:p>14720</text:p>
          </table:table-cell>
          <table:table-cell office:value-type="float" office:value="863080" calcext:value-type="float">
            <text:p>863080</text:p>
          </table:table-cell>
          <table:table-cell table:formula="of:=[Sheet4.I8]-[Sheet4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5-c526251.ukp</text:p>
          </table:table-cell>
          <table:table-cell office:value-type="float" office:value="0.0654782" calcext:value-type="float">
            <text:p>0.0654782</text:p>
          </table:table-cell>
          <table:table-cell office:value-type="float" office:value="0.08" calcext:value-type="float">
            <text:p>0.08</text:p>
          </table:table-cell>
          <table:table-cell office:value-type="float" office:value="11792" calcext:value-type="float">
            <text:p>11792</text:p>
          </table:table-cell>
          <table:table-cell office:value-type="float" office:value="526071" calcext:value-type="float">
            <text:p>526071</text:p>
          </table:table-cell>
          <table:table-cell office:value-type="float" office:value="11.99333" calcext:value-type="float">
            <text:p>11.99333</text:p>
          </table:table-cell>
          <table:table-cell office:value-type="float" office:value="12" calcext:value-type="float">
            <text:p>12</text:p>
          </table:table-cell>
          <table:table-cell office:value-type="float" office:value="16228" calcext:value-type="float">
            <text:p>16228</text:p>
          </table:table-cell>
          <table:table-cell office:value-type="float" office:value="526071" calcext:value-type="float">
            <text:p>526071</text:p>
          </table:table-cell>
          <table:table-cell table:formula="of:=[Sheet4.I9]-[Sheet4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6-c969942.ukp</text:p>
          </table:table-cell>
          <table:table-cell office:value-type="float" office:value="0.0671453" calcext:value-type="float">
            <text:p>0.0671453</text:p>
          </table:table-cell>
          <table:table-cell office:value-type="float" office:value="0.08" calcext:value-type="float">
            <text:p>0.08</text:p>
          </table:table-cell>
          <table:table-cell office:value-type="float" office:value="18896" calcext:value-type="float">
            <text:p>18896</text:p>
          </table:table-cell>
          <table:table-cell office:value-type="float" office:value="969617" calcext:value-type="float">
            <text:p>969617</text:p>
          </table:table-cell>
          <table:table-cell office:value-type="float" office:value="3.30333" calcext:value-type="float">
            <text:p>3.30333</text:p>
          </table:table-cell>
          <table:table-cell office:value-type="float" office:value="3.3" calcext:value-type="float">
            <text:p>3.3</text:p>
          </table:table-cell>
          <table:table-cell office:value-type="float" office:value="11284" calcext:value-type="float">
            <text:p>11284</text:p>
          </table:table-cell>
          <table:table-cell office:value-type="float" office:value="969617" calcext:value-type="float">
            <text:p>969617</text:p>
          </table:table-cell>
          <table:table-cell table:formula="of:=[Sheet4.I10]-[Sheet4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7-c893330.ukp</text:p>
          </table:table-cell>
          <table:table-cell office:value-type="float" office:value="0.0652404" calcext:value-type="float">
            <text:p>0.0652404</text:p>
          </table:table-cell>
          <table:table-cell office:value-type="float" office:value="0.08" calcext:value-type="float">
            <text:p>0.08</text:p>
          </table:table-cell>
          <table:table-cell office:value-type="float" office:value="17584" calcext:value-type="float">
            <text:p>17584</text:p>
          </table:table-cell>
          <table:table-cell office:value-type="float" office:value="893030" calcext:value-type="float">
            <text:p>893030</text:p>
          </table:table-cell>
          <table:table-cell office:value-type="float" office:value="7.17333" calcext:value-type="float">
            <text:p>7.17333</text:p>
          </table:table-cell>
          <table:table-cell office:value-type="float" office:value="7.17" calcext:value-type="float">
            <text:p>7.17</text:p>
          </table:table-cell>
          <table:table-cell office:value-type="float" office:value="13680" calcext:value-type="float">
            <text:p>13680</text:p>
          </table:table-cell>
          <table:table-cell office:value-type="float" office:value="893030" calcext:value-type="float">
            <text:p>893030</text:p>
          </table:table-cell>
          <table:table-cell table:formula="of:=[Sheet4.I11]-[Sheet4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8-c416705.ukp</text:p>
          </table:table-cell>
          <table:table-cell office:value-type="float" office:value="0.0647264" calcext:value-type="float">
            <text:p>0.0647264</text:p>
          </table:table-cell>
          <table:table-cell office:value-type="float" office:value="0.08" calcext:value-type="float">
            <text:p>0.08</text:p>
          </table:table-cell>
          <table:table-cell office:value-type="float" office:value="10172" calcext:value-type="float">
            <text:p>10172</text:p>
          </table:table-cell>
          <table:table-cell office:value-type="float" office:value="416565" calcext:value-type="float">
            <text:p>416565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9608" calcext:value-type="float">
            <text:p>9608</text:p>
          </table:table-cell>
          <table:table-cell office:value-type="float" office:value="416565" calcext:value-type="float">
            <text:p>416565</text:p>
          </table:table-cell>
          <table:table-cell table:formula="of:=[Sheet4.I12]-[Sheet4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9-c650293.ukp</text:p>
          </table:table-cell>
          <table:table-cell office:value-type="float" office:value="0.0658413" calcext:value-type="float">
            <text:p>0.0658413</text:p>
          </table:table-cell>
          <table:table-cell office:value-type="float" office:value="0.08" calcext:value-type="float">
            <text:p>0.08</text:p>
          </table:table-cell>
          <table:table-cell office:value-type="float" office:value="13836" calcext:value-type="float">
            <text:p>13836</text:p>
          </table:table-cell>
          <table:table-cell office:value-type="float" office:value="650073" calcext:value-type="float">
            <text:p>650073</text:p>
          </table:table-cell>
          <table:table-cell table:number-columns-repeated="2" office:value-type="float" office:value="7.05" calcext:value-type="float">
            <text:p>7.05</text:p>
          </table:table-cell>
          <table:table-cell office:value-type="float" office:value="13684" calcext:value-type="float">
            <text:p>13684</text:p>
          </table:table-cell>
          <table:table-cell office:value-type="float" office:value="650073" calcext:value-type="float">
            <text:p>650073</text:p>
          </table:table-cell>
          <table:table-cell table:formula="of:=[Sheet4.I13]-[Sheet4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2-c438699.ukp</text:p>
          </table:table-cell>
          <table:table-cell office:value-type="float" office:value="0.0626048" calcext:value-type="float">
            <text:p>0.0626048</text:p>
          </table:table-cell>
          <table:table-cell office:value-type="float" office:value="0.07" calcext:value-type="float">
            <text:p>0.07</text:p>
          </table:table-cell>
          <table:table-cell office:value-type="float" office:value="10356" calcext:value-type="float">
            <text:p>10356</text:p>
          </table:table-cell>
          <table:table-cell office:value-type="float" office:value="438549" calcext:value-type="float">
            <text:p>438549</text:p>
          </table:table-cell>
          <table:table-cell office:value-type="float" office:value="9.89333" calcext:value-type="float">
            <text:p>9.89333</text:p>
          </table:table-cell>
          <table:table-cell office:value-type="float" office:value="9.89" calcext:value-type="float">
            <text:p>9.89</text:p>
          </table:table-cell>
          <table:table-cell office:value-type="float" office:value="16100" calcext:value-type="float">
            <text:p>16100</text:p>
          </table:table-cell>
          <table:table-cell office:value-type="float" office:value="438549" calcext:value-type="float">
            <text:p>438549</text:p>
          </table:table-cell>
          <table:table-cell table:formula="of:=[Sheet4.I14]-[Sheet4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3-c257637.ukp</text:p>
          </table:table-cell>
          <table:table-cell office:value-type="float" office:value="0.0619796" calcext:value-type="float">
            <text:p>0.0619796</text:p>
          </table:table-cell>
          <table:table-cell office:value-type="float" office:value="0.07" calcext:value-type="float">
            <text:p>0.07</text:p>
          </table:table-cell>
          <table:table-cell office:value-type="float" office:value="7588" calcext:value-type="float">
            <text:p>7588</text:p>
          </table:table-cell>
          <table:table-cell office:value-type="float" office:value="257547" calcext:value-type="float">
            <text:p>257547</text:p>
          </table:table-cell>
          <table:table-cell office:value-type="float" office:value="10.14333" calcext:value-type="float">
            <text:p>10.14333</text:p>
          </table:table-cell>
          <table:table-cell office:value-type="float" office:value="10.15" calcext:value-type="float">
            <text:p>10.15</text:p>
          </table:table-cell>
          <table:table-cell office:value-type="float" office:value="16096" calcext:value-type="float">
            <text:p>16096</text:p>
          </table:table-cell>
          <table:table-cell office:value-type="float" office:value="257547" calcext:value-type="float">
            <text:p>257547</text:p>
          </table:table-cell>
          <table:table-cell table:formula="of:=[Sheet4.I15]-[Sheet4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4-c991316.ukp</text:p>
          </table:table-cell>
          <table:table-cell office:value-type="float" office:value="0.0634961" calcext:value-type="float">
            <text:p>0.0634961</text:p>
          </table:table-cell>
          <table:table-cell office:value-type="float" office:value="0.07" calcext:value-type="float">
            <text:p>0.07</text:p>
          </table:table-cell>
          <table:table-cell office:value-type="float" office:value="18988" calcext:value-type="float">
            <text:p>18988</text:p>
          </table:table-cell>
          <table:table-cell office:value-type="float" office:value="990981" calcext:value-type="float">
            <text:p>990981</text:p>
          </table:table-cell>
          <table:table-cell office:value-type="float" office:value="10.27333" calcext:value-type="float">
            <text:p>10.27333</text:p>
          </table:table-cell>
          <table:table-cell office:value-type="float" office:value="10.27" calcext:value-type="float">
            <text:p>10.27</text:p>
          </table:table-cell>
          <table:table-cell office:value-type="float" office:value="16208" calcext:value-type="float">
            <text:p>16208</text:p>
          </table:table-cell>
          <table:table-cell office:value-type="float" office:value="990981" calcext:value-type="float">
            <text:p>990981</text:p>
          </table:table-cell>
          <table:table-cell table:formula="of:=[Sheet4.I16]-[Sheet4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5-c717770.ukp</text:p>
          </table:table-cell>
          <table:table-cell office:value-type="float" office:value="0.0628826" calcext:value-type="float">
            <text:p>0.0628826</text:p>
          </table:table-cell>
          <table:table-cell office:value-type="float" office:value="0.07" calcext:value-type="float">
            <text:p>0.07</text:p>
          </table:table-cell>
          <table:table-cell office:value-type="float" office:value="14780" calcext:value-type="float">
            <text:p>14780</text:p>
          </table:table-cell>
          <table:table-cell office:value-type="float" office:value="717530" calcext:value-type="float">
            <text:p>71753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52" calcext:value-type="float">
            <text:p>5852</text:p>
          </table:table-cell>
          <table:table-cell office:value-type="float" office:value="717530" calcext:value-type="float">
            <text:p>717530</text:p>
          </table:table-cell>
          <table:table-cell table:formula="of:=[Sheet4.I17]-[Sheet4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6-c402718.ukp</text:p>
          </table:table-cell>
          <table:table-cell office:value-type="float" office:value="0.0629734" calcext:value-type="float">
            <text:p>0.0629734</text:p>
          </table:table-cell>
          <table:table-cell office:value-type="float" office:value="0.07" calcext:value-type="float">
            <text:p>0.07</text:p>
          </table:table-cell>
          <table:table-cell office:value-type="float" office:value="9984" calcext:value-type="float">
            <text:p>9984</text:p>
          </table:table-cell>
          <table:table-cell office:value-type="float" office:value="402583" calcext:value-type="float">
            <text:p>40258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76" calcext:value-type="float">
            <text:p>5876</text:p>
          </table:table-cell>
          <table:table-cell office:value-type="float" office:value="402583" calcext:value-type="float">
            <text:p>402583</text:p>
          </table:table-cell>
          <table:table-cell table:formula="of:=[Sheet4.I18]-[Sheet4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7-c963032.ukp</text:p>
          </table:table-cell>
          <table:table-cell office:value-type="float" office:value="0.0620038" calcext:value-type="float">
            <text:p>0.0620038</text:p>
          </table:table-cell>
          <table:table-cell office:value-type="float" office:value="0.07" calcext:value-type="float">
            <text:p>0.07</text:p>
          </table:table-cell>
          <table:table-cell office:value-type="float" office:value="18568" calcext:value-type="float">
            <text:p>18568</text:p>
          </table:table-cell>
          <table:table-cell office:value-type="float" office:value="962707" calcext:value-type="float">
            <text:p>962707</text:p>
          </table:table-cell>
          <table:table-cell office:value-type="float" office:value="9.58666" calcext:value-type="float">
            <text:p>9.58666</text:p>
          </table:table-cell>
          <table:table-cell office:value-type="float" office:value="9.58" calcext:value-type="float">
            <text:p>9.58</text:p>
          </table:table-cell>
          <table:table-cell office:value-type="float" office:value="15916" calcext:value-type="float">
            <text:p>15916</text:p>
          </table:table-cell>
          <table:table-cell office:value-type="float" office:value="962707" calcext:value-type="float">
            <text:p>962707</text:p>
          </table:table-cell>
          <table:table-cell table:formula="of:=[Sheet4.I19]-[Sheet4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8-c275536.ukp</text:p>
          </table:table-cell>
          <table:table-cell office:value-type="float" office:value="0.0618415" calcext:value-type="float">
            <text:p>0.0618415</text:p>
          </table:table-cell>
          <table:table-cell office:value-type="float" office:value="0.07" calcext:value-type="float">
            <text:p>0.07</text:p>
          </table:table-cell>
          <table:table-cell office:value-type="float" office:value="7984" calcext:value-type="float">
            <text:p>7984</text:p>
          </table:table-cell>
          <table:table-cell office:value-type="float" office:value="275441" calcext:value-type="float">
            <text:p>275441</text:p>
          </table:table-cell>
          <table:table-cell office:value-type="float" office:value="6.43333" calcext:value-type="float">
            <text:p>6.43333</text:p>
          </table:table-cell>
          <table:table-cell office:value-type="float" office:value="6.44" calcext:value-type="float">
            <text:p>6.44</text:p>
          </table:table-cell>
          <table:table-cell office:value-type="float" office:value="13632" calcext:value-type="float">
            <text:p>13632</text:p>
          </table:table-cell>
          <table:table-cell office:value-type="float" office:value="275441" calcext:value-type="float">
            <text:p>275441</text:p>
          </table:table-cell>
          <table:table-cell table:formula="of:=[Sheet4.I20]-[Sheet4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9-c205651.ukp</text:p>
          </table:table-cell>
          <table:table-cell office:value-type="float" office:value="0.0607803" calcext:value-type="float">
            <text:p>0.0607803</text:p>
          </table:table-cell>
          <table:table-cell office:value-type="float" office:value="0.07" calcext:value-type="float">
            <text:p>0.07</text:p>
          </table:table-cell>
          <table:table-cell office:value-type="float" office:value="6880" calcext:value-type="float">
            <text:p>6880</text:p>
          </table:table-cell>
          <table:table-cell office:value-type="float" office:value="205581" calcext:value-type="float">
            <text:p>205581</text:p>
          </table:table-cell>
          <table:table-cell office:value-type="float" office:value="2.12333" calcext:value-type="float">
            <text:p>2.12333</text:p>
          </table:table-cell>
          <table:table-cell office:value-type="float" office:value="2.12" calcext:value-type="float">
            <text:p>2.12</text:p>
          </table:table-cell>
          <table:table-cell office:value-type="float" office:value="10996" calcext:value-type="float">
            <text:p>10996</text:p>
          </table:table-cell>
          <table:table-cell office:value-type="float" office:value="205581" calcext:value-type="float">
            <text:p>205581</text:p>
          </table:table-cell>
          <table:table-cell table:formula="of:=[Sheet4.I21]-[Sheet4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.B2:.B21])/20" office:value-type="float" office:value="0.06334032" calcext:value-type="float">
            <text:p>0.06</text:p>
          </table:table-cell>
          <table:table-cell table:formula="of:=SUM([.C2:.C21])/20" office:value-type="float" office:value="0.073" calcext:value-type="float">
            <text:p>0.073</text:p>
          </table:table-cell>
          <table:table-cell table:formula="of:=SUM([.D2:.D21])/20" office:value-type="float" office:value="13057" calcext:value-type="float">
            <text:p>13057</text:p>
          </table:table-cell>
          <table:table-cell/>
          <table:table-cell table:style-name="ce2" table:formula="of:=SUM([.F2:.F21])/20" office:value-type="float" office:value="5.9771645" calcext:value-type="float">
            <text:p>5.98</text:p>
          </table:table-cell>
          <table:table-cell table:formula="of:=SUM([.G2:.G21])/20" office:value-type="float" office:value="5.976" calcext:value-type="float">
            <text:p>5.976</text:p>
          </table:table-cell>
          <table:table-cell table:formula="of:=SUM([.H2:.H21])/20" office:value-type="float" office:value="12808.4" calcext:value-type="float">
            <text:p>12808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.B2:.B21])" office:value-type="float" office:value="0.00194322473755137" calcext:value-type="float">
            <text:p>0.00</text:p>
          </table:table-cell>
          <table:table-cell table:formula="of:=STDEV([.C2:.C21])" office:value-type="float" office:value="0.00470162345981627" calcext:value-type="float">
            <text:p>0.0047016235</text:p>
          </table:table-cell>
          <table:table-cell table:formula="of:=STDEV([.D2:.D21])" office:value-type="float" office:value="4274.04442998358" calcext:value-type="float">
            <text:p>4274.0444299836</text:p>
          </table:table-cell>
          <table:table-cell/>
          <table:table-cell table:style-name="ce2" table:formula="of:=STDEV([.F2:.F21])" office:value-type="float" office:value="4.01867506124839" calcext:value-type="float">
            <text:p>4.02</text:p>
          </table:table-cell>
          <table:table-cell table:formula="of:=STDEV([.G2:.G21])" office:value-type="float" office:value="4.02029771089288" calcext:value-type="float">
            <text:p>4.0202977109</text:p>
          </table:table-cell>
          <table:table-cell table:formula="of:=STDEV([.H2:.H21])" office:value-type="float" office:value="3670.47896487351" calcext:value-type="float">
            <text:p>3670.4789648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.B1:.B21])" office:value-type="float" office:value="0.060257" calcext:value-type="float">
            <text:p>0.06</text:p>
          </table:table-cell>
          <table:table-cell table:formula="of:=MIN([.C1:.C21])" office:value-type="float" office:value="0.07" calcext:value-type="float">
            <text:p>0.07</text:p>
          </table:table-cell>
          <table:table-cell table:formula="of:=MIN([.D1:.D21])" office:value-type="float" office:value="6880" calcext:value-type="float">
            <text:p>6880</text:p>
          </table:table-cell>
          <table:table-cell/>
          <table:table-cell table:style-name="ce2" table:formula="of:=MIN([.F1:.F21])" office:value-type="float" office:value="0.00333" calcext:value-type="float">
            <text:p>0.00</text:p>
          </table:table-cell>
          <table:table-cell table:formula="of:=MIN([.G1:.G21])" office:value-type="float" office:value="0" calcext:value-type="float">
            <text:p>0</text:p>
          </table:table-cell>
          <table:table-cell table:formula="of:=MIN([.H1:.H21])" office:value-type="float" office:value="5852" calcext:value-type="float">
            <text:p>58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.B1:.B21])" office:value-type="float" office:value="0.0671453" calcext:value-type="float">
            <text:p>0.07</text:p>
          </table:table-cell>
          <table:table-cell table:formula="of:=MAX([.C1:.C21])" office:value-type="float" office:value="0.08" calcext:value-type="float">
            <text:p>0.08</text:p>
          </table:table-cell>
          <table:table-cell table:formula="of:=MAX([.D1:.D21])" office:value-type="float" office:value="18988" calcext:value-type="float">
            <text:p>18988</text:p>
          </table:table-cell>
          <table:table-cell/>
          <table:table-cell table:style-name="ce2" table:formula="of:=MAX([.F1:.F21])" office:value-type="float" office:value="11.99333" calcext:value-type="float">
            <text:p>11.99</text:p>
          </table:table-cell>
          <table:table-cell table:formula="of:=MAX([.G1:.G21])" office:value-type="float" office:value="12" calcext:value-type="float">
            <text:p>12</text:p>
          </table:table-cell>
          <table:table-cell table:formula="of:=MAX([.H1:.H21])" office:value-type="float" office:value="16228" calcext:value-type="float">
            <text:p>162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.D22]/1000" office:value-type="float" office:value="13.057" calcext:value-type="float">
            <text:p>13.06</text:p>
          </table:table-cell>
          <table:table-cell table:number-columns-repeated="3"/>
          <table:table-cell table:style-name="ce2" table:formula="of:=[.H22]/1000" office:value-type="float" office:value="12.8084" calcext:value-type="float">
            <text:p>12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.D23]/1000" office:value-type="float" office:value="4.27404442998358" calcext:value-type="float">
            <text:p>4.27</text:p>
          </table:table-cell>
          <table:table-cell table:number-columns-repeated="3"/>
          <table:table-cell table:style-name="ce2" table:formula="of:=[.H23]/1000" office:value-type="float" office:value="3.67047896487351" calcext:value-type="float">
            <text:p>3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.D24]/1000" office:value-type="float" office:value="6.88" calcext:value-type="float">
            <text:p>6.88</text:p>
          </table:table-cell>
          <table:table-cell table:number-columns-repeated="3"/>
          <table:table-cell table:style-name="ce2" table:formula="of:=[.H24]/1000" office:value-type="float" office:value="5.852" calcext:value-type="float">
            <text:p>5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.D25]/1000" office:value-type="float" office:value="18.988" calcext:value-type="float">
            <text:p>18.99</text:p>
          </table:table-cell>
          <table:table-cell table:number-columns-repeated="3"/>
          <table:table-cell table:style-name="ce2" table:formula="of:=[.H25]/1000" office:value-type="float" office:value="16.228" calcext:value-type="float">
            <text:p>16.23</text:p>
          </table:table-cell>
          <table:table-cell table:number-columns-repeated="2"/>
        </table:table-row>
      </table:table>
      <table:table table:name="Sheet5" table:style-name="ta1">
        <table:table-column table:style-name="co7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-5n5000wmin15000-0-c922756.ukp</text:p>
          </table:table-cell>
          <table:table-cell office:value-type="float" office:value="0.0856304" calcext:value-type="float">
            <text:p>0.0856304</text:p>
          </table:table-cell>
          <table:table-cell office:value-type="float" office:value="0.09" calcext:value-type="float">
            <text:p>0.09</text:p>
          </table:table-cell>
          <table:table-cell office:value-type="float" office:value="18032" calcext:value-type="float">
            <text:p>18032</text:p>
          </table:table-cell>
          <table:table-cell office:value-type="float" office:value="922521" calcext:value-type="float">
            <text:p>922521</text:p>
          </table:table-cell>
          <table:table-cell office:value-type="float" office:value="18.65" calcext:value-type="float">
            <text:p>18.65</text:p>
          </table:table-cell>
          <table:table-cell office:value-type="float" office:value="18.64" calcext:value-type="float">
            <text:p>18.64</text:p>
          </table:table-cell>
          <table:table-cell office:value-type="float" office:value="17924" calcext:value-type="float">
            <text:p>17924</text:p>
          </table:table-cell>
          <table:table-cell office:value-type="float" office:value="922521" calcext:value-type="float">
            <text:p>922521</text:p>
          </table:table-cell>
          <table:table-cell table:formula="of:=[Sheet5.I2]-[Sheet5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-c322555.ukp</text:p>
          </table:table-cell>
          <table:table-cell office:value-type="float" office:value="0.083235" calcext:value-type="float">
            <text:p>0.083235</text:p>
          </table:table-cell>
          <table:table-cell office:value-type="float" office:value="0.09" calcext:value-type="float">
            <text:p>0.09</text:p>
          </table:table-cell>
          <table:table-cell office:value-type="float" office:value="8564" calcext:value-type="float">
            <text:p>8564</text:p>
          </table:table-cell>
          <table:table-cell office:value-type="float" office:value="322470" calcext:value-type="float">
            <text:p>322470</text:p>
          </table:table-cell>
          <table:table-cell table:number-columns-repeated="2" office:value-type="float" office:value="17.65" calcext:value-type="float">
            <text:p>17.65</text:p>
          </table:table-cell>
          <table:table-cell office:value-type="float" office:value="17604" calcext:value-type="float">
            <text:p>17604</text:p>
          </table:table-cell>
          <table:table-cell office:value-type="float" office:value="322470" calcext:value-type="float">
            <text:p>322470</text:p>
          </table:table-cell>
          <table:table-cell table:formula="of:=[Sheet5.I3]-[Sheet5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0-c745777.ukp</text:p>
          </table:table-cell>
          <table:table-cell office:value-type="float" office:value="0.0818123" calcext:value-type="float">
            <text:p>0.0818123</text:p>
          </table:table-cell>
          <table:table-cell office:value-type="float" office:value="0.09" calcext:value-type="float">
            <text:p>0.09</text:p>
          </table:table-cell>
          <table:table-cell office:value-type="float" office:value="15268" calcext:value-type="float">
            <text:p>15268</text:p>
          </table:table-cell>
          <table:table-cell office:value-type="float" office:value="745587" calcext:value-type="float">
            <text:p>745587</text:p>
          </table:table-cell>
          <table:table-cell office:value-type="float" office:value="11.68333" calcext:value-type="float">
            <text:p>11.68333</text:p>
          </table:table-cell>
          <table:table-cell office:value-type="float" office:value="11.68" calcext:value-type="float">
            <text:p>11.68</text:p>
          </table:table-cell>
          <table:table-cell office:value-type="float" office:value="15936" calcext:value-type="float">
            <text:p>15936</text:p>
          </table:table-cell>
          <table:table-cell office:value-type="float" office:value="745587" calcext:value-type="float">
            <text:p>745587</text:p>
          </table:table-cell>
          <table:table-cell table:formula="of:=[Sheet5.I4]-[Sheet5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1-c768341.ukp</text:p>
          </table:table-cell>
          <table:table-cell office:value-type="float" office:value="0.0836095" calcext:value-type="float">
            <text:p>0.0836095</text:p>
          </table:table-cell>
          <table:table-cell office:value-type="float" office:value="0.09" calcext:value-type="float">
            <text:p>0.09</text:p>
          </table:table-cell>
          <table:table-cell office:value-type="float" office:value="15640" calcext:value-type="float">
            <text:p>15640</text:p>
          </table:table-cell>
          <table:table-cell office:value-type="float" office:value="768146" calcext:value-type="float">
            <text:p>768146</text:p>
          </table:table-cell>
          <table:table-cell office:value-type="float" office:value="11.72333" calcext:value-type="float">
            <text:p>11.72333</text:p>
          </table:table-cell>
          <table:table-cell office:value-type="float" office:value="11.72" calcext:value-type="float">
            <text:p>11.72</text:p>
          </table:table-cell>
          <table:table-cell office:value-type="float" office:value="16132" calcext:value-type="float">
            <text:p>16132</text:p>
          </table:table-cell>
          <table:table-cell office:value-type="float" office:value="768146" calcext:value-type="float">
            <text:p>768146</text:p>
          </table:table-cell>
          <table:table-cell table:formula="of:=[Sheet5.I5]-[Sheet5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2-c509929.ukp</text:p>
          </table:table-cell>
          <table:table-cell office:value-type="float" office:value="0.0869715" calcext:value-type="float">
            <text:p>0.0869715</text:p>
          </table:table-cell>
          <table:table-cell office:value-type="float" office:value="0.1" calcext:value-type="float">
            <text:p>0.1</text:p>
          </table:table-cell>
          <table:table-cell office:value-type="float" office:value="11492" calcext:value-type="float">
            <text:p>11492</text:p>
          </table:table-cell>
          <table:table-cell office:value-type="float" office:value="509799" calcext:value-type="float">
            <text:p>509799</text:p>
          </table:table-cell>
          <table:table-cell table:number-columns-repeated="2" office:value-type="float" office:value="11.43" calcext:value-type="float">
            <text:p>11.43</text:p>
          </table:table-cell>
          <table:table-cell office:value-type="float" office:value="16092" calcext:value-type="float">
            <text:p>16092</text:p>
          </table:table-cell>
          <table:table-cell office:value-type="float" office:value="509799" calcext:value-type="float">
            <text:p>509799</text:p>
          </table:table-cell>
          <table:table-cell table:formula="of:=[Sheet5.I6]-[Sheet5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3-c997532.ukp</text:p>
          </table:table-cell>
          <table:table-cell office:value-type="float" office:value="0.100407" calcext:value-type="float">
            <text:p>0.100407</text:p>
          </table:table-cell>
          <table:table-cell office:value-type="float" office:value="0.11" calcext:value-type="float">
            <text:p>0.11</text:p>
          </table:table-cell>
          <table:table-cell office:value-type="float" office:value="19296" calcext:value-type="float">
            <text:p>19296</text:p>
          </table:table-cell>
          <table:table-cell office:value-type="float" office:value="997282" calcext:value-type="float">
            <text:p>99728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36" calcext:value-type="float">
            <text:p>7936</text:p>
          </table:table-cell>
          <table:table-cell office:value-type="float" office:value="997282" calcext:value-type="float">
            <text:p>997282</text:p>
          </table:table-cell>
          <table:table-cell table:formula="of:=[Sheet5.I7]-[Sheet5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4-c936739.ukp</text:p>
          </table:table-cell>
          <table:table-cell office:value-type="float" office:value="0.0880623" calcext:value-type="float">
            <text:p>0.0880623</text:p>
          </table:table-cell>
          <table:table-cell office:value-type="float" office:value="0.1" calcext:value-type="float">
            <text:p>0.1</text:p>
          </table:table-cell>
          <table:table-cell office:value-type="float" office:value="18300" calcext:value-type="float">
            <text:p>18300</text:p>
          </table:table-cell>
          <table:table-cell office:value-type="float" office:value="936504" calcext:value-type="float">
            <text:p>93650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48" calcext:value-type="float">
            <text:p>5848</text:p>
          </table:table-cell>
          <table:table-cell office:value-type="float" office:value="936504" calcext:value-type="float">
            <text:p>936504</text:p>
          </table:table-cell>
          <table:table-cell table:formula="of:=[Sheet5.I8]-[Sheet5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5-c803240.ukp</text:p>
          </table:table-cell>
          <table:table-cell office:value-type="float" office:value="0.0884477" calcext:value-type="float">
            <text:p>0.0884477</text:p>
          </table:table-cell>
          <table:table-cell office:value-type="float" office:value="0.1" calcext:value-type="float">
            <text:p>0.1</text:p>
          </table:table-cell>
          <table:table-cell office:value-type="float" office:value="16244" calcext:value-type="float">
            <text:p>16244</text:p>
          </table:table-cell>
          <table:table-cell office:value-type="float" office:value="803035" calcext:value-type="float">
            <text:p>803035</text:p>
          </table:table-cell>
          <table:table-cell office:value-type="float" office:value="20.62333" calcext:value-type="float">
            <text:p>20.62333</text:p>
          </table:table-cell>
          <table:table-cell office:value-type="float" office:value="20.62" calcext:value-type="float">
            <text:p>20.62</text:p>
          </table:table-cell>
          <table:table-cell office:value-type="float" office:value="17760" calcext:value-type="float">
            <text:p>17760</text:p>
          </table:table-cell>
          <table:table-cell office:value-type="float" office:value="803035" calcext:value-type="float">
            <text:p>803035</text:p>
          </table:table-cell>
          <table:table-cell table:formula="of:=[Sheet5.I9]-[Sheet5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6-c348229.ukp</text:p>
          </table:table-cell>
          <table:table-cell office:value-type="float" office:value="0.0856843" calcext:value-type="float">
            <text:p>0.0856843</text:p>
          </table:table-cell>
          <table:table-cell office:value-type="float" office:value="0.1" calcext:value-type="float">
            <text:p>0.1</text:p>
          </table:table-cell>
          <table:table-cell office:value-type="float" office:value="8940" calcext:value-type="float">
            <text:p>8940</text:p>
          </table:table-cell>
          <table:table-cell office:value-type="float" office:value="348139" calcext:value-type="float">
            <text:p>348139</text:p>
          </table:table-cell>
          <table:table-cell office:value-type="float" office:value="13.28" calcext:value-type="float">
            <text:p>13.28</text:p>
          </table:table-cell>
          <table:table-cell office:value-type="float" office:value="13.29" calcext:value-type="float">
            <text:p>13.29</text:p>
          </table:table-cell>
          <table:table-cell office:value-type="float" office:value="16132" calcext:value-type="float">
            <text:p>16132</text:p>
          </table:table-cell>
          <table:table-cell office:value-type="float" office:value="348139" calcext:value-type="float">
            <text:p>348139</text:p>
          </table:table-cell>
          <table:table-cell table:formula="of:=[Sheet5.I10]-[Sheet5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7-c451999.ukp</text:p>
          </table:table-cell>
          <table:table-cell office:value-type="float" office:value="0.0859692" calcext:value-type="float">
            <text:p>0.0859692</text:p>
          </table:table-cell>
          <table:table-cell office:value-type="float" office:value="0.1" calcext:value-type="float">
            <text:p>0.1</text:p>
          </table:table-cell>
          <table:table-cell office:value-type="float" office:value="10804" calcext:value-type="float">
            <text:p>10804</text:p>
          </table:table-cell>
          <table:table-cell office:value-type="float" office:value="451884" calcext:value-type="float">
            <text:p>451884</text:p>
          </table:table-cell>
          <table:table-cell office:value-type="float" office:value="7.03333" calcext:value-type="float">
            <text:p>7.03333</text:p>
          </table:table-cell>
          <table:table-cell office:value-type="float" office:value="7.04" calcext:value-type="float">
            <text:p>7.04</text:p>
          </table:table-cell>
          <table:table-cell office:value-type="float" office:value="13664" calcext:value-type="float">
            <text:p>13664</text:p>
          </table:table-cell>
          <table:table-cell office:value-type="float" office:value="451884" calcext:value-type="float">
            <text:p>451884</text:p>
          </table:table-cell>
          <table:table-cell table:formula="of:=[Sheet5.I11]-[Sheet5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8-c640917.ukp</text:p>
          </table:table-cell>
          <table:table-cell office:value-type="float" office:value="0.0861781" calcext:value-type="float">
            <text:p>0.0861781</text:p>
          </table:table-cell>
          <table:table-cell office:value-type="float" office:value="0.1" calcext:value-type="float">
            <text:p>0.1</text:p>
          </table:table-cell>
          <table:table-cell office:value-type="float" office:value="13732" calcext:value-type="float">
            <text:p>13732</text:p>
          </table:table-cell>
          <table:table-cell office:value-type="float" office:value="640752" calcext:value-type="float">
            <text:p>640752</text:p>
          </table:table-cell>
          <table:table-cell office:value-type="float" office:value="21.00333" calcext:value-type="float">
            <text:p>21.00333</text:p>
          </table:table-cell>
          <table:table-cell office:value-type="float" office:value="21" calcext:value-type="float">
            <text:p>21</text:p>
          </table:table-cell>
          <table:table-cell office:value-type="float" office:value="17688" calcext:value-type="float">
            <text:p>17688</text:p>
          </table:table-cell>
          <table:table-cell office:value-type="float" office:value="640752" calcext:value-type="float">
            <text:p>640752</text:p>
          </table:table-cell>
          <table:table-cell table:formula="of:=[Sheet5.I12]-[Sheet5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9-c691037.ukp</text:p>
          </table:table-cell>
          <table:table-cell office:value-type="float" office:value="0.0874317" calcext:value-type="float">
            <text:p>0.0874317</text:p>
          </table:table-cell>
          <table:table-cell office:value-type="float" office:value="0.1" calcext:value-type="float">
            <text:p>0.1</text:p>
          </table:table-cell>
          <table:table-cell office:value-type="float" office:value="14420" calcext:value-type="float">
            <text:p>14420</text:p>
          </table:table-cell>
          <table:table-cell office:value-type="float" office:value="690862" calcext:value-type="float">
            <text:p>690862</text:p>
          </table:table-cell>
          <table:table-cell office:value-type="float" office:value="7.56667" calcext:value-type="float">
            <text:p>7.56667</text:p>
          </table:table-cell>
          <table:table-cell office:value-type="float" office:value="7.56" calcext:value-type="float">
            <text:p>7.56</text:p>
          </table:table-cell>
          <table:table-cell office:value-type="float" office:value="13656" calcext:value-type="float">
            <text:p>13656</text:p>
          </table:table-cell>
          <table:table-cell office:value-type="float" office:value="690862" calcext:value-type="float">
            <text:p>690862</text:p>
          </table:table-cell>
          <table:table-cell table:formula="of:=[Sheet5.I13]-[Sheet5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2-c417140.ukp</text:p>
          </table:table-cell>
          <table:table-cell office:value-type="float" office:value="0.0844132" calcext:value-type="float">
            <text:p>0.0844132</text:p>
          </table:table-cell>
          <table:table-cell office:value-type="float" office:value="0.09" calcext:value-type="float">
            <text:p>0.09</text:p>
          </table:table-cell>
          <table:table-cell office:value-type="float" office:value="10148" calcext:value-type="float">
            <text:p>10148</text:p>
          </table:table-cell>
          <table:table-cell office:value-type="float" office:value="417035" calcext:value-type="float">
            <text:p>41703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80" calcext:value-type="float">
            <text:p>5880</text:p>
          </table:table-cell>
          <table:table-cell office:value-type="float" office:value="417035" calcext:value-type="float">
            <text:p>417035</text:p>
          </table:table-cell>
          <table:table-cell table:formula="of:=[Sheet5.I14]-[Sheet5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3-c422281.ukp</text:p>
          </table:table-cell>
          <table:table-cell office:value-type="float" office:value="0.0837254" calcext:value-type="float">
            <text:p>0.0837254</text:p>
          </table:table-cell>
          <table:table-cell office:value-type="float" office:value="0.09" calcext:value-type="float">
            <text:p>0.09</text:p>
          </table:table-cell>
          <table:table-cell office:value-type="float" office:value="10300" calcext:value-type="float">
            <text:p>10300</text:p>
          </table:table-cell>
          <table:table-cell office:value-type="float" office:value="422171" calcext:value-type="float">
            <text:p>422171</text:p>
          </table:table-cell>
          <table:table-cell office:value-type="float" office:value="17.71666" calcext:value-type="float">
            <text:p>17.71666</text:p>
          </table:table-cell>
          <table:table-cell office:value-type="float" office:value="17.72" calcext:value-type="float">
            <text:p>17.72</text:p>
          </table:table-cell>
          <table:table-cell office:value-type="float" office:value="17540" calcext:value-type="float">
            <text:p>17540</text:p>
          </table:table-cell>
          <table:table-cell office:value-type="float" office:value="422171" calcext:value-type="float">
            <text:p>422171</text:p>
          </table:table-cell>
          <table:table-cell table:formula="of:=[Sheet5.I15]-[Sheet5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4-c754673.ukp</text:p>
          </table:table-cell>
          <table:table-cell office:value-type="float" office:value="0.083983" calcext:value-type="float">
            <text:p>0.083983</text:p>
          </table:table-cell>
          <table:table-cell office:value-type="float" office:value="0.09" calcext:value-type="float">
            <text:p>0.09</text:p>
          </table:table-cell>
          <table:table-cell office:value-type="float" office:value="15356" calcext:value-type="float">
            <text:p>15356</text:p>
          </table:table-cell>
          <table:table-cell office:value-type="float" office:value="754483" calcext:value-type="float">
            <text:p>754483</text:p>
          </table:table-cell>
          <table:table-cell table:number-columns-repeated="2" office:value-type="float" office:value="6.39" calcext:value-type="float">
            <text:p>6.39</text:p>
          </table:table-cell>
          <table:table-cell office:value-type="float" office:value="13704" calcext:value-type="float">
            <text:p>13704</text:p>
          </table:table-cell>
          <table:table-cell office:value-type="float" office:value="754483" calcext:value-type="float">
            <text:p>754483</text:p>
          </table:table-cell>
          <table:table-cell table:formula="of:=[Sheet5.I16]-[Sheet5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5-c789511.ukp</text:p>
          </table:table-cell>
          <table:table-cell office:value-type="float" office:value="0.0850854" calcext:value-type="float">
            <text:p>0.0850854</text:p>
          </table:table-cell>
          <table:table-cell office:value-type="float" office:value="0.09" calcext:value-type="float">
            <text:p>0.09</text:p>
          </table:table-cell>
          <table:table-cell office:value-type="float" office:value="15904" calcext:value-type="float">
            <text:p>15904</text:p>
          </table:table-cell>
          <table:table-cell office:value-type="float" office:value="789311" calcext:value-type="float">
            <text:p>789311</text:p>
          </table:table-cell>
          <table:table-cell office:value-type="float" office:value="11.88333" calcext:value-type="float">
            <text:p>11.88333</text:p>
          </table:table-cell>
          <table:table-cell office:value-type="float" office:value="11.88" calcext:value-type="float">
            <text:p>11.88</text:p>
          </table:table-cell>
          <table:table-cell office:value-type="float" office:value="16340" calcext:value-type="float">
            <text:p>16340</text:p>
          </table:table-cell>
          <table:table-cell office:value-type="float" office:value="789311" calcext:value-type="float">
            <text:p>789311</text:p>
          </table:table-cell>
          <table:table-cell table:formula="of:=[Sheet5.I17]-[Sheet5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6-c488919.ukp</text:p>
          </table:table-cell>
          <table:table-cell office:value-type="float" office:value="0.0836271" calcext:value-type="float">
            <text:p>0.0836271</text:p>
          </table:table-cell>
          <table:table-cell office:value-type="float" office:value="0.09" calcext:value-type="float">
            <text:p>0.09</text:p>
          </table:table-cell>
          <table:table-cell office:value-type="float" office:value="11248" calcext:value-type="float">
            <text:p>11248</text:p>
          </table:table-cell>
          <table:table-cell office:value-type="float" office:value="488794" calcext:value-type="float">
            <text:p>488794</text:p>
          </table:table-cell>
          <table:table-cell office:value-type="float" office:value="11.85666" calcext:value-type="float">
            <text:p>11.85666</text:p>
          </table:table-cell>
          <table:table-cell office:value-type="float" office:value="11.86" calcext:value-type="float">
            <text:p>11.86</text:p>
          </table:table-cell>
          <table:table-cell office:value-type="float" office:value="16096" calcext:value-type="float">
            <text:p>16096</text:p>
          </table:table-cell>
          <table:table-cell office:value-type="float" office:value="488794" calcext:value-type="float">
            <text:p>488794</text:p>
          </table:table-cell>
          <table:table-cell table:formula="of:=[Sheet5.I18]-[Sheet5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7-c995635.ukp</text:p>
          </table:table-cell>
          <table:table-cell office:value-type="float" office:value="0.08292" calcext:value-type="float">
            <text:p>0.08292</text:p>
          </table:table-cell>
          <table:table-cell office:value-type="float" office:value="0.09" calcext:value-type="float">
            <text:p>0.09</text:p>
          </table:table-cell>
          <table:table-cell office:value-type="float" office:value="19260" calcext:value-type="float">
            <text:p>19260</text:p>
          </table:table-cell>
          <table:table-cell office:value-type="float" office:value="995385" calcext:value-type="float">
            <text:p>995385</text:p>
          </table:table-cell>
          <table:table-cell table:number-columns-repeated="2" office:value-type="float" office:value="1.98" calcext:value-type="float">
            <text:p>1.98</text:p>
          </table:table-cell>
          <table:table-cell office:value-type="float" office:value="11016" calcext:value-type="float">
            <text:p>11016</text:p>
          </table:table-cell>
          <table:table-cell office:value-type="float" office:value="995385" calcext:value-type="float">
            <text:p>995385</text:p>
          </table:table-cell>
          <table:table-cell table:formula="of:=[Sheet5.I19]-[Sheet5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8-c505856.ukp</text:p>
          </table:table-cell>
          <table:table-cell office:value-type="float" office:value="0.0821558" calcext:value-type="float">
            <text:p>0.0821558</text:p>
          </table:table-cell>
          <table:table-cell office:value-type="float" office:value="0.09" calcext:value-type="float">
            <text:p>0.09</text:p>
          </table:table-cell>
          <table:table-cell office:value-type="float" office:value="11592" calcext:value-type="float">
            <text:p>11592</text:p>
          </table:table-cell>
          <table:table-cell office:value-type="float" office:value="505726" calcext:value-type="float">
            <text:p>505726</text:p>
          </table:table-cell>
          <table:table-cell table:number-columns-repeated="2" office:value-type="float" office:value="11.22" calcext:value-type="float">
            <text:p>11.22</text:p>
          </table:table-cell>
          <table:table-cell office:value-type="float" office:value="16004" calcext:value-type="float">
            <text:p>16004</text:p>
          </table:table-cell>
          <table:table-cell office:value-type="float" office:value="505726" calcext:value-type="float">
            <text:p>505726</text:p>
          </table:table-cell>
          <table:table-cell table:formula="of:=[Sheet5.I20]-[Sheet5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9-c511878.ukp</text:p>
          </table:table-cell>
          <table:table-cell office:value-type="float" office:value="0.0809349" calcext:value-type="float">
            <text:p>0.0809349</text:p>
          </table:table-cell>
          <table:table-cell office:value-type="float" office:value="0.09" calcext:value-type="float">
            <text:p>0.09</text:p>
          </table:table-cell>
          <table:table-cell office:value-type="float" office:value="11688" calcext:value-type="float">
            <text:p>11688</text:p>
          </table:table-cell>
          <table:table-cell office:value-type="float" office:value="511748" calcext:value-type="float">
            <text:p>511748</text:p>
          </table:table-cell>
          <table:table-cell office:value-type="float" office:value="5.68667" calcext:value-type="float">
            <text:p>5.68667</text:p>
          </table:table-cell>
          <table:table-cell office:value-type="float" office:value="5.68" calcext:value-type="float">
            <text:p>5.68</text:p>
          </table:table-cell>
          <table:table-cell office:value-type="float" office:value="13680" calcext:value-type="float">
            <text:p>13680</text:p>
          </table:table-cell>
          <table:table-cell office:value-type="float" office:value="511748" calcext:value-type="float">
            <text:p>511748</text:p>
          </table:table-cell>
          <table:table-cell table:formula="of:=[Sheet5.I21]-[Sheet5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.B2:.B21])/20" office:value-type="float" office:value="0.08551419" calcext:value-type="float">
            <text:p>0.09</text:p>
          </table:table-cell>
          <table:table-cell table:formula="of:=SUM([.C2:.C21])/20" office:value-type="float" office:value="0.0945" calcext:value-type="float">
            <text:p>0.0945</text:p>
          </table:table-cell>
          <table:table-cell table:formula="of:=SUM([.D2:.D21])/20" office:value-type="float" office:value="13811.4" calcext:value-type="float">
            <text:p>13811.4</text:p>
          </table:table-cell>
          <table:table-cell/>
          <table:table-cell table:style-name="ce2" table:formula="of:=SUM([.F2:.F21])/20" office:value-type="float" office:value="10.3693315" calcext:value-type="float">
            <text:p>10.37</text:p>
          </table:table-cell>
          <table:table-cell table:formula="of:=SUM([.G2:.G21])/20" office:value-type="float" office:value="10.368" calcext:value-type="float">
            <text:p>10.368</text:p>
          </table:table-cell>
          <table:table-cell table:formula="of:=SUM([.H2:.H21])/20" office:value-type="float" office:value="14331.6" calcext:value-type="float">
            <text:p>14331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.B2:.B21])" office:value-type="float" office:value="0.00407425478273409" calcext:value-type="float">
            <text:p>0.00</text:p>
          </table:table-cell>
          <table:table-cell table:formula="of:=STDEV([.C2:.C21])" office:value-type="float" office:value="0.006048053188293" calcext:value-type="float">
            <text:p>0.0060480532</text:p>
          </table:table-cell>
          <table:table-cell table:formula="of:=STDEV([.D2:.D21])" office:value-type="float" office:value="3431.2754173155" calcext:value-type="float">
            <text:p>3431.2754173155</text:p>
          </table:table-cell>
          <table:table-cell/>
          <table:table-cell table:style-name="ce2" table:formula="of:=STDEV([.F2:.F21])" office:value-type="float" office:value="6.7342846177767" calcext:value-type="float">
            <text:p>6.73</text:p>
          </table:table-cell>
          <table:table-cell table:formula="of:=STDEV([.G2:.G21])" office:value-type="float" office:value="6.73447032262492" calcext:value-type="float">
            <text:p>6.7344703226</text:p>
          </table:table-cell>
          <table:table-cell table:formula="of:=STDEV([.H2:.H21])" office:value-type="float" office:value="3811.65324539863" calcext:value-type="float">
            <text:p>3811.65324539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.B1:.B21])" office:value-type="float" office:value="0.0809349" calcext:value-type="float">
            <text:p>0.08</text:p>
          </table:table-cell>
          <table:table-cell table:formula="of:=MIN([.C1:.C21])" office:value-type="float" office:value="0.09" calcext:value-type="float">
            <text:p>0.09</text:p>
          </table:table-cell>
          <table:table-cell table:formula="of:=MIN([.D1:.D21])" office:value-type="float" office:value="8564" calcext:value-type="float">
            <text:p>8564</text:p>
          </table:table-cell>
          <table:table-cell/>
          <table:table-cell table:style-name="ce2" table:formula="of:=MIN([.F1:.F21])" office:value-type="float" office:value="0.00333" calcext:value-type="float">
            <text:p>0.00</text:p>
          </table:table-cell>
          <table:table-cell table:formula="of:=MIN([.G1:.G21])" office:value-type="float" office:value="0" calcext:value-type="float">
            <text:p>0</text:p>
          </table:table-cell>
          <table:table-cell table:formula="of:=MIN([.H1:.H21])" office:value-type="float" office:value="5848" calcext:value-type="float">
            <text:p>5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.B1:.B21])" office:value-type="float" office:value="0.100407" calcext:value-type="float">
            <text:p>0.10</text:p>
          </table:table-cell>
          <table:table-cell table:formula="of:=MAX([.C1:.C21])" office:value-type="float" office:value="0.11" calcext:value-type="float">
            <text:p>0.11</text:p>
          </table:table-cell>
          <table:table-cell table:formula="of:=MAX([.D1:.D21])" office:value-type="float" office:value="19296" calcext:value-type="float">
            <text:p>19296</text:p>
          </table:table-cell>
          <table:table-cell/>
          <table:table-cell table:style-name="ce2" table:formula="of:=MAX([.F1:.F21])" office:value-type="float" office:value="21.00333" calcext:value-type="float">
            <text:p>21.00</text:p>
          </table:table-cell>
          <table:table-cell table:formula="of:=MAX([.G1:.G21])" office:value-type="float" office:value="21" calcext:value-type="float">
            <text:p>21</text:p>
          </table:table-cell>
          <table:table-cell table:formula="of:=MAX([.H1:.H21])" office:value-type="float" office:value="17924" calcext:value-type="float">
            <text:p>179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.D22]/1000" office:value-type="float" office:value="13.8114" calcext:value-type="float">
            <text:p>13.81</text:p>
          </table:table-cell>
          <table:table-cell table:number-columns-repeated="3"/>
          <table:table-cell table:style-name="ce2" table:formula="of:=[.H22]/1000" office:value-type="float" office:value="14.3316" calcext:value-type="float">
            <text:p>14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.D23]/1000" office:value-type="float" office:value="3.4312754173155" calcext:value-type="float">
            <text:p>3.43</text:p>
          </table:table-cell>
          <table:table-cell table:number-columns-repeated="3"/>
          <table:table-cell table:style-name="ce2" table:formula="of:=[.H23]/1000" office:value-type="float" office:value="3.81165324539863" calcext:value-type="float">
            <text:p>3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.D24]/1000" office:value-type="float" office:value="8.564" calcext:value-type="float">
            <text:p>8.56</text:p>
          </table:table-cell>
          <table:table-cell table:number-columns-repeated="3"/>
          <table:table-cell table:style-name="ce2" table:formula="of:=[.H24]/1000" office:value-type="float" office:value="5.848" calcext:value-type="float">
            <text:p>5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.D25]/1000" office:value-type="float" office:value="19.296" calcext:value-type="float">
            <text:p>19.30</text:p>
          </table:table-cell>
          <table:table-cell table:number-columns-repeated="3"/>
          <table:table-cell table:style-name="ce2" table:formula="of:=[.H25]/1000" office:value-type="float" office:value="17.924" calcext:value-type="float">
            <text:p>17.92</text:p>
          </table:table-cell>
          <table:table-cell table:number-columns-repeated="2"/>
        </table:table-row>
      </table:table>
      <table:table table:name="Sheet6" table:style-name="ta1">
        <table:table-column table:style-name="co8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-5n5000wmin50000-0-c949215.ukp</text:p>
          </table:table-cell>
          <table:table-cell office:value-type="float" office:value="0.235553" calcext:value-type="float">
            <text:p>0.235553</text:p>
          </table:table-cell>
          <table:table-cell office:value-type="float" office:value="0.25" calcext:value-type="float">
            <text:p>0.25</text:p>
          </table:table-cell>
          <table:table-cell office:value-type="float" office:value="18352" calcext:value-type="float">
            <text:p>18352</text:p>
          </table:table-cell>
          <table:table-cell office:value-type="float" office:value="949125" calcext:value-type="float">
            <text:p>949125</text:p>
          </table:table-cell>
          <table:table-cell office:value-type="float" office:value="88.69999" calcext:value-type="float">
            <text:p>88.69999</text:p>
          </table:table-cell>
          <table:table-cell office:value-type="float" office:value="88.66" calcext:value-type="float">
            <text:p>88.66</text:p>
          </table:table-cell>
          <table:table-cell office:value-type="float" office:value="37300" calcext:value-type="float">
            <text:p>37300</text:p>
          </table:table-cell>
          <table:table-cell office:value-type="float" office:value="949125" calcext:value-type="float">
            <text:p>949125</text:p>
          </table:table-cell>
          <table:table-cell table:formula="of:=[Sheet6.I2]-[Sheet6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-c900576.ukp</text:p>
          </table:table-cell>
          <table:table-cell office:value-type="float" office:value="0.233421" calcext:value-type="float">
            <text:p>0.233421</text:p>
          </table:table-cell>
          <table:table-cell office:value-type="float" office:value="0.24" calcext:value-type="float">
            <text:p>0.24</text:p>
          </table:table-cell>
          <table:table-cell office:value-type="float" office:value="17640" calcext:value-type="float">
            <text:p>17640</text:p>
          </table:table-cell>
          <table:table-cell office:value-type="float" office:value="900491" calcext:value-type="float">
            <text:p>900491</text:p>
          </table:table-cell>
          <table:table-cell office:value-type="float" office:value="56.08333" calcext:value-type="float">
            <text:p>56.08333</text:p>
          </table:table-cell>
          <table:table-cell office:value-type="float" office:value="56.06" calcext:value-type="float">
            <text:p>56.06</text:p>
          </table:table-cell>
          <table:table-cell office:value-type="float" office:value="28568" calcext:value-type="float">
            <text:p>28568</text:p>
          </table:table-cell>
          <table:table-cell office:value-type="float" office:value="900491" calcext:value-type="float">
            <text:p>900491</text:p>
          </table:table-cell>
          <table:table-cell table:formula="of:=[Sheet6.I3]-[Sheet6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0-c578741.ukp</text:p>
          </table:table-cell>
          <table:table-cell office:value-type="float" office:value="0.205917" calcext:value-type="float">
            <text:p>0.205917</text:p>
          </table:table-cell>
          <table:table-cell office:value-type="float" office:value="0.22" calcext:value-type="float">
            <text:p>0.22</text:p>
          </table:table-cell>
          <table:table-cell office:value-type="float" office:value="12684" calcext:value-type="float">
            <text:p>12684</text:p>
          </table:table-cell>
          <table:table-cell office:value-type="float" office:value="578686" calcext:value-type="float">
            <text:p>578686</text:p>
          </table:table-cell>
          <table:table-cell office:value-type="float" office:value="31.91666" calcext:value-type="float">
            <text:p>31.91666</text:p>
          </table:table-cell>
          <table:table-cell office:value-type="float" office:value="31.91" calcext:value-type="float">
            <text:p>31.91</text:p>
          </table:table-cell>
          <table:table-cell office:value-type="float" office:value="23608" calcext:value-type="float">
            <text:p>23608</text:p>
          </table:table-cell>
          <table:table-cell office:value-type="float" office:value="578686" calcext:value-type="float">
            <text:p>578686</text:p>
          </table:table-cell>
          <table:table-cell table:formula="of:=[Sheet6.I4]-[Sheet6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1-c603967.ukp</text:p>
          </table:table-cell>
          <table:table-cell office:value-type="float" office:value="0.223119" calcext:value-type="float">
            <text:p>0.223119</text:p>
          </table:table-cell>
          <table:table-cell office:value-type="float" office:value="0.23" calcext:value-type="float">
            <text:p>0.23</text:p>
          </table:table-cell>
          <table:table-cell office:value-type="float" office:value="13172" calcext:value-type="float">
            <text:p>13172</text:p>
          </table:table-cell>
          <table:table-cell office:value-type="float" office:value="603912" calcext:value-type="float">
            <text:p>60391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52" calcext:value-type="float">
            <text:p>5952</text:p>
          </table:table-cell>
          <table:table-cell office:value-type="float" office:value="603912" calcext:value-type="float">
            <text:p>603912</text:p>
          </table:table-cell>
          <table:table-cell table:formula="of:=[Sheet6.I5]-[Sheet6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2-c356906.ukp</text:p>
          </table:table-cell>
          <table:table-cell office:value-type="float" office:value="0.123665" calcext:value-type="float">
            <text:p>0.123665</text:p>
          </table:table-cell>
          <table:table-cell office:value-type="float" office:value="0.13" calcext:value-type="float">
            <text:p>0.13</text:p>
          </table:table-cell>
          <table:table-cell office:value-type="float" office:value="9264" calcext:value-type="float">
            <text:p>9264</text:p>
          </table:table-cell>
          <table:table-cell office:value-type="float" office:value="356871" calcext:value-type="float">
            <text:p>356871</text:p>
          </table:table-cell>
          <table:table-cell office:value-type="float" office:value="15.37333" calcext:value-type="float">
            <text:p>15.37333</text:p>
          </table:table-cell>
          <table:table-cell office:value-type="float" office:value="15.37" calcext:value-type="float">
            <text:p>15.37</text:p>
          </table:table-cell>
          <table:table-cell office:value-type="float" office:value="19200" calcext:value-type="float">
            <text:p>19200</text:p>
          </table:table-cell>
          <table:table-cell office:value-type="float" office:value="356871" calcext:value-type="float">
            <text:p>356871</text:p>
          </table:table-cell>
          <table:table-cell table:formula="of:=[Sheet6.I6]-[Sheet6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3-c733223.ukp</text:p>
          </table:table-cell>
          <table:table-cell office:value-type="float" office:value="0.223671" calcext:value-type="float">
            <text:p>0.223671</text:p>
          </table:table-cell>
          <table:table-cell office:value-type="float" office:value="0.23" calcext:value-type="float">
            <text:p>0.23</text:p>
          </table:table-cell>
          <table:table-cell office:value-type="float" office:value="15068" calcext:value-type="float">
            <text:p>15068</text:p>
          </table:table-cell>
          <table:table-cell office:value-type="float" office:value="733153" calcext:value-type="float">
            <text:p>733153</text:p>
          </table:table-cell>
          <table:table-cell office:value-type="float" office:value="57.37333" calcext:value-type="float">
            <text:p>57.37333</text:p>
          </table:table-cell>
          <table:table-cell office:value-type="float" office:value="57.35" calcext:value-type="float">
            <text:p>57.35</text:p>
          </table:table-cell>
          <table:table-cell office:value-type="float" office:value="33740" calcext:value-type="float">
            <text:p>33740</text:p>
          </table:table-cell>
          <table:table-cell office:value-type="float" office:value="733153" calcext:value-type="float">
            <text:p>733153</text:p>
          </table:table-cell>
          <table:table-cell table:formula="of:=[Sheet6.I7]-[Sheet6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4-c850585.ukp</text:p>
          </table:table-cell>
          <table:table-cell office:value-type="float" office:value="0.239755" calcext:value-type="float">
            <text:p>0.239755</text:p>
          </table:table-cell>
          <table:table-cell office:value-type="float" office:value="0.25" calcext:value-type="float">
            <text:p>0.25</text:p>
          </table:table-cell>
          <table:table-cell office:value-type="float" office:value="16860" calcext:value-type="float">
            <text:p>16860</text:p>
          </table:table-cell>
          <table:table-cell office:value-type="float" office:value="850505" calcext:value-type="float">
            <text:p>850505</text:p>
          </table:table-cell>
          <table:table-cell office:value-type="float" office:value="49.25666" calcext:value-type="float">
            <text:p>49.25666</text:p>
          </table:table-cell>
          <table:table-cell office:value-type="float" office:value="49.23" calcext:value-type="float">
            <text:p>49.23</text:p>
          </table:table-cell>
          <table:table-cell office:value-type="float" office:value="23608" calcext:value-type="float">
            <text:p>23608</text:p>
          </table:table-cell>
          <table:table-cell office:value-type="float" office:value="850505" calcext:value-type="float">
            <text:p>850505</text:p>
          </table:table-cell>
          <table:table-cell table:formula="of:=[Sheet6.I8]-[Sheet6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5-c717577.ukp</text:p>
          </table:table-cell>
          <table:table-cell office:value-type="float" office:value="0.240326" calcext:value-type="float">
            <text:p>0.240326</text:p>
          </table:table-cell>
          <table:table-cell office:value-type="float" office:value="0.25" calcext:value-type="float">
            <text:p>0.25</text:p>
          </table:table-cell>
          <table:table-cell office:value-type="float" office:value="14904" calcext:value-type="float">
            <text:p>14904</text:p>
          </table:table-cell>
          <table:table-cell office:value-type="float" office:value="717507" calcext:value-type="float">
            <text:p>717507</text:p>
          </table:table-cell>
          <table:table-cell office:value-type="float" office:value="78.21666" calcext:value-type="float">
            <text:p>78.21666</text:p>
          </table:table-cell>
          <table:table-cell office:value-type="float" office:value="78.18" calcext:value-type="float">
            <text:p>78.18</text:p>
          </table:table-cell>
          <table:table-cell office:value-type="float" office:value="34500" calcext:value-type="float">
            <text:p>34500</text:p>
          </table:table-cell>
          <table:table-cell office:value-type="float" office:value="717507" calcext:value-type="float">
            <text:p>717507</text:p>
          </table:table-cell>
          <table:table-cell table:formula="of:=[Sheet6.I9]-[Sheet6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6-c296131.ukp</text:p>
          </table:table-cell>
          <table:table-cell office:value-type="float" office:value="0.0899554" calcext:value-type="float">
            <text:p>0.0899554</text:p>
          </table:table-cell>
          <table:table-cell office:value-type="float" office:value="0.1" calcext:value-type="float">
            <text:p>0.1</text:p>
          </table:table-cell>
          <table:table-cell office:value-type="float" office:value="8332" calcext:value-type="float">
            <text:p>8332</text:p>
          </table:table-cell>
          <table:table-cell office:value-type="float" office:value="274970" calcext:value-type="float">
            <text:p>274970</text:p>
          </table:table-cell>
          <table:table-cell table:number-columns-repeated="2" office:value-type="float" office:value="11.32" calcext:value-type="float">
            <text:p>11.32</text:p>
          </table:table-cell>
          <table:table-cell office:value-type="float" office:value="16104" calcext:value-type="float">
            <text:p>16104</text:p>
          </table:table-cell>
          <table:table-cell office:value-type="float" office:value="274970" calcext:value-type="float">
            <text:p>274970</text:p>
          </table:table-cell>
          <table:table-cell table:formula="of:=[Sheet6.I10]-[Sheet6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7-c584281.ukp</text:p>
          </table:table-cell>
          <table:table-cell office:value-type="float" office:value="0.220467" calcext:value-type="float">
            <text:p>0.220467</text:p>
          </table:table-cell>
          <table:table-cell office:value-type="float" office:value="0.23" calcext:value-type="float">
            <text:p>0.23</text:p>
          </table:table-cell>
          <table:table-cell office:value-type="float" office:value="12692" calcext:value-type="float">
            <text:p>12692</text:p>
          </table:table-cell>
          <table:table-cell office:value-type="float" office:value="584226" calcext:value-type="float">
            <text:p>584226</text:p>
          </table:table-cell>
          <table:table-cell office:value-type="float" office:value="35.08666" calcext:value-type="float">
            <text:p>35.08666</text:p>
          </table:table-cell>
          <table:table-cell office:value-type="float" office:value="35.08" calcext:value-type="float">
            <text:p>35.08</text:p>
          </table:table-cell>
          <table:table-cell office:value-type="float" office:value="21256" calcext:value-type="float">
            <text:p>21256</text:p>
          </table:table-cell>
          <table:table-cell office:value-type="float" office:value="584226" calcext:value-type="float">
            <text:p>584226</text:p>
          </table:table-cell>
          <table:table-cell table:formula="of:=[Sheet6.I11]-[Sheet6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8-c796792.ukp</text:p>
          </table:table-cell>
          <table:table-cell office:value-type="float" office:value="0.240793" calcext:value-type="float">
            <text:p>0.240793</text:p>
          </table:table-cell>
          <table:table-cell office:value-type="float" office:value="0.25" calcext:value-type="float">
            <text:p>0.25</text:p>
          </table:table-cell>
          <table:table-cell office:value-type="float" office:value="16020" calcext:value-type="float">
            <text:p>16020</text:p>
          </table:table-cell>
          <table:table-cell office:value-type="float" office:value="796717" calcext:value-type="float">
            <text:p>796717</text:p>
          </table:table-cell>
          <table:table-cell office:value-type="float" office:value="50.06666" calcext:value-type="float">
            <text:p>50.06666</text:p>
          </table:table-cell>
          <table:table-cell office:value-type="float" office:value="50.05" calcext:value-type="float">
            <text:p>50.05</text:p>
          </table:table-cell>
          <table:table-cell office:value-type="float" office:value="23608" calcext:value-type="float">
            <text:p>23608</text:p>
          </table:table-cell>
          <table:table-cell office:value-type="float" office:value="796717" calcext:value-type="float">
            <text:p>796717</text:p>
          </table:table-cell>
          <table:table-cell table:formula="of:=[Sheet6.I12]-[Sheet6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9-c777668.ukp</text:p>
          </table:table-cell>
          <table:table-cell office:value-type="float" office:value="0.240142" calcext:value-type="float">
            <text:p>0.240142</text:p>
          </table:table-cell>
          <table:table-cell office:value-type="float" office:value="0.25" calcext:value-type="float">
            <text:p>0.25</text:p>
          </table:table-cell>
          <table:table-cell office:value-type="float" office:value="15716" calcext:value-type="float">
            <text:p>15716</text:p>
          </table:table-cell>
          <table:table-cell office:value-type="float" office:value="777593" calcext:value-type="float">
            <text:p>777593</text:p>
          </table:table-cell>
          <table:table-cell office:value-type="float" office:value="76.18666" calcext:value-type="float">
            <text:p>76.18666</text:p>
          </table:table-cell>
          <table:table-cell office:value-type="float" office:value="76.16" calcext:value-type="float">
            <text:p>76.16</text:p>
          </table:table-cell>
          <table:table-cell office:value-type="float" office:value="35760" calcext:value-type="float">
            <text:p>35760</text:p>
          </table:table-cell>
          <table:table-cell office:value-type="float" office:value="777593" calcext:value-type="float">
            <text:p>777593</text:p>
          </table:table-cell>
          <table:table-cell table:formula="of:=[Sheet6.I13]-[Sheet6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2-c654686.ukp</text:p>
          </table:table-cell>
          <table:table-cell office:value-type="float" office:value="0.230507" calcext:value-type="float">
            <text:p>0.230507</text:p>
          </table:table-cell>
          <table:table-cell office:value-type="float" office:value="0.24" calcext:value-type="float">
            <text:p>0.24</text:p>
          </table:table-cell>
          <table:table-cell office:value-type="float" office:value="13848" calcext:value-type="float">
            <text:p>13848</text:p>
          </table:table-cell>
          <table:table-cell office:value-type="float" office:value="654626" calcext:value-type="float">
            <text:p>654626</text:p>
          </table:table-cell>
          <table:table-cell table:number-columns-repeated="2" office:value-type="float" office:value="2.26" calcext:value-type="float">
            <text:p>2.26</text:p>
          </table:table-cell>
          <table:table-cell office:value-type="float" office:value="10800" calcext:value-type="float">
            <text:p>10800</text:p>
          </table:table-cell>
          <table:table-cell office:value-type="float" office:value="654626" calcext:value-type="float">
            <text:p>654626</text:p>
          </table:table-cell>
          <table:table-cell table:formula="of:=[Sheet6.I14]-[Sheet6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3-c903289.ukp</text:p>
          </table:table-cell>
          <table:table-cell office:value-type="float" office:value="0.235539" calcext:value-type="float">
            <text:p>0.235539</text:p>
          </table:table-cell>
          <table:table-cell office:value-type="float" office:value="0.25" calcext:value-type="float">
            <text:p>0.25</text:p>
          </table:table-cell>
          <table:table-cell office:value-type="float" office:value="17796" calcext:value-type="float">
            <text:p>17796</text:p>
          </table:table-cell>
          <table:table-cell office:value-type="float" office:value="903204" calcext:value-type="float">
            <text:p>903204</text:p>
          </table:table-cell>
          <table:table-cell office:value-type="float" office:value="62.23333" calcext:value-type="float">
            <text:p>62.23333</text:p>
          </table:table-cell>
          <table:table-cell office:value-type="float" office:value="62.21" calcext:value-type="float">
            <text:p>62.21</text:p>
          </table:table-cell>
          <table:table-cell office:value-type="float" office:value="29700" calcext:value-type="float">
            <text:p>29700</text:p>
          </table:table-cell>
          <table:table-cell office:value-type="float" office:value="903204" calcext:value-type="float">
            <text:p>903204</text:p>
          </table:table-cell>
          <table:table-cell table:formula="of:=[Sheet6.I15]-[Sheet6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4-c323235.ukp</text:p>
          </table:table-cell>
          <table:table-cell office:value-type="float" office:value="0.110069" calcext:value-type="float">
            <text:p>0.110069</text:p>
          </table:table-cell>
          <table:table-cell office:value-type="float" office:value="0.12" calcext:value-type="float">
            <text:p>0.12</text:p>
          </table:table-cell>
          <table:table-cell office:value-type="float" office:value="8556" calcext:value-type="float">
            <text:p>8556</text:p>
          </table:table-cell>
          <table:table-cell office:value-type="float" office:value="323205" calcext:value-type="float">
            <text:p>323205</text:p>
          </table:table-cell>
          <table:table-cell office:value-type="float" office:value="2.43667" calcext:value-type="float">
            <text:p>2.43667</text:p>
          </table:table-cell>
          <table:table-cell office:value-type="float" office:value="2.43" calcext:value-type="float">
            <text:p>2.43</text:p>
          </table:table-cell>
          <table:table-cell office:value-type="float" office:value="10948" calcext:value-type="float">
            <text:p>10948</text:p>
          </table:table-cell>
          <table:table-cell office:value-type="float" office:value="323205" calcext:value-type="float">
            <text:p>323205</text:p>
          </table:table-cell>
          <table:table-cell table:formula="of:=[Sheet6.I16]-[Sheet6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5-c757629.ukp</text:p>
          </table:table-cell>
          <table:table-cell office:value-type="float" office:value="0.23809" calcext:value-type="float">
            <text:p>0.23809</text:p>
          </table:table-cell>
          <table:table-cell office:value-type="float" office:value="0.25" calcext:value-type="float">
            <text:p>0.25</text:p>
          </table:table-cell>
          <table:table-cell office:value-type="float" office:value="15404" calcext:value-type="float">
            <text:p>15404</text:p>
          </table:table-cell>
          <table:table-cell office:value-type="float" office:value="757559" calcext:value-type="float">
            <text:p>757559</text:p>
          </table:table-cell>
          <table:table-cell table:number-columns-repeated="2" office:value-type="float" office:value="13.39" calcext:value-type="float">
            <text:p>13.39</text:p>
          </table:table-cell>
          <table:table-cell office:value-type="float" office:value="15848" calcext:value-type="float">
            <text:p>15848</text:p>
          </table:table-cell>
          <table:table-cell office:value-type="float" office:value="757559" calcext:value-type="float">
            <text:p>757559</text:p>
          </table:table-cell>
          <table:table-cell table:formula="of:=[Sheet6.I17]-[Sheet6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6-c551666.ukp</text:p>
          </table:table-cell>
          <table:table-cell office:value-type="float" office:value="0.211593" calcext:value-type="float">
            <text:p>0.211593</text:p>
          </table:table-cell>
          <table:table-cell office:value-type="float" office:value="0.22" calcext:value-type="float">
            <text:p>0.22</text:p>
          </table:table-cell>
          <table:table-cell office:value-type="float" office:value="12256" calcext:value-type="float">
            <text:p>12256</text:p>
          </table:table-cell>
          <table:table-cell office:value-type="float" office:value="551611" calcext:value-type="float">
            <text:p>551611</text:p>
          </table:table-cell>
          <table:table-cell office:value-type="float" office:value="41.27" calcext:value-type="float">
            <text:p>41.27</text:p>
          </table:table-cell>
          <table:table-cell office:value-type="float" office:value="41.26" calcext:value-type="float">
            <text:p>41.26</text:p>
          </table:table-cell>
          <table:table-cell office:value-type="float" office:value="23560" calcext:value-type="float">
            <text:p>23560</text:p>
          </table:table-cell>
          <table:table-cell office:value-type="float" office:value="551611" calcext:value-type="float">
            <text:p>551611</text:p>
          </table:table-cell>
          <table:table-cell table:formula="of:=[Sheet6.I18]-[Sheet6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7-c939978.ukp</text:p>
          </table:table-cell>
          <table:table-cell office:value-type="float" office:value="0.229472" calcext:value-type="float">
            <text:p>0.229472</text:p>
          </table:table-cell>
          <table:table-cell office:value-type="float" office:value="0.24" calcext:value-type="float">
            <text:p>0.24</text:p>
          </table:table-cell>
          <table:table-cell office:value-type="float" office:value="18324" calcext:value-type="float">
            <text:p>18324</text:p>
          </table:table-cell>
          <table:table-cell office:value-type="float" office:value="939888" calcext:value-type="float">
            <text:p>939888</text:p>
          </table:table-cell>
          <table:table-cell office:value-type="float" office:value="89.43999" calcext:value-type="float">
            <text:p>89.43999</text:p>
          </table:table-cell>
          <table:table-cell office:value-type="float" office:value="89.41" calcext:value-type="float">
            <text:p>89.41</text:p>
          </table:table-cell>
          <table:table-cell office:value-type="float" office:value="42076" calcext:value-type="float">
            <text:p>42076</text:p>
          </table:table-cell>
          <table:table-cell office:value-type="float" office:value="939888" calcext:value-type="float">
            <text:p>939888</text:p>
          </table:table-cell>
          <table:table-cell table:formula="of:=[Sheet6.I19]-[Sheet6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8-c968053.ukp</text:p>
          </table:table-cell>
          <table:table-cell office:value-type="float" office:value="0.227029" calcext:value-type="float">
            <text:p>0.227029</text:p>
          </table:table-cell>
          <table:table-cell office:value-type="float" office:value="0.24" calcext:value-type="float">
            <text:p>0.24</text:p>
          </table:table-cell>
          <table:table-cell office:value-type="float" office:value="18760" calcext:value-type="float">
            <text:p>18760</text:p>
          </table:table-cell>
          <table:table-cell office:value-type="float" office:value="967963" calcext:value-type="float">
            <text:p>967963</text:p>
          </table:table-cell>
          <table:table-cell office:value-type="float" office:value="25.65666" calcext:value-type="float">
            <text:p>25.65666</text:p>
          </table:table-cell>
          <table:table-cell office:value-type="float" office:value="25.66" calcext:value-type="float">
            <text:p>25.66</text:p>
          </table:table-cell>
          <table:table-cell office:value-type="float" office:value="21352" calcext:value-type="float">
            <text:p>21352</text:p>
          </table:table-cell>
          <table:table-cell office:value-type="float" office:value="967963" calcext:value-type="float">
            <text:p>967963</text:p>
          </table:table-cell>
          <table:table-cell table:formula="of:=[Sheet6.I20]-[Sheet6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9-c824959.ukp</text:p>
          </table:table-cell>
          <table:table-cell office:value-type="float" office:value="0.224884" calcext:value-type="float">
            <text:p>0.224884</text:p>
          </table:table-cell>
          <table:table-cell office:value-type="float" office:value="0.23" calcext:value-type="float">
            <text:p>0.23</text:p>
          </table:table-cell>
          <table:table-cell office:value-type="float" office:value="16532" calcext:value-type="float">
            <text:p>16532</text:p>
          </table:table-cell>
          <table:table-cell office:value-type="float" office:value="824884" calcext:value-type="float">
            <text:p>82488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60" calcext:value-type="float">
            <text:p>5860</text:p>
          </table:table-cell>
          <table:table-cell office:value-type="float" office:value="824884" calcext:value-type="float">
            <text:p>824884</text:p>
          </table:table-cell>
          <table:table-cell table:formula="of:=[Sheet6.I21]-[Sheet6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.B2:.B21])/20" office:value-type="float" office:value="0.21119837" calcext:value-type="float">
            <text:p>0.21</text:p>
          </table:table-cell>
          <table:table-cell table:formula="of:=SUM([.C2:.C21])/20" office:value-type="float" office:value="0.221" calcext:value-type="float">
            <text:p>0.221</text:p>
          </table:table-cell>
          <table:table-cell table:formula="of:=SUM([.D2:.D21])/20" office:value-type="float" office:value="14609" calcext:value-type="float">
            <text:p>14609</text:p>
          </table:table-cell>
          <table:table-cell/>
          <table:table-cell table:style-name="ce2" table:formula="of:=SUM([.F2:.F21])/20" office:value-type="float" office:value="39.3136625" calcext:value-type="float">
            <text:p>39.31</text:p>
          </table:table-cell>
          <table:table-cell table:formula="of:=SUM([.G2:.G21])/20" office:value-type="float" office:value="39.2995" calcext:value-type="float">
            <text:p>39.2995</text:p>
          </table:table-cell>
          <table:table-cell table:formula="of:=SUM([.H2:.H21])/20" office:value-type="float" office:value="23167.4" calcext:value-type="float">
            <text:p>23167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.B2:.B21])" office:value-type="float" office:value="0.0458403817071127" calcext:value-type="float">
            <text:p>0.05</text:p>
          </table:table-cell>
          <table:table-cell table:formula="of:=STDEV([.C2:.C21])" office:value-type="float" office:value="0.0463283475797884" calcext:value-type="float">
            <text:p>0.0463283476</text:p>
          </table:table-cell>
          <table:table-cell table:formula="of:=STDEV([.D2:.D21])" office:value-type="float" office:value="3223.81607807629" calcext:value-type="float">
            <text:p>3223.8160780763</text:p>
          </table:table-cell>
          <table:table-cell/>
          <table:table-cell table:style-name="ce2" table:formula="of:=STDEV([.F2:.F21])" office:value-type="float" office:value="30.163702423027" calcext:value-type="float">
            <text:p>30.16</text:p>
          </table:table-cell>
          <table:table-cell table:formula="of:=STDEV([.G2:.G21])" office:value-type="float" office:value="30.1513505807303" calcext:value-type="float">
            <text:p>30.1513505807</text:p>
          </table:table-cell>
          <table:table-cell table:formula="of:=STDEV([.H2:.H21])" office:value-type="float" office:value="10394.7398256092" calcext:value-type="float">
            <text:p>10394.7398256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.B1:.B21])" office:value-type="float" office:value="0.0899554" calcext:value-type="float">
            <text:p>0.09</text:p>
          </table:table-cell>
          <table:table-cell table:formula="of:=MIN([.C1:.C21])" office:value-type="float" office:value="0.1" calcext:value-type="float">
            <text:p>0.1</text:p>
          </table:table-cell>
          <table:table-cell table:formula="of:=MIN([.D1:.D21])" office:value-type="float" office:value="8332" calcext:value-type="float">
            <text:p>8332</text:p>
          </table:table-cell>
          <table:table-cell/>
          <table:table-cell table:style-name="ce2" table:formula="of:=MIN([.F1:.F21])" office:value-type="float" office:value="0.00333" calcext:value-type="float">
            <text:p>0.00</text:p>
          </table:table-cell>
          <table:table-cell table:formula="of:=MIN([.G1:.G21])" office:value-type="float" office:value="0" calcext:value-type="float">
            <text:p>0</text:p>
          </table:table-cell>
          <table:table-cell table:formula="of:=MIN([.H1:.H21])" office:value-type="float" office:value="5860" calcext:value-type="float">
            <text:p>58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.B1:.B21])" office:value-type="float" office:value="0.240793" calcext:value-type="float">
            <text:p>0.24</text:p>
          </table:table-cell>
          <table:table-cell table:formula="of:=MAX([.C1:.C21])" office:value-type="float" office:value="0.25" calcext:value-type="float">
            <text:p>0.25</text:p>
          </table:table-cell>
          <table:table-cell table:formula="of:=MAX([.D1:.D21])" office:value-type="float" office:value="18760" calcext:value-type="float">
            <text:p>18760</text:p>
          </table:table-cell>
          <table:table-cell/>
          <table:table-cell table:style-name="ce2" table:formula="of:=MAX([.F1:.F21])" office:value-type="float" office:value="89.43999" calcext:value-type="float">
            <text:p>89.44</text:p>
          </table:table-cell>
          <table:table-cell table:formula="of:=MAX([.G1:.G21])" office:value-type="float" office:value="89.41" calcext:value-type="float">
            <text:p>89.41</text:p>
          </table:table-cell>
          <table:table-cell table:formula="of:=MAX([.H1:.H21])" office:value-type="float" office:value="42076" calcext:value-type="float">
            <text:p>420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.D22]/1000" office:value-type="float" office:value="14.609" calcext:value-type="float">
            <text:p>14.61</text:p>
          </table:table-cell>
          <table:table-cell table:number-columns-repeated="3"/>
          <table:table-cell table:style-name="ce2" table:formula="of:=[.H22]/1000" office:value-type="float" office:value="23.1674" calcext:value-type="float">
            <text:p>23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.D23]/1000" office:value-type="float" office:value="3.22381607807629" calcext:value-type="float">
            <text:p>3.22</text:p>
          </table:table-cell>
          <table:table-cell table:number-columns-repeated="3"/>
          <table:table-cell table:style-name="ce2" table:formula="of:=[.H23]/1000" office:value-type="float" office:value="10.3947398256092" calcext:value-type="float">
            <text:p>10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.D24]/1000" office:value-type="float" office:value="8.332" calcext:value-type="float">
            <text:p>8.33</text:p>
          </table:table-cell>
          <table:table-cell table:number-columns-repeated="3"/>
          <table:table-cell table:style-name="ce2" table:formula="of:=[.H24]/1000" office:value-type="float" office:value="5.86" calcext:value-type="float">
            <text:p>5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.D25]/1000" office:value-type="float" office:value="18.76" calcext:value-type="float">
            <text:p>18.76</text:p>
          </table:table-cell>
          <table:table-cell table:number-columns-repeated="3"/>
          <table:table-cell table:style-name="ce2" table:formula="of:=[.H25]/1000" office:value-type="float" office:value="42.076" calcext:value-type="float">
            <text:p>42.08</text:p>
          </table:table-cell>
          <table:table-cell table:number-columns-repeated="2"/>
        </table:table-row>
      </table:table>
      <table:table table:name="Sheet7" table:style-name="ta1">
        <table:table-column table:style-name="co9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5n10000wmin10000-0-c6020768.ukp</text:p>
          </table:table-cell>
          <table:table-cell office:value-type="float" office:value="0.134171" calcext:value-type="float">
            <text:p>0.134171</text:p>
          </table:table-cell>
          <table:table-cell office:value-type="float" office:value="0.23" calcext:value-type="float">
            <text:p>0.23</text:p>
          </table:table-cell>
          <table:table-cell office:value-type="float" office:value="97672" calcext:value-type="float">
            <text:p>97672</text:p>
          </table:table-cell>
          <table:table-cell office:value-type="float" office:value="6023778" calcext:value-type="float">
            <text:p>602377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6252" calcext:value-type="float">
            <text:p>6252</text:p>
          </table:table-cell>
          <table:table-cell office:value-type="float" office:value="6023778" calcext:value-type="float">
            <text:p>6023778</text:p>
          </table:table-cell>
          <table:table-cell table:formula="of:=[Sheet7.I2]-[Sheet7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-c8848039.ukp</text:p>
          </table:table-cell>
          <table:table-cell office:value-type="float" office:value="0.113119" calcext:value-type="float">
            <text:p>0.113119</text:p>
          </table:table-cell>
          <table:table-cell office:value-type="float" office:value="0.13" calcext:value-type="float">
            <text:p>0.13</text:p>
          </table:table-cell>
          <table:table-cell office:value-type="float" office:value="141812" calcext:value-type="float">
            <text:p>141812</text:p>
          </table:table-cell>
          <table:table-cell office:value-type="float" office:value="8852459" calcext:value-type="float">
            <text:p>885245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7616" calcext:value-type="float">
            <text:p>7616</text:p>
          </table:table-cell>
          <table:table-cell office:value-type="float" office:value="8852459" calcext:value-type="float">
            <text:p>8852459</text:p>
          </table:table-cell>
          <table:table-cell table:formula="of:=[Sheet7.I3]-[Sheet7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0-c8957104.ukp</text:p>
          </table:table-cell>
          <table:table-cell office:value-type="float" office:value="0.139036" calcext:value-type="float">
            <text:p>0.139036</text:p>
          </table:table-cell>
          <table:table-cell office:value-type="float" office:value="0.24" calcext:value-type="float">
            <text:p>0.24</text:p>
          </table:table-cell>
          <table:table-cell office:value-type="float" office:value="143504" calcext:value-type="float">
            <text:p>143504</text:p>
          </table:table-cell>
          <table:table-cell office:value-type="float" office:value="8961579" calcext:value-type="float">
            <text:p>8961579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8176" calcext:value-type="float">
            <text:p>8176</text:p>
          </table:table-cell>
          <table:table-cell office:value-type="float" office:value="8961579" calcext:value-type="float">
            <text:p>8961579</text:p>
          </table:table-cell>
          <table:table-cell table:formula="of:=[Sheet7.I4]-[Sheet7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1-c9590518.ukp</text:p>
          </table:table-cell>
          <table:table-cell office:value-type="float" office:value="0.114362" calcext:value-type="float">
            <text:p>0.114362</text:p>
          </table:table-cell>
          <table:table-cell office:value-type="float" office:value="0.14" calcext:value-type="float">
            <text:p>0.14</text:p>
          </table:table-cell>
          <table:table-cell office:value-type="float" office:value="153648" calcext:value-type="float">
            <text:p>153648</text:p>
          </table:table-cell>
          <table:table-cell office:value-type="float" office:value="9595313" calcext:value-type="float">
            <text:p>959531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436" calcext:value-type="float">
            <text:p>6436</text:p>
          </table:table-cell>
          <table:table-cell office:value-type="float" office:value="9595313" calcext:value-type="float">
            <text:p>9595313</text:p>
          </table:table-cell>
          <table:table-cell table:formula="of:=[Sheet7.I5]-[Sheet7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2-c4402690.ukp</text:p>
          </table:table-cell>
          <table:table-cell office:value-type="float" office:value="0.104374" calcext:value-type="float">
            <text:p>0.104374</text:p>
          </table:table-cell>
          <table:table-cell office:value-type="float" office:value="0.13" calcext:value-type="float">
            <text:p>0.13</text:p>
          </table:table-cell>
          <table:table-cell office:value-type="float" office:value="72656" calcext:value-type="float">
            <text:p>72656</text:p>
          </table:table-cell>
          <table:table-cell office:value-type="float" office:value="4404890" calcext:value-type="float">
            <text:p>4404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64" calcext:value-type="float">
            <text:p>7764</text:p>
          </table:table-cell>
          <table:table-cell office:value-type="float" office:value="4404890" calcext:value-type="float">
            <text:p>4404890</text:p>
          </table:table-cell>
          <table:table-cell table:formula="of:=[Sheet7.I6]-[Sheet7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3-c6391754.ukp</text:p>
          </table:table-cell>
          <table:table-cell office:value-type="float" office:value="0.110506" calcext:value-type="float">
            <text:p>0.110506</text:p>
          </table:table-cell>
          <table:table-cell office:value-type="float" office:value="0.13" calcext:value-type="float">
            <text:p>0.13</text:p>
          </table:table-cell>
          <table:table-cell office:value-type="float" office:value="103568" calcext:value-type="float">
            <text:p>103568</text:p>
          </table:table-cell>
          <table:table-cell office:value-type="float" office:value="6394949" calcext:value-type="float">
            <text:p>639494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52" calcext:value-type="float">
            <text:p>7952</text:p>
          </table:table-cell>
          <table:table-cell office:value-type="float" office:value="6394949" calcext:value-type="float">
            <text:p>6394949</text:p>
          </table:table-cell>
          <table:table-cell table:formula="of:=[Sheet7.I7]-[Sheet7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4-c6261108.ukp</text:p>
          </table:table-cell>
          <table:table-cell office:value-type="float" office:value="0.132109" calcext:value-type="float">
            <text:p>0.132109</text:p>
          </table:table-cell>
          <table:table-cell office:value-type="float" office:value="0.23" calcext:value-type="float">
            <text:p>0.23</text:p>
          </table:table-cell>
          <table:table-cell office:value-type="float" office:value="101480" calcext:value-type="float">
            <text:p>101480</text:p>
          </table:table-cell>
          <table:table-cell office:value-type="float" office:value="6264238" calcext:value-type="float">
            <text:p>626423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4" calcext:value-type="float">
            <text:p>0.04</text:p>
          </table:table-cell>
          <table:table-cell office:value-type="float" office:value="6324" calcext:value-type="float">
            <text:p>6324</text:p>
          </table:table-cell>
          <table:table-cell office:value-type="float" office:value="6264238" calcext:value-type="float">
            <text:p>6264238</text:p>
          </table:table-cell>
          <table:table-cell table:formula="of:=[Sheet7.I8]-[Sheet7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5-c4279595.ukp</text:p>
          </table:table-cell>
          <table:table-cell office:value-type="float" office:value="0.105596" calcext:value-type="float">
            <text:p>0.105596</text:p>
          </table:table-cell>
          <table:table-cell office:value-type="float" office:value="0.13" calcext:value-type="float">
            <text:p>0.13</text:p>
          </table:table-cell>
          <table:table-cell office:value-type="float" office:value="70544" calcext:value-type="float">
            <text:p>70544</text:p>
          </table:table-cell>
          <table:table-cell office:value-type="float" office:value="4281730" calcext:value-type="float">
            <text:p>4281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4281730" calcext:value-type="float">
            <text:p>4281730</text:p>
          </table:table-cell>
          <table:table-cell table:formula="of:=[Sheet7.I9]-[Sheet7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6-c2396292.ukp</text:p>
          </table:table-cell>
          <table:table-cell office:value-type="float" office:value="0.10032" calcext:value-type="float">
            <text:p>0.10032</text:p>
          </table:table-cell>
          <table:table-cell office:value-type="float" office:value="0.12" calcext:value-type="float">
            <text:p>0.12</text:p>
          </table:table-cell>
          <table:table-cell office:value-type="float" office:value="41204" calcext:value-type="float">
            <text:p>41204</text:p>
          </table:table-cell>
          <table:table-cell office:value-type="float" office:value="2397487" calcext:value-type="float">
            <text:p>2397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2397487" calcext:value-type="float">
            <text:p>2397487</text:p>
          </table:table-cell>
          <table:table-cell table:formula="of:=[Sheet7.I10]-[Sheet7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7-c6726204.ukp</text:p>
          </table:table-cell>
          <table:table-cell office:value-type="float" office:value="0.110299" calcext:value-type="float">
            <text:p>0.110299</text:p>
          </table:table-cell>
          <table:table-cell office:value-type="float" office:value="0.13" calcext:value-type="float">
            <text:p>0.13</text:p>
          </table:table-cell>
          <table:table-cell office:value-type="float" office:value="108824" calcext:value-type="float">
            <text:p>108824</text:p>
          </table:table-cell>
          <table:table-cell office:value-type="float" office:value="6729564" calcext:value-type="float">
            <text:p>672956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328</text:p>
          </table:table-cell>
          <table:table-cell office:value-type="float" office:value="6729564" calcext:value-type="float">
            <text:p>6729564</text:p>
          </table:table-cell>
          <table:table-cell table:formula="of:=[Sheet7.I11]-[Sheet7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8-c7262586.ukp</text:p>
          </table:table-cell>
          <table:table-cell office:value-type="float" office:value="0.110822" calcext:value-type="float">
            <text:p>0.110822</text:p>
          </table:table-cell>
          <table:table-cell office:value-type="float" office:value="0.13" calcext:value-type="float">
            <text:p>0.13</text:p>
          </table:table-cell>
          <table:table-cell office:value-type="float" office:value="117280" calcext:value-type="float">
            <text:p>117280</text:p>
          </table:table-cell>
          <table:table-cell office:value-type="float" office:value="7266216" calcext:value-type="float">
            <text:p>726621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7936" calcext:value-type="float">
            <text:p>7936</text:p>
          </table:table-cell>
          <table:table-cell office:value-type="float" office:value="7266216" calcext:value-type="float">
            <text:p>7266216</text:p>
          </table:table-cell>
          <table:table-cell table:formula="of:=[Sheet7.I12]-[Sheet7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9-c2075673.ukp</text:p>
          </table:table-cell>
          <table:table-cell office:value-type="float" office:value="0.102474" calcext:value-type="float">
            <text:p>0.102474</text:p>
          </table:table-cell>
          <table:table-cell office:value-type="float" office:value="0.12" calcext:value-type="float">
            <text:p>0.12</text:p>
          </table:table-cell>
          <table:table-cell office:value-type="float" office:value="36132" calcext:value-type="float">
            <text:p>36132</text:p>
          </table:table-cell>
          <table:table-cell office:value-type="float" office:value="2076708" calcext:value-type="float">
            <text:p>2076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16" calcext:value-type="float">
            <text:p>7616</text:p>
          </table:table-cell>
          <table:table-cell office:value-type="float" office:value="2076708" calcext:value-type="float">
            <text:p>2076708</text:p>
          </table:table-cell>
          <table:table-cell table:formula="of:=[Sheet7.I13]-[Sheet7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2-c7547243.ukp</text:p>
          </table:table-cell>
          <table:table-cell office:value-type="float" office:value="0.110404" calcext:value-type="float">
            <text:p>0.110404</text:p>
          </table:table-cell>
          <table:table-cell office:value-type="float" office:value="0.13" calcext:value-type="float">
            <text:p>0.13</text:p>
          </table:table-cell>
          <table:table-cell office:value-type="float" office:value="121728" calcext:value-type="float">
            <text:p>121728</text:p>
          </table:table-cell>
          <table:table-cell office:value-type="float" office:value="7551013" calcext:value-type="float">
            <text:p>755101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712" calcext:value-type="float">
            <text:p>7712</text:p>
          </table:table-cell>
          <table:table-cell office:value-type="float" office:value="7551013" calcext:value-type="float">
            <text:p>7551013</text:p>
          </table:table-cell>
          <table:table-cell table:formula="of:=[Sheet7.I14]-[Sheet7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3-c2791665.ukp</text:p>
          </table:table-cell>
          <table:table-cell office:value-type="float" office:value="0.101307" calcext:value-type="float">
            <text:p>0.101307</text:p>
          </table:table-cell>
          <table:table-cell office:value-type="float" office:value="0.12" calcext:value-type="float">
            <text:p>0.12</text:p>
          </table:table-cell>
          <table:table-cell office:value-type="float" office:value="47352" calcext:value-type="float">
            <text:p>47352</text:p>
          </table:table-cell>
          <table:table-cell office:value-type="float" office:value="2793060" calcext:value-type="float">
            <text:p>279306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436" calcext:value-type="float">
            <text:p>6436</text:p>
          </table:table-cell>
          <table:table-cell office:value-type="float" office:value="2793060" calcext:value-type="float">
            <text:p>2793060</text:p>
          </table:table-cell>
          <table:table-cell table:formula="of:=[Sheet7.I15]-[Sheet7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4-c8803923.ukp</text:p>
          </table:table-cell>
          <table:table-cell office:value-type="float" office:value="0.114189" calcext:value-type="float">
            <text:p>0.114189</text:p>
          </table:table-cell>
          <table:table-cell office:value-type="float" office:value="0.14" calcext:value-type="float">
            <text:p>0.14</text:p>
          </table:table-cell>
          <table:table-cell office:value-type="float" office:value="141312" calcext:value-type="float">
            <text:p>141312</text:p>
          </table:table-cell>
          <table:table-cell office:value-type="float" office:value="8808323" calcext:value-type="float">
            <text:p>880832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56" calcext:value-type="float">
            <text:p>6356</text:p>
          </table:table-cell>
          <table:table-cell office:value-type="float" office:value="8808323" calcext:value-type="float">
            <text:p>8808323</text:p>
          </table:table-cell>
          <table:table-cell table:formula="of:=[Sheet7.I16]-[Sheet7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5-c8770844.ukp</text:p>
          </table:table-cell>
          <table:table-cell office:value-type="float" office:value="0.114337" calcext:value-type="float">
            <text:p>0.114337</text:p>
          </table:table-cell>
          <table:table-cell office:value-type="float" office:value="0.14" calcext:value-type="float">
            <text:p>0.14</text:p>
          </table:table-cell>
          <table:table-cell office:value-type="float" office:value="140864" calcext:value-type="float">
            <text:p>140864</text:p>
          </table:table-cell>
          <table:table-cell office:value-type="float" office:value="8775229" calcext:value-type="float">
            <text:p>877522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36" calcext:value-type="float">
            <text:p>6336</text:p>
          </table:table-cell>
          <table:table-cell office:value-type="float" office:value="8775229" calcext:value-type="float">
            <text:p>8775229</text:p>
          </table:table-cell>
          <table:table-cell table:formula="of:=[Sheet7.I17]-[Sheet7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6-c4674497.ukp</text:p>
          </table:table-cell>
          <table:table-cell office:value-type="float" office:value="0.10722" calcext:value-type="float">
            <text:p>0.10722</text:p>
          </table:table-cell>
          <table:table-cell office:value-type="float" office:value="0.13" calcext:value-type="float">
            <text:p>0.13</text:p>
          </table:table-cell>
          <table:table-cell office:value-type="float" office:value="76756" calcext:value-type="float">
            <text:p>76756</text:p>
          </table:table-cell>
          <table:table-cell office:value-type="float" office:value="4676832" calcext:value-type="float">
            <text:p>467683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08" calcext:value-type="float">
            <text:p>7908</text:p>
          </table:table-cell>
          <table:table-cell office:value-type="float" office:value="4676832" calcext:value-type="float">
            <text:p>4676832</text:p>
          </table:table-cell>
          <table:table-cell table:formula="of:=[Sheet7.I18]-[Sheet7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7-c7974928.ukp</text:p>
          </table:table-cell>
          <table:table-cell office:value-type="float" office:value="0.113735" calcext:value-type="float">
            <text:p>0.113735</text:p>
          </table:table-cell>
          <table:table-cell office:value-type="float" office:value="0.14" calcext:value-type="float">
            <text:p>0.14</text:p>
          </table:table-cell>
          <table:table-cell office:value-type="float" office:value="128392" calcext:value-type="float">
            <text:p>128392</text:p>
          </table:table-cell>
          <table:table-cell office:value-type="float" office:value="7978913" calcext:value-type="float">
            <text:p>797891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404" calcext:value-type="float">
            <text:p>8404</text:p>
          </table:table-cell>
          <table:table-cell office:value-type="float" office:value="7978913" calcext:value-type="float">
            <text:p>7978913</text:p>
          </table:table-cell>
          <table:table-cell table:formula="of:=[Sheet7.I19]-[Sheet7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8-c8993557.ukp</text:p>
          </table:table-cell>
          <table:table-cell office:value-type="float" office:value="0.117119" calcext:value-type="float">
            <text:p>0.117119</text:p>
          </table:table-cell>
          <table:table-cell office:value-type="float" office:value="0.14" calcext:value-type="float">
            <text:p>0.14</text:p>
          </table:table-cell>
          <table:table-cell office:value-type="float" office:value="144092" calcext:value-type="float">
            <text:p>144092</text:p>
          </table:table-cell>
          <table:table-cell office:value-type="float" office:value="8998052" calcext:value-type="float">
            <text:p>899805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88" calcext:value-type="float">
            <text:p>6388</text:p>
          </table:table-cell>
          <table:table-cell office:value-type="float" office:value="8998052" calcext:value-type="float">
            <text:p>8998052</text:p>
          </table:table-cell>
          <table:table-cell table:formula="of:=[Sheet7.I20]-[Sheet7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9-c7603842.ukp</text:p>
          </table:table-cell>
          <table:table-cell office:value-type="float" office:value="0.113014" calcext:value-type="float">
            <text:p>0.113014</text:p>
          </table:table-cell>
          <table:table-cell office:value-type="float" office:value="0.14" calcext:value-type="float">
            <text:p>0.14</text:p>
          </table:table-cell>
          <table:table-cell office:value-type="float" office:value="122576" calcext:value-type="float">
            <text:p>122576</text:p>
          </table:table-cell>
          <table:table-cell office:value-type="float" office:value="7607642" calcext:value-type="float">
            <text:p>760764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44" calcext:value-type="float">
            <text:p>6344</text:p>
          </table:table-cell>
          <table:table-cell office:value-type="float" office:value="7607642" calcext:value-type="float">
            <text:p>7607642</text:p>
          </table:table-cell>
          <table:table-cell table:formula="of:=[Sheet7.I21]-[Sheet7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.B2:.B21])/20" office:value-type="float" office:value="0.11342565" calcext:value-type="float">
            <text:p>0.11</text:p>
          </table:table-cell>
          <table:table-cell table:formula="of:=SUM([.C2:.C21])/20" office:value-type="float" office:value="0.147" calcext:value-type="float">
            <text:p>0.147</text:p>
          </table:table-cell>
          <table:table-cell table:formula="of:=SUM([.D2:.D21])/20" office:value-type="float" office:value="105569.8" calcext:value-type="float">
            <text:p>105569.8</text:p>
          </table:table-cell>
          <table:table-cell/>
          <table:table-cell table:style-name="ce2" table:formula="of:=SUM([.F2:.F21])/20" office:value-type="float" office:value="0.002665" calcext:value-type="float">
            <text:p>0.00</text:p>
          </table:table-cell>
          <table:table-cell table:formula="of:=SUM([.G2:.G21])/20" office:value-type="float" office:value="0.0055" calcext:value-type="float">
            <text:p>0.0055</text:p>
          </table:table-cell>
          <table:table-cell table:formula="of:=SUM([.H2:.H21])/20" office:value-type="float" office:value="7129.2" calcext:value-type="float">
            <text:p>712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.B2:.B21])" office:value-type="float" office:value="0.0105284853975199" calcext:value-type="float">
            <text:p>0.01</text:p>
          </table:table-cell>
          <table:table-cell table:formula="of:=STDEV([.C2:.C21])" office:value-type="float" office:value="0.0378501199330645" calcext:value-type="float">
            <text:p>0.0378501199</text:p>
          </table:table-cell>
          <table:table-cell table:formula="of:=STDEV([.D2:.D21])" office:value-type="float" office:value="36897.7065948264" calcext:value-type="float">
            <text:p>36897.7065948264</text:p>
          </table:table-cell>
          <table:table-cell/>
          <table:table-cell table:style-name="ce2" table:formula="of:=STDEV([.F2:.F21])" office:value-type="float" office:value="0.00205195798664285" calcext:value-type="float">
            <text:p>0.00</text:p>
          </table:table-cell>
          <table:table-cell table:formula="of:=STDEV([.G2:.G21])" office:value-type="float" office:value="0.01356271980176" calcext:value-type="float">
            <text:p>0.0135627198</text:p>
          </table:table-cell>
          <table:table-cell table:formula="of:=STDEV([.H2:.H21])" office:value-type="float" office:value="818.584246379719" calcext:value-type="float">
            <text:p>818.5842463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.B1:.B21])" office:value-type="float" office:value="0.10032" calcext:value-type="float">
            <text:p>0.10</text:p>
          </table:table-cell>
          <table:table-cell table:formula="of:=MIN([.C1:.C21])" office:value-type="float" office:value="0.12" calcext:value-type="float">
            <text:p>0.12</text:p>
          </table:table-cell>
          <table:table-cell table:formula="of:=MIN([.D1:.D21])" office:value-type="float" office:value="36132" calcext:value-type="float">
            <text:p>36132</text:p>
          </table:table-cell>
          <table:table-cell/>
          <table:table-cell table:style-name="ce2" table:formula="of:=MIN([.F1:.F21])" office:value-type="float" office:value="0" calcext:value-type="float">
            <text:p>0.00</text:p>
          </table:table-cell>
          <table:table-cell table:formula="of:=MIN([.G1:.G21])" office:value-type="float" office:value="0" calcext:value-type="float">
            <text:p>0</text:p>
          </table:table-cell>
          <table:table-cell table:formula="of:=MIN([.H1:.H21])" office:value-type="float" office:value="6252" calcext:value-type="float">
            <text:p>6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.B1:.B21])" office:value-type="float" office:value="0.139036" calcext:value-type="float">
            <text:p>0.14</text:p>
          </table:table-cell>
          <table:table-cell table:formula="of:=MAX([.C1:.C21])" office:value-type="float" office:value="0.24" calcext:value-type="float">
            <text:p>0.24</text:p>
          </table:table-cell>
          <table:table-cell table:formula="of:=MAX([.D1:.D21])" office:value-type="float" office:value="153648" calcext:value-type="float">
            <text:p>153648</text:p>
          </table:table-cell>
          <table:table-cell/>
          <table:table-cell table:style-name="ce2" table:formula="of:=MAX([.F1:.F21])" office:value-type="float" office:value="0.00667" calcext:value-type="float">
            <text:p>0.01</text:p>
          </table:table-cell>
          <table:table-cell table:formula="of:=MAX([.G1:.G21])" office:value-type="float" office:value="0.04" calcext:value-type="float">
            <text:p>0.04</text:p>
          </table:table-cell>
          <table:table-cell table:formula="of:=MAX([.H1:.H21])" office:value-type="float" office:value="8404" calcext:value-type="float">
            <text:p>84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.D22]/1000" office:value-type="float" office:value="105.5698" calcext:value-type="float">
            <text:p>105.57</text:p>
          </table:table-cell>
          <table:table-cell table:number-columns-repeated="3"/>
          <table:table-cell table:style-name="ce2" table:formula="of:=[.H22]/1000" office:value-type="float" office:value="7.1292" calcext:value-type="float">
            <text:p>7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.D23]/1000" office:value-type="float" office:value="36.8977065948264" calcext:value-type="float">
            <text:p>36.90</text:p>
          </table:table-cell>
          <table:table-cell table:number-columns-repeated="3"/>
          <table:table-cell table:style-name="ce2" table:formula="of:=[.H23]/1000" office:value-type="float" office:value="0.818584246379719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.D24]/1000" office:value-type="float" office:value="36.132" calcext:value-type="float">
            <text:p>36.13</text:p>
          </table:table-cell>
          <table:table-cell table:number-columns-repeated="3"/>
          <table:table-cell table:style-name="ce2" table:formula="of:=[.H24]/1000" office:value-type="float" office:value="6.252" calcext:value-type="float">
            <text:p>6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.D25]/1000" office:value-type="float" office:value="153.648" calcext:value-type="float">
            <text:p>153.65</text:p>
          </table:table-cell>
          <table:table-cell table:number-columns-repeated="3"/>
          <table:table-cell table:style-name="ce2" table:formula="of:=[.H25]/1000" office:value-type="float" office:value="8.404" calcext:value-type="float">
            <text:p>8.40</text:p>
          </table:table-cell>
          <table:table-cell table:number-columns-repeated="2"/>
        </table:table-row>
      </table:table>
      <table:table table:name="Sheet8" table:style-name="ta1">
        <table:table-column table:style-name="co10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5n10000wmin110000-0-c4498489.ukp</text:p>
          </table:table-cell>
          <table:table-cell office:value-type="float" office:value="1.05032" calcext:value-type="float">
            <text:p>1.05032</text:p>
          </table:table-cell>
          <table:table-cell office:value-type="float" office:value="1.07" calcext:value-type="float">
            <text:p>1.07</text:p>
          </table:table-cell>
          <table:table-cell office:value-type="float" office:value="73964" calcext:value-type="float">
            <text:p>73964</text:p>
          </table:table-cell>
          <table:table-cell office:value-type="float" office:value="4498689" calcext:value-type="float">
            <text:p>4498689</text:p>
          </table:table-cell>
          <table:table-cell office:value-type="float" office:value="266.98331" calcext:value-type="float">
            <text:p>266.98331</text:p>
          </table:table-cell>
          <table:table-cell office:value-type="float" office:value="266.85" calcext:value-type="float">
            <text:p>266.85</text:p>
          </table:table-cell>
          <table:table-cell office:value-type="float" office:value="70352" calcext:value-type="float">
            <text:p>70352</text:p>
          </table:table-cell>
          <table:table-cell office:value-type="float" office:value="4498689" calcext:value-type="float">
            <text:p>4498689</text:p>
          </table:table-cell>
          <table:table-cell table:formula="of:=[Sheet8.I2]-[Sheet8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-c9021988.ukp</text:p>
          </table:table-cell>
          <table:table-cell office:value-type="float" office:value="1.07213" calcext:value-type="float">
            <text:p>1.07213</text:p>
          </table:table-cell>
          <table:table-cell office:value-type="float" office:value="1.1" calcext:value-type="float">
            <text:p>1.1</text:p>
          </table:table-cell>
          <table:table-cell office:value-type="float" office:value="144708" calcext:value-type="float">
            <text:p>144708</text:p>
          </table:table-cell>
          <table:table-cell office:value-type="float" office:value="9022398" calcext:value-type="float">
            <text:p>9022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40" calcext:value-type="float">
            <text:p>6440</text:p>
          </table:table-cell>
          <table:table-cell office:value-type="float" office:value="9022398" calcext:value-type="float">
            <text:p>9022398</text:p>
          </table:table-cell>
          <table:table-cell table:formula="of:=[Sheet8.I3]-[Sheet8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0-c2173413.ukp</text:p>
          </table:table-cell>
          <table:table-cell office:value-type="float" office:value="1.0507" calcext:value-type="float">
            <text:p>1.0507</text:p>
          </table:table-cell>
          <table:table-cell office:value-type="float" office:value="1.07" calcext:value-type="float">
            <text:p>1.07</text:p>
          </table:table-cell>
          <table:table-cell office:value-type="float" office:value="37676" calcext:value-type="float">
            <text:p>37676</text:p>
          </table:table-cell>
          <table:table-cell office:value-type="float" office:value="2173508" calcext:value-type="float">
            <text:p>2173508</text:p>
          </table:table-cell>
          <table:table-cell office:value-type="float" office:value="217.19331" calcext:value-type="float">
            <text:p>217.19331</text:p>
          </table:table-cell>
          <table:table-cell office:value-type="float" office:value="217.06" calcext:value-type="float">
            <text:p>217.06</text:p>
          </table:table-cell>
          <table:table-cell office:value-type="float" office:value="61396" calcext:value-type="float">
            <text:p>61396</text:p>
          </table:table-cell>
          <table:table-cell office:value-type="float" office:value="2173508" calcext:value-type="float">
            <text:p>2173508</text:p>
          </table:table-cell>
          <table:table-cell table:formula="of:=[Sheet8.I4]-[Sheet8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1-c5277276.ukp</text:p>
          </table:table-cell>
          <table:table-cell office:value-type="float" office:value="1.06174" calcext:value-type="float">
            <text:p>1.06174</text:p>
          </table:table-cell>
          <table:table-cell office:value-type="float" office:value="1.08" calcext:value-type="float">
            <text:p>1.08</text:p>
          </table:table-cell>
          <table:table-cell office:value-type="float" office:value="86240" calcext:value-type="float">
            <text:p>86240</text:p>
          </table:table-cell>
          <table:table-cell office:value-type="float" office:value="5277511" calcext:value-type="float">
            <text:p>5277511</text:p>
          </table:table-cell>
          <table:table-cell office:value-type="float" office:value="342.85663" calcext:value-type="float">
            <text:p>342.85663</text:p>
          </table:table-cell>
          <table:table-cell office:value-type="float" office:value="342.63" calcext:value-type="float">
            <text:p>342.63</text:p>
          </table:table-cell>
          <table:table-cell office:value-type="float" office:value="72720" calcext:value-type="float">
            <text:p>72720</text:p>
          </table:table-cell>
          <table:table-cell office:value-type="float" office:value="5277511" calcext:value-type="float">
            <text:p>5277511</text:p>
          </table:table-cell>
          <table:table-cell table:formula="of:=[Sheet8.I5]-[Sheet8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2-c5660160.ukp</text:p>
          </table:table-cell>
          <table:table-cell office:value-type="float" office:value="1.13141" calcext:value-type="float">
            <text:p>1.13141</text:p>
          </table:table-cell>
          <table:table-cell office:value-type="float" office:value="1.15" calcext:value-type="float">
            <text:p>1.15</text:p>
          </table:table-cell>
          <table:table-cell office:value-type="float" office:value="92144" calcext:value-type="float">
            <text:p>92144</text:p>
          </table:table-cell>
          <table:table-cell office:value-type="float" office:value="5660415" calcext:value-type="float">
            <text:p>5660415</text:p>
          </table:table-cell>
          <table:table-cell office:value-type="float" office:value="127.07332" calcext:value-type="float">
            <text:p>127.07332</text:p>
          </table:table-cell>
          <table:table-cell office:value-type="float" office:value="127" calcext:value-type="float">
            <text:p>127</text:p>
          </table:table-cell>
          <table:table-cell office:value-type="float" office:value="37812" calcext:value-type="float">
            <text:p>37812</text:p>
          </table:table-cell>
          <table:table-cell office:value-type="float" office:value="5660415" calcext:value-type="float">
            <text:p>5660415</text:p>
          </table:table-cell>
          <table:table-cell table:formula="of:=[Sheet8.I6]-[Sheet8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3-c8133666.ukp</text:p>
          </table:table-cell>
          <table:table-cell office:value-type="float" office:value="1.06443" calcext:value-type="float">
            <text:p>1.06443</text:p>
          </table:table-cell>
          <table:table-cell office:value-type="float" office:value="1.09" calcext:value-type="float">
            <text:p>1.09</text:p>
          </table:table-cell>
          <table:table-cell office:value-type="float" office:value="130840" calcext:value-type="float">
            <text:p>130840</text:p>
          </table:table-cell>
          <table:table-cell office:value-type="float" office:value="8134031" calcext:value-type="float">
            <text:p>8134031</text:p>
          </table:table-cell>
          <table:table-cell office:value-type="float" office:value="312.05997" calcext:value-type="float">
            <text:p>312.05997</text:p>
          </table:table-cell>
          <table:table-cell office:value-type="float" office:value="311.83" calcext:value-type="float">
            <text:p>311.83</text:p>
          </table:table-cell>
          <table:table-cell office:value-type="float" office:value="70416" calcext:value-type="float">
            <text:p>70416</text:p>
          </table:table-cell>
          <table:table-cell office:value-type="float" office:value="8134031" calcext:value-type="float">
            <text:p>8134031</text:p>
          </table:table-cell>
          <table:table-cell table:formula="of:=[Sheet8.I7]-[Sheet8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4-c7719869.ukp</text:p>
          </table:table-cell>
          <table:table-cell office:value-type="float" office:value="1.05612" calcext:value-type="float">
            <text:p>1.05612</text:p>
          </table:table-cell>
          <table:table-cell office:value-type="float" office:value="1.08" calcext:value-type="float">
            <text:p>1.08</text:p>
          </table:table-cell>
          <table:table-cell office:value-type="float" office:value="124504" calcext:value-type="float">
            <text:p>124504</text:p>
          </table:table-cell>
          <table:table-cell office:value-type="float" office:value="7720219" calcext:value-type="float">
            <text:p>7720219</text:p>
          </table:table-cell>
          <table:table-cell office:value-type="float" office:value="36.06666" calcext:value-type="float">
            <text:p>36.06666</text:p>
          </table:table-cell>
          <table:table-cell office:value-type="float" office:value="36.05" calcext:value-type="float">
            <text:p>36.05</text:p>
          </table:table-cell>
          <table:table-cell office:value-type="float" office:value="19964" calcext:value-type="float">
            <text:p>19964</text:p>
          </table:table-cell>
          <table:table-cell office:value-type="float" office:value="7720219" calcext:value-type="float">
            <text:p>7720219</text:p>
          </table:table-cell>
          <table:table-cell table:formula="of:=[Sheet8.I8]-[Sheet8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5-c4453626.ukp</text:p>
          </table:table-cell>
          <table:table-cell office:value-type="float" office:value="1.04997" calcext:value-type="float">
            <text:p>1.04997</text:p>
          </table:table-cell>
          <table:table-cell office:value-type="float" office:value="1.07" calcext:value-type="float">
            <text:p>1.07</text:p>
          </table:table-cell>
          <table:table-cell office:value-type="float" office:value="73400" calcext:value-type="float">
            <text:p>73400</text:p>
          </table:table-cell>
          <table:table-cell office:value-type="float" office:value="4453826" calcext:value-type="float">
            <text:p>4453826</text:p>
          </table:table-cell>
          <table:table-cell office:value-type="float" office:value="121.25332" calcext:value-type="float">
            <text:p>121.25332</text:p>
          </table:table-cell>
          <table:table-cell office:value-type="float" office:value="121.18" calcext:value-type="float">
            <text:p>121.18</text:p>
          </table:table-cell>
          <table:table-cell office:value-type="float" office:value="37700" calcext:value-type="float">
            <text:p>37700</text:p>
          </table:table-cell>
          <table:table-cell office:value-type="float" office:value="4453826" calcext:value-type="float">
            <text:p>4453826</text:p>
          </table:table-cell>
          <table:table-cell table:formula="of:=[Sheet8.I9]-[Sheet8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6-c8464065.ukp</text:p>
          </table:table-cell>
          <table:table-cell office:value-type="float" office:value="1.09279" calcext:value-type="float">
            <text:p>1.09279</text:p>
          </table:table-cell>
          <table:table-cell office:value-type="float" office:value="1.12" calcext:value-type="float">
            <text:p>1.12</text:p>
          </table:table-cell>
          <table:table-cell office:value-type="float" office:value="135996" calcext:value-type="float">
            <text:p>135996</text:p>
          </table:table-cell>
          <table:table-cell office:value-type="float" office:value="8464445" calcext:value-type="float">
            <text:p>8464445</text:p>
          </table:table-cell>
          <table:table-cell office:value-type="float" office:value="337.37663" calcext:value-type="float">
            <text:p>337.37663</text:p>
          </table:table-cell>
          <table:table-cell office:value-type="float" office:value="337.16" calcext:value-type="float">
            <text:p>337.16</text:p>
          </table:table-cell>
          <table:table-cell office:value-type="float" office:value="78188" calcext:value-type="float">
            <text:p>78188</text:p>
          </table:table-cell>
          <table:table-cell office:value-type="float" office:value="8464445" calcext:value-type="float">
            <text:p>8464445</text:p>
          </table:table-cell>
          <table:table-cell table:formula="of:=[Sheet8.I10]-[Sheet8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7-c9283705.ukp</text:p>
          </table:table-cell>
          <table:table-cell office:value-type="float" office:value="1.09917" calcext:value-type="float">
            <text:p>1.09917</text:p>
          </table:table-cell>
          <table:table-cell office:value-type="float" office:value="1.12" calcext:value-type="float">
            <text:p>1.12</text:p>
          </table:table-cell>
          <table:table-cell office:value-type="float" office:value="148880" calcext:value-type="float">
            <text:p>148880</text:p>
          </table:table-cell>
          <table:table-cell office:value-type="float" office:value="9284125" calcext:value-type="float">
            <text:p>9284125</text:p>
          </table:table-cell>
          <table:table-cell office:value-type="float" office:value="100.80666" calcext:value-type="float">
            <text:p>100.80666</text:p>
          </table:table-cell>
          <table:table-cell office:value-type="float" office:value="100.76" calcext:value-type="float">
            <text:p>100.76</text:p>
          </table:table-cell>
          <table:table-cell office:value-type="float" office:value="33644" calcext:value-type="float">
            <text:p>33644</text:p>
          </table:table-cell>
          <table:table-cell office:value-type="float" office:value="9284125" calcext:value-type="float">
            <text:p>9284125</text:p>
          </table:table-cell>
          <table:table-cell table:formula="of:=[Sheet8.I11]-[Sheet8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8-c8666935.ukp</text:p>
          </table:table-cell>
          <table:table-cell office:value-type="float" office:value="1.06764" calcext:value-type="float">
            <text:p>1.06764</text:p>
          </table:table-cell>
          <table:table-cell office:value-type="float" office:value="1.09" calcext:value-type="float">
            <text:p>1.09</text:p>
          </table:table-cell>
          <table:table-cell office:value-type="float" office:value="139132" calcext:value-type="float">
            <text:p>139132</text:p>
          </table:table-cell>
          <table:table-cell office:value-type="float" office:value="8667325" calcext:value-type="float">
            <text:p>8667325</text:p>
          </table:table-cell>
          <table:table-cell office:value-type="float" office:value="222.66998" calcext:value-type="float">
            <text:p>222.66998</text:p>
          </table:table-cell>
          <table:table-cell office:value-type="float" office:value="222.56" calcext:value-type="float">
            <text:p>222.56</text:p>
          </table:table-cell>
          <table:table-cell office:value-type="float" office:value="61284" calcext:value-type="float">
            <text:p>61284</text:p>
          </table:table-cell>
          <table:table-cell office:value-type="float" office:value="8667325" calcext:value-type="float">
            <text:p>8667325</text:p>
          </table:table-cell>
          <table:table-cell table:formula="of:=[Sheet8.I12]-[Sheet8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9-c3875453.ukp</text:p>
          </table:table-cell>
          <table:table-cell office:value-type="float" office:value="1.04695" calcext:value-type="float">
            <text:p>1.04695</text:p>
          </table:table-cell>
          <table:table-cell office:value-type="float" office:value="1.07" calcext:value-type="float">
            <text:p>1.07</text:p>
          </table:table-cell>
          <table:table-cell office:value-type="float" office:value="64304" calcext:value-type="float">
            <text:p>64304</text:p>
          </table:table-cell>
          <table:table-cell office:value-type="float" office:value="3875628" calcext:value-type="float">
            <text:p>3875628</text:p>
          </table:table-cell>
          <table:table-cell office:value-type="float" office:value="53.03333" calcext:value-type="float">
            <text:p>53.03333</text:p>
          </table:table-cell>
          <table:table-cell office:value-type="float" office:value="53.03" calcext:value-type="float">
            <text:p>53.03</text:p>
          </table:table-cell>
          <table:table-cell office:value-type="float" office:value="23664" calcext:value-type="float">
            <text:p>23664</text:p>
          </table:table-cell>
          <table:table-cell office:value-type="float" office:value="3875628" calcext:value-type="float">
            <text:p>3875628</text:p>
          </table:table-cell>
          <table:table-cell table:formula="of:=[Sheet8.I13]-[Sheet8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2-c9318995.ukp</text:p>
          </table:table-cell>
          <table:table-cell office:value-type="float" office:value="1.09406" calcext:value-type="float">
            <text:p>1.09406</text:p>
          </table:table-cell>
          <table:table-cell office:value-type="float" office:value="1.12" calcext:value-type="float">
            <text:p>1.12</text:p>
          </table:table-cell>
          <table:table-cell office:value-type="float" office:value="149380" calcext:value-type="float">
            <text:p>149380</text:p>
          </table:table-cell>
          <table:table-cell office:value-type="float" office:value="9319415" calcext:value-type="float">
            <text:p>9319415</text:p>
          </table:table-cell>
          <table:table-cell office:value-type="float" office:value="199.58331" calcext:value-type="float">
            <text:p>199.58331</text:p>
          </table:table-cell>
          <table:table-cell office:value-type="float" office:value="199.49" calcext:value-type="float">
            <text:p>199.49</text:p>
          </table:table-cell>
          <table:table-cell office:value-type="float" office:value="53748" calcext:value-type="float">
            <text:p>53748</text:p>
          </table:table-cell>
          <table:table-cell office:value-type="float" office:value="9319415" calcext:value-type="float">
            <text:p>9319415</text:p>
          </table:table-cell>
          <table:table-cell table:formula="of:=[Sheet8.I14]-[Sheet8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3-c7107047.ukp</text:p>
          </table:table-cell>
          <table:table-cell office:value-type="float" office:value="1.06744" calcext:value-type="float">
            <text:p>1.06744</text:p>
          </table:table-cell>
          <table:table-cell office:value-type="float" office:value="1.09" calcext:value-type="float">
            <text:p>1.09</text:p>
          </table:table-cell>
          <table:table-cell office:value-type="float" office:value="114696" calcext:value-type="float">
            <text:p>114696</text:p>
          </table:table-cell>
          <table:table-cell office:value-type="float" office:value="7107367" calcext:value-type="float">
            <text:p>7107367</text:p>
          </table:table-cell>
          <table:table-cell office:value-type="float" office:value="158.01998" calcext:value-type="float">
            <text:p>158.01998</text:p>
          </table:table-cell>
          <table:table-cell office:value-type="float" office:value="157.93" calcext:value-type="float">
            <text:p>157.93</text:p>
          </table:table-cell>
          <table:table-cell office:value-type="float" office:value="42536" calcext:value-type="float">
            <text:p>42536</text:p>
          </table:table-cell>
          <table:table-cell office:value-type="float" office:value="7107367" calcext:value-type="float">
            <text:p>7107367</text:p>
          </table:table-cell>
          <table:table-cell table:formula="of:=[Sheet8.I15]-[Sheet8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4-c3213842.ukp</text:p>
          </table:table-cell>
          <table:table-cell office:value-type="float" office:value="1.04818" calcext:value-type="float">
            <text:p>1.04818</text:p>
          </table:table-cell>
          <table:table-cell office:value-type="float" office:value="1.07" calcext:value-type="float">
            <text:p>1.07</text:p>
          </table:table-cell>
          <table:table-cell office:value-type="float" office:value="54016" calcext:value-type="float">
            <text:p>54016</text:p>
          </table:table-cell>
          <table:table-cell office:value-type="float" office:value="3213987" calcext:value-type="float">
            <text:p>3213987</text:p>
          </table:table-cell>
          <table:table-cell office:value-type="float" office:value="52.60666" calcext:value-type="float">
            <text:p>52.60666</text:p>
          </table:table-cell>
          <table:table-cell office:value-type="float" office:value="52.58" calcext:value-type="float">
            <text:p>52.58</text:p>
          </table:table-cell>
          <table:table-cell office:value-type="float" office:value="23708" calcext:value-type="float">
            <text:p>23708</text:p>
          </table:table-cell>
          <table:table-cell office:value-type="float" office:value="3213987" calcext:value-type="float">
            <text:p>3213987</text:p>
          </table:table-cell>
          <table:table-cell table:formula="of:=[Sheet8.I16]-[Sheet8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5-c7174337.ukp</text:p>
          </table:table-cell>
          <table:table-cell office:value-type="float" office:value="1.0635" calcext:value-type="float">
            <text:p>1.0635</text:p>
          </table:table-cell>
          <table:table-cell office:value-type="float" office:value="1.09" calcext:value-type="float">
            <text:p>1.09</text:p>
          </table:table-cell>
          <table:table-cell office:value-type="float" office:value="115704" calcext:value-type="float">
            <text:p>115704</text:p>
          </table:table-cell>
          <table:table-cell office:value-type="float" office:value="7174662" calcext:value-type="float">
            <text:p>7174662</text:p>
          </table:table-cell>
          <table:table-cell office:value-type="float" office:value="50.05666" calcext:value-type="float">
            <text:p>50.05666</text:p>
          </table:table-cell>
          <table:table-cell office:value-type="float" office:value="50.04" calcext:value-type="float">
            <text:p>50.04</text:p>
          </table:table-cell>
          <table:table-cell office:value-type="float" office:value="24088" calcext:value-type="float">
            <text:p>24088</text:p>
          </table:table-cell>
          <table:table-cell office:value-type="float" office:value="7174662" calcext:value-type="float">
            <text:p>7174662</text:p>
          </table:table-cell>
          <table:table-cell table:formula="of:=[Sheet8.I17]-[Sheet8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6-c3106384.ukp</text:p>
          </table:table-cell>
          <table:table-cell office:value-type="float" office:value="1.05097" calcext:value-type="float">
            <text:p>1.05097</text:p>
          </table:table-cell>
          <table:table-cell office:value-type="float" office:value="1.07" calcext:value-type="float">
            <text:p>1.07</text:p>
          </table:table-cell>
          <table:table-cell office:value-type="float" office:value="52144" calcext:value-type="float">
            <text:p>52144</text:p>
          </table:table-cell>
          <table:table-cell office:value-type="float" office:value="3106524" calcext:value-type="float">
            <text:p>3106524</text:p>
          </table:table-cell>
          <table:table-cell office:value-type="float" office:value="46.52999" calcext:value-type="float">
            <text:p>46.52999</text:p>
          </table:table-cell>
          <table:table-cell office:value-type="float" office:value="46.54" calcext:value-type="float">
            <text:p>46.54</text:p>
          </table:table-cell>
          <table:table-cell office:value-type="float" office:value="24136" calcext:value-type="float">
            <text:p>24136</text:p>
          </table:table-cell>
          <table:table-cell office:value-type="float" office:value="3106524" calcext:value-type="float">
            <text:p>3106524</text:p>
          </table:table-cell>
          <table:table-cell table:formula="of:=[Sheet8.I18]-[Sheet8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7-c7596518.ukp</text:p>
          </table:table-cell>
          <table:table-cell office:value-type="float" office:value="1.05827" calcext:value-type="float">
            <text:p>1.05827</text:p>
          </table:table-cell>
          <table:table-cell office:value-type="float" office:value="1.08" calcext:value-type="float">
            <text:p>1.08</text:p>
          </table:table-cell>
          <table:table-cell office:value-type="float" office:value="122456" calcext:value-type="float">
            <text:p>122456</text:p>
          </table:table-cell>
          <table:table-cell office:value-type="float" office:value="7596863" calcext:value-type="float">
            <text:p>759686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52" calcext:value-type="float">
            <text:p>6352</text:p>
          </table:table-cell>
          <table:table-cell office:value-type="float" office:value="7596863" calcext:value-type="float">
            <text:p>7596863</text:p>
          </table:table-cell>
          <table:table-cell table:formula="of:=[Sheet8.I19]-[Sheet8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8-c5852210.ukp</text:p>
          </table:table-cell>
          <table:table-cell office:value-type="float" office:value="1.05873" calcext:value-type="float">
            <text:p>1.05873</text:p>
          </table:table-cell>
          <table:table-cell office:value-type="float" office:value="1.08" calcext:value-type="float">
            <text:p>1.08</text:p>
          </table:table-cell>
          <table:table-cell office:value-type="float" office:value="95052" calcext:value-type="float">
            <text:p>95052</text:p>
          </table:table-cell>
          <table:table-cell office:value-type="float" office:value="5852475" calcext:value-type="float">
            <text:p>5852475</text:p>
          </table:table-cell>
          <table:table-cell office:value-type="float" office:value="47.20666" calcext:value-type="float">
            <text:p>47.20666</text:p>
          </table:table-cell>
          <table:table-cell office:value-type="float" office:value="47.19" calcext:value-type="float">
            <text:p>47.19</text:p>
          </table:table-cell>
          <table:table-cell office:value-type="float" office:value="21476" calcext:value-type="float">
            <text:p>21476</text:p>
          </table:table-cell>
          <table:table-cell office:value-type="float" office:value="5852475" calcext:value-type="float">
            <text:p>5852475</text:p>
          </table:table-cell>
          <table:table-cell table:formula="of:=[Sheet8.I20]-[Sheet8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9-c6690757.ukp</text:p>
          </table:table-cell>
          <table:table-cell office:value-type="float" office:value="1.07233" calcext:value-type="float">
            <text:p>1.07233</text:p>
          </table:table-cell>
          <table:table-cell office:value-type="float" office:value="1.09" calcext:value-type="float">
            <text:p>1.09</text:p>
          </table:table-cell>
          <table:table-cell office:value-type="float" office:value="108424" calcext:value-type="float">
            <text:p>108424</text:p>
          </table:table-cell>
          <table:table-cell office:value-type="float" office:value="6691057" calcext:value-type="float">
            <text:p>6691057</text:p>
          </table:table-cell>
          <table:table-cell office:value-type="float" office:value="260.66997" calcext:value-type="float">
            <text:p>260.66997</text:p>
          </table:table-cell>
          <table:table-cell office:value-type="float" office:value="260.49" calcext:value-type="float">
            <text:p>260.49</text:p>
          </table:table-cell>
          <table:table-cell office:value-type="float" office:value="61556" calcext:value-type="float">
            <text:p>61556</text:p>
          </table:table-cell>
          <table:table-cell office:value-type="float" office:value="6691057" calcext:value-type="float">
            <text:p>6691057</text:p>
          </table:table-cell>
          <table:table-cell table:formula="of:=[Sheet8.I21]-[Sheet8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.B2:.B21])/20" office:value-type="float" office:value="1.0678425" calcext:value-type="float">
            <text:p>1.07</text:p>
          </table:table-cell>
          <table:table-cell table:formula="of:=SUM([.C2:.C21])/20" office:value-type="float" office:value="1.09" calcext:value-type="float">
            <text:p>1.09</text:p>
          </table:table-cell>
          <table:table-cell table:formula="of:=SUM([.D2:.D21])/20" office:value-type="float" office:value="103183" calcext:value-type="float">
            <text:p>103183</text:p>
          </table:table-cell>
          <table:table-cell/>
          <table:table-cell table:style-name="ce2" table:formula="of:=SUM([.F2:.F21])/20" office:value-type="float" office:value="147.602484" calcext:value-type="float">
            <text:p>147.60</text:p>
          </table:table-cell>
          <table:table-cell table:formula="of:=SUM([.G2:.G21])/20" office:value-type="float" office:value="147.5185" calcext:value-type="float">
            <text:p>147.5185</text:p>
          </table:table-cell>
          <table:table-cell table:formula="of:=SUM([.H2:.H21])/20" office:value-type="float" office:value="41559" calcext:value-type="float">
            <text:p>415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.B2:.B21])" office:value-type="float" office:value="0.0214949802891647" calcext:value-type="float">
            <text:p>0.02</text:p>
          </table:table-cell>
          <table:table-cell table:formula="of:=STDEV([.C2:.C21])" office:value-type="float" office:value="0.0220047841688072" calcext:value-type="float">
            <text:p>0.0220047842</text:p>
          </table:table-cell>
          <table:table-cell table:formula="of:=STDEV([.D2:.D21])" office:value-type="float" office:value="34992.026011951" calcext:value-type="float">
            <text:p>34992.026011951</text:p>
          </table:table-cell>
          <table:table-cell/>
          <table:table-cell table:style-name="ce2" table:formula="of:=STDEV([.F2:.F21])" office:value-type="float" office:value="114.387329246174" calcext:value-type="float">
            <text:p>114.39</text:p>
          </table:table-cell>
          <table:table-cell table:formula="of:=STDEV([.G2:.G21])" office:value-type="float" office:value="114.309266202425" calcext:value-type="float">
            <text:p>114.3092662024</text:p>
          </table:table-cell>
          <table:table-cell table:formula="of:=STDEV([.H2:.H21])" office:value-type="float" office:value="22928.0985370858" calcext:value-type="float">
            <text:p>22928.0985370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.B1:.B21])" office:value-type="float" office:value="1.04695" calcext:value-type="float">
            <text:p>1.05</text:p>
          </table:table-cell>
          <table:table-cell table:formula="of:=MIN([.C1:.C21])" office:value-type="float" office:value="1.07" calcext:value-type="float">
            <text:p>1.07</text:p>
          </table:table-cell>
          <table:table-cell table:formula="of:=MIN([.D1:.D21])" office:value-type="float" office:value="37676" calcext:value-type="float">
            <text:p>37676</text:p>
          </table:table-cell>
          <table:table-cell/>
          <table:table-cell table:style-name="ce2" table:formula="of:=MIN([.F1:.F21])" office:value-type="float" office:value="0" calcext:value-type="float">
            <text:p>0.00</text:p>
          </table:table-cell>
          <table:table-cell table:formula="of:=MIN([.G1:.G21])" office:value-type="float" office:value="0" calcext:value-type="float">
            <text:p>0</text:p>
          </table:table-cell>
          <table:table-cell table:formula="of:=MIN([.H1:.H21])" office:value-type="float" office:value="6352" calcext:value-type="float">
            <text:p>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.B1:.B21])" office:value-type="float" office:value="1.13141" calcext:value-type="float">
            <text:p>1.13</text:p>
          </table:table-cell>
          <table:table-cell table:formula="of:=MAX([.C1:.C21])" office:value-type="float" office:value="1.15" calcext:value-type="float">
            <text:p>1.15</text:p>
          </table:table-cell>
          <table:table-cell table:formula="of:=MAX([.D1:.D21])" office:value-type="float" office:value="149380" calcext:value-type="float">
            <text:p>149380</text:p>
          </table:table-cell>
          <table:table-cell/>
          <table:table-cell table:style-name="ce2" table:formula="of:=MAX([.F1:.F21])" office:value-type="float" office:value="342.85663" calcext:value-type="float">
            <text:p>342.86</text:p>
          </table:table-cell>
          <table:table-cell table:formula="of:=MAX([.G1:.G21])" office:value-type="float" office:value="342.63" calcext:value-type="float">
            <text:p>342.63</text:p>
          </table:table-cell>
          <table:table-cell table:formula="of:=MAX([.H1:.H21])" office:value-type="float" office:value="78188" calcext:value-type="float">
            <text:p>781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.D22]/1000" office:value-type="float" office:value="103.183" calcext:value-type="float">
            <text:p>103.18</text:p>
          </table:table-cell>
          <table:table-cell table:number-columns-repeated="3"/>
          <table:table-cell table:style-name="ce2" table:formula="of:=[.H22]/1000" office:value-type="float" office:value="41.559" calcext:value-type="float">
            <text:p>41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.D23]/1000" office:value-type="float" office:value="34.992026011951" calcext:value-type="float">
            <text:p>34.99</text:p>
          </table:table-cell>
          <table:table-cell table:number-columns-repeated="3"/>
          <table:table-cell table:style-name="ce2" table:formula="of:=[.H23]/1000" office:value-type="float" office:value="22.9280985370858" calcext:value-type="float">
            <text:p>22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.D24]/1000" office:value-type="float" office:value="37.676" calcext:value-type="float">
            <text:p>37.68</text:p>
          </table:table-cell>
          <table:table-cell table:number-columns-repeated="3"/>
          <table:table-cell table:style-name="ce2" table:formula="of:=[.H24]/1000" office:value-type="float" office:value="6.352" calcext:value-type="float">
            <text:p>6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.D25]/1000" office:value-type="float" office:value="149.38" calcext:value-type="float">
            <text:p>149.38</text:p>
          </table:table-cell>
          <table:table-cell table:number-columns-repeated="3"/>
          <table:table-cell table:style-name="ce2" table:formula="of:=[.H25]/1000" office:value-type="float" office:value="78.188" calcext:value-type="float">
            <text:p>78.19</text:p>
          </table:table-cell>
          <table:table-cell table:number-columns-repeated="2"/>
        </table:table-row>
      </table:table>
      <table:table table:name="Sheet9" table:style-name="ta1">
        <table:table-column table:style-name="co11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5n10000wmin50000-0-c8309846.ukp</text:p>
          </table:table-cell>
          <table:table-cell office:value-type="float" office:value="0.492852" calcext:value-type="float">
            <text:p>0.492852</text:p>
          </table:table-cell>
          <table:table-cell office:value-type="float" office:value="0.51" calcext:value-type="float">
            <text:p>0.51</text:p>
          </table:table-cell>
          <table:table-cell office:value-type="float" office:value="133640" calcext:value-type="float">
            <text:p>133640</text:p>
          </table:table-cell>
          <table:table-cell office:value-type="float" office:value="8310676" calcext:value-type="float">
            <text:p>831067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276" calcext:value-type="float">
            <text:p>6276</text:p>
          </table:table-cell>
          <table:table-cell office:value-type="float" office:value="8310676" calcext:value-type="float">
            <text:p>8310676</text:p>
          </table:table-cell>
          <table:table-cell table:formula="of:=[Sheet9.I2]-[Sheet9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-c5131237.ukp</text:p>
          </table:table-cell>
          <table:table-cell office:value-type="float" office:value="0.48728" calcext:value-type="float">
            <text:p>0.48728</text:p>
          </table:table-cell>
          <table:table-cell office:value-type="float" office:value="0.51" calcext:value-type="float">
            <text:p>0.51</text:p>
          </table:table-cell>
          <table:table-cell office:value-type="float" office:value="83948" calcext:value-type="float">
            <text:p>83948</text:p>
          </table:table-cell>
          <table:table-cell office:value-type="float" office:value="5131747" calcext:value-type="float">
            <text:p>5131747</text:p>
          </table:table-cell>
          <table:table-cell office:value-type="float" office:value="65.41666" calcext:value-type="float">
            <text:p>65.41666</text:p>
          </table:table-cell>
          <table:table-cell office:value-type="float" office:value="65.41" calcext:value-type="float">
            <text:p>65.41</text:p>
          </table:table-cell>
          <table:table-cell office:value-type="float" office:value="26884" calcext:value-type="float">
            <text:p>26884</text:p>
          </table:table-cell>
          <table:table-cell office:value-type="float" office:value="5131747" calcext:value-type="float">
            <text:p>5131747</text:p>
          </table:table-cell>
          <table:table-cell table:formula="of:=[Sheet9.I3]-[Sheet9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0-c5869004.ukp</text:p>
          </table:table-cell>
          <table:table-cell office:value-type="float" office:value="0.472372" calcext:value-type="float">
            <text:p>0.472372</text:p>
          </table:table-cell>
          <table:table-cell office:value-type="float" office:value="0.49" calcext:value-type="float">
            <text:p>0.49</text:p>
          </table:table-cell>
          <table:table-cell office:value-type="float" office:value="95420" calcext:value-type="float">
            <text:p>95420</text:p>
          </table:table-cell>
          <table:table-cell office:value-type="float" office:value="5869589" calcext:value-type="float">
            <text:p>5869589</text:p>
          </table:table-cell>
          <table:table-cell office:value-type="float" office:value="27.57666" calcext:value-type="float">
            <text:p>27.57666</text:p>
          </table:table-cell>
          <table:table-cell office:value-type="float" office:value="27.56" calcext:value-type="float">
            <text:p>27.56</text:p>
          </table:table-cell>
          <table:table-cell office:value-type="float" office:value="19960" calcext:value-type="float">
            <text:p>19960</text:p>
          </table:table-cell>
          <table:table-cell office:value-type="float" office:value="5869589" calcext:value-type="float">
            <text:p>5869589</text:p>
          </table:table-cell>
          <table:table-cell table:formula="of:=[Sheet9.I4]-[Sheet9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1-c7274445.ukp</text:p>
          </table:table-cell>
          <table:table-cell office:value-type="float" office:value="0.479149" calcext:value-type="float">
            <text:p>0.479149</text:p>
          </table:table-cell>
          <table:table-cell office:value-type="float" office:value="0.5" calcext:value-type="float">
            <text:p>0.5</text:p>
          </table:table-cell>
          <table:table-cell office:value-type="float" office:value="117268" calcext:value-type="float">
            <text:p>117268</text:p>
          </table:table-cell>
          <table:table-cell office:value-type="float" office:value="7275170" calcext:value-type="float">
            <text:p>7275170</text:p>
          </table:table-cell>
          <table:table-cell office:value-type="float" office:value="38.43333" calcext:value-type="float">
            <text:p>38.43333</text:p>
          </table:table-cell>
          <table:table-cell office:value-type="float" office:value="38.41" calcext:value-type="float">
            <text:p>38.41</text:p>
          </table:table-cell>
          <table:table-cell office:value-type="float" office:value="23616" calcext:value-type="float">
            <text:p>23616</text:p>
          </table:table-cell>
          <table:table-cell office:value-type="float" office:value="7275170" calcext:value-type="float">
            <text:p>7275170</text:p>
          </table:table-cell>
          <table:table-cell table:formula="of:=[Sheet9.I5]-[Sheet9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2-c2951438.ukp</text:p>
          </table:table-cell>
          <table:table-cell office:value-type="float" office:value="0.470368" calcext:value-type="float">
            <text:p>0.470368</text:p>
          </table:table-cell>
          <table:table-cell office:value-type="float" office:value="0.49" calcext:value-type="float">
            <text:p>0.49</text:p>
          </table:table-cell>
          <table:table-cell office:value-type="float" office:value="49976" calcext:value-type="float">
            <text:p>49976</text:p>
          </table:table-cell>
          <table:table-cell office:value-type="float" office:value="2951733" calcext:value-type="float">
            <text:p>295173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540" calcext:value-type="float">
            <text:p>7540</text:p>
          </table:table-cell>
          <table:table-cell office:value-type="float" office:value="2951733" calcext:value-type="float">
            <text:p>2951733</text:p>
          </table:table-cell>
          <table:table-cell table:formula="of:=[Sheet9.I6]-[Sheet9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3-c2496273.ukp</text:p>
          </table:table-cell>
          <table:table-cell office:value-type="float" office:value="0.469691" calcext:value-type="float">
            <text:p>0.469691</text:p>
          </table:table-cell>
          <table:table-cell office:value-type="float" office:value="0.49" calcext:value-type="float">
            <text:p>0.49</text:p>
          </table:table-cell>
          <table:table-cell office:value-type="float" office:value="42808" calcext:value-type="float">
            <text:p>42808</text:p>
          </table:table-cell>
          <table:table-cell office:value-type="float" office:value="2496518" calcext:value-type="float">
            <text:p>2496518</text:p>
          </table:table-cell>
          <table:table-cell office:value-type="float" office:value="76.52332" calcext:value-type="float">
            <text:p>76.52332</text:p>
          </table:table-cell>
          <table:table-cell office:value-type="float" office:value="76.5" calcext:value-type="float">
            <text:p>76.5</text:p>
          </table:table-cell>
          <table:table-cell office:value-type="float" office:value="33604" calcext:value-type="float">
            <text:p>33604</text:p>
          </table:table-cell>
          <table:table-cell office:value-type="float" office:value="2496518" calcext:value-type="float">
            <text:p>2496518</text:p>
          </table:table-cell>
          <table:table-cell table:formula="of:=[Sheet9.I7]-[Sheet9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4-c7571788.ukp</text:p>
          </table:table-cell>
          <table:table-cell office:value-type="float" office:value="0.496715" calcext:value-type="float">
            <text:p>0.496715</text:p>
          </table:table-cell>
          <table:table-cell office:value-type="float" office:value="0.52" calcext:value-type="float">
            <text:p>0.52</text:p>
          </table:table-cell>
          <table:table-cell office:value-type="float" office:value="122120" calcext:value-type="float">
            <text:p>122120</text:p>
          </table:table-cell>
          <table:table-cell office:value-type="float" office:value="7572543" calcext:value-type="float">
            <text:p>7572543</text:p>
          </table:table-cell>
          <table:table-cell office:value-type="float" office:value="57.26666" calcext:value-type="float">
            <text:p>57.26666</text:p>
          </table:table-cell>
          <table:table-cell office:value-type="float" office:value="57.23" calcext:value-type="float">
            <text:p>57.23</text:p>
          </table:table-cell>
          <table:table-cell office:value-type="float" office:value="21444" calcext:value-type="float">
            <text:p>21444</text:p>
          </table:table-cell>
          <table:table-cell office:value-type="float" office:value="7572543" calcext:value-type="float">
            <text:p>7572543</text:p>
          </table:table-cell>
          <table:table-cell table:formula="of:=[Sheet9.I8]-[Sheet9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5-c3961431.ukp</text:p>
          </table:table-cell>
          <table:table-cell office:value-type="float" office:value="0.485324" calcext:value-type="float">
            <text:p>0.485324</text:p>
          </table:table-cell>
          <table:table-cell office:value-type="float" office:value="0.51" calcext:value-type="float">
            <text:p>0.51</text:p>
          </table:table-cell>
          <table:table-cell office:value-type="float" office:value="65676" calcext:value-type="float">
            <text:p>65676</text:p>
          </table:table-cell>
          <table:table-cell office:value-type="float" office:value="3961826" calcext:value-type="float">
            <text:p>3961826</text:p>
          </table:table-cell>
          <table:table-cell office:value-type="float" office:value="33.23666" calcext:value-type="float">
            <text:p>33.23666</text:p>
          </table:table-cell>
          <table:table-cell office:value-type="float" office:value="33.23" calcext:value-type="float">
            <text:p>33.23</text:p>
          </table:table-cell>
          <table:table-cell office:value-type="float" office:value="19104" calcext:value-type="float">
            <text:p>19104</text:p>
          </table:table-cell>
          <table:table-cell office:value-type="float" office:value="3961826" calcext:value-type="float">
            <text:p>3961826</text:p>
          </table:table-cell>
          <table:table-cell table:formula="of:=[Sheet9.I9]-[Sheet9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6-c9958129.ukp</text:p>
          </table:table-cell>
          <table:table-cell office:value-type="float" office:value="0.496202" calcext:value-type="float">
            <text:p>0.496202</text:p>
          </table:table-cell>
          <table:table-cell office:value-type="float" office:value="0.52" calcext:value-type="float">
            <text:p>0.52</text:p>
          </table:table-cell>
          <table:table-cell office:value-type="float" office:value="159276" calcext:value-type="float">
            <text:p>159276</text:p>
          </table:table-cell>
          <table:table-cell office:value-type="float" office:value="9959124" calcext:value-type="float">
            <text:p>995912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696" calcext:value-type="float">
            <text:p>7696</text:p>
          </table:table-cell>
          <table:table-cell office:value-type="float" office:value="9959124" calcext:value-type="float">
            <text:p>9959124</text:p>
          </table:table-cell>
          <table:table-cell table:formula="of:=[Sheet9.I10]-[Sheet9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7-c8488935.ukp</text:p>
          </table:table-cell>
          <table:table-cell office:value-type="float" office:value="0.4921" calcext:value-type="float">
            <text:p>0.4921</text:p>
          </table:table-cell>
          <table:table-cell office:value-type="float" office:value="0.51" calcext:value-type="float">
            <text:p>0.51</text:p>
          </table:table-cell>
          <table:table-cell office:value-type="float" office:value="136432" calcext:value-type="float">
            <text:p>136432</text:p>
          </table:table-cell>
          <table:table-cell office:value-type="float" office:value="8489780" calcext:value-type="float">
            <text:p>8489780</text:p>
          </table:table-cell>
          <table:table-cell office:value-type="float" office:value="65.44333" calcext:value-type="float">
            <text:p>65.44333</text:p>
          </table:table-cell>
          <table:table-cell office:value-type="float" office:value="65.4" calcext:value-type="float">
            <text:p>65.4</text:p>
          </table:table-cell>
          <table:table-cell office:value-type="float" office:value="26876" calcext:value-type="float">
            <text:p>26876</text:p>
          </table:table-cell>
          <table:table-cell office:value-type="float" office:value="8489780" calcext:value-type="float">
            <text:p>8489780</text:p>
          </table:table-cell>
          <table:table-cell table:formula="of:=[Sheet9.I11]-[Sheet9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8-c9647665.ukp</text:p>
          </table:table-cell>
          <table:table-cell office:value-type="float" office:value="0.49894" calcext:value-type="float">
            <text:p>0.49894</text:p>
          </table:table-cell>
          <table:table-cell office:value-type="float" office:value="0.52" calcext:value-type="float">
            <text:p>0.52</text:p>
          </table:table-cell>
          <table:table-cell office:value-type="float" office:value="154516" calcext:value-type="float">
            <text:p>154516</text:p>
          </table:table-cell>
          <table:table-cell office:value-type="float" office:value="9648625" calcext:value-type="float">
            <text:p>9648625</text:p>
          </table:table-cell>
          <table:table-cell office:value-type="float" office:value="84.82999" calcext:value-type="float">
            <text:p>84.82999</text:p>
          </table:table-cell>
          <table:table-cell office:value-type="float" office:value="84.8" calcext:value-type="float">
            <text:p>84.8</text:p>
          </table:table-cell>
          <table:table-cell office:value-type="float" office:value="33972" calcext:value-type="float">
            <text:p>33972</text:p>
          </table:table-cell>
          <table:table-cell office:value-type="float" office:value="9648625" calcext:value-type="float">
            <text:p>9648625</text:p>
          </table:table-cell>
          <table:table-cell table:formula="of:=[Sheet9.I12]-[Sheet9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9-c8841826.ukp</text:p>
          </table:table-cell>
          <table:table-cell office:value-type="float" office:value="0.493946" calcext:value-type="float">
            <text:p>0.493946</text:p>
          </table:table-cell>
          <table:table-cell office:value-type="float" office:value="0.52" calcext:value-type="float">
            <text:p>0.52</text:p>
          </table:table-cell>
          <table:table-cell office:value-type="float" office:value="141808" calcext:value-type="float">
            <text:p>141808</text:p>
          </table:table-cell>
          <table:table-cell office:value-type="float" office:value="8842706" calcext:value-type="float">
            <text:p>8842706</text:p>
          </table:table-cell>
          <table:table-cell office:value-type="float" office:value="89.89332" calcext:value-type="float">
            <text:p>89.89332</text:p>
          </table:table-cell>
          <table:table-cell office:value-type="float" office:value="89.84" calcext:value-type="float">
            <text:p>89.84</text:p>
          </table:table-cell>
          <table:table-cell office:value-type="float" office:value="33616" calcext:value-type="float">
            <text:p>33616</text:p>
          </table:table-cell>
          <table:table-cell office:value-type="float" office:value="8842706" calcext:value-type="float">
            <text:p>8842706</text:p>
          </table:table-cell>
          <table:table-cell table:formula="of:=[Sheet9.I13]-[Sheet9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2-c6302428.ukp</text:p>
          </table:table-cell>
          <table:table-cell office:value-type="float" office:value="0.488993" calcext:value-type="float">
            <text:p>0.488993</text:p>
          </table:table-cell>
          <table:table-cell office:value-type="float" office:value="0.51" calcext:value-type="float">
            <text:p>0.51</text:p>
          </table:table-cell>
          <table:table-cell office:value-type="float" office:value="102280" calcext:value-type="float">
            <text:p>102280</text:p>
          </table:table-cell>
          <table:table-cell office:value-type="float" office:value="6303058" calcext:value-type="float">
            <text:p>630305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424" calcext:value-type="float">
            <text:p>6424</text:p>
          </table:table-cell>
          <table:table-cell office:value-type="float" office:value="6303058" calcext:value-type="float">
            <text:p>6303058</text:p>
          </table:table-cell>
          <table:table-cell table:formula="of:=[Sheet9.I14]-[Sheet9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3-c2835653.ukp</text:p>
          </table:table-cell>
          <table:table-cell office:value-type="float" office:value="0.480902" calcext:value-type="float">
            <text:p>0.480902</text:p>
          </table:table-cell>
          <table:table-cell office:value-type="float" office:value="0.5" calcext:value-type="float">
            <text:p>0.5</text:p>
          </table:table-cell>
          <table:table-cell office:value-type="float" office:value="48196" calcext:value-type="float">
            <text:p>48196</text:p>
          </table:table-cell>
          <table:table-cell office:value-type="float" office:value="2835933" calcext:value-type="float">
            <text:p>2835933</text:p>
          </table:table-cell>
          <table:table-cell office:value-type="float" office:value="69.86999" calcext:value-type="float">
            <text:p>69.86999</text:p>
          </table:table-cell>
          <table:table-cell office:value-type="float" office:value="69.84" calcext:value-type="float">
            <text:p>69.84</text:p>
          </table:table-cell>
          <table:table-cell office:value-type="float" office:value="26288" calcext:value-type="float">
            <text:p>26288</text:p>
          </table:table-cell>
          <table:table-cell office:value-type="float" office:value="2835933" calcext:value-type="float">
            <text:p>2835933</text:p>
          </table:table-cell>
          <table:table-cell table:formula="of:=[Sheet9.I15]-[Sheet9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4-c2098619.ukp</text:p>
          </table:table-cell>
          <table:table-cell office:value-type="float" office:value="0.48106" calcext:value-type="float">
            <text:p>0.48106</text:p>
          </table:table-cell>
          <table:table-cell office:value-type="float" office:value="0.5" calcext:value-type="float">
            <text:p>0.5</text:p>
          </table:table-cell>
          <table:table-cell office:value-type="float" office:value="36536" calcext:value-type="float">
            <text:p>36536</text:p>
          </table:table-cell>
          <table:table-cell office:value-type="float" office:value="2098824" calcext:value-type="float">
            <text:p>2098824</text:p>
          </table:table-cell>
          <table:table-cell office:value-type="float" office:value="93.18332" calcext:value-type="float">
            <text:p>93.18332</text:p>
          </table:table-cell>
          <table:table-cell office:value-type="float" office:value="93.3" calcext:value-type="float">
            <text:p>93.3</text:p>
          </table:table-cell>
          <table:table-cell office:value-type="float" office:value="32924" calcext:value-type="float">
            <text:p>32924</text:p>
          </table:table-cell>
          <table:table-cell office:value-type="float" office:value="2098824" calcext:value-type="float">
            <text:p>2098824</text:p>
          </table:table-cell>
          <table:table-cell table:formula="of:=[Sheet9.I16]-[Sheet9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5-c7108973.ukp</text:p>
          </table:table-cell>
          <table:table-cell office:value-type="float" office:value="0.494082" calcext:value-type="float">
            <text:p>0.494082</text:p>
          </table:table-cell>
          <table:table-cell office:value-type="float" office:value="0.52" calcext:value-type="float">
            <text:p>0.52</text:p>
          </table:table-cell>
          <table:table-cell office:value-type="float" office:value="114772" calcext:value-type="float">
            <text:p>114772</text:p>
          </table:table-cell>
          <table:table-cell office:value-type="float" office:value="7109683" calcext:value-type="float">
            <text:p>710968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328</text:p>
          </table:table-cell>
          <table:table-cell office:value-type="float" office:value="7109683" calcext:value-type="float">
            <text:p>7109683</text:p>
          </table:table-cell>
          <table:table-cell table:formula="of:=[Sheet9.I17]-[Sheet9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6-c7602756.ukp</text:p>
          </table:table-cell>
          <table:table-cell office:value-type="float" office:value="0.474283" calcext:value-type="float">
            <text:p>0.474283</text:p>
          </table:table-cell>
          <table:table-cell office:value-type="float" office:value="0.5" calcext:value-type="float">
            <text:p>0.5</text:p>
          </table:table-cell>
          <table:table-cell office:value-type="float" office:value="122400" calcext:value-type="float">
            <text:p>122400</text:p>
          </table:table-cell>
          <table:table-cell office:value-type="float" office:value="7603516" calcext:value-type="float">
            <text:p>760351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60" calcext:value-type="float">
            <text:p>7960</text:p>
          </table:table-cell>
          <table:table-cell office:value-type="float" office:value="7603516" calcext:value-type="float">
            <text:p>7603516</text:p>
          </table:table-cell>
          <table:table-cell table:formula="of:=[Sheet9.I18]-[Sheet9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7-c9586441.ukp</text:p>
          </table:table-cell>
          <table:table-cell office:value-type="float" office:value="0.530194" calcext:value-type="float">
            <text:p>0.530194</text:p>
          </table:table-cell>
          <table:table-cell office:value-type="float" office:value="0.56" calcext:value-type="float">
            <text:p>0.56</text:p>
          </table:table-cell>
          <table:table-cell office:value-type="float" office:value="153524" calcext:value-type="float">
            <text:p>153524</text:p>
          </table:table-cell>
          <table:table-cell office:value-type="float" office:value="9587396" calcext:value-type="float">
            <text:p>9587396</text:p>
          </table:table-cell>
          <table:table-cell office:value-type="float" office:value="50.34333" calcext:value-type="float">
            <text:p>50.34333</text:p>
          </table:table-cell>
          <table:table-cell office:value-type="float" office:value="50.32" calcext:value-type="float">
            <text:p>50.32</text:p>
          </table:table-cell>
          <table:table-cell office:value-type="float" office:value="27032" calcext:value-type="float">
            <text:p>27032</text:p>
          </table:table-cell>
          <table:table-cell office:value-type="float" office:value="9587396" calcext:value-type="float">
            <text:p>9587396</text:p>
          </table:table-cell>
          <table:table-cell table:formula="of:=[Sheet9.I19]-[Sheet9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8-c6198992.ukp</text:p>
          </table:table-cell>
          <table:table-cell office:value-type="float" office:value="0.602795" calcext:value-type="float">
            <text:p>0.602795</text:p>
          </table:table-cell>
          <table:table-cell office:value-type="float" office:value="0.62" calcext:value-type="float">
            <text:p>0.62</text:p>
          </table:table-cell>
          <table:table-cell office:value-type="float" office:value="100668" calcext:value-type="float">
            <text:p>100668</text:p>
          </table:table-cell>
          <table:table-cell office:value-type="float" office:value="6199607" calcext:value-type="float">
            <text:p>6199607</text:p>
          </table:table-cell>
          <table:table-cell office:value-type="float" office:value="65.15999" calcext:value-type="float">
            <text:p>65.15999</text:p>
          </table:table-cell>
          <table:table-cell office:value-type="float" office:value="65.13" calcext:value-type="float">
            <text:p>65.13</text:p>
          </table:table-cell>
          <table:table-cell office:value-type="float" office:value="33548" calcext:value-type="float">
            <text:p>33548</text:p>
          </table:table-cell>
          <table:table-cell office:value-type="float" office:value="6199607" calcext:value-type="float">
            <text:p>6199607</text:p>
          </table:table-cell>
          <table:table-cell table:formula="of:=[Sheet9.I20]-[Sheet9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9-c8764695.ukp</text:p>
          </table:table-cell>
          <table:table-cell office:value-type="float" office:value="0.485639" calcext:value-type="float">
            <text:p>0.485639</text:p>
          </table:table-cell>
          <table:table-cell office:value-type="float" office:value="0.51" calcext:value-type="float">
            <text:p>0.51</text:p>
          </table:table-cell>
          <table:table-cell office:value-type="float" office:value="140656" calcext:value-type="float">
            <text:p>140656</text:p>
          </table:table-cell>
          <table:table-cell office:value-type="float" office:value="8765570" calcext:value-type="float">
            <text:p>8765570</text:p>
          </table:table-cell>
          <table:table-cell office:value-type="float" office:value="22.23333" calcext:value-type="float">
            <text:p>22.23333</text:p>
          </table:table-cell>
          <table:table-cell office:value-type="float" office:value="22.23" calcext:value-type="float">
            <text:p>22.23</text:p>
          </table:table-cell>
          <table:table-cell office:value-type="float" office:value="19908" calcext:value-type="float">
            <text:p>19908</text:p>
          </table:table-cell>
          <table:table-cell office:value-type="float" office:value="8765570" calcext:value-type="float">
            <text:p>8765570</text:p>
          </table:table-cell>
          <table:table-cell table:formula="of:=[Sheet9.I21]-[Sheet9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.B2:.B21])/20" office:value-type="float" office:value="0.49364435" calcext:value-type="float">
            <text:p>0.49</text:p>
          </table:table-cell>
          <table:table-cell table:formula="of:=SUM([.C2:.C21])/20" office:value-type="float" office:value="0.5155" calcext:value-type="float">
            <text:p>0.5155</text:p>
          </table:table-cell>
          <table:table-cell table:formula="of:=SUM([.D2:.D21])/20" office:value-type="float" office:value="106096" calcext:value-type="float">
            <text:p>106096</text:p>
          </table:table-cell>
          <table:table-cell/>
          <table:table-cell table:style-name="ce2" table:formula="of:=SUM([.F2:.F21])/20" office:value-type="float" office:value="41.9714935" calcext:value-type="float">
            <text:p>41.97</text:p>
          </table:table-cell>
          <table:table-cell table:formula="of:=SUM([.G2:.G21])/20" office:value-type="float" office:value="41.96" calcext:value-type="float">
            <text:p>41.96</text:p>
          </table:table-cell>
          <table:table-cell table:formula="of:=SUM([.H2:.H21])/20" office:value-type="float" office:value="21050" calcext:value-type="float">
            <text:p>21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.B2:.B21])" office:value-type="float" office:value="0.0289884547114065" calcext:value-type="float">
            <text:p>0.03</text:p>
          </table:table-cell>
          <table:table-cell table:formula="of:=STDEV([.C2:.C21])" office:value-type="float" office:value="0.0291050728079813" calcext:value-type="float">
            <text:p>0.0291050728</text:p>
          </table:table-cell>
          <table:table-cell table:formula="of:=STDEV([.D2:.D21])" office:value-type="float" office:value="39683.9661218217" calcext:value-type="float">
            <text:p>39683.9661218217</text:p>
          </table:table-cell>
          <table:table-cell/>
          <table:table-cell table:style-name="ce2" table:formula="of:=STDEV([.F2:.F21])" office:value-type="float" office:value="33.969088099692" calcext:value-type="float">
            <text:p>33.97</text:p>
          </table:table-cell>
          <table:table-cell table:formula="of:=STDEV([.G2:.G21])" office:value-type="float" office:value="33.9677920203366" calcext:value-type="float">
            <text:p>33.9677920203</text:p>
          </table:table-cell>
          <table:table-cell table:formula="of:=STDEV([.H2:.H21])" office:value-type="float" office:value="10525.7092772636" calcext:value-type="float">
            <text:p>10525.7092772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.B1:.B21])" office:value-type="float" office:value="0.469691" calcext:value-type="float">
            <text:p>0.47</text:p>
          </table:table-cell>
          <table:table-cell table:formula="of:=MIN([.C1:.C21])" office:value-type="float" office:value="0.49" calcext:value-type="float">
            <text:p>0.49</text:p>
          </table:table-cell>
          <table:table-cell table:formula="of:=MIN([.D1:.D21])" office:value-type="float" office:value="36536" calcext:value-type="float">
            <text:p>36536</text:p>
          </table:table-cell>
          <table:table-cell/>
          <table:table-cell table:style-name="ce2" table:formula="of:=MIN([.F1:.F21])" office:value-type="float" office:value="0.00333" calcext:value-type="float">
            <text:p>0.00</text:p>
          </table:table-cell>
          <table:table-cell table:formula="of:=MIN([.G1:.G21])" office:value-type="float" office:value="0" calcext:value-type="float">
            <text:p>0</text:p>
          </table:table-cell>
          <table:table-cell table:formula="of:=MIN([.H1:.H21])" office:value-type="float" office:value="6276" calcext:value-type="float">
            <text:p>6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.B1:.B21])" office:value-type="float" office:value="0.602795" calcext:value-type="float">
            <text:p>0.60</text:p>
          </table:table-cell>
          <table:table-cell table:formula="of:=MAX([.C1:.C21])" office:value-type="float" office:value="0.62" calcext:value-type="float">
            <text:p>0.62</text:p>
          </table:table-cell>
          <table:table-cell table:formula="of:=MAX([.D1:.D21])" office:value-type="float" office:value="159276" calcext:value-type="float">
            <text:p>159276</text:p>
          </table:table-cell>
          <table:table-cell/>
          <table:table-cell table:style-name="ce2" table:formula="of:=MAX([.F1:.F21])" office:value-type="float" office:value="93.18332" calcext:value-type="float">
            <text:p>93.18</text:p>
          </table:table-cell>
          <table:table-cell table:formula="of:=MAX([.G1:.G21])" office:value-type="float" office:value="93.3" calcext:value-type="float">
            <text:p>93.3</text:p>
          </table:table-cell>
          <table:table-cell table:formula="of:=MAX([.H1:.H21])" office:value-type="float" office:value="33972" calcext:value-type="float">
            <text:p>339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.D22]/1000" office:value-type="float" office:value="106.096" calcext:value-type="float">
            <text:p>106.10</text:p>
          </table:table-cell>
          <table:table-cell table:number-columns-repeated="3"/>
          <table:table-cell table:style-name="ce2" table:formula="of:=[.H22]/1000" office:value-type="float" office:value="21.05" calcext:value-type="float">
            <text:p>21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.D23]/1000" office:value-type="float" office:value="39.6839661218217" calcext:value-type="float">
            <text:p>39.68</text:p>
          </table:table-cell>
          <table:table-cell table:number-columns-repeated="3"/>
          <table:table-cell table:style-name="ce2" table:formula="of:=[.H23]/1000" office:value-type="float" office:value="10.5257092772636" calcext:value-type="float">
            <text:p>10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.D24]/1000" office:value-type="float" office:value="36.536" calcext:value-type="float">
            <text:p>36.54</text:p>
          </table:table-cell>
          <table:table-cell table:number-columns-repeated="3"/>
          <table:table-cell table:style-name="ce2" table:formula="of:=[.H24]/1000" office:value-type="float" office:value="6.276" calcext:value-type="float">
            <text:p>6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.D25]/1000" office:value-type="float" office:value="159.276" calcext:value-type="float">
            <text:p>159.28</text:p>
          </table:table-cell>
          <table:table-cell table:number-columns-repeated="3"/>
          <table:table-cell table:style-name="ce2" table:formula="of:=[.H25]/1000" office:value-type="float" office:value="33.972" calcext:value-type="float">
            <text:p>33.97</text:p>
          </table:table-cell>
          <table:table-cell table:number-columns-repeated="2"/>
        </table:table-row>
      </table:table>
      <table:table table:name="Sheet10" table:style-name="ta1">
        <table:table-column table:style-name="co12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5n5000wmin10000-0-c591952.ukp</text:p>
          </table:table-cell>
          <table:table-cell office:value-type="float" office:value="0.0476379" calcext:value-type="float">
            <text:p>0.0476379</text:p>
          </table:table-cell>
          <table:table-cell office:value-type="float" office:value="0.06" calcext:value-type="float">
            <text:p>0.06</text:p>
          </table:table-cell>
          <table:table-cell office:value-type="float" office:value="12856" calcext:value-type="float">
            <text:p>12856</text:p>
          </table:table-cell>
          <table:table-cell office:value-type="float" office:value="592247" calcext:value-type="float">
            <text:p>59224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48" calcext:value-type="float">
            <text:p>5948</text:p>
          </table:table-cell>
          <table:table-cell office:value-type="float" office:value="592247" calcext:value-type="float">
            <text:p>592247</text:p>
          </table:table-cell>
          <table:table-cell table:formula="of:=[Sheet10.I2]-[Sheet10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-c233254.ukp</text:p>
          </table:table-cell>
          <table:table-cell office:value-type="float" office:value="0.0470811" calcext:value-type="float">
            <text:p>0.0470811</text:p>
          </table:table-cell>
          <table:table-cell office:value-type="float" office:value="0.06" calcext:value-type="float">
            <text:p>0.06</text:p>
          </table:table-cell>
          <table:table-cell office:value-type="float" office:value="7300" calcext:value-type="float">
            <text:p>7300</text:p>
          </table:table-cell>
          <table:table-cell office:value-type="float" office:value="233369" calcext:value-type="float">
            <text:p>23336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820" calcext:value-type="float">
            <text:p>7820</text:p>
          </table:table-cell>
          <table:table-cell office:value-type="float" office:value="233369" calcext:value-type="float">
            <text:p>233369</text:p>
          </table:table-cell>
          <table:table-cell table:formula="of:=[Sheet10.I3]-[Sheet10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0-c722476.ukp</text:p>
          </table:table-cell>
          <table:table-cell office:value-type="float" office:value="0.0485563" calcext:value-type="float">
            <text:p>0.0485563</text:p>
          </table:table-cell>
          <table:table-cell office:value-type="float" office:value="0.06" calcext:value-type="float">
            <text:p>0.06</text:p>
          </table:table-cell>
          <table:table-cell office:value-type="float" office:value="15028" calcext:value-type="float">
            <text:p>15028</text:p>
          </table:table-cell>
          <table:table-cell office:value-type="float" office:value="722836" calcext:value-type="float">
            <text:p>72283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  <table:table-cell office:value-type="float" office:value="722836" calcext:value-type="float">
            <text:p>722836</text:p>
          </table:table-cell>
          <table:table-cell table:formula="of:=[Sheet10.I4]-[Sheet10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1-c505569.ukp</text:p>
          </table:table-cell>
          <table:table-cell office:value-type="float" office:value="0.046731" calcext:value-type="float">
            <text:p>0.046731</text:p>
          </table:table-cell>
          <table:table-cell office:value-type="float" office:value="0.06" calcext:value-type="float">
            <text:p>0.06</text:p>
          </table:table-cell>
          <table:table-cell office:value-type="float" office:value="11568" calcext:value-type="float">
            <text:p>11568</text:p>
          </table:table-cell>
          <table:table-cell office:value-type="float" office:value="505819" calcext:value-type="float">
            <text:p>505819</text:p>
          </table:table-cell>
          <table:table-cell office:value-type="float" office:value="4.63667" calcext:value-type="float">
            <text:p>4.63667</text:p>
          </table:table-cell>
          <table:table-cell office:value-type="float" office:value="4.63" calcext:value-type="float">
            <text:p>4.63</text:p>
          </table:table-cell>
          <table:table-cell office:value-type="float" office:value="12508" calcext:value-type="float">
            <text:p>12508</text:p>
          </table:table-cell>
          <table:table-cell office:value-type="float" office:value="505819" calcext:value-type="float">
            <text:p>505819</text:p>
          </table:table-cell>
          <table:table-cell table:formula="of:=[Sheet10.I5]-[Sheet10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2-c882034.ukp</text:p>
          </table:table-cell>
          <table:table-cell office:value-type="float" office:value="0.0482341" calcext:value-type="float">
            <text:p>0.0482341</text:p>
          </table:table-cell>
          <table:table-cell office:value-type="float" office:value="0.06" calcext:value-type="float">
            <text:p>0.06</text:p>
          </table:table-cell>
          <table:table-cell office:value-type="float" office:value="17348" calcext:value-type="float">
            <text:p>17348</text:p>
          </table:table-cell>
          <table:table-cell office:value-type="float" office:value="882474" calcext:value-type="float">
            <text:p>88247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08" calcext:value-type="float">
            <text:p>5808</text:p>
          </table:table-cell>
          <table:table-cell office:value-type="float" office:value="882474" calcext:value-type="float">
            <text:p>882474</text:p>
          </table:table-cell>
          <table:table-cell table:formula="of:=[Sheet10.I6]-[Sheet10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3-c252615.ukp</text:p>
          </table:table-cell>
          <table:table-cell office:value-type="float" office:value="0.0509951" calcext:value-type="float">
            <text:p>0.0509951</text:p>
          </table:table-cell>
          <table:table-cell office:value-type="float" office:value="0.06" calcext:value-type="float">
            <text:p>0.06</text:p>
          </table:table-cell>
          <table:table-cell office:value-type="float" office:value="7616" calcext:value-type="float">
            <text:p>7616</text:p>
          </table:table-cell>
          <table:table-cell office:value-type="float" office:value="252740" calcext:value-type="float">
            <text:p>25274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32" calcext:value-type="float">
            <text:p>5832</text:p>
          </table:table-cell>
          <table:table-cell office:value-type="float" office:value="252740" calcext:value-type="float">
            <text:p>252740</text:p>
          </table:table-cell>
          <table:table-cell table:formula="of:=[Sheet10.I7]-[Sheet10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4-c249096.ukp</text:p>
          </table:table-cell>
          <table:table-cell office:value-type="float" office:value="0.0488225" calcext:value-type="float">
            <text:p>0.0488225</text:p>
          </table:table-cell>
          <table:table-cell office:value-type="float" office:value="0.06" calcext:value-type="float">
            <text:p>0.06</text:p>
          </table:table-cell>
          <table:table-cell office:value-type="float" office:value="7504" calcext:value-type="float">
            <text:p>7504</text:p>
          </table:table-cell>
          <table:table-cell office:value-type="float" office:value="249216" calcext:value-type="float">
            <text:p>249216</text:p>
          </table:table-cell>
          <table:table-cell office:value-type="float" office:value="5.95333" calcext:value-type="float">
            <text:p>5.95333</text:p>
          </table:table-cell>
          <table:table-cell office:value-type="float" office:value="5.95" calcext:value-type="float">
            <text:p>5.95</text:p>
          </table:table-cell>
          <table:table-cell office:value-type="float" office:value="12392" calcext:value-type="float">
            <text:p>12392</text:p>
          </table:table-cell>
          <table:table-cell office:value-type="float" office:value="249216" calcext:value-type="float">
            <text:p>249216</text:p>
          </table:table-cell>
          <table:table-cell table:formula="of:=[Sheet10.I8]-[Sheet10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5-c355844.ukp</text:p>
          </table:table-cell>
          <table:table-cell office:value-type="float" office:value="0.0490538" calcext:value-type="float">
            <text:p>0.0490538</text:p>
          </table:table-cell>
          <table:table-cell office:value-type="float" office:value="0.06" calcext:value-type="float">
            <text:p>0.06</text:p>
          </table:table-cell>
          <table:table-cell office:value-type="float" office:value="9224" calcext:value-type="float">
            <text:p>9224</text:p>
          </table:table-cell>
          <table:table-cell office:value-type="float" office:value="356019" calcext:value-type="float">
            <text:p>356019</text:p>
          </table:table-cell>
          <table:table-cell office:value-type="float" office:value="6.12667" calcext:value-type="float">
            <text:p>6.12667</text:p>
          </table:table-cell>
          <table:table-cell office:value-type="float" office:value="6.13" calcext:value-type="float">
            <text:p>6.13</text:p>
          </table:table-cell>
          <table:table-cell office:value-type="float" office:value="12436" calcext:value-type="float">
            <text:p>12436</text:p>
          </table:table-cell>
          <table:table-cell office:value-type="float" office:value="356019" calcext:value-type="float">
            <text:p>356019</text:p>
          </table:table-cell>
          <table:table-cell table:formula="of:=[Sheet10.I9]-[Sheet10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6-c649237.ukp</text:p>
          </table:table-cell>
          <table:table-cell office:value-type="float" office:value="0.0500526" calcext:value-type="float">
            <text:p>0.0500526</text:p>
          </table:table-cell>
          <table:table-cell office:value-type="float" office:value="0.06" calcext:value-type="float">
            <text:p>0.06</text:p>
          </table:table-cell>
          <table:table-cell office:value-type="float" office:value="13708" calcext:value-type="float">
            <text:p>13708</text:p>
          </table:table-cell>
          <table:table-cell office:value-type="float" office:value="649557" calcext:value-type="float">
            <text:p>649557</text:p>
          </table:table-cell>
          <table:table-cell office:value-type="float" office:value="5.99333" calcext:value-type="float">
            <text:p>5.99333</text:p>
          </table:table-cell>
          <table:table-cell office:value-type="float" office:value="5.99" calcext:value-type="float">
            <text:p>5.99</text:p>
          </table:table-cell>
          <table:table-cell office:value-type="float" office:value="12496" calcext:value-type="float">
            <text:p>12496</text:p>
          </table:table-cell>
          <table:table-cell office:value-type="float" office:value="649557" calcext:value-type="float">
            <text:p>649557</text:p>
          </table:table-cell>
          <table:table-cell table:formula="of:=[Sheet10.I10]-[Sheet10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7-c884534.ukp</text:p>
          </table:table-cell>
          <table:table-cell office:value-type="float" office:value="0.0508311" calcext:value-type="float">
            <text:p>0.0508311</text:p>
          </table:table-cell>
          <table:table-cell office:value-type="float" office:value="0.06" calcext:value-type="float">
            <text:p>0.06</text:p>
          </table:table-cell>
          <table:table-cell office:value-type="float" office:value="17556" calcext:value-type="float">
            <text:p>17556</text:p>
          </table:table-cell>
          <table:table-cell office:value-type="float" office:value="884974" calcext:value-type="float">
            <text:p>88497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452" calcext:value-type="float">
            <text:p>7452</text:p>
          </table:table-cell>
          <table:table-cell office:value-type="float" office:value="884974" calcext:value-type="float">
            <text:p>884974</text:p>
          </table:table-cell>
          <table:table-cell table:formula="of:=[Sheet10.I11]-[Sheet10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8-c768641.ukp</text:p>
          </table:table-cell>
          <table:table-cell office:value-type="float" office:value="0.05051" calcext:value-type="float">
            <text:p>0.05051</text:p>
          </table:table-cell>
          <table:table-cell office:value-type="float" office:value="0.06" calcext:value-type="float">
            <text:p>0.06</text:p>
          </table:table-cell>
          <table:table-cell office:value-type="float" office:value="15732" calcext:value-type="float">
            <text:p>15732</text:p>
          </table:table-cell>
          <table:table-cell office:value-type="float" office:value="769021" calcext:value-type="float">
            <text:p>769021</text:p>
          </table:table-cell>
          <table:table-cell office:value-type="float" office:value="5.86333" calcext:value-type="float">
            <text:p>5.86333</text:p>
          </table:table-cell>
          <table:table-cell office:value-type="float" office:value="5.86" calcext:value-type="float">
            <text:p>5.86</text:p>
          </table:table-cell>
          <table:table-cell office:value-type="float" office:value="12464" calcext:value-type="float">
            <text:p>12464</text:p>
          </table:table-cell>
          <table:table-cell office:value-type="float" office:value="769021" calcext:value-type="float">
            <text:p>769021</text:p>
          </table:table-cell>
          <table:table-cell table:formula="of:=[Sheet10.I12]-[Sheet10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9-c364379.ukp</text:p>
          </table:table-cell>
          <table:table-cell office:value-type="float" office:value="0.0490396" calcext:value-type="float">
            <text:p>0.0490396</text:p>
          </table:table-cell>
          <table:table-cell office:value-type="float" office:value="0.06" calcext:value-type="float">
            <text:p>0.06</text:p>
          </table:table-cell>
          <table:table-cell office:value-type="float" office:value="9384" calcext:value-type="float">
            <text:p>9384</text:p>
          </table:table-cell>
          <table:table-cell office:value-type="float" office:value="364559" calcext:value-type="float">
            <text:p>364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76" calcext:value-type="float">
            <text:p>5876</text:p>
          </table:table-cell>
          <table:table-cell office:value-type="float" office:value="364559" calcext:value-type="float">
            <text:p>364559</text:p>
          </table:table-cell>
          <table:table-cell table:formula="of:=[Sheet10.I13]-[Sheet10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2-c415801.ukp</text:p>
          </table:table-cell>
          <table:table-cell office:value-type="float" office:value="0.0475877" calcext:value-type="float">
            <text:p>0.0475877</text:p>
          </table:table-cell>
          <table:table-cell office:value-type="float" office:value="0.06" calcext:value-type="float">
            <text:p>0.06</text:p>
          </table:table-cell>
          <table:table-cell office:value-type="float" office:value="10232" calcext:value-type="float">
            <text:p>10232</text:p>
          </table:table-cell>
          <table:table-cell office:value-type="float" office:value="416006" calcext:value-type="float">
            <text:p>416006</text:p>
          </table:table-cell>
          <table:table-cell office:value-type="float" office:value="5.14333" calcext:value-type="float">
            <text:p>5.14333</text:p>
          </table:table-cell>
          <table:table-cell office:value-type="float" office:value="5.14" calcext:value-type="float">
            <text:p>5.14</text:p>
          </table:table-cell>
          <table:table-cell office:value-type="float" office:value="12500" calcext:value-type="float">
            <text:p>12500</text:p>
          </table:table-cell>
          <table:table-cell office:value-type="float" office:value="416006" calcext:value-type="float">
            <text:p>416006</text:p>
          </table:table-cell>
          <table:table-cell table:formula="of:=[Sheet10.I14]-[Sheet10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3-c591242.ukp</text:p>
          </table:table-cell>
          <table:table-cell office:value-type="float" office:value="0.0479706" calcext:value-type="float">
            <text:p>0.0479706</text:p>
          </table:table-cell>
          <table:table-cell office:value-type="float" office:value="0.06" calcext:value-type="float">
            <text:p>0.06</text:p>
          </table:table-cell>
          <table:table-cell office:value-type="float" office:value="12912" calcext:value-type="float">
            <text:p>12912</text:p>
          </table:table-cell>
          <table:table-cell office:value-type="float" office:value="591537" calcext:value-type="float">
            <text:p>59153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84" calcext:value-type="float">
            <text:p>5884</text:p>
          </table:table-cell>
          <table:table-cell office:value-type="float" office:value="591537" calcext:value-type="float">
            <text:p>591537</text:p>
          </table:table-cell>
          <table:table-cell table:formula="of:=[Sheet10.I15]-[Sheet10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4-c836118.ukp</text:p>
          </table:table-cell>
          <table:table-cell office:value-type="float" office:value="0.0483101" calcext:value-type="float">
            <text:p>0.0483101</text:p>
          </table:table-cell>
          <table:table-cell office:value-type="float" office:value="0.06" calcext:value-type="float">
            <text:p>0.06</text:p>
          </table:table-cell>
          <table:table-cell office:value-type="float" office:value="16700" calcext:value-type="float">
            <text:p>16700</text:p>
          </table:table-cell>
          <table:table-cell office:value-type="float" office:value="836533" calcext:value-type="float">
            <text:p>836533</text:p>
          </table:table-cell>
          <table:table-cell table:number-columns-repeated="2" office:value-type="float" office:value="5.15" calcext:value-type="float">
            <text:p>5.15</text:p>
          </table:table-cell>
          <table:table-cell office:value-type="float" office:value="12456" calcext:value-type="float">
            <text:p>12456</text:p>
          </table:table-cell>
          <table:table-cell office:value-type="float" office:value="836533" calcext:value-type="float">
            <text:p>836533</text:p>
          </table:table-cell>
          <table:table-cell table:formula="of:=[Sheet10.I16]-[Sheet10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5-c734263.ukp</text:p>
          </table:table-cell>
          <table:table-cell office:value-type="float" office:value="0.0480142" calcext:value-type="float">
            <text:p>0.0480142</text:p>
          </table:table-cell>
          <table:table-cell office:value-type="float" office:value="0.06" calcext:value-type="float">
            <text:p>0.06</text:p>
          </table:table-cell>
          <table:table-cell office:value-type="float" office:value="15136" calcext:value-type="float">
            <text:p>15136</text:p>
          </table:table-cell>
          <table:table-cell office:value-type="float" office:value="734628" calcext:value-type="float">
            <text:p>734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24" calcext:value-type="float">
            <text:p>5824</text:p>
          </table:table-cell>
          <table:table-cell office:value-type="float" office:value="734628" calcext:value-type="float">
            <text:p>734628</text:p>
          </table:table-cell>
          <table:table-cell table:formula="of:=[Sheet10.I17]-[Sheet10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6-c236497.ukp</text:p>
          </table:table-cell>
          <table:table-cell office:value-type="float" office:value="0.0470807" calcext:value-type="float">
            <text:p>0.0470807</text:p>
          </table:table-cell>
          <table:table-cell office:value-type="float" office:value="0.06" calcext:value-type="float">
            <text:p>0.06</text:p>
          </table:table-cell>
          <table:table-cell office:value-type="float" office:value="7396" calcext:value-type="float">
            <text:p>7396</text:p>
          </table:table-cell>
          <table:table-cell office:value-type="float" office:value="236612" calcext:value-type="float">
            <text:p>236612</text:p>
          </table:table-cell>
          <table:table-cell office:value-type="float" office:value="5.19667" calcext:value-type="float">
            <text:p>5.19667</text:p>
          </table:table-cell>
          <table:table-cell office:value-type="float" office:value="5.19" calcext:value-type="float">
            <text:p>5.19</text:p>
          </table:table-cell>
          <table:table-cell office:value-type="float" office:value="12472" calcext:value-type="float">
            <text:p>12472</text:p>
          </table:table-cell>
          <table:table-cell office:value-type="float" office:value="236612" calcext:value-type="float">
            <text:p>236612</text:p>
          </table:table-cell>
          <table:table-cell table:formula="of:=[Sheet10.I18]-[Sheet10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7-c766454.ukp</text:p>
          </table:table-cell>
          <table:table-cell office:value-type="float" office:value="0.0521103" calcext:value-type="float">
            <text:p>0.0521103</text:p>
          </table:table-cell>
          <table:table-cell office:value-type="float" office:value="0.06" calcext:value-type="float">
            <text:p>0.06</text:p>
          </table:table-cell>
          <table:table-cell office:value-type="float" office:value="15544" calcext:value-type="float">
            <text:p>15544</text:p>
          </table:table-cell>
          <table:table-cell office:value-type="float" office:value="766834" calcext:value-type="float">
            <text:p>766834</text:p>
          </table:table-cell>
          <table:table-cell table:number-columns-repeated="2" office:value-type="float" office:value="5.14" calcext:value-type="float">
            <text:p>5.14</text:p>
          </table:table-cell>
          <table:table-cell office:value-type="float" office:value="12448" calcext:value-type="float">
            <text:p>12448</text:p>
          </table:table-cell>
          <table:table-cell office:value-type="float" office:value="766834" calcext:value-type="float">
            <text:p>766834</text:p>
          </table:table-cell>
          <table:table-cell table:formula="of:=[Sheet10.I19]-[Sheet10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8-c961321.ukp</text:p>
          </table:table-cell>
          <table:table-cell office:value-type="float" office:value="0.0481715" calcext:value-type="float">
            <text:p>0.0481715</text:p>
          </table:table-cell>
          <table:table-cell office:value-type="float" office:value="0.06" calcext:value-type="float">
            <text:p>0.06</text:p>
          </table:table-cell>
          <table:table-cell office:value-type="float" office:value="18588" calcext:value-type="float">
            <text:p>18588</text:p>
          </table:table-cell>
          <table:table-cell office:value-type="float" office:value="961801" calcext:value-type="float">
            <text:p>961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76" calcext:value-type="float">
            <text:p>5876</text:p>
          </table:table-cell>
          <table:table-cell office:value-type="float" office:value="961801" calcext:value-type="float">
            <text:p>961801</text:p>
          </table:table-cell>
          <table:table-cell table:formula="of:=[Sheet10.I20]-[Sheet10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9-c732642.ukp</text:p>
          </table:table-cell>
          <table:table-cell office:value-type="float" office:value="0.0476722" calcext:value-type="float">
            <text:p>0.0476722</text:p>
          </table:table-cell>
          <table:table-cell office:value-type="float" office:value="0.06" calcext:value-type="float">
            <text:p>0.06</text:p>
          </table:table-cell>
          <table:table-cell office:value-type="float" office:value="15008" calcext:value-type="float">
            <text:p>15008</text:p>
          </table:table-cell>
          <table:table-cell office:value-type="float" office:value="733007" calcext:value-type="float">
            <text:p>73300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04" calcext:value-type="float">
            <text:p>5904</text:p>
          </table:table-cell>
          <table:table-cell office:value-type="float" office:value="733007" calcext:value-type="float">
            <text:p>733007</text:p>
          </table:table-cell>
          <table:table-cell table:formula="of:=[Sheet10.I21]-[Sheet10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.B2:.B21])/20" office:value-type="float" office:value="0.04872312" calcext:value-type="float">
            <text:p>0.05</text:p>
          </table:table-cell>
          <table:table-cell table:formula="of:=SUM([.C2:.C21])/20" office:value-type="float" office:value="0.06" calcext:value-type="float">
            <text:p>0.06</text:p>
          </table:table-cell>
          <table:table-cell table:formula="of:=SUM([.D2:.D21])/20" office:value-type="float" office:value="12817" calcext:value-type="float">
            <text:p>12817</text:p>
          </table:table-cell>
          <table:table-cell/>
          <table:table-cell table:style-name="ce2" table:formula="of:=SUM([.F2:.F21])/20" office:value-type="float" office:value="2.4614985" calcext:value-type="float">
            <text:p>2.46</text:p>
          </table:table-cell>
          <table:table-cell table:formula="of:=SUM([.G2:.G21])/20" office:value-type="float" office:value="2.459" calcext:value-type="float">
            <text:p>2.459</text:p>
          </table:table-cell>
          <table:table-cell table:formula="of:=SUM([.H2:.H21])/20" office:value-type="float" office:value="9014.8" calcext:value-type="float">
            <text:p>901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.B2:.B21])" office:value-type="float" office:value="0.00146902449250479" calcext:value-type="float">
            <text:p>0.00</text:p>
          </table:table-cell>
          <table:table-cell table:formula="of:=STDEV([.C2:.C21])" office:value-type="float" office:value="0" calcext:value-type="float">
            <text:p>0</text:p>
          </table:table-cell>
          <table:table-cell table:formula="of:=STDEV([.D2:.D21])" office:value-type="float" office:value="3778.16037106337" calcext:value-type="float">
            <text:p>3778.1603710634</text:p>
          </table:table-cell>
          <table:table-cell/>
          <table:table-cell table:style-name="ce2" table:formula="of:=STDEV([.F2:.F21])" office:value-type="float" office:value="2.8097339190698" calcext:value-type="float">
            <text:p>2.81</text:p>
          </table:table-cell>
          <table:table-cell table:formula="of:=STDEV([.G2:.G21])" office:value-type="float" office:value="2.80975912059904" calcext:value-type="float">
            <text:p>2.8097591206</text:p>
          </table:table-cell>
          <table:table-cell table:formula="of:=STDEV([.H2:.H21])" office:value-type="float" office:value="3242.89567808577" calcext:value-type="float">
            <text:p>3242.8956780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.B1:.B21])" office:value-type="float" office:value="0.046731" calcext:value-type="float">
            <text:p>0.05</text:p>
          </table:table-cell>
          <table:table-cell table:formula="of:=MIN([.C1:.C21])" office:value-type="float" office:value="0.06" calcext:value-type="float">
            <text:p>0.06</text:p>
          </table:table-cell>
          <table:table-cell table:formula="of:=MIN([.D1:.D21])" office:value-type="float" office:value="7300" calcext:value-type="float">
            <text:p>7300</text:p>
          </table:table-cell>
          <table:table-cell/>
          <table:table-cell table:style-name="ce2" table:formula="of:=MIN([.F1:.F21])" office:value-type="float" office:value="0" calcext:value-type="float">
            <text:p>0.00</text:p>
          </table:table-cell>
          <table:table-cell table:formula="of:=MIN([.G1:.G21])" office:value-type="float" office:value="0" calcext:value-type="float">
            <text:p>0</text:p>
          </table:table-cell>
          <table:table-cell table:formula="of:=MIN([.H1:.H21])" office:value-type="float" office:value="5808" calcext:value-type="float">
            <text:p>5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.B1:.B21])" office:value-type="float" office:value="0.0521103" calcext:value-type="float">
            <text:p>0.05</text:p>
          </table:table-cell>
          <table:table-cell table:formula="of:=MAX([.C1:.C21])" office:value-type="float" office:value="0.06" calcext:value-type="float">
            <text:p>0.06</text:p>
          </table:table-cell>
          <table:table-cell table:formula="of:=MAX([.D1:.D21])" office:value-type="float" office:value="18588" calcext:value-type="float">
            <text:p>18588</text:p>
          </table:table-cell>
          <table:table-cell/>
          <table:table-cell table:style-name="ce2" table:formula="of:=MAX([.F1:.F21])" office:value-type="float" office:value="6.12667" calcext:value-type="float">
            <text:p>6.13</text:p>
          </table:table-cell>
          <table:table-cell table:formula="of:=MAX([.G1:.G21])" office:value-type="float" office:value="6.13" calcext:value-type="float">
            <text:p>6.13</text:p>
          </table:table-cell>
          <table:table-cell table:formula="of:=MAX([.H1:.H21])" office:value-type="float" office:value="12508" calcext:value-type="float">
            <text:p>125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.D22]/1000" office:value-type="float" office:value="12.817" calcext:value-type="float">
            <text:p>12.82</text:p>
          </table:table-cell>
          <table:table-cell table:number-columns-repeated="3"/>
          <table:table-cell table:style-name="ce2" table:formula="of:=[.H22]/1000" office:value-type="float" office:value="9.0148" calcext:value-type="float">
            <text:p>9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.D23]/1000" office:value-type="float" office:value="3.77816037106337" calcext:value-type="float">
            <text:p>3.78</text:p>
          </table:table-cell>
          <table:table-cell table:number-columns-repeated="3"/>
          <table:table-cell table:style-name="ce2" table:formula="of:=[.H23]/1000" office:value-type="float" office:value="3.24289567808577" calcext:value-type="float">
            <text:p>3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.D24]/1000" office:value-type="float" office:value="7.3" calcext:value-type="float">
            <text:p>7.30</text:p>
          </table:table-cell>
          <table:table-cell table:number-columns-repeated="3"/>
          <table:table-cell table:style-name="ce2" table:formula="of:=[.H24]/1000" office:value-type="float" office:value="5.808" calcext:value-type="float">
            <text:p>5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.D25]/1000" office:value-type="float" office:value="18.588" calcext:value-type="float">
            <text:p>18.59</text:p>
          </table:table-cell>
          <table:table-cell table:number-columns-repeated="3"/>
          <table:table-cell table:style-name="ce2" table:formula="of:=[.H25]/1000" office:value-type="float" office:value="12.508" calcext:value-type="float">
            <text:p>12.51</text:p>
          </table:table-cell>
          <table:table-cell table:number-columns-repeated="2"/>
        </table:table-row>
      </table:table>
      <table:table table:name="Sheet11" table:style-name="ta1">
        <table:table-column table:style-name="co13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5n5000wmin15000-0-c262128.ukp</text:p>
          </table:table-cell>
          <table:table-cell office:value-type="float" office:value="0.0701583" calcext:value-type="float">
            <text:p>0.0701583</text:p>
          </table:table-cell>
          <table:table-cell office:value-type="float" office:value="0.08" calcext:value-type="float">
            <text:p>0.08</text:p>
          </table:table-cell>
          <table:table-cell office:value-type="float" office:value="7704" calcext:value-type="float">
            <text:p>7704</text:p>
          </table:table-cell>
          <table:table-cell office:value-type="float" office:value="262213" calcext:value-type="float">
            <text:p>262213</text:p>
          </table:table-cell>
          <table:table-cell table:number-columns-repeated="2" office:value-type="float" office:value="5.22" calcext:value-type="float">
            <text:p>5.22</text:p>
          </table:table-cell>
          <table:table-cell office:value-type="float" office:value="12440" calcext:value-type="float">
            <text:p>12440</text:p>
          </table:table-cell>
          <table:table-cell office:value-type="float" office:value="262213" calcext:value-type="float">
            <text:p>262213</text:p>
          </table:table-cell>
          <table:table-cell table:formula="of:=[Sheet11.I2]-[Sheet11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-c445950.ukp</text:p>
          </table:table-cell>
          <table:table-cell office:value-type="float" office:value="0.0709467" calcext:value-type="float">
            <text:p>0.0709467</text:p>
          </table:table-cell>
          <table:table-cell office:value-type="float" office:value="0.08" calcext:value-type="float">
            <text:p>0.08</text:p>
          </table:table-cell>
          <table:table-cell office:value-type="float" office:value="10620" calcext:value-type="float">
            <text:p>10620</text:p>
          </table:table-cell>
          <table:table-cell office:value-type="float" office:value="446095" calcext:value-type="float">
            <text:p>446095</text:p>
          </table:table-cell>
          <table:table-cell office:value-type="float" office:value="7.48333" calcext:value-type="float">
            <text:p>7.48333</text:p>
          </table:table-cell>
          <table:table-cell office:value-type="float" office:value="7.48" calcext:value-type="float">
            <text:p>7.48</text:p>
          </table:table-cell>
          <table:table-cell office:value-type="float" office:value="14948" calcext:value-type="float">
            <text:p>14948</text:p>
          </table:table-cell>
          <table:table-cell office:value-type="float" office:value="446095" calcext:value-type="float">
            <text:p>446095</text:p>
          </table:table-cell>
          <table:table-cell table:formula="of:=[Sheet11.I3]-[Sheet11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0-c306291.ukp</text:p>
          </table:table-cell>
          <table:table-cell office:value-type="float" office:value="0.0688383" calcext:value-type="float">
            <text:p>0.0688383</text:p>
          </table:table-cell>
          <table:table-cell office:value-type="float" office:value="0.08" calcext:value-type="float">
            <text:p>0.08</text:p>
          </table:table-cell>
          <table:table-cell office:value-type="float" office:value="8496" calcext:value-type="float">
            <text:p>8496</text:p>
          </table:table-cell>
          <table:table-cell office:value-type="float" office:value="306391" calcext:value-type="float">
            <text:p>306391</text:p>
          </table:table-cell>
          <table:table-cell office:value-type="float" office:value="4.77" calcext:value-type="float">
            <text:p>4.77</text:p>
          </table:table-cell>
          <table:table-cell office:value-type="float" office:value="4.76" calcext:value-type="float">
            <text:p>4.76</text:p>
          </table:table-cell>
          <table:table-cell office:value-type="float" office:value="12504" calcext:value-type="float">
            <text:p>12504</text:p>
          </table:table-cell>
          <table:table-cell office:value-type="float" office:value="306391" calcext:value-type="float">
            <text:p>306391</text:p>
          </table:table-cell>
          <table:table-cell table:formula="of:=[Sheet11.I4]-[Sheet11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1-c700920.ukp</text:p>
          </table:table-cell>
          <table:table-cell office:value-type="float" office:value="0.0699761" calcext:value-type="float">
            <text:p>0.0699761</text:p>
          </table:table-cell>
          <table:table-cell office:value-type="float" office:value="0.08" calcext:value-type="float">
            <text:p>0.08</text:p>
          </table:table-cell>
          <table:table-cell office:value-type="float" office:value="14692" calcext:value-type="float">
            <text:p>14692</text:p>
          </table:table-cell>
          <table:table-cell office:value-type="float" office:value="701150" calcext:value-type="float">
            <text:p>701150</text:p>
          </table:table-cell>
          <table:table-cell office:value-type="float" office:value="7.65667" calcext:value-type="float">
            <text:p>7.65667</text:p>
          </table:table-cell>
          <table:table-cell office:value-type="float" office:value="7.66" calcext:value-type="float">
            <text:p>7.66</text:p>
          </table:table-cell>
          <table:table-cell office:value-type="float" office:value="14948" calcext:value-type="float">
            <text:p>14948</text:p>
          </table:table-cell>
          <table:table-cell office:value-type="float" office:value="701150" calcext:value-type="float">
            <text:p>701150</text:p>
          </table:table-cell>
          <table:table-cell table:formula="of:=[Sheet11.I5]-[Sheet11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2-c853444.ukp</text:p>
          </table:table-cell>
          <table:table-cell office:value-type="float" office:value="0.0696601" calcext:value-type="float">
            <text:p>0.0696601</text:p>
          </table:table-cell>
          <table:table-cell office:value-type="float" office:value="0.08" calcext:value-type="float">
            <text:p>0.08</text:p>
          </table:table-cell>
          <table:table-cell office:value-type="float" office:value="16900" calcext:value-type="float">
            <text:p>16900</text:p>
          </table:table-cell>
          <table:table-cell office:value-type="float" office:value="853724" calcext:value-type="float">
            <text:p>853724</text:p>
          </table:table-cell>
          <table:table-cell table:number-columns-repeated="2" office:value-type="float" office:value="7.29" calcext:value-type="float">
            <text:p>7.29</text:p>
          </table:table-cell>
          <table:table-cell office:value-type="float" office:value="14940" calcext:value-type="float">
            <text:p>14940</text:p>
          </table:table-cell>
          <table:table-cell office:value-type="float" office:value="853724" calcext:value-type="float">
            <text:p>853724</text:p>
          </table:table-cell>
          <table:table-cell table:formula="of:=[Sheet11.I6]-[Sheet11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3-c414384.ukp</text:p>
          </table:table-cell>
          <table:table-cell office:value-type="float" office:value="0.0681768" calcext:value-type="float">
            <text:p>0.0681768</text:p>
          </table:table-cell>
          <table:table-cell office:value-type="float" office:value="0.08" calcext:value-type="float">
            <text:p>0.08</text:p>
          </table:table-cell>
          <table:table-cell office:value-type="float" office:value="10216" calcext:value-type="float">
            <text:p>10216</text:p>
          </table:table-cell>
          <table:table-cell office:value-type="float" office:value="414519" calcext:value-type="float">
            <text:p>414519</text:p>
          </table:table-cell>
          <table:table-cell table:number-columns-repeated="2" office:value-type="float" office:value="4.98" calcext:value-type="float">
            <text:p>4.98</text:p>
          </table:table-cell>
          <table:table-cell office:value-type="float" office:value="12476" calcext:value-type="float">
            <text:p>12476</text:p>
          </table:table-cell>
          <table:table-cell office:value-type="float" office:value="414519" calcext:value-type="float">
            <text:p>414519</text:p>
          </table:table-cell>
          <table:table-cell table:formula="of:=[Sheet11.I7]-[Sheet11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4-c668967.ukp</text:p>
          </table:table-cell>
          <table:table-cell office:value-type="float" office:value="0.0736061" calcext:value-type="float">
            <text:p>0.0736061</text:p>
          </table:table-cell>
          <table:table-cell office:value-type="float" office:value="0.08" calcext:value-type="float">
            <text:p>0.08</text:p>
          </table:table-cell>
          <table:table-cell office:value-type="float" office:value="14128" calcext:value-type="float">
            <text:p>14128</text:p>
          </table:table-cell>
          <table:table-cell office:value-type="float" office:value="669187" calcext:value-type="float">
            <text:p>669187</text:p>
          </table:table-cell>
          <table:table-cell office:value-type="float" office:value="5.93333" calcext:value-type="float">
            <text:p>5.93333</text:p>
          </table:table-cell>
          <table:table-cell office:value-type="float" office:value="5.93" calcext:value-type="float">
            <text:p>5.93</text:p>
          </table:table-cell>
          <table:table-cell office:value-type="float" office:value="12456" calcext:value-type="float">
            <text:p>12456</text:p>
          </table:table-cell>
          <table:table-cell office:value-type="float" office:value="669187" calcext:value-type="float">
            <text:p>669187</text:p>
          </table:table-cell>
          <table:table-cell table:formula="of:=[Sheet11.I8]-[Sheet11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5-c319624.ukp</text:p>
          </table:table-cell>
          <table:table-cell office:value-type="float" office:value="0.0722461" calcext:value-type="float">
            <text:p>0.0722461</text:p>
          </table:table-cell>
          <table:table-cell office:value-type="float" office:value="0.08" calcext:value-type="float">
            <text:p>0.08</text:p>
          </table:table-cell>
          <table:table-cell office:value-type="float" office:value="8668" calcext:value-type="float">
            <text:p>8668</text:p>
          </table:table-cell>
          <table:table-cell office:value-type="float" office:value="319729" calcext:value-type="float">
            <text:p>31972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60" calcext:value-type="float">
            <text:p>5860</text:p>
          </table:table-cell>
          <table:table-cell office:value-type="float" office:value="319729" calcext:value-type="float">
            <text:p>319729</text:p>
          </table:table-cell>
          <table:table-cell table:formula="of:=[Sheet11.I9]-[Sheet11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6-c446304.ukp</text:p>
          </table:table-cell>
          <table:table-cell office:value-type="float" office:value="0.0719327" calcext:value-type="float">
            <text:p>0.0719327</text:p>
          </table:table-cell>
          <table:table-cell office:value-type="float" office:value="0.08" calcext:value-type="float">
            <text:p>0.08</text:p>
          </table:table-cell>
          <table:table-cell office:value-type="float" office:value="10652" calcext:value-type="float">
            <text:p>10652</text:p>
          </table:table-cell>
          <table:table-cell office:value-type="float" office:value="446449" calcext:value-type="float">
            <text:p>446449</text:p>
          </table:table-cell>
          <table:table-cell office:value-type="float" office:value="8.52666" calcext:value-type="float">
            <text:p>8.52666</text:p>
          </table:table-cell>
          <table:table-cell office:value-type="float" office:value="8.52" calcext:value-type="float">
            <text:p>8.52</text:p>
          </table:table-cell>
          <table:table-cell office:value-type="float" office:value="14956" calcext:value-type="float">
            <text:p>14956</text:p>
          </table:table-cell>
          <table:table-cell office:value-type="float" office:value="446449" calcext:value-type="float">
            <text:p>446449</text:p>
          </table:table-cell>
          <table:table-cell table:formula="of:=[Sheet11.I10]-[Sheet11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7-c520134.ukp</text:p>
          </table:table-cell>
          <table:table-cell office:value-type="float" office:value="0.0724065" calcext:value-type="float">
            <text:p>0.0724065</text:p>
          </table:table-cell>
          <table:table-cell office:value-type="float" office:value="0.08" calcext:value-type="float">
            <text:p>0.08</text:p>
          </table:table-cell>
          <table:table-cell office:value-type="float" office:value="11740" calcext:value-type="float">
            <text:p>11740</text:p>
          </table:table-cell>
          <table:table-cell office:value-type="float" office:value="520304" calcext:value-type="float">
            <text:p>520304</text:p>
          </table:table-cell>
          <table:table-cell office:value-type="float" office:value="8.43666" calcext:value-type="float">
            <text:p>8.43666</text:p>
          </table:table-cell>
          <table:table-cell office:value-type="float" office:value="8.44" calcext:value-type="float">
            <text:p>8.44</text:p>
          </table:table-cell>
          <table:table-cell office:value-type="float" office:value="14988" calcext:value-type="float">
            <text:p>14988</text:p>
          </table:table-cell>
          <table:table-cell office:value-type="float" office:value="520304" calcext:value-type="float">
            <text:p>520304</text:p>
          </table:table-cell>
          <table:table-cell table:formula="of:=[Sheet11.I11]-[Sheet11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8-c729223.ukp</text:p>
          </table:table-cell>
          <table:table-cell office:value-type="float" office:value="0.0740657" calcext:value-type="float">
            <text:p>0.0740657</text:p>
          </table:table-cell>
          <table:table-cell office:value-type="float" office:value="0.08" calcext:value-type="float">
            <text:p>0.08</text:p>
          </table:table-cell>
          <table:table-cell office:value-type="float" office:value="15012" calcext:value-type="float">
            <text:p>15012</text:p>
          </table:table-cell>
          <table:table-cell office:value-type="float" office:value="729463" calcext:value-type="float">
            <text:p>729463</text:p>
          </table:table-cell>
          <table:table-cell table:number-columns-repeated="2" office:value-type="float" office:value="6.06" calcext:value-type="float">
            <text:p>6.06</text:p>
          </table:table-cell>
          <table:table-cell office:value-type="float" office:value="12552" calcext:value-type="float">
            <text:p>12552</text:p>
          </table:table-cell>
          <table:table-cell office:value-type="float" office:value="729463" calcext:value-type="float">
            <text:p>729463</text:p>
          </table:table-cell>
          <table:table-cell table:formula="of:=[Sheet11.I12]-[Sheet11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9-c371003.ukp</text:p>
          </table:table-cell>
          <table:table-cell office:value-type="float" office:value="0.0724891" calcext:value-type="float">
            <text:p>0.0724891</text:p>
          </table:table-cell>
          <table:table-cell office:value-type="float" office:value="0.08" calcext:value-type="float">
            <text:p>0.08</text:p>
          </table:table-cell>
          <table:table-cell office:value-type="float" office:value="9512" calcext:value-type="float">
            <text:p>9512</text:p>
          </table:table-cell>
          <table:table-cell office:value-type="float" office:value="371123" calcext:value-type="float">
            <text:p>371123</text:p>
          </table:table-cell>
          <table:table-cell table:number-columns-repeated="2" office:value-type="float" office:value="8.82" calcext:value-type="float">
            <text:p>8.82</text:p>
          </table:table-cell>
          <table:table-cell office:value-type="float" office:value="14908" calcext:value-type="float">
            <text:p>14908</text:p>
          </table:table-cell>
          <table:table-cell office:value-type="float" office:value="371123" calcext:value-type="float">
            <text:p>371123</text:p>
          </table:table-cell>
          <table:table-cell table:formula="of:=[Sheet11.I13]-[Sheet11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2-c489488.ukp</text:p>
          </table:table-cell>
          <table:table-cell office:value-type="float" office:value="0.0713544" calcext:value-type="float">
            <text:p>0.0713544</text:p>
          </table:table-cell>
          <table:table-cell office:value-type="float" office:value="0.08" calcext:value-type="float">
            <text:p>0.08</text:p>
          </table:table-cell>
          <table:table-cell office:value-type="float" office:value="11348" calcext:value-type="float">
            <text:p>11348</text:p>
          </table:table-cell>
          <table:table-cell office:value-type="float" office:value="489648" calcext:value-type="float">
            <text:p>489648</text:p>
          </table:table-cell>
          <table:table-cell table:number-columns-repeated="2" office:value-type="float" office:value="5.16" calcext:value-type="float">
            <text:p>5.16</text:p>
          </table:table-cell>
          <table:table-cell office:value-type="float" office:value="12496" calcext:value-type="float">
            <text:p>12496</text:p>
          </table:table-cell>
          <table:table-cell office:value-type="float" office:value="489648" calcext:value-type="float">
            <text:p>489648</text:p>
          </table:table-cell>
          <table:table-cell table:formula="of:=[Sheet11.I14]-[Sheet11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3-c1002205.ukp</text:p>
          </table:table-cell>
          <table:table-cell office:value-type="float" office:value="0.0716452" calcext:value-type="float">
            <text:p>0.0716452</text:p>
          </table:table-cell>
          <table:table-cell office:value-type="float" office:value="0.08" calcext:value-type="float">
            <text:p>0.08</text:p>
          </table:table-cell>
          <table:table-cell office:value-type="float" office:value="19404" calcext:value-type="float">
            <text:p>19404</text:p>
          </table:table-cell>
          <table:table-cell office:value-type="float" office:value="1002535" calcext:value-type="float">
            <text:p>1002535</text:p>
          </table:table-cell>
          <table:table-cell office:value-type="float" office:value="7.54333" calcext:value-type="float">
            <text:p>7.54333</text:p>
          </table:table-cell>
          <table:table-cell office:value-type="float" office:value="7.55" calcext:value-type="float">
            <text:p>7.55</text:p>
          </table:table-cell>
          <table:table-cell office:value-type="float" office:value="14944" calcext:value-type="float">
            <text:p>14944</text:p>
          </table:table-cell>
          <table:table-cell office:value-type="float" office:value="1002535" calcext:value-type="float">
            <text:p>1002535</text:p>
          </table:table-cell>
          <table:table-cell table:formula="of:=[Sheet11.I15]-[Sheet11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4-c851013.ukp</text:p>
          </table:table-cell>
          <table:table-cell office:value-type="float" office:value="0.0713593" calcext:value-type="float">
            <text:p>0.0713593</text:p>
          </table:table-cell>
          <table:table-cell office:value-type="float" office:value="0.08" calcext:value-type="float">
            <text:p>0.08</text:p>
          </table:table-cell>
          <table:table-cell office:value-type="float" office:value="17012" calcext:value-type="float">
            <text:p>17012</text:p>
          </table:table-cell>
          <table:table-cell office:value-type="float" office:value="851293" calcext:value-type="float">
            <text:p>851293</text:p>
          </table:table-cell>
          <table:table-cell office:value-type="float" office:value="7.68" calcext:value-type="float">
            <text:p>7.68</text:p>
          </table:table-cell>
          <table:table-cell office:value-type="float" office:value="7.69" calcext:value-type="float">
            <text:p>7.69</text:p>
          </table:table-cell>
          <table:table-cell office:value-type="float" office:value="14920" calcext:value-type="float">
            <text:p>14920</text:p>
          </table:table-cell>
          <table:table-cell office:value-type="float" office:value="851293" calcext:value-type="float">
            <text:p>851293</text:p>
          </table:table-cell>
          <table:table-cell table:formula="of:=[Sheet11.I16]-[Sheet11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5-c666137.ukp</text:p>
          </table:table-cell>
          <table:table-cell office:value-type="float" office:value="0.0705442" calcext:value-type="float">
            <text:p>0.0705442</text:p>
          </table:table-cell>
          <table:table-cell office:value-type="float" office:value="0.08" calcext:value-type="float">
            <text:p>0.08</text:p>
          </table:table-cell>
          <table:table-cell office:value-type="float" office:value="13908" calcext:value-type="float">
            <text:p>13908</text:p>
          </table:table-cell>
          <table:table-cell office:value-type="float" office:value="666357" calcext:value-type="float">
            <text:p>666357</text:p>
          </table:table-cell>
          <table:table-cell office:value-type="float" office:value="5.11667" calcext:value-type="float">
            <text:p>5.11667</text:p>
          </table:table-cell>
          <table:table-cell office:value-type="float" office:value="5.11" calcext:value-type="float">
            <text:p>5.11</text:p>
          </table:table-cell>
          <table:table-cell office:value-type="float" office:value="12472" calcext:value-type="float">
            <text:p>12472</text:p>
          </table:table-cell>
          <table:table-cell office:value-type="float" office:value="666357" calcext:value-type="float">
            <text:p>666357</text:p>
          </table:table-cell>
          <table:table-cell table:formula="of:=[Sheet11.I17]-[Sheet11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6-c844846.ukp</text:p>
          </table:table-cell>
          <table:table-cell office:value-type="float" office:value="0.0714819" calcext:value-type="float">
            <text:p>0.0714819</text:p>
          </table:table-cell>
          <table:table-cell office:value-type="float" office:value="0.08" calcext:value-type="float">
            <text:p>0.08</text:p>
          </table:table-cell>
          <table:table-cell office:value-type="float" office:value="16912" calcext:value-type="float">
            <text:p>16912</text:p>
          </table:table-cell>
          <table:table-cell office:value-type="float" office:value="845126" calcext:value-type="float">
            <text:p>84512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64" calcext:value-type="float">
            <text:p>5964</text:p>
          </table:table-cell>
          <table:table-cell office:value-type="float" office:value="845126" calcext:value-type="float">
            <text:p>845126</text:p>
          </table:table-cell>
          <table:table-cell table:formula="of:=[Sheet11.I18]-[Sheet11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7-c294507.ukp</text:p>
          </table:table-cell>
          <table:table-cell office:value-type="float" office:value="0.087021" calcext:value-type="float">
            <text:p>0.087021</text:p>
          </table:table-cell>
          <table:table-cell office:value-type="float" office:value="0.1" calcext:value-type="float">
            <text:p>0.1</text:p>
          </table:table-cell>
          <table:table-cell office:value-type="float" office:value="8120" calcext:value-type="float">
            <text:p>8120</text:p>
          </table:table-cell>
          <table:table-cell office:value-type="float" office:value="294602" calcext:value-type="float">
            <text:p>294602</text:p>
          </table:table-cell>
          <table:table-cell office:value-type="float" office:value="4.88" calcext:value-type="float">
            <text:p>4.88</text:p>
          </table:table-cell>
          <table:table-cell office:value-type="float" office:value="4.87" calcext:value-type="float">
            <text:p>4.87</text:p>
          </table:table-cell>
          <table:table-cell office:value-type="float" office:value="12492" calcext:value-type="float">
            <text:p>12492</text:p>
          </table:table-cell>
          <table:table-cell office:value-type="float" office:value="294602" calcext:value-type="float">
            <text:p>294602</text:p>
          </table:table-cell>
          <table:table-cell table:formula="of:=[Sheet11.I19]-[Sheet11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8-c442544.ukp</text:p>
          </table:table-cell>
          <table:table-cell office:value-type="float" office:value="0.0689156" calcext:value-type="float">
            <text:p>0.0689156</text:p>
          </table:table-cell>
          <table:table-cell office:value-type="float" office:value="0.08" calcext:value-type="float">
            <text:p>0.08</text:p>
          </table:table-cell>
          <table:table-cell office:value-type="float" office:value="10532" calcext:value-type="float">
            <text:p>10532</text:p>
          </table:table-cell>
          <table:table-cell office:value-type="float" office:value="442689" calcext:value-type="float">
            <text:p>442689</text:p>
          </table:table-cell>
          <table:table-cell office:value-type="float" office:value="4.56333" calcext:value-type="float">
            <text:p>4.56333</text:p>
          </table:table-cell>
          <table:table-cell office:value-type="float" office:value="4.56" calcext:value-type="float">
            <text:p>4.56</text:p>
          </table:table-cell>
          <table:table-cell office:value-type="float" office:value="12392" calcext:value-type="float">
            <text:p>12392</text:p>
          </table:table-cell>
          <table:table-cell office:value-type="float" office:value="442689" calcext:value-type="float">
            <text:p>442689</text:p>
          </table:table-cell>
          <table:table-cell table:formula="of:=[Sheet11.I20]-[Sheet11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9-c535205.ukp</text:p>
          </table:table-cell>
          <table:table-cell office:value-type="float" office:value="0.0686536" calcext:value-type="float">
            <text:p>0.0686536</text:p>
          </table:table-cell>
          <table:table-cell office:value-type="float" office:value="0.08" calcext:value-type="float">
            <text:p>0.08</text:p>
          </table:table-cell>
          <table:table-cell office:value-type="float" office:value="12104" calcext:value-type="float">
            <text:p>12104</text:p>
          </table:table-cell>
          <table:table-cell office:value-type="float" office:value="535380" calcext:value-type="float">
            <text:p>535380</text:p>
          </table:table-cell>
          <table:table-cell office:value-type="float" office:value="6.67666" calcext:value-type="float">
            <text:p>6.67666</text:p>
          </table:table-cell>
          <table:table-cell office:value-type="float" office:value="6.67" calcext:value-type="float">
            <text:p>6.67</text:p>
          </table:table-cell>
          <table:table-cell office:value-type="float" office:value="14896" calcext:value-type="float">
            <text:p>14896</text:p>
          </table:table-cell>
          <table:table-cell office:value-type="float" office:value="535380" calcext:value-type="float">
            <text:p>535380</text:p>
          </table:table-cell>
          <table:table-cell table:formula="of:=[Sheet11.I21]-[Sheet11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.B2:.B21])/20" office:value-type="float" office:value="0.071773885" calcext:value-type="float">
            <text:p>0.07</text:p>
          </table:table-cell>
          <table:table-cell table:formula="of:=SUM([.C2:.C21])/20" office:value-type="float" office:value="0.081" calcext:value-type="float">
            <text:p>0.081</text:p>
          </table:table-cell>
          <table:table-cell table:formula="of:=SUM([.D2:.D21])/20" office:value-type="float" office:value="12384" calcext:value-type="float">
            <text:p>12384</text:p>
          </table:table-cell>
          <table:table-cell/>
          <table:table-cell table:style-name="ce2" table:formula="of:=SUM([.F2:.F21])/20" office:value-type="float" office:value="5.840165" calcext:value-type="float">
            <text:p>5.84</text:p>
          </table:table-cell>
          <table:table-cell table:formula="of:=SUM([.G2:.G21])/20" office:value-type="float" office:value="5.8385" calcext:value-type="float">
            <text:p>5.8385</text:p>
          </table:table-cell>
          <table:table-cell table:formula="of:=SUM([.H2:.H21])/20" office:value-type="float" office:value="12927.6" calcext:value-type="float">
            <text:p>12927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.B2:.B21])" office:value-type="float" office:value="0.00393809194371228" calcext:value-type="float">
            <text:p>0.00</text:p>
          </table:table-cell>
          <table:table-cell table:formula="of:=STDEV([.C2:.C21])" office:value-type="float" office:value="0.00447213595499958" calcext:value-type="float">
            <text:p>0.004472136</text:p>
          </table:table-cell>
          <table:table-cell table:formula="of:=STDEV([.D2:.D21])" office:value-type="float" office:value="3420.21039672923" calcext:value-type="float">
            <text:p>3420.2103967292</text:p>
          </table:table-cell>
          <table:table-cell/>
          <table:table-cell table:style-name="ce2" table:formula="of:=STDEV([.F2:.F21])" office:value-type="float" office:value="2.42712714555924" calcext:value-type="float">
            <text:p>2.43</text:p>
          </table:table-cell>
          <table:table-cell table:formula="of:=STDEV([.G2:.G21])" office:value-type="float" office:value="2.42894231909152" calcext:value-type="float">
            <text:p>2.4289423191</text:p>
          </table:table-cell>
          <table:table-cell table:formula="of:=STDEV([.H2:.H21])" office:value-type="float" office:value="2682.33328122718" calcext:value-type="float">
            <text:p>2682.3332812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.B1:.B21])" office:value-type="float" office:value="0.0681768" calcext:value-type="float">
            <text:p>0.07</text:p>
          </table:table-cell>
          <table:table-cell table:formula="of:=MIN([.C1:.C21])" office:value-type="float" office:value="0.08" calcext:value-type="float">
            <text:p>0.08</text:p>
          </table:table-cell>
          <table:table-cell table:formula="of:=MIN([.D1:.D21])" office:value-type="float" office:value="7704" calcext:value-type="float">
            <text:p>7704</text:p>
          </table:table-cell>
          <table:table-cell/>
          <table:table-cell table:style-name="ce2" table:formula="of:=MIN([.F1:.F21])" office:value-type="float" office:value="0.00333" calcext:value-type="float">
            <text:p>0.00</text:p>
          </table:table-cell>
          <table:table-cell table:formula="of:=MIN([.G1:.G21])" office:value-type="float" office:value="0" calcext:value-type="float">
            <text:p>0</text:p>
          </table:table-cell>
          <table:table-cell table:formula="of:=MIN([.H1:.H21])" office:value-type="float" office:value="5860" calcext:value-type="float">
            <text:p>58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.B1:.B21])" office:value-type="float" office:value="0.087021" calcext:value-type="float">
            <text:p>0.09</text:p>
          </table:table-cell>
          <table:table-cell table:formula="of:=MAX([.C1:.C21])" office:value-type="float" office:value="0.1" calcext:value-type="float">
            <text:p>0.1</text:p>
          </table:table-cell>
          <table:table-cell table:formula="of:=MAX([.D1:.D21])" office:value-type="float" office:value="19404" calcext:value-type="float">
            <text:p>19404</text:p>
          </table:table-cell>
          <table:table-cell/>
          <table:table-cell table:style-name="ce2" table:formula="of:=MAX([.F1:.F21])" office:value-type="float" office:value="8.82" calcext:value-type="float">
            <text:p>8.82</text:p>
          </table:table-cell>
          <table:table-cell table:formula="of:=MAX([.G1:.G21])" office:value-type="float" office:value="8.82" calcext:value-type="float">
            <text:p>8.82</text:p>
          </table:table-cell>
          <table:table-cell table:formula="of:=MAX([.H1:.H21])" office:value-type="float" office:value="14988" calcext:value-type="float">
            <text:p>149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.D22]/1000" office:value-type="float" office:value="12.384" calcext:value-type="float">
            <text:p>12.38</text:p>
          </table:table-cell>
          <table:table-cell table:number-columns-repeated="3"/>
          <table:table-cell table:style-name="ce2" table:formula="of:=[.H22]/1000" office:value-type="float" office:value="12.9276" calcext:value-type="float">
            <text:p>12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.D23]/1000" office:value-type="float" office:value="3.42021039672923" calcext:value-type="float">
            <text:p>3.42</text:p>
          </table:table-cell>
          <table:table-cell table:number-columns-repeated="3"/>
          <table:table-cell table:style-name="ce2" table:formula="of:=[.H23]/1000" office:value-type="float" office:value="2.68233328122718" calcext:value-type="float">
            <text:p>2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.D24]/1000" office:value-type="float" office:value="7.704" calcext:value-type="float">
            <text:p>7.70</text:p>
          </table:table-cell>
          <table:table-cell table:number-columns-repeated="3"/>
          <table:table-cell table:style-name="ce2" table:formula="of:=[.H24]/1000" office:value-type="float" office:value="5.86" calcext:value-type="float">
            <text:p>5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.D25]/1000" office:value-type="float" office:value="19.404" calcext:value-type="float">
            <text:p>19.40</text:p>
          </table:table-cell>
          <table:table-cell table:number-columns-repeated="3"/>
          <table:table-cell table:style-name="ce2" table:formula="of:=[.H25]/1000" office:value-type="float" office:value="14.988" calcext:value-type="float">
            <text:p>14.99</text:p>
          </table:table-cell>
          <table:table-cell table:number-columns-repeated="2"/>
        </table:table-row>
      </table:table>
      <table:table table:name="Sheet12" table:style-name="ta1">
        <table:table-column table:style-name="co2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5n5000wmin50000-0-c415081.ukp</text:p>
          </table:table-cell>
          <table:table-cell office:value-type="float" office:value="0.139833" calcext:value-type="float">
            <text:p>0.139833</text:p>
          </table:table-cell>
          <table:table-cell office:value-type="float" office:value="0.15" calcext:value-type="float">
            <text:p>0.15</text:p>
          </table:table-cell>
          <table:table-cell office:value-type="float" office:value="10012" calcext:value-type="float">
            <text:p>10012</text:p>
          </table:table-cell>
          <table:table-cell office:value-type="float" office:value="415121" calcext:value-type="float">
            <text:p>415121</text:p>
          </table:table-cell>
          <table:table-cell table:number-columns-repeated="2" office:value-type="float" office:value="10.84" calcext:value-type="float">
            <text:p>10.84</text:p>
          </table:table-cell>
          <table:table-cell office:value-type="float" office:value="16384" calcext:value-type="float">
            <text:p>16384</text:p>
          </table:table-cell>
          <table:table-cell office:value-type="float" office:value="415121" calcext:value-type="float">
            <text:p>415121</text:p>
          </table:table-cell>
          <table:table-cell table:formula="of:=[Sheet12.I2]-[Sheet12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-c372017.ukp</text:p>
          </table:table-cell>
          <table:table-cell office:value-type="float" office:value="0.116302" calcext:value-type="float">
            <text:p>0.116302</text:p>
          </table:table-cell>
          <table:table-cell office:value-type="float" office:value="0.13" calcext:value-type="float">
            <text:p>0.13</text:p>
          </table:table-cell>
          <table:table-cell office:value-type="float" office:value="9492" calcext:value-type="float">
            <text:p>9492</text:p>
          </table:table-cell>
          <table:table-cell office:value-type="float" office:value="372052" calcext:value-type="float">
            <text:p>372052</text:p>
          </table:table-cell>
          <table:table-cell table:number-columns-repeated="2" office:value-type="float" office:value="10.97" calcext:value-type="float">
            <text:p>10.97</text:p>
          </table:table-cell>
          <table:table-cell office:value-type="float" office:value="16352" calcext:value-type="float">
            <text:p>16352</text:p>
          </table:table-cell>
          <table:table-cell office:value-type="float" office:value="372052" calcext:value-type="float">
            <text:p>372052</text:p>
          </table:table-cell>
          <table:table-cell table:formula="of:=[Sheet12.I3]-[Sheet12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0-c635572.ukp</text:p>
          </table:table-cell>
          <table:table-cell office:value-type="float" office:value="0.223495" calcext:value-type="float">
            <text:p>0.223495</text:p>
          </table:table-cell>
          <table:table-cell office:value-type="float" office:value="0.23" calcext:value-type="float">
            <text:p>0.23</text:p>
          </table:table-cell>
          <table:table-cell office:value-type="float" office:value="13672" calcext:value-type="float">
            <text:p>13672</text:p>
          </table:table-cell>
          <table:table-cell office:value-type="float" office:value="635632" calcext:value-type="float">
            <text:p>635632</text:p>
          </table:table-cell>
          <table:table-cell office:value-type="float" office:value="23.59" calcext:value-type="float">
            <text:p>23.59</text:p>
          </table:table-cell>
          <table:table-cell office:value-type="float" office:value="23.58" calcext:value-type="float">
            <text:p>23.58</text:p>
          </table:table-cell>
          <table:table-cell office:value-type="float" office:value="23896" calcext:value-type="float">
            <text:p>23896</text:p>
          </table:table-cell>
          <table:table-cell office:value-type="float" office:value="635632" calcext:value-type="float">
            <text:p>635632</text:p>
          </table:table-cell>
          <table:table-cell table:formula="of:=[Sheet12.I4]-[Sheet12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1-c690602.ukp</text:p>
          </table:table-cell>
          <table:table-cell office:value-type="float" office:value="0.223636" calcext:value-type="float">
            <text:p>0.223636</text:p>
          </table:table-cell>
          <table:table-cell office:value-type="float" office:value="0.23" calcext:value-type="float">
            <text:p>0.23</text:p>
          </table:table-cell>
          <table:table-cell office:value-type="float" office:value="14500" calcext:value-type="float">
            <text:p>14500</text:p>
          </table:table-cell>
          <table:table-cell office:value-type="float" office:value="690667" calcext:value-type="float">
            <text:p>690667</text:p>
          </table:table-cell>
          <table:table-cell office:value-type="float" office:value="23.86" calcext:value-type="float">
            <text:p>23.86</text:p>
          </table:table-cell>
          <table:table-cell office:value-type="float" office:value="23.85" calcext:value-type="float">
            <text:p>23.85</text:p>
          </table:table-cell>
          <table:table-cell office:value-type="float" office:value="23896" calcext:value-type="float">
            <text:p>23896</text:p>
          </table:table-cell>
          <table:table-cell office:value-type="float" office:value="690667" calcext:value-type="float">
            <text:p>690667</text:p>
          </table:table-cell>
          <table:table-cell table:formula="of:=[Sheet12.I5]-[Sheet12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2-c743860.ukp</text:p>
          </table:table-cell>
          <table:table-cell office:value-type="float" office:value="0.224128" calcext:value-type="float">
            <text:p>0.224128</text:p>
          </table:table-cell>
          <table:table-cell office:value-type="float" office:value="0.23" calcext:value-type="float">
            <text:p>0.23</text:p>
          </table:table-cell>
          <table:table-cell office:value-type="float" office:value="15144" calcext:value-type="float">
            <text:p>15144</text:p>
          </table:table-cell>
          <table:table-cell office:value-type="float" office:value="743930" calcext:value-type="float">
            <text:p>743930</text:p>
          </table:table-cell>
          <table:table-cell office:value-type="float" office:value="30.87" calcext:value-type="float">
            <text:p>30.87</text:p>
          </table:table-cell>
          <table:table-cell office:value-type="float" office:value="30.85" calcext:value-type="float">
            <text:p>30.85</text:p>
          </table:table-cell>
          <table:table-cell office:value-type="float" office:value="29872" calcext:value-type="float">
            <text:p>29872</text:p>
          </table:table-cell>
          <table:table-cell office:value-type="float" office:value="743930" calcext:value-type="float">
            <text:p>743930</text:p>
          </table:table-cell>
          <table:table-cell table:formula="of:=[Sheet12.I6]-[Sheet12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3-c820623.ukp</text:p>
          </table:table-cell>
          <table:table-cell office:value-type="float" office:value="0.225361" calcext:value-type="float">
            <text:p>0.225361</text:p>
          </table:table-cell>
          <table:table-cell office:value-type="float" office:value="0.23" calcext:value-type="float">
            <text:p>0.23</text:p>
          </table:table-cell>
          <table:table-cell office:value-type="float" office:value="16512" calcext:value-type="float">
            <text:p>16512</text:p>
          </table:table-cell>
          <table:table-cell office:value-type="float" office:value="820703" calcext:value-type="float">
            <text:p>820703</text:p>
          </table:table-cell>
          <table:table-cell office:value-type="float" office:value="13.75333" calcext:value-type="float">
            <text:p>13.75333</text:p>
          </table:table-cell>
          <table:table-cell office:value-type="float" office:value="13.74" calcext:value-type="float">
            <text:p>13.74</text:p>
          </table:table-cell>
          <table:table-cell office:value-type="float" office:value="19824" calcext:value-type="float">
            <text:p>19824</text:p>
          </table:table-cell>
          <table:table-cell office:value-type="float" office:value="820703" calcext:value-type="float">
            <text:p>820703</text:p>
          </table:table-cell>
          <table:table-cell table:formula="of:=[Sheet12.I7]-[Sheet12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4-c758481.ukp</text:p>
          </table:table-cell>
          <table:table-cell office:value-type="float" office:value="0.238361" calcext:value-type="float">
            <text:p>0.238361</text:p>
          </table:table-cell>
          <table:table-cell office:value-type="float" office:value="0.25" calcext:value-type="float">
            <text:p>0.25</text:p>
          </table:table-cell>
          <table:table-cell office:value-type="float" office:value="15380" calcext:value-type="float">
            <text:p>15380</text:p>
          </table:table-cell>
          <table:table-cell office:value-type="float" office:value="758556" calcext:value-type="float">
            <text:p>758556</text:p>
          </table:table-cell>
          <table:table-cell office:value-type="float" office:value="5.69667" calcext:value-type="float">
            <text:p>5.69667</text:p>
          </table:table-cell>
          <table:table-cell office:value-type="float" office:value="5.69" calcext:value-type="float">
            <text:p>5.69</text:p>
          </table:table-cell>
          <table:table-cell office:value-type="float" office:value="12548" calcext:value-type="float">
            <text:p>12548</text:p>
          </table:table-cell>
          <table:table-cell office:value-type="float" office:value="758556" calcext:value-type="float">
            <text:p>758556</text:p>
          </table:table-cell>
          <table:table-cell table:formula="of:=[Sheet12.I8]-[Sheet12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5-c266982.ukp</text:p>
          </table:table-cell>
          <table:table-cell office:value-type="float" office:value="0.0759205" calcext:value-type="float">
            <text:p>0.0759205</text:p>
          </table:table-cell>
          <table:table-cell office:value-type="float" office:value="0.09" calcext:value-type="float">
            <text:p>0.09</text:p>
          </table:table-cell>
          <table:table-cell office:value-type="float" office:value="7908" calcext:value-type="float">
            <text:p>7908</text:p>
          </table:table-cell>
          <table:table-cell office:value-type="float" office:value="267007" calcext:value-type="float">
            <text:p>267007</text:p>
          </table:table-cell>
          <table:table-cell office:value-type="float" office:value="8.74667" calcext:value-type="float">
            <text:p>8.74667</text:p>
          </table:table-cell>
          <table:table-cell office:value-type="float" office:value="8.75" calcext:value-type="float">
            <text:p>8.75</text:p>
          </table:table-cell>
          <table:table-cell office:value-type="float" office:value="14944" calcext:value-type="float">
            <text:p>14944</text:p>
          </table:table-cell>
          <table:table-cell office:value-type="float" office:value="267007" calcext:value-type="float">
            <text:p>267007</text:p>
          </table:table-cell>
          <table:table-cell table:formula="of:=[Sheet12.I9]-[Sheet12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6-c522915.ukp</text:p>
          </table:table-cell>
          <table:table-cell office:value-type="float" office:value="0.190992" calcext:value-type="float">
            <text:p>0.190992</text:p>
          </table:table-cell>
          <table:table-cell office:value-type="float" office:value="0.2" calcext:value-type="float">
            <text:p>0.2</text:p>
          </table:table-cell>
          <table:table-cell office:value-type="float" office:value="11680" calcext:value-type="float">
            <text:p>11680</text:p>
          </table:table-cell>
          <table:table-cell office:value-type="float" office:value="522965" calcext:value-type="float">
            <text:p>522965</text:p>
          </table:table-cell>
          <table:table-cell office:value-type="float" office:value="19.11333" calcext:value-type="float">
            <text:p>19.11333</text:p>
          </table:table-cell>
          <table:table-cell office:value-type="float" office:value="19.11" calcext:value-type="float">
            <text:p>19.11</text:p>
          </table:table-cell>
          <table:table-cell office:value-type="float" office:value="19524" calcext:value-type="float">
            <text:p>19524</text:p>
          </table:table-cell>
          <table:table-cell office:value-type="float" office:value="522965" calcext:value-type="float">
            <text:p>522965</text:p>
          </table:table-cell>
          <table:table-cell table:formula="of:=[Sheet12.I10]-[Sheet12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7-c768256.ukp</text:p>
          </table:table-cell>
          <table:table-cell office:value-type="float" office:value="0.23879" calcext:value-type="float">
            <text:p>0.23879</text:p>
          </table:table-cell>
          <table:table-cell office:value-type="float" office:value="0.25" calcext:value-type="float">
            <text:p>0.25</text:p>
          </table:table-cell>
          <table:table-cell office:value-type="float" office:value="15724" calcext:value-type="float">
            <text:p>15724</text:p>
          </table:table-cell>
          <table:table-cell office:value-type="float" office:value="768331" calcext:value-type="float">
            <text:p>768331</text:p>
          </table:table-cell>
          <table:table-cell office:value-type="float" office:value="13.05667" calcext:value-type="float">
            <text:p>13.05667</text:p>
          </table:table-cell>
          <table:table-cell office:value-type="float" office:value="13.05" calcext:value-type="float">
            <text:p>13.05</text:p>
          </table:table-cell>
          <table:table-cell office:value-type="float" office:value="16420" calcext:value-type="float">
            <text:p>16420</text:p>
          </table:table-cell>
          <table:table-cell office:value-type="float" office:value="768331" calcext:value-type="float">
            <text:p>768331</text:p>
          </table:table-cell>
          <table:table-cell table:formula="of:=[Sheet12.I11]-[Sheet12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8-c892843.ukp</text:p>
          </table:table-cell>
          <table:table-cell office:value-type="float" office:value="0.238172" calcext:value-type="float">
            <text:p>0.238172</text:p>
          </table:table-cell>
          <table:table-cell office:value-type="float" office:value="0.25" calcext:value-type="float">
            <text:p>0.25</text:p>
          </table:table-cell>
          <table:table-cell office:value-type="float" office:value="17588" calcext:value-type="float">
            <text:p>17588</text:p>
          </table:table-cell>
          <table:table-cell office:value-type="float" office:value="892928" calcext:value-type="float">
            <text:p>892928</text:p>
          </table:table-cell>
          <table:table-cell office:value-type="float" office:value="50.57999" calcext:value-type="float">
            <text:p>50.57999</text:p>
          </table:table-cell>
          <table:table-cell office:value-type="float" office:value="50.55" calcext:value-type="float">
            <text:p>50.55</text:p>
          </table:table-cell>
          <table:table-cell office:value-type="float" office:value="30620" calcext:value-type="float">
            <text:p>30620</text:p>
          </table:table-cell>
          <table:table-cell office:value-type="float" office:value="892928" calcext:value-type="float">
            <text:p>892928</text:p>
          </table:table-cell>
          <table:table-cell table:formula="of:=[Sheet12.I12]-[Sheet12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9-c824446.ukp</text:p>
          </table:table-cell>
          <table:table-cell office:value-type="float" office:value="0.238171" calcext:value-type="float">
            <text:p>0.238171</text:p>
          </table:table-cell>
          <table:table-cell office:value-type="float" office:value="0.25" calcext:value-type="float">
            <text:p>0.25</text:p>
          </table:table-cell>
          <table:table-cell office:value-type="float" office:value="16496" calcext:value-type="float">
            <text:p>16496</text:p>
          </table:table-cell>
          <table:table-cell office:value-type="float" office:value="824526" calcext:value-type="float">
            <text:p>824526</text:p>
          </table:table-cell>
          <table:table-cell office:value-type="float" office:value="17.63333" calcext:value-type="float">
            <text:p>17.63333</text:p>
          </table:table-cell>
          <table:table-cell office:value-type="float" office:value="17.63" calcext:value-type="float">
            <text:p>17.63</text:p>
          </table:table-cell>
          <table:table-cell office:value-type="float" office:value="19808" calcext:value-type="float">
            <text:p>19808</text:p>
          </table:table-cell>
          <table:table-cell office:value-type="float" office:value="824526" calcext:value-type="float">
            <text:p>824526</text:p>
          </table:table-cell>
          <table:table-cell table:formula="of:=[Sheet12.I13]-[Sheet12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2-c507493.ukp</text:p>
          </table:table-cell>
          <table:table-cell office:value-type="float" office:value="0.189902" calcext:value-type="float">
            <text:p>0.189902</text:p>
          </table:table-cell>
          <table:table-cell office:value-type="float" office:value="0.2" calcext:value-type="float">
            <text:p>0.2</text:p>
          </table:table-cell>
          <table:table-cell office:value-type="float" office:value="11620" calcext:value-type="float">
            <text:p>11620</text:p>
          </table:table-cell>
          <table:table-cell office:value-type="float" office:value="507543" calcext:value-type="float">
            <text:p>507543</text:p>
          </table:table-cell>
          <table:table-cell office:value-type="float" office:value="5.09667" calcext:value-type="float">
            <text:p>5.09667</text:p>
          </table:table-cell>
          <table:table-cell office:value-type="float" office:value="5.1" calcext:value-type="float">
            <text:p>5.1</text:p>
          </table:table-cell>
          <table:table-cell office:value-type="float" office:value="12400" calcext:value-type="float">
            <text:p>12400</text:p>
          </table:table-cell>
          <table:table-cell office:value-type="float" office:value="507543" calcext:value-type="float">
            <text:p>507543</text:p>
          </table:table-cell>
          <table:table-cell table:formula="of:=[Sheet12.I14]-[Sheet12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3-c293625.ukp</text:p>
          </table:table-cell>
          <table:table-cell office:value-type="float" office:value="0.0926987" calcext:value-type="float">
            <text:p>0.0926987</text:p>
          </table:table-cell>
          <table:table-cell office:value-type="float" office:value="0.1" calcext:value-type="float">
            <text:p>0.1</text:p>
          </table:table-cell>
          <table:table-cell office:value-type="float" office:value="8304" calcext:value-type="float">
            <text:p>8304</text:p>
          </table:table-cell>
          <table:table-cell office:value-type="float" office:value="275020" calcext:value-type="float">
            <text:p>275020</text:p>
          </table:table-cell>
          <table:table-cell office:value-type="float" office:value="8.11333" calcext:value-type="float">
            <text:p>8.11333</text:p>
          </table:table-cell>
          <table:table-cell office:value-type="float" office:value="8.11" calcext:value-type="float">
            <text:p>8.11</text:p>
          </table:table-cell>
          <table:table-cell office:value-type="float" office:value="14924" calcext:value-type="float">
            <text:p>14924</text:p>
          </table:table-cell>
          <table:table-cell office:value-type="float" office:value="275020" calcext:value-type="float">
            <text:p>275020</text:p>
          </table:table-cell>
          <table:table-cell table:formula="of:=[Sheet12.I15]-[Sheet12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4-c761854.ukp</text:p>
          </table:table-cell>
          <table:table-cell office:value-type="float" office:value="0.239208" calcext:value-type="float">
            <text:p>0.239208</text:p>
          </table:table-cell>
          <table:table-cell office:value-type="float" office:value="0.25" calcext:value-type="float">
            <text:p>0.25</text:p>
          </table:table-cell>
          <table:table-cell office:value-type="float" office:value="15572" calcext:value-type="float">
            <text:p>15572</text:p>
          </table:table-cell>
          <table:table-cell office:value-type="float" office:value="761929" calcext:value-type="float">
            <text:p>761929</text:p>
          </table:table-cell>
          <table:table-cell table:number-columns-repeated="2" office:value-type="float" office:value="8.07" calcext:value-type="float">
            <text:p>8.07</text:p>
          </table:table-cell>
          <table:table-cell office:value-type="float" office:value="14940" calcext:value-type="float">
            <text:p>14940</text:p>
          </table:table-cell>
          <table:table-cell office:value-type="float" office:value="761929" calcext:value-type="float">
            <text:p>761929</text:p>
          </table:table-cell>
          <table:table-cell table:formula="of:=[Sheet12.I16]-[Sheet12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5-c786357.ukp</text:p>
          </table:table-cell>
          <table:table-cell office:value-type="float" office:value="0.238918" calcext:value-type="float">
            <text:p>0.238918</text:p>
          </table:table-cell>
          <table:table-cell office:value-type="float" office:value="0.25" calcext:value-type="float">
            <text:p>0.25</text:p>
          </table:table-cell>
          <table:table-cell office:value-type="float" office:value="15788" calcext:value-type="float">
            <text:p>15788</text:p>
          </table:table-cell>
          <table:table-cell office:value-type="float" office:value="786432" calcext:value-type="float">
            <text:p>786432</text:p>
          </table:table-cell>
          <table:table-cell office:value-type="float" office:value="38.93333" calcext:value-type="float">
            <text:p>38.93333</text:p>
          </table:table-cell>
          <table:table-cell office:value-type="float" office:value="38.92" calcext:value-type="float">
            <text:p>38.92</text:p>
          </table:table-cell>
          <table:table-cell office:value-type="float" office:value="29924" calcext:value-type="float">
            <text:p>29924</text:p>
          </table:table-cell>
          <table:table-cell office:value-type="float" office:value="786432" calcext:value-type="float">
            <text:p>786432</text:p>
          </table:table-cell>
          <table:table-cell table:formula="of:=[Sheet12.I17]-[Sheet12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6-c825836.ukp</text:p>
          </table:table-cell>
          <table:table-cell office:value-type="float" office:value="0.240889" calcext:value-type="float">
            <text:p>0.240889</text:p>
          </table:table-cell>
          <table:table-cell office:value-type="float" office:value="0.25" calcext:value-type="float">
            <text:p>0.25</text:p>
          </table:table-cell>
          <table:table-cell office:value-type="float" office:value="16556" calcext:value-type="float">
            <text:p>16556</text:p>
          </table:table-cell>
          <table:table-cell office:value-type="float" office:value="825916" calcext:value-type="float">
            <text:p>825916</text:p>
          </table:table-cell>
          <table:table-cell table:number-columns-repeated="2" office:value-type="float" office:value="22.56" calcext:value-type="float">
            <text:p>22.56</text:p>
          </table:table-cell>
          <table:table-cell office:value-type="float" office:value="22520" calcext:value-type="float">
            <text:p>22520</text:p>
          </table:table-cell>
          <table:table-cell office:value-type="float" office:value="825916" calcext:value-type="float">
            <text:p>825916</text:p>
          </table:table-cell>
          <table:table-cell table:formula="of:=[Sheet12.I18]-[Sheet12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7-c937137.ukp</text:p>
          </table:table-cell>
          <table:table-cell office:value-type="float" office:value="0.225338" calcext:value-type="float">
            <text:p>0.225338</text:p>
          </table:table-cell>
          <table:table-cell office:value-type="float" office:value="0.23" calcext:value-type="float">
            <text:p>0.23</text:p>
          </table:table-cell>
          <table:table-cell office:value-type="float" office:value="18256" calcext:value-type="float">
            <text:p>18256</text:p>
          </table:table-cell>
          <table:table-cell office:value-type="float" office:value="937227" calcext:value-type="float">
            <text:p>937227</text:p>
          </table:table-cell>
          <table:table-cell table:number-columns-repeated="2" office:value-type="float" office:value="31.45" calcext:value-type="float">
            <text:p>31.45</text:p>
          </table:table-cell>
          <table:table-cell office:value-type="float" office:value="29880" calcext:value-type="float">
            <text:p>29880</text:p>
          </table:table-cell>
          <table:table-cell office:value-type="float" office:value="937227" calcext:value-type="float">
            <text:p>937227</text:p>
          </table:table-cell>
          <table:table-cell table:formula="of:=[Sheet12.I19]-[Sheet12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8-c304388.ukp</text:p>
          </table:table-cell>
          <table:table-cell office:value-type="float" office:value="0.0902657" calcext:value-type="float">
            <text:p>0.0902657</text:p>
          </table:table-cell>
          <table:table-cell office:value-type="float" office:value="0.1" calcext:value-type="float">
            <text:p>0.1</text:p>
          </table:table-cell>
          <table:table-cell office:value-type="float" office:value="8424" calcext:value-type="float">
            <text:p>8424</text:p>
          </table:table-cell>
          <table:table-cell office:value-type="float" office:value="304418" calcext:value-type="float">
            <text:p>30441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604" calcext:value-type="float">
            <text:p>7604</text:p>
          </table:table-cell>
          <table:table-cell office:value-type="float" office:value="304418" calcext:value-type="float">
            <text:p>304418</text:p>
          </table:table-cell>
          <table:table-cell table:formula="of:=[Sheet12.I20]-[Sheet12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9-c638190.ukp</text:p>
          </table:table-cell>
          <table:table-cell office:value-type="float" office:value="0.224298" calcext:value-type="float">
            <text:p>0.224298</text:p>
          </table:table-cell>
          <table:table-cell office:value-type="float" office:value="0.23" calcext:value-type="float">
            <text:p>0.23</text:p>
          </table:table-cell>
          <table:table-cell office:value-type="float" office:value="13476" calcext:value-type="float">
            <text:p>13476</text:p>
          </table:table-cell>
          <table:table-cell office:value-type="float" office:value="638250" calcext:value-type="float">
            <text:p>638250</text:p>
          </table:table-cell>
          <table:table-cell office:value-type="float" office:value="24.07333" calcext:value-type="float">
            <text:p>24.07333</text:p>
          </table:table-cell>
          <table:table-cell office:value-type="float" office:value="24.06" calcext:value-type="float">
            <text:p>24.06</text:p>
          </table:table-cell>
          <table:table-cell office:value-type="float" office:value="23896" calcext:value-type="float">
            <text:p>23896</text:p>
          </table:table-cell>
          <table:table-cell office:value-type="float" office:value="638250" calcext:value-type="float">
            <text:p>638250</text:p>
          </table:table-cell>
          <table:table-cell table:formula="of:=[Sheet12.I21]-[Sheet12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.B2:.B21])/20" office:value-type="float" office:value="0.195733945" calcext:value-type="float">
            <text:p>0.20</text:p>
          </table:table-cell>
          <table:table-cell table:formula="of:=SUM([.C2:.C21])/20" office:value-type="float" office:value="0.205" calcext:value-type="float">
            <text:p>0.205</text:p>
          </table:table-cell>
          <table:table-cell table:formula="of:=SUM([.D2:.D21])/20" office:value-type="float" office:value="13605.2" calcext:value-type="float">
            <text:p>13605.2</text:p>
          </table:table-cell>
          <table:table-cell/>
          <table:table-cell table:style-name="ce2" table:formula="of:=SUM([.F2:.F21])/20" office:value-type="float" office:value="18.350499" calcext:value-type="float">
            <text:p>18.35</text:p>
          </table:table-cell>
          <table:table-cell table:formula="of:=SUM([.G2:.G21])/20" office:value-type="float" office:value="18.344" calcext:value-type="float">
            <text:p>18.344</text:p>
          </table:table-cell>
          <table:table-cell table:formula="of:=SUM([.H2:.H21])/20" office:value-type="float" office:value="20008.8" calcext:value-type="float">
            <text:p>20008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.B2:.B21])" office:value-type="float" office:value="0.0578464523695772" calcext:value-type="float">
            <text:p>0.06</text:p>
          </table:table-cell>
          <table:table-cell table:formula="of:=STDEV([.C2:.C21])" office:value-type="float" office:value="0.0570779706790817" calcext:value-type="float">
            <text:p>0.0570779707</text:p>
          </table:table-cell>
          <table:table-cell table:formula="of:=STDEV([.D2:.D21])" office:value-type="float" office:value="3303.51088516763" calcext:value-type="float">
            <text:p>3303.5108851676</text:p>
          </table:table-cell>
          <table:table-cell/>
          <table:table-cell table:style-name="ce2" table:formula="of:=STDEV([.F2:.F21])" office:value-type="float" office:value="12.6392527943662" calcext:value-type="float">
            <text:p>12.64</text:p>
          </table:table-cell>
          <table:table-cell table:formula="of:=STDEV([.G2:.G21])" office:value-type="float" office:value="12.6331112140822" calcext:value-type="float">
            <text:p>12.6331112141</text:p>
          </table:table-cell>
          <table:table-cell table:formula="of:=STDEV([.H2:.H21])" office:value-type="float" office:value="6655.45311518465" calcext:value-type="float">
            <text:p>6655.45311518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.B1:.B21])" office:value-type="float" office:value="0.0759205" calcext:value-type="float">
            <text:p>0.08</text:p>
          </table:table-cell>
          <table:table-cell table:formula="of:=MIN([.C1:.C21])" office:value-type="float" office:value="0.09" calcext:value-type="float">
            <text:p>0.09</text:p>
          </table:table-cell>
          <table:table-cell table:formula="of:=MIN([.D1:.D21])" office:value-type="float" office:value="7908" calcext:value-type="float">
            <text:p>7908</text:p>
          </table:table-cell>
          <table:table-cell/>
          <table:table-cell table:style-name="ce2" table:formula="of:=MIN([.F1:.F21])" office:value-type="float" office:value="0.00333" calcext:value-type="float">
            <text:p>0.00</text:p>
          </table:table-cell>
          <table:table-cell table:formula="of:=MIN([.G1:.G21])" office:value-type="float" office:value="0" calcext:value-type="float">
            <text:p>0</text:p>
          </table:table-cell>
          <table:table-cell table:formula="of:=MIN([.H1:.H21])" office:value-type="float" office:value="7604" calcext:value-type="float">
            <text:p>7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.B1:.B21])" office:value-type="float" office:value="0.240889" calcext:value-type="float">
            <text:p>0.24</text:p>
          </table:table-cell>
          <table:table-cell table:formula="of:=MAX([.C1:.C21])" office:value-type="float" office:value="0.25" calcext:value-type="float">
            <text:p>0.25</text:p>
          </table:table-cell>
          <table:table-cell table:formula="of:=MAX([.D1:.D21])" office:value-type="float" office:value="18256" calcext:value-type="float">
            <text:p>18256</text:p>
          </table:table-cell>
          <table:table-cell/>
          <table:table-cell table:style-name="ce2" table:formula="of:=MAX([.F1:.F21])" office:value-type="float" office:value="50.57999" calcext:value-type="float">
            <text:p>50.58</text:p>
          </table:table-cell>
          <table:table-cell table:formula="of:=MAX([.G1:.G21])" office:value-type="float" office:value="50.55" calcext:value-type="float">
            <text:p>50.55</text:p>
          </table:table-cell>
          <table:table-cell table:formula="of:=MAX([.H1:.H21])" office:value-type="float" office:value="30620" calcext:value-type="float">
            <text:p>306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.D22]/1000" office:value-type="float" office:value="13.6052" calcext:value-type="float">
            <text:p>13.61</text:p>
          </table:table-cell>
          <table:table-cell table:number-columns-repeated="3"/>
          <table:table-cell table:style-name="ce2" table:formula="of:=[.H22]/1000" office:value-type="float" office:value="20.0088" calcext:value-type="float">
            <text:p>2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.D23]/1000" office:value-type="float" office:value="3.30351088516763" calcext:value-type="float">
            <text:p>3.30</text:p>
          </table:table-cell>
          <table:table-cell table:number-columns-repeated="3"/>
          <table:table-cell table:style-name="ce2" table:formula="of:=[.H23]/1000" office:value-type="float" office:value="6.65545311518465" calcext:value-type="float">
            <text:p>6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.D24]/1000" office:value-type="float" office:value="7.908" calcext:value-type="float">
            <text:p>7.91</text:p>
          </table:table-cell>
          <table:table-cell table:number-columns-repeated="3"/>
          <table:table-cell table:style-name="ce2" table:formula="of:=[.H24]/1000" office:value-type="float" office:value="7.604" calcext:value-type="float">
            <text:p>7.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.D25]/1000" office:value-type="float" office:value="18.256" calcext:value-type="float">
            <text:p>18.26</text:p>
          </table:table-cell>
          <table:table-cell table:number-columns-repeated="3"/>
          <table:table-cell table:style-name="ce2" table:formula="of:=[.H25]/1000" office:value-type="float" office:value="30.62" calcext:value-type="float">
            <text:p>30.62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I24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Normal" style:font-family-asian="'Source Han Sans Normal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 style:data-style-name="N2" text:time-value="14:48:11.1655864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7:32:26.072189642</meta:creation-date>
    <dc:date>2016-01-20T16:51:13.349652685</dc:date>
    <meta:editing-duration>PT2H35M30S</meta:editing-duration>
    <meta:editing-cycles>4</meta:editing-cycles>
    <meta:generator>LibreOffice/4.4.7.2$Linux_X86_64 LibreOffice_project/40m0$Build-2</meta:generator>
    <meta:document-statistic meta:table-count="13" meta:cell-count="5799" meta:object-count="0"/>
  </office:meta>
</office:document-meta>
</file>